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 Cyr" svg:font-family="'Arial Cyr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191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1.588cm" fo:break-before="auto" style:use-optimal-row-height="true"/>
    </style:style>
    <style:style style:name="ro5" style:family="table-row">
      <style:table-row-properties style:row-height="3.969cm" fo:break-before="auto" style:use-optimal-row-height="true"/>
    </style:style>
    <style:style style:name="ro6" style:family="table-row">
      <style:table-row-properties style:row-height="1.984cm" fo:break-before="auto" style:use-optimal-row-height="true"/>
    </style:style>
    <style:style style:name="ro7" style:family="table-row">
      <style:table-row-properties style:row-height="2.381cm" fo:break-before="auto" style:use-optimal-row-height="true"/>
    </style:style>
    <style:style style:name="ro8" style:family="table-row">
      <style:table-row-properties style:row-height="3.572cm" fo:break-before="auto" style:use-optimal-row-height="true"/>
    </style:style>
    <style:style style:name="ro9" style:family="table-row">
      <style:table-row-properties style:row-height="3.175cm" fo:break-before="auto" style:use-optimal-row-height="true"/>
    </style:style>
    <style:style style:name="ro10" style:family="table-row">
      <style:table-row-properties style:row-height="2.778cm" fo:break-before="auto" style:use-optimal-row-height="true"/>
    </style:style>
    <style:style style:name="ro11" style:family="table-row">
      <style:table-row-properties style:row-height="4.36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0.035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 style:data-style-name="N123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 style:data-style-name="N12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23">
      <style:table-cell-properties fo:background-color="#ffffff" style:diagonal-bl-tr="none" style:diagonal-tl-br="none" fo:border="0.035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 style:data-style-name="N123">
      <style:table-cell-properties style:diagonal-bl-tr="none" style:diagonal-tl-br="none" fo:background-color="transparent" fo:border="0.035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 style:data-style-name="N123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 style:data-style-name="N12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2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0.035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 style:data-style-name="N125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 style:data-style-name="N128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125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25">
      <style:table-cell-properties style:diagonal-bl-tr="none" style:diagonal-tl-br="none" fo:background-color="transparent" fo:border="0.035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 style:data-style-name="N127">
      <style:table-cell-properties style:diagonal-bl-tr="none" style:diagonal-tl-br="none" fo:background-color="transparent" fo:border="0.035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 style:data-style-name="N125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 style:data-style-name="N124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24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 style:data-style-name="N124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24">
      <style:table-cell-properties style:diagonal-bl-tr="none" style:diagonal-tl-br="none" fo:background-color="transparent" fo:border="0.035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 style:data-style-name="N126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 style:data-style-name="N127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 style:data-style-name="N127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3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Лист1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easure</text:p>
          </table:table-cell>
          <table:table-cell office:value-type="string">
            <text:p>price</text:p>
          </table:table-cell>
          <table:table-cell office:value-type="string">
            <text:p>start_quant</text:p>
          </table:table-cell>
          <table:table-cell office:value-type="string">
            <text:p>start_price</text:p>
          </table:table-cell>
          <table:table-cell office:value-type="string">
            <text:p>inp_quant</text:p>
          </table:table-cell>
          <table:table-cell office:value-type="string">
            <text:p>inp_price</text:p>
          </table:table-cell>
          <table:table-cell office:value-type="string">
            <text:p>out_quant</text:p>
          </table:table-cell>
          <table:table-cell office:value-type="string">
            <text:p>out_price</text:p>
          </table:table-cell>
          <table:table-cell office:value-type="string">
            <text:p>end_quant</text:p>
          </table:table-cell>
          <table:table-cell office:value-type="string">
            <text:p>end_price</text:p>
          </table:table-cell>
          <table:table-cell office:value-type="string">
            <text:p>pr_type</text:p>
          </table:table-cell>
          <table:table-cell office:value-type="string">
            <text:p>pr_group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Дубликатор DUPLO инв.№ A-L-000001</text:p>
          </table:table-cell>
          <table:table-cell table:style-name="ce6" office:value-type="string">
            <text:p>шт.</text:p>
          </table:table-cell>
          <table:table-cell table:style-name="ce11" office:value-type="float" office:value="210000">
            <text:p>210 0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]*[.D2]" office:value-type="float" office:value="210000">
            <text:p><text:s/>210 0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]*[.C2]" office:value-type="float" office:value="0">
            <text:p>0,000р.</text:p>
          </table:table-cell>
          <table:table-cell table:style-name="ce32" table:formula="of:=[.D2]+[.F2]-[.H2]" office:value-type="float" office:value="1">
            <text:p>1,000</text:p>
          </table:table-cell>
          <table:table-cell table:style-name="ce36" table:formula="of:=[.J2]*[.C2]" office:value-type="float" office:value="210000">
            <text:p>210 000,00р.</text:p>
          </table:table-cell>
          <table:table-cell table:style-name="ce7" office:value-type="string">
            <text:p>Станки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Резак RC 465</text:p>
          </table:table-cell>
          <table:table-cell table:style-name="ce6" office:value-type="string">
            <text:p>шт.</text:p>
          </table:table-cell>
          <table:table-cell table:style-name="ce11" office:value-type="float" office:value="1200">
            <text:p>1 2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]*[.D3]" office:value-type="float" office:value="1200">
            <text:p><text:s/>1 2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]*[.C3]" office:value-type="float" office:value="0">
            <text:p>0,000р.</text:p>
          </table:table-cell>
          <table:table-cell table:style-name="ce32" table:formula="of:=[.D3]+[.F3]-[.H3]" office:value-type="float" office:value="1">
            <text:p>1,000</text:p>
          </table:table-cell>
          <table:table-cell table:style-name="ce36" table:formula="of:=[.J3]*[.C3]" office:value-type="float" office:value="1200">
            <text:p>1 200,00р.</text:p>
          </table:table-cell>
          <table:table-cell table:style-name="ce7" office:value-type="string">
            <text:p>Электро-мех. устройства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Степлер Rapid 106</text:p>
          </table:table-cell>
          <table:table-cell table:style-name="ce6" office:value-type="string">
            <text:p>шт.</text:p>
          </table:table-cell>
          <table:table-cell table:style-name="ce11" office:value-type="float" office:value="6000">
            <text:p>6 0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4]*[.D4]" office:value-type="float" office:value="6000">
            <text:p><text:s/>6 0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]*[.C4]" office:value-type="float" office:value="0">
            <text:p>0,000р.</text:p>
          </table:table-cell>
          <table:table-cell table:style-name="ce32" table:formula="of:=[.D4]+[.F4]-[.H4]" office:value-type="float" office:value="1">
            <text:p>1,000</text:p>
          </table:table-cell>
          <table:table-cell table:style-name="ce36" table:formula="of:=[.J4]*[.C4]" office:value-type="float" office:value="6000">
            <text:p>6 000,00р.</text:p>
          </table:table-cell>
          <table:table-cell table:style-name="ce7" office:value-type="string">
            <text:p>Электро-мех. устройств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Сверлильный станок ф16 калибр СС</text:p>
          </table:table-cell>
          <table:table-cell table:style-name="ce6" office:value-type="string">
            <text:p>шт.</text:p>
          </table:table-cell>
          <table:table-cell table:style-name="ce11" office:value-type="float" office:value="4970">
            <text:p>4 97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5]*[.D5]" office:value-type="float" office:value="4970">
            <text:p><text:s/>4 97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5]*[.C5]" office:value-type="float" office:value="0">
            <text:p>0,000р.</text:p>
          </table:table-cell>
          <table:table-cell table:style-name="ce32" table:formula="of:=[.D5]+[.F5]-[.H5]" office:value-type="float" office:value="1">
            <text:p>1,000</text:p>
          </table:table-cell>
          <table:table-cell table:style-name="ce36" table:formula="of:=[.J5]*[.C5]" office:value-type="float" office:value="4970">
            <text:p>4 970,00р.</text:p>
          </table:table-cell>
          <table:table-cell table:style-name="ce7" office:value-type="string">
            <text:p>Станки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Термоклеющая машина "Fastbinder"</text:p>
          </table:table-cell>
          <table:table-cell table:style-name="ce6" office:value-type="string">
            <text:p>шт.</text:p>
          </table:table-cell>
          <table:table-cell table:style-name="ce11" office:value-type="float" office:value="5000">
            <text:p>5 0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6]*[.D6]" office:value-type="float" office:value="5000">
            <text:p><text:s/>5 0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6]*[.C6]" office:value-type="float" office:value="0">
            <text:p>0,000р.</text:p>
          </table:table-cell>
          <table:table-cell table:style-name="ce32" table:formula="of:=[.D6]+[.F6]-[.H6]" office:value-type="float" office:value="1">
            <text:p>1,000</text:p>
          </table:table-cell>
          <table:table-cell table:style-name="ce36" table:formula="of:=[.J6]*[.C6]" office:value-type="float" office:value="5000">
            <text:p>5 000,00р.</text:p>
          </table:table-cell>
          <table:table-cell table:style-name="ce7" office:value-type="string">
            <text:p>Электро-мех. устройства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Ламинатор BU 650-II</text:p>
          </table:table-cell>
          <table:table-cell table:style-name="ce6" office:value-type="string">
            <text:p>шт.</text:p>
          </table:table-cell>
          <table:table-cell table:style-name="ce11" office:value-type="float" office:value="18600">
            <text:p>18 6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7]*[.D7]" office:value-type="float" office:value="18600">
            <text:p><text:s/>18 6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7]*[.C7]" office:value-type="float" office:value="0">
            <text:p>0,000р.</text:p>
          </table:table-cell>
          <table:table-cell table:style-name="ce32" table:formula="of:=[.D7]+[.F7]-[.H7]" office:value-type="float" office:value="1">
            <text:p>1,000</text:p>
          </table:table-cell>
          <table:table-cell table:style-name="ce36" table:formula="of:=[.J7]*[.C7]" office:value-type="float" office:value="18600">
            <text:p>18 600,00р.</text:p>
          </table:table-cell>
          <table:table-cell table:style-name="ce7" office:value-type="string">
            <text:p>Электро-мех. устройства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Пылесос HITACHI 2500</text:p>
          </table:table-cell>
          <table:table-cell table:style-name="ce6" office:value-type="string">
            <text:p>шт.</text:p>
          </table:table-cell>
          <table:table-cell table:style-name="ce11" office:value-type="float" office:value="800">
            <text:p>8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8]*[.D8]" office:value-type="float" office:value="800">
            <text:p><text:s/>8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8]*[.C8]" office:value-type="float" office:value="0">
            <text:p>0,000р.</text:p>
          </table:table-cell>
          <table:table-cell table:style-name="ce32" table:formula="of:=[.D8]+[.F8]-[.H8]" office:value-type="float" office:value="1">
            <text:p>1,000</text:p>
          </table:table-cell>
          <table:table-cell table:style-name="ce36" table:formula="of:=[.J8]*[.C8]" office:value-type="float" office:value="800">
            <text:p>800,00р.</text:p>
          </table:table-cell>
          <table:table-cell table:style-name="ce7" office:value-type="string">
            <text:p>Электро-мех. устройства</text:p>
          </table:table-cell>
          <table:table-cell table:style-name="ce39"/>
          <table:table-cell table:number-columns-repeated="1011"/>
        </table:table-row>
        <table:table-row table:style-name="ro3">
          <table:table-cell table:style-name="ce1" office:value-type="string">
            <text:p>Заточный станок</text:p>
          </table:table-cell>
          <table:table-cell table:style-name="ce6" office:value-type="string">
            <text:p>шт.</text:p>
          </table:table-cell>
          <table:table-cell table:style-name="ce11" office:value-type="float" office:value="800">
            <text:p>8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9]*[.D9]" office:value-type="float" office:value="800">
            <text:p><text:s/>8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9]*[.C9]" office:value-type="float" office:value="0">
            <text:p>0,000р.</text:p>
          </table:table-cell>
          <table:table-cell table:style-name="ce32" table:formula="of:=[.D9]+[.F9]-[.H9]" office:value-type="float" office:value="1">
            <text:p>1,000</text:p>
          </table:table-cell>
          <table:table-cell table:style-name="ce36" table:formula="of:=[.J9]*[.C9]" office:value-type="float" office:value="800">
            <text:p>800,00р.</text:p>
          </table:table-cell>
          <table:table-cell table:style-name="ce7" office:value-type="string">
            <text:p>Станки</text:p>
          </table:table-cell>
          <table:table-cell table:style-name="ce39"/>
          <table:table-cell table:number-columns-repeated="1011"/>
        </table:table-row>
        <table:table-row table:style-name="ro1">
          <table:table-cell table:style-name="ce1" office:value-type="string">
            <text:p>Дрель ручная</text:p>
          </table:table-cell>
          <table:table-cell table:style-name="ce6" office:value-type="string">
            <text:p>шт.</text:p>
          </table:table-cell>
          <table:table-cell table:style-name="ce11" office:value-type="float" office:value="120">
            <text:p>12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0]*[.D10]" office:value-type="float" office:value="120">
            <text:p><text:s/>12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0]*[.C10]" office:value-type="float" office:value="0">
            <text:p>0,000р.</text:p>
          </table:table-cell>
          <table:table-cell table:style-name="ce32" table:formula="of:=[.D10]+[.F10]-[.H10]" office:value-type="float" office:value="1">
            <text:p>1,000</text:p>
          </table:table-cell>
          <table:table-cell table:style-name="ce36" table:formula="of:=[.J10]*[.C10]" office:value-type="float" office:value="120">
            <text:p>120,00р.</text:p>
          </table:table-cell>
          <table:table-cell table:style-name="ce7" office:value-type="string">
            <text:p>Мелкий инструмент</text:p>
          </table:table-cell>
          <table:table-cell table:style-name="ce39"/>
          <table:table-cell table:number-columns-repeated="1011"/>
        </table:table-row>
        <table:table-row table:style-name="ro3">
          <table:table-cell table:style-name="ce1" office:value-type="string">
            <text:p>Пила торц, HITACHI FCE-2</text:p>
          </table:table-cell>
          <table:table-cell table:style-name="ce6" office:value-type="string">
            <text:p>шт.</text:p>
          </table:table-cell>
          <table:table-cell table:style-name="ce11" office:value-type="float" office:value="9890">
            <text:p>9 89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1]*[.D11]" office:value-type="float" office:value="9890">
            <text:p><text:s/>9 89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1]*[.C11]" office:value-type="float" office:value="0">
            <text:p>0,000р.</text:p>
          </table:table-cell>
          <table:table-cell table:style-name="ce32" table:formula="of:=[.D11]+[.F11]-[.H11]" office:value-type="float" office:value="1">
            <text:p>1,000</text:p>
          </table:table-cell>
          <table:table-cell table:style-name="ce36" table:formula="of:=[.J11]*[.C11]" office:value-type="float" office:value="9890">
            <text:p>9 890,00р.</text:p>
          </table:table-cell>
          <table:table-cell table:style-name="ce7" office:value-type="string">
            <text:p>Электро-мех. устройства</text:p>
          </table:table-cell>
          <table:table-cell table:style-name="ce40"/>
          <table:table-cell table:number-columns-repeated="1011"/>
        </table:table-row>
        <table:table-row table:style-name="ro3">
          <table:table-cell table:style-name="ce1" office:value-type="string">
            <text:p>Плоттер CRON 860</text:p>
          </table:table-cell>
          <table:table-cell table:style-name="ce6" office:value-type="string">
            <text:p>шт.</text:p>
          </table:table-cell>
          <table:table-cell table:style-name="ce11" office:value-type="float" office:value="55530">
            <text:p>55 53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2]*[.D12]" office:value-type="float" office:value="55530">
            <text:p><text:s/>55 53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2]*[.C12]" office:value-type="float" office:value="0">
            <text:p>0,000р.</text:p>
          </table:table-cell>
          <table:table-cell table:style-name="ce32" table:formula="of:=[.D12]+[.F12]-[.H12]" office:value-type="float" office:value="1">
            <text:p>1,000</text:p>
          </table:table-cell>
          <table:table-cell table:style-name="ce36" table:formula="of:=[.J12]*[.C12]" office:value-type="float" office:value="55530">
            <text:p>55 530,00р.</text:p>
          </table:table-cell>
          <table:table-cell table:style-name="ce7" office:value-type="string">
            <text:p>Программно-упр. и ЧПУ устройства</text:p>
          </table:table-cell>
          <table:table-cell table:style-name="ce40"/>
          <table:table-cell table:number-columns-repeated="1011"/>
        </table:table-row>
        <table:table-row table:style-name="ro3">
          <table:table-cell table:style-name="ce1" office:value-type="string">
            <text:p>Горелка плазменная</text:p>
          </table:table-cell>
          <table:table-cell table:style-name="ce6" office:value-type="string">
            <text:p>шт.</text:p>
          </table:table-cell>
          <table:table-cell table:style-name="ce11" office:value-type="float" office:value="15000">
            <text:p>15 0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3]*[.D13]" office:value-type="float" office:value="15000">
            <text:p><text:s/>15 0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3]*[.C13]" office:value-type="float" office:value="0">
            <text:p>0,000р.</text:p>
          </table:table-cell>
          <table:table-cell table:style-name="ce32" table:formula="of:=[.D13]+[.F13]-[.H13]" office:value-type="float" office:value="1">
            <text:p>1,000</text:p>
          </table:table-cell>
          <table:table-cell table:style-name="ce36" table:formula="of:=[.J13]*[.C13]" office:value-type="float" office:value="15000">
            <text:p>15 000,00р.</text:p>
          </table:table-cell>
          <table:table-cell table:style-name="ce7" office:value-type="string">
            <text:p>Электро-мех. устройства</text:p>
          </table:table-cell>
          <table:table-cell table:style-name="ce40"/>
          <table:table-cell table:number-columns-repeated="1011"/>
        </table:table-row>
        <table:table-row table:style-name="ro4">
          <table:table-cell table:style-name="ce1" office:value-type="string">
            <text:p>Ленточно-шлифовальная машинка РЛС-762</text:p>
          </table:table-cell>
          <table:table-cell table:style-name="ce6" office:value-type="string">
            <text:p>шт.</text:p>
          </table:table-cell>
          <table:table-cell table:style-name="ce11" office:value-type="float" office:value="9880">
            <text:p>9 88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4]*[.D14]" office:value-type="float" office:value="9880">
            <text:p><text:s/>9 88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4]*[.C14]" office:value-type="float" office:value="0">
            <text:p>0,000р.</text:p>
          </table:table-cell>
          <table:table-cell table:style-name="ce32" table:formula="of:=[.D14]+[.F14]-[.H14]" office:value-type="float" office:value="1">
            <text:p>1,000</text:p>
          </table:table-cell>
          <table:table-cell table:style-name="ce36" table:formula="of:=[.J14]*[.C14]" office:value-type="float" office:value="9880">
            <text:p>9 880,00р.</text:p>
          </table:table-cell>
          <table:table-cell table:style-name="ce7" office:value-type="string">
            <text:p>Электро-мех. устройств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ТРИАК S сварочный аппарат</text:p>
          </table:table-cell>
          <table:table-cell table:style-name="ce6" office:value-type="string">
            <text:p>шт.</text:p>
          </table:table-cell>
          <table:table-cell table:style-name="ce11" office:value-type="float" office:value="13032">
            <text:p>13 032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5]*[.D15]" office:value-type="float" office:value="13032">
            <text:p><text:s/>13 032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5]*[.C15]" office:value-type="float" office:value="0">
            <text:p>0,000р.</text:p>
          </table:table-cell>
          <table:table-cell table:style-name="ce32" table:formula="of:=[.D15]+[.F15]-[.H15]" office:value-type="float" office:value="1">
            <text:p>1,000</text:p>
          </table:table-cell>
          <table:table-cell table:style-name="ce36" table:formula="of:=[.J15]*[.C15]" office:value-type="float" office:value="13032">
            <text:p>13 032,00р.</text:p>
          </table:table-cell>
          <table:table-cell table:style-name="ce7" office:value-type="string">
            <text:p>Электро-мех. устройства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Дрель Макита 650 Вт</text:p>
          </table:table-cell>
          <table:table-cell table:style-name="ce6" office:value-type="string">
            <text:p>шт.</text:p>
          </table:table-cell>
          <table:table-cell table:style-name="ce11" office:value-type="float" office:value="2182.5">
            <text:p>2 182,5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6]*[.D16]" office:value-type="float" office:value="2182.5">
            <text:p><text:s/>2 182,5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6]*[.C16]" office:value-type="float" office:value="0">
            <text:p>0,000р.</text:p>
          </table:table-cell>
          <table:table-cell table:style-name="ce32" table:formula="of:=[.D16]+[.F16]-[.H16]" office:value-type="float" office:value="1">
            <text:p>1,000</text:p>
          </table:table-cell>
          <table:table-cell table:style-name="ce36" table:formula="of:=[.J16]*[.C16]" office:value-type="float" office:value="2182.5">
            <text:p>2 182,50р.</text:p>
          </table:table-cell>
          <table:table-cell table:style-name="ce7" office:value-type="string">
            <text:p>Электро-мех. устройства</text:p>
          </table:table-cell>
          <table:table-cell table:style-name="ce7"/>
          <table:table-cell table:number-columns-repeated="1011"/>
        </table:table-row>
        <table:table-row table:style-name="ro5">
          <table:table-cell table:style-name="ce1" office:value-type="string">
            <text:p>Станок для обработки фигурной кромки и фацета мод, "ALBA 1-35F (FA1-6)" (10115010/140108/П00036/1, Китай</text:p>
          </table:table-cell>
          <table:table-cell table:style-name="ce6" office:value-type="string">
            <text:p>шт.</text:p>
          </table:table-cell>
          <table:table-cell table:style-name="ce11" office:value-type="float" office:value="241428.25">
            <text:p>241 428,25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7]*[.D17]" office:value-type="float" office:value="241428.25">
            <text:p><text:s/>241 428,25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7]*[.C17]" office:value-type="float" office:value="0">
            <text:p>0,000р.</text:p>
          </table:table-cell>
          <table:table-cell table:style-name="ce32" table:formula="of:=[.D17]+[.F17]-[.H17]" office:value-type="float" office:value="1">
            <text:p>1,000</text:p>
          </table:table-cell>
          <table:table-cell table:style-name="ce36" table:formula="of:=[.J17]*[.C17]" office:value-type="float" office:value="241428.25">
            <text:p>241 428,25р.</text:p>
          </table:table-cell>
          <table:table-cell table:style-name="ce7" office:value-type="string">
            <text:p>Станки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Станок сверлильный портативный SiSte</text:p>
          </table:table-cell>
          <table:table-cell table:style-name="ce6" office:value-type="string">
            <text:p>шт.</text:p>
          </table:table-cell>
          <table:table-cell table:style-name="ce11" office:value-type="float" office:value="21504.9">
            <text:p>21 504,9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8]*[.D18]" office:value-type="float" office:value="21504.9">
            <text:p><text:s/>21 504,9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8]*[.C18]" office:value-type="float" office:value="0">
            <text:p>0,000р.</text:p>
          </table:table-cell>
          <table:table-cell table:style-name="ce32" table:formula="of:=[.D18]+[.F18]-[.H18]" office:value-type="float" office:value="1">
            <text:p>1,000</text:p>
          </table:table-cell>
          <table:table-cell table:style-name="ce36" table:formula="of:=[.J18]*[.C18]" office:value-type="float" office:value="21504.9">
            <text:p>21 504,90р.</text:p>
          </table:table-cell>
          <table:table-cell table:style-name="ce7" office:value-type="string">
            <text:p>Станки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Фрезерно-гравировальный станок KING CUT X18</text:p>
          </table:table-cell>
          <table:table-cell table:style-name="ce6" office:value-type="string">
            <text:p>шт.</text:p>
          </table:table-cell>
          <table:table-cell table:style-name="ce11" office:value-type="float" office:value="267000">
            <text:p>267 0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9]*[.D19]" office:value-type="float" office:value="267000">
            <text:p><text:s/>267 0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9]*[.C19]" office:value-type="float" office:value="0">
            <text:p>0,000р.</text:p>
          </table:table-cell>
          <table:table-cell table:style-name="ce32" table:formula="of:=[.D19]+[.F19]-[.H19]" office:value-type="float" office:value="1">
            <text:p>1,000</text:p>
          </table:table-cell>
          <table:table-cell table:style-name="ce36" table:formula="of:=[.J19]*[.C19]" office:value-type="float" office:value="267000">
            <text:p>267 000,00р.</text:p>
          </table:table-cell>
          <table:table-cell table:style-name="ce7" office:value-type="string">
            <text:p>Станки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Система лазерной гравировки "ТС-300"</text:p>
          </table:table-cell>
          <table:table-cell table:style-name="ce6" office:value-type="string">
            <text:p>шт.</text:p>
          </table:table-cell>
          <table:table-cell table:style-name="ce11" office:value-type="float" office:value="965480">
            <text:p>965 48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0]*[.D20]" office:value-type="float" office:value="965480">
            <text:p><text:s/>965 48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0]*[.C20]" office:value-type="float" office:value="0">
            <text:p>0,000р.</text:p>
          </table:table-cell>
          <table:table-cell table:style-name="ce32" table:formula="of:=[.D20]+[.F20]-[.H20]" office:value-type="float" office:value="1">
            <text:p>1,000</text:p>
          </table:table-cell>
          <table:table-cell table:style-name="ce36" table:formula="of:=[.J20]*[.C20]" office:value-type="float" office:value="965480">
            <text:p>965 480,00р.</text:p>
          </table:table-cell>
          <table:table-cell table:style-name="ce7" office:value-type="string">
            <text:p>Станки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Ножницы гильотинные EVO12M</text:p>
          </table:table-cell>
          <table:table-cell table:style-name="ce6" office:value-type="string">
            <text:p>шт.</text:p>
          </table:table-cell>
          <table:table-cell table:style-name="ce11" office:value-type="float" office:value="19.5">
            <text:p>19,5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1]*[.D21]" office:value-type="float" office:value="19.5">
            <text:p><text:s/>19,5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1]*[.C21]" office:value-type="float" office:value="0">
            <text:p>0,000р.</text:p>
          </table:table-cell>
          <table:table-cell table:style-name="ce32" table:formula="of:=[.D21]+[.F21]-[.H21]" office:value-type="float" office:value="1">
            <text:p>1,000</text:p>
          </table:table-cell>
          <table:table-cell table:style-name="ce36" table:formula="of:=[.J21]*[.C21]" office:value-type="float" office:value="19.5">
            <text:p>19,5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Резак ID4810-95 IDL481095</text:p>
          </table:table-cell>
          <table:table-cell table:style-name="ce6" office:value-type="string">
            <text:p>шт.</text:p>
          </table:table-cell>
          <table:table-cell table:style-name="ce11" office:value-type="float" office:value="194922">
            <text:p>194 922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2]*[.D22]" office:value-type="float" office:value="194922">
            <text:p><text:s/>194 922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2]*[.C22]" office:value-type="float" office:value="0">
            <text:p>0,000р.</text:p>
          </table:table-cell>
          <table:table-cell table:style-name="ce32" table:formula="of:=[.D22]+[.F22]-[.H22]" office:value-type="float" office:value="1">
            <text:p>1,000</text:p>
          </table:table-cell>
          <table:table-cell table:style-name="ce36" table:formula="of:=[.J22]*[.C22]" office:value-type="float" office:value="194922">
            <text:p>194 922,00р.</text:p>
          </table:table-cell>
          <table:table-cell table:style-name="ce7" office:value-type="string">
            <text:p>Станки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Пила торц, Makita 2414 NB стекол.цех</text:p>
          </table:table-cell>
          <table:table-cell table:style-name="ce6" office:value-type="string">
            <text:p>шт.</text:p>
          </table:table-cell>
          <table:table-cell table:style-name="ce11" office:value-type="float" office:value="7480">
            <text:p>7 48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3]*[.D23]" office:value-type="float" office:value="7480">
            <text:p><text:s/>7 48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3]*[.C23]" office:value-type="float" office:value="0">
            <text:p>0,000р.</text:p>
          </table:table-cell>
          <table:table-cell table:style-name="ce32" table:formula="of:=[.D23]+[.F23]-[.H23]" office:value-type="float" office:value="1">
            <text:p>1,000</text:p>
          </table:table-cell>
          <table:table-cell table:style-name="ce36" table:formula="of:=[.J23]*[.C23]" office:value-type="float" office:value="7480">
            <text:p>7 480,00р.</text:p>
          </table:table-cell>
          <table:table-cell table:style-name="ce7" office:value-type="string">
            <text:p>Электро-мех. устройства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Гравер Скил 1415 АС с удл</text:p>
          </table:table-cell>
          <table:table-cell table:style-name="ce6" office:value-type="string">
            <text:p>шт.</text:p>
          </table:table-cell>
          <table:table-cell table:style-name="ce11" office:value-type="float" office:value="1430">
            <text:p>1 43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4]*[.D24]" office:value-type="float" office:value="1430">
            <text:p><text:s/>1 43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4]*[.C24]" office:value-type="float" office:value="0">
            <text:p>0,000р.</text:p>
          </table:table-cell>
          <table:table-cell table:style-name="ce32" table:formula="of:=[.D24]+[.F24]-[.H24]" office:value-type="float" office:value="1">
            <text:p>1,000</text:p>
          </table:table-cell>
          <table:table-cell table:style-name="ce36" table:formula="of:=[.J24]*[.C24]" office:value-type="float" office:value="1430">
            <text:p>1 430,00р.</text:p>
          </table:table-cell>
          <table:table-cell table:style-name="ce7" office:value-type="string">
            <text:p>Электро-мех. устройства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Лобзик Fit</text:p>
          </table:table-cell>
          <table:table-cell table:style-name="ce6" office:value-type="string">
            <text:p>шт.</text:p>
          </table:table-cell>
          <table:table-cell table:style-name="ce11" office:value-type="float" office:value="2297.5">
            <text:p>2 297,5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5]*[.D25]" office:value-type="float" office:value="2297.5">
            <text:p><text:s/>2 297,5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5]*[.C25]" office:value-type="float" office:value="0">
            <text:p>0,000р.</text:p>
          </table:table-cell>
          <table:table-cell table:style-name="ce32" table:formula="of:=[.D25]+[.F25]-[.H25]" office:value-type="float" office:value="1">
            <text:p>1,000</text:p>
          </table:table-cell>
          <table:table-cell table:style-name="ce36" table:formula="of:=[.J25]*[.C25]" office:value-type="float" office:value="2297.5">
            <text:p>2 297,50р.</text:p>
          </table:table-cell>
          <table:table-cell table:style-name="ce7" office:value-type="string">
            <text:p>Электро-мех. устройства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Скрепки Rapid</text:p>
          </table:table-cell>
          <table:table-cell table:style-name="ce6" office:value-type="string">
            <text:p>шт.</text:p>
          </table:table-cell>
          <table:table-cell table:style-name="ce11" office:value-type="float" office:value="177.8">
            <text:p>177,800р.</text:p>
          </table:table-cell>
          <table:table-cell table:style-name="ce18" office:value-type="float" office:value="6">
            <text:p>6,000</text:p>
          </table:table-cell>
          <table:table-cell table:style-name="ce24" table:formula="of:=[.C26]*[.D26]" office:value-type="float" office:value="1066.8">
            <text:p><text:s/>1 066,8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6]*[.C26]" office:value-type="float" office:value="0">
            <text:p>0,000р.</text:p>
          </table:table-cell>
          <table:table-cell table:style-name="ce32" table:formula="of:=[.D26]+[.F26]-[.H26]" office:value-type="float" office:value="6">
            <text:p>6,000</text:p>
          </table:table-cell>
          <table:table-cell table:style-name="ce36" table:formula="of:=[.J26]*[.C26]" office:value-type="float" office:value="1066.8">
            <text:p>1 066,8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Сменный барабан к DUBLO (черный)</text:p>
          </table:table-cell>
          <table:table-cell table:style-name="ce6" office:value-type="string">
            <text:p>шт.</text:p>
          </table:table-cell>
          <table:table-cell table:style-name="ce11" office:value-type="float" office:value="1329">
            <text:p>1 329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7]*[.D27]" office:value-type="float" office:value="1329">
            <text:p><text:s/>1 329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7]*[.C27]" office:value-type="float" office:value="0">
            <text:p>0,000р.</text:p>
          </table:table-cell>
          <table:table-cell table:style-name="ce32" table:formula="of:=[.D27]+[.F27]-[.H27]" office:value-type="float" office:value="1">
            <text:p>1,000</text:p>
          </table:table-cell>
          <table:table-cell table:style-name="ce36" table:formula="of:=[.J27]*[.C27]" office:value-type="float" office:value="1329">
            <text:p>1 329,00р.</text:p>
          </table:table-cell>
          <table:table-cell table:style-name="ce7" office:value-type="string">
            <text:p>Расходный 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Сменный барабан к DUBLO (синий)</text:p>
          </table:table-cell>
          <table:table-cell table:style-name="ce6" office:value-type="string">
            <text:p>шт.</text:p>
          </table:table-cell>
          <table:table-cell table:style-name="ce11" office:value-type="float" office:value="1228">
            <text:p>1 228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8]*[.D28]" office:value-type="float" office:value="1228">
            <text:p><text:s/>1 228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8]*[.C28]" office:value-type="float" office:value="0">
            <text:p>0,000р.</text:p>
          </table:table-cell>
          <table:table-cell table:style-name="ce32" table:formula="of:=[.D28]+[.F28]-[.H28]" office:value-type="float" office:value="1">
            <text:p>1,000</text:p>
          </table:table-cell>
          <table:table-cell table:style-name="ce36" table:formula="of:=[.J28]*[.C28]" office:value-type="float" office:value="1228">
            <text:p>1 228,00р.</text:p>
          </table:table-cell>
          <table:table-cell table:style-name="ce7" office:value-type="string">
            <text:p>Расходный 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Сменный барабан к DUBLO (красный)</text:p>
          </table:table-cell>
          <table:table-cell table:style-name="ce6" office:value-type="string">
            <text:p>шт.</text:p>
          </table:table-cell>
          <table:table-cell table:style-name="ce11" office:value-type="float" office:value="1329">
            <text:p>1 329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9]*[.D29]" office:value-type="float" office:value="1329">
            <text:p><text:s/>1 329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9]*[.C29]" office:value-type="float" office:value="0">
            <text:p>0,000р.</text:p>
          </table:table-cell>
          <table:table-cell table:style-name="ce32" table:formula="of:=[.D29]+[.F29]-[.H29]" office:value-type="float" office:value="1">
            <text:p>1,000</text:p>
          </table:table-cell>
          <table:table-cell table:style-name="ce36" table:formula="of:=[.J29]*[.C29]" office:value-type="float" office:value="1329">
            <text:p>1 329,00р.</text:p>
          </table:table-cell>
          <table:table-cell table:style-name="ce7" office:value-type="string">
            <text:p>Расходный материал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Клей для термокл. Машины</text:p>
          </table:table-cell>
          <table:table-cell table:style-name="ce6" office:value-type="string">
            <text:p>шт.</text:p>
          </table:table-cell>
          <table:table-cell table:style-name="ce11" office:value-type="float" office:value="1365">
            <text:p>1 365,000р.</text:p>
          </table:table-cell>
          <table:table-cell table:style-name="ce18" office:value-type="float" office:value="4">
            <text:p>4,000</text:p>
          </table:table-cell>
          <table:table-cell table:style-name="ce24" table:formula="of:=[.C30]*[.D30]" office:value-type="float" office:value="5460">
            <text:p><text:s/>5 46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0]*[.C30]" office:value-type="float" office:value="0">
            <text:p>0,000р.</text:p>
          </table:table-cell>
          <table:table-cell table:style-name="ce32" table:formula="of:=[.D30]+[.F30]-[.H30]" office:value-type="float" office:value="4">
            <text:p>4,000</text:p>
          </table:table-cell>
          <table:table-cell table:style-name="ce36" table:formula="of:=[.J30]*[.C30]" office:value-type="float" office:value="5460">
            <text:p>5 460,00р.</text:p>
          </table:table-cell>
          <table:table-cell table:style-name="ce7" office:value-type="string">
            <text:p>Расходный материал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Лента 545 Р-100</text:p>
          </table:table-cell>
          <table:table-cell table:style-name="ce6" office:value-type="string">
            <text:p>шт.</text:p>
          </table:table-cell>
          <table:table-cell table:style-name="ce11" office:value-type="float" office:value="90">
            <text:p>9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1]*[.D31]" office:value-type="float" office:value="180">
            <text:p><text:s/>18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1]*[.C31]" office:value-type="float" office:value="0">
            <text:p>0,000р.</text:p>
          </table:table-cell>
          <table:table-cell table:style-name="ce32" table:formula="of:=[.D31]+[.F31]-[.H31]" office:value-type="float" office:value="2">
            <text:p>2,000</text:p>
          </table:table-cell>
          <table:table-cell table:style-name="ce36" table:formula="of:=[.J31]*[.C31]" office:value-type="float" office:value="180">
            <text:p>18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Лента 325 Р-180</text:p>
          </table:table-cell>
          <table:table-cell table:style-name="ce6" office:value-type="string">
            <text:p>шт.</text:p>
          </table:table-cell>
          <table:table-cell table:style-name="ce11" office:value-type="float" office:value="60">
            <text:p>6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2]*[.D32]" office:value-type="float" office:value="120">
            <text:p><text:s/>12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2]*[.C32]" office:value-type="float" office:value="0">
            <text:p>0,000р.</text:p>
          </table:table-cell>
          <table:table-cell table:style-name="ce32" table:formula="of:=[.D32]+[.F32]-[.H32]" office:value-type="float" office:value="2">
            <text:p>2,000</text:p>
          </table:table-cell>
          <table:table-cell table:style-name="ce36" table:formula="of:=[.J32]*[.C32]" office:value-type="float" office:value="120">
            <text:p>12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Лента 555 Р-000</text:p>
          </table:table-cell>
          <table:table-cell table:style-name="ce6" office:value-type="string">
            <text:p>шт.</text:p>
          </table:table-cell>
          <table:table-cell table:style-name="ce11" office:value-type="float" office:value="90">
            <text:p>9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3]*[.D33]" office:value-type="float" office:value="180">
            <text:p><text:s/>18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3]*[.C33]" office:value-type="float" office:value="0">
            <text:p>0,000р.</text:p>
          </table:table-cell>
          <table:table-cell table:style-name="ce32" table:formula="of:=[.D33]+[.F33]-[.H33]" office:value-type="float" office:value="2">
            <text:p>2,000</text:p>
          </table:table-cell>
          <table:table-cell table:style-name="ce36" table:formula="of:=[.J33]*[.C33]" office:value-type="float" office:value="180">
            <text:p>18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Телефон КХТ-3014 <text:s/>ЛКГД-2</text:p>
          </table:table-cell>
          <table:table-cell table:style-name="ce6" office:value-type="string">
            <text:p>шт.</text:p>
          </table:table-cell>
          <table:table-cell table:style-name="ce11" office:value-type="float" office:value="320">
            <text:p>32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4]*[.D34]" office:value-type="float" office:value="320">
            <text:p><text:s/>32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4]*[.C34]" office:value-type="float" office:value="0">
            <text:p>0,000р.</text:p>
          </table:table-cell>
          <table:table-cell table:style-name="ce32" table:formula="of:=[.D34]+[.F34]-[.H34]" office:value-type="float" office:value="1">
            <text:p>1,000</text:p>
          </table:table-cell>
          <table:table-cell table:style-name="ce36" table:formula="of:=[.J34]*[.C34]" office:value-type="float" office:value="320">
            <text:p>320,00р.</text:p>
          </table:table-cell>
          <table:table-cell table:style-name="ce7" office:value-type="string">
            <text:p>Электро-мех. устройства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Телефон КХТ-3014 <text:s/>Лазер</text:p>
          </table:table-cell>
          <table:table-cell table:style-name="ce6" office:value-type="string">
            <text:p>шт.</text:p>
          </table:table-cell>
          <table:table-cell table:style-name="ce11" office:value-type="float" office:value="320">
            <text:p>32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5]*[.D35]" office:value-type="float" office:value="320">
            <text:p><text:s/>32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5]*[.C35]" office:value-type="float" office:value="0">
            <text:p>0,000р.</text:p>
          </table:table-cell>
          <table:table-cell table:style-name="ce32" table:formula="of:=[.D35]+[.F35]-[.H35]" office:value-type="float" office:value="1">
            <text:p>1,000</text:p>
          </table:table-cell>
          <table:table-cell table:style-name="ce36" table:formula="of:=[.J35]*[.C35]" office:value-type="float" office:value="320">
            <text:p>320,00р.</text:p>
          </table:table-cell>
          <table:table-cell table:style-name="ce7" office:value-type="string">
            <text:p>Электро-мех. устройства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Шприц для жидкого клея</text:p>
          </table:table-cell>
          <table:table-cell table:style-name="ce6" office:value-type="string">
            <text:p>шт.</text:p>
          </table:table-cell>
          <table:table-cell table:style-name="ce11" office:value-type="float" office:value="159.01">
            <text:p>159,01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6]*[.D36]" office:value-type="float" office:value="159.01">
            <text:p><text:s/>159,01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6]*[.C36]" office:value-type="float" office:value="0">
            <text:p>0,000р.</text:p>
          </table:table-cell>
          <table:table-cell table:style-name="ce32" table:formula="of:=[.D36]+[.F36]-[.H36]" office:value-type="float" office:value="1">
            <text:p>1,000</text:p>
          </table:table-cell>
          <table:table-cell table:style-name="ce36" table:formula="of:=[.J36]*[.C36]" office:value-type="float" office:value="159.01">
            <text:p>159,01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Кусачки для вент. Отверстий</text:p>
          </table:table-cell>
          <table:table-cell table:style-name="ce6" office:value-type="string">
            <text:p>шт.</text:p>
          </table:table-cell>
          <table:table-cell table:style-name="ce11" office:value-type="float" office:value="7240">
            <text:p>7 24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37]*[.D37]" office:value-type="float" office:value="7240">
            <text:p>7 24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37]*[.C37]" office:value-type="float" office:value="0">
            <text:p>0,000р.</text:p>
          </table:table-cell>
          <table:table-cell table:style-name="ce32" table:formula="of:=[.D37]+[.F37]-[.H37]" office:value-type="float" office:value="1">
            <text:p>1,000</text:p>
          </table:table-cell>
          <table:table-cell table:style-name="ce36" table:formula="of:=[.J37]*[.C37]" office:value-type="float" office:value="7240">
            <text:p>7 24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Щипцы для выкусывания прямого угла в элькамете</text:p>
          </table:table-cell>
          <table:table-cell table:style-name="ce6" office:value-type="string">
            <text:p>шт.</text:p>
          </table:table-cell>
          <table:table-cell table:style-name="ce11" office:value-type="float" office:value="6152">
            <text:p>6 152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8]*[.D38]" office:value-type="float" office:value="6152">
            <text:p><text:s/>6 152,00р. </text:p>
          </table:table-cell>
          <table:table-cell table:style-name="ce32"/>
          <table:table-cell table:style-name="ce32"/>
          <table:table-cell table:style-name="ce9"/>
          <table:table-cell table:style-name="ce35" table:formula="of:=[.H38]*[.C38]" office:value-type="float" office:value="0">
            <text:p>0,000р.</text:p>
          </table:table-cell>
          <table:table-cell table:style-name="ce32" table:formula="of:=[.D38]+[.F38]-[.H38]" office:value-type="float" office:value="1">
            <text:p>1,000</text:p>
          </table:table-cell>
          <table:table-cell table:style-name="ce36" table:formula="of:=[.J38]*[.C38]" office:value-type="float" office:value="6152">
            <text:p>6 152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Карандаш по пластику</text:p>
          </table:table-cell>
          <table:table-cell table:style-name="ce6" office:value-type="string">
            <text:p>шт.</text:p>
          </table:table-cell>
          <table:table-cell table:style-name="ce11" office:value-type="float" office:value="72.4">
            <text:p>72,400р.</text:p>
          </table:table-cell>
          <table:table-cell table:style-name="ce18" office:value-type="float" office:value="3">
            <text:p>3,000</text:p>
          </table:table-cell>
          <table:table-cell table:style-name="ce24" table:formula="of:=[.C39]*[.D39]" office:value-type="float" office:value="217.2">
            <text:p><text:s/>217,20р. </text:p>
          </table:table-cell>
          <table:table-cell table:style-name="ce32"/>
          <table:table-cell table:style-name="ce32"/>
          <table:table-cell table:style-name="ce9"/>
          <table:table-cell table:style-name="ce35" table:formula="of:=[.H39]*[.C39]" office:value-type="float" office:value="0">
            <text:p>0,000р.</text:p>
          </table:table-cell>
          <table:table-cell table:style-name="ce32" table:formula="of:=[.D39]+[.F39]-[.H39]" office:value-type="float" office:value="3">
            <text:p>3,000</text:p>
          </table:table-cell>
          <table:table-cell table:style-name="ce36" table:formula="of:=[.J39]*[.C39]" office:value-type="float" office:value="217.2">
            <text:p>217,2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Заклепочник ручной NTX ГЕСИПИА</text:p>
          </table:table-cell>
          <table:table-cell table:style-name="ce6" office:value-type="string">
            <text:p>шт.</text:p>
          </table:table-cell>
          <table:table-cell table:style-name="ce11" office:value-type="float" office:value="1535">
            <text:p>1 535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40]*[.D40]" office:value-type="float" office:value="1535">
            <text:p><text:s/>1 535,00р. </text:p>
          </table:table-cell>
          <table:table-cell table:style-name="ce32"/>
          <table:table-cell table:style-name="ce32"/>
          <table:table-cell table:style-name="ce9"/>
          <table:table-cell table:style-name="ce35" table:formula="of:=[.H40]*[.C40]" office:value-type="float" office:value="0">
            <text:p>0,000р.</text:p>
          </table:table-cell>
          <table:table-cell table:style-name="ce32" table:formula="of:=[.D40]+[.F40]-[.H40]" office:value-type="float" office:value="1">
            <text:p>1,000</text:p>
          </table:table-cell>
          <table:table-cell table:style-name="ce36" table:formula="of:=[.J40]*[.C40]" office:value-type="float" office:value="1535">
            <text:p>1 535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Карандаш для стеклу</text:p>
          </table:table-cell>
          <table:table-cell table:style-name="ce6" office:value-type="string">
            <text:p>шт.</text:p>
          </table:table-cell>
          <table:table-cell table:style-name="ce11" office:value-type="float" office:value="23.85">
            <text:p>23,850р.</text:p>
          </table:table-cell>
          <table:table-cell table:style-name="ce18" office:value-type="float" office:value="12">
            <text:p>12,000</text:p>
          </table:table-cell>
          <table:table-cell table:style-name="ce24" table:formula="of:=[.C41]*[.D41]" office:value-type="float" office:value="286.2">
            <text:p><text:s/>286,20р. </text:p>
          </table:table-cell>
          <table:table-cell table:style-name="ce32"/>
          <table:table-cell table:style-name="ce32"/>
          <table:table-cell table:style-name="ce9"/>
          <table:table-cell table:style-name="ce35" table:formula="of:=[.H41]*[.C41]" office:value-type="float" office:value="0">
            <text:p>0,000р.</text:p>
          </table:table-cell>
          <table:table-cell table:style-name="ce32" table:formula="of:=[.D41]+[.F41]-[.H41]" office:value-type="float" office:value="12">
            <text:p>12,000</text:p>
          </table:table-cell>
          <table:table-cell table:style-name="ce36" table:formula="of:=[.J41]*[.C41]" office:value-type="float" office:value="286.2">
            <text:p>286,2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Пробойник 10 мм</text:p>
          </table:table-cell>
          <table:table-cell table:style-name="ce6" office:value-type="string">
            <text:p>шт.</text:p>
          </table:table-cell>
          <table:table-cell table:style-name="ce11" office:value-type="float" office:value="263.25">
            <text:p>263,250р.</text:p>
          </table:table-cell>
          <table:table-cell table:style-name="ce18" office:value-type="float" office:value="1">
            <text:p>1,000</text:p>
          </table:table-cell>
          <table:table-cell table:style-name="ce24" table:formula="of:=[.C42]*[.D42]" office:value-type="float" office:value="263.25">
            <text:p><text:s/>263,25р. </text:p>
          </table:table-cell>
          <table:table-cell table:style-name="ce32"/>
          <table:table-cell table:style-name="ce32"/>
          <table:table-cell table:style-name="ce6"/>
          <table:table-cell table:style-name="ce35" table:formula="of:=[.H42]*[.C42]" office:value-type="float" office:value="0">
            <text:p>0,000р.</text:p>
          </table:table-cell>
          <table:table-cell table:style-name="ce32" table:formula="of:=[.D42]+[.F42]-[.H42]" office:value-type="float" office:value="1">
            <text:p>1,000</text:p>
          </table:table-cell>
          <table:table-cell table:style-name="ce36" table:formula="of:=[.J42]*[.C42]" office:value-type="float" office:value="263.25">
            <text:p>263,25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6">
          <table:table-cell table:style-name="ce1" office:value-type="string">
            <text:p>Устройство для развальцовки д=10мм (Россия)</text:p>
          </table:table-cell>
          <table:table-cell table:style-name="ce6" office:value-type="string">
            <text:p>шт.</text:p>
          </table:table-cell>
          <table:table-cell table:style-name="ce11" office:value-type="float" office:value="763.02">
            <text:p>763,020р.</text:p>
          </table:table-cell>
          <table:table-cell table:style-name="ce18" office:value-type="float" office:value="1">
            <text:p>1,000</text:p>
          </table:table-cell>
          <table:table-cell table:style-name="ce24" table:formula="of:=[.C43]*[.D43]" office:value-type="float" office:value="763.02">
            <text:p><text:s/>763,02р. </text:p>
          </table:table-cell>
          <table:table-cell table:style-name="ce32"/>
          <table:table-cell table:style-name="ce32"/>
          <table:table-cell table:style-name="ce6"/>
          <table:table-cell table:style-name="ce35" table:formula="of:=[.H43]*[.C43]" office:value-type="float" office:value="0">
            <text:p>0,000р.</text:p>
          </table:table-cell>
          <table:table-cell table:style-name="ce32" table:formula="of:=[.D43]+[.F43]-[.H43]" office:value-type="float" office:value="1">
            <text:p>1,000</text:p>
          </table:table-cell>
          <table:table-cell table:style-name="ce36" table:formula="of:=[.J43]*[.C43]" office:value-type="float" office:value="763.02">
            <text:p>763,02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Заклепка 5*12 к 11 № 3000 красный</text:p>
          </table:table-cell>
          <table:table-cell table:style-name="ce6" office:value-type="string">
            <text:p>шт.</text:p>
          </table:table-cell>
          <table:table-cell table:style-name="ce11" office:value-type="float" office:value="5.19">
            <text:p>5,190р.</text:p>
          </table:table-cell>
          <table:table-cell table:style-name="ce18" office:value-type="float" office:value="200">
            <text:p>200,000</text:p>
          </table:table-cell>
          <table:table-cell table:style-name="ce24" table:formula="of:=[.C44]*[.D44]" office:value-type="float" office:value="1038">
            <text:p><text:s/>1 038,00р. </text:p>
          </table:table-cell>
          <table:table-cell table:style-name="ce32"/>
          <table:table-cell table:style-name="ce32"/>
          <table:table-cell table:style-name="ce6"/>
          <table:table-cell table:style-name="ce35" table:formula="of:=[.H44]*[.C44]" office:value-type="float" office:value="0">
            <text:p>0,000р.</text:p>
          </table:table-cell>
          <table:table-cell table:style-name="ce32" table:formula="of:=[.D44]+[.F44]-[.H44]" office:value-type="float" office:value="200">
            <text:p>200,000</text:p>
          </table:table-cell>
          <table:table-cell table:style-name="ce36" table:formula="of:=[.J44]*[.C44]" office:value-type="float" office:value="1038">
            <text:p>1 038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Заклепка 5*12 к 11 № 5007 синий</text:p>
          </table:table-cell>
          <table:table-cell table:style-name="ce6" office:value-type="string">
            <text:p>шт.</text:p>
          </table:table-cell>
          <table:table-cell table:style-name="ce11" office:value-type="float" office:value="5.19">
            <text:p>5,190р.</text:p>
          </table:table-cell>
          <table:table-cell table:style-name="ce18" office:value-type="float" office:value="200">
            <text:p>200,000</text:p>
          </table:table-cell>
          <table:table-cell table:style-name="ce24" table:formula="of:=[.C45]*[.D45]" office:value-type="float" office:value="1038">
            <text:p><text:s/>1 038,00р. </text:p>
          </table:table-cell>
          <table:table-cell table:style-name="ce32"/>
          <table:table-cell table:style-name="ce32"/>
          <table:table-cell table:style-name="ce6"/>
          <table:table-cell table:style-name="ce35" table:formula="of:=[.H45]*[.C45]" office:value-type="float" office:value="0">
            <text:p>0,000р.</text:p>
          </table:table-cell>
          <table:table-cell table:style-name="ce32" table:formula="of:=[.D45]+[.F45]-[.H45]" office:value-type="float" office:value="200">
            <text:p>200,000</text:p>
          </table:table-cell>
          <table:table-cell table:style-name="ce36" table:formula="of:=[.J45]*[.C45]" office:value-type="float" office:value="1038">
            <text:p>1 038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Заклепка 5*12 к 11 № 6005 зелёные</text:p>
          </table:table-cell>
          <table:table-cell table:style-name="ce6" office:value-type="string">
            <text:p>шт.</text:p>
          </table:table-cell>
          <table:table-cell table:style-name="ce11" office:value-type="float" office:value="5.19">
            <text:p>5,190р.</text:p>
          </table:table-cell>
          <table:table-cell table:style-name="ce18" office:value-type="float" office:value="200">
            <text:p>200,000</text:p>
          </table:table-cell>
          <table:table-cell table:style-name="ce24" table:formula="of:=[.C46]*[.D46]" office:value-type="float" office:value="1038">
            <text:p><text:s/>1 038,00р. </text:p>
          </table:table-cell>
          <table:table-cell table:style-name="ce32"/>
          <table:table-cell table:style-name="ce32"/>
          <table:table-cell table:style-name="ce6"/>
          <table:table-cell table:style-name="ce35" table:formula="of:=[.H46]*[.C46]" office:value-type="float" office:value="0">
            <text:p>0,000р.</text:p>
          </table:table-cell>
          <table:table-cell table:style-name="ce32" table:formula="of:=[.D46]+[.F46]-[.H46]" office:value-type="float" office:value="200">
            <text:p>200,000</text:p>
          </table:table-cell>
          <table:table-cell table:style-name="ce36" table:formula="of:=[.J46]*[.C46]" office:value-type="float" office:value="1038">
            <text:p>1 038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Пенокартон 1530*3050*5 мм белый КАРА</text:p>
          </table:table-cell>
          <table:table-cell table:style-name="ce6" office:value-type="string">
            <text:p>шт.</text:p>
          </table:table-cell>
          <table:table-cell table:style-name="ce11" office:value-type="float" office:value="881.99">
            <text:p>881,990р.</text:p>
          </table:table-cell>
          <table:table-cell table:style-name="ce18" office:value-type="float" office:value="1">
            <text:p>1,000</text:p>
          </table:table-cell>
          <table:table-cell table:style-name="ce24" table:formula="of:=[.C47]*[.D47]" office:value-type="float" office:value="881.99">
            <text:p><text:s/>881,99р. </text:p>
          </table:table-cell>
          <table:table-cell table:style-name="ce32"/>
          <table:table-cell table:style-name="ce32"/>
          <table:table-cell table:style-name="ce6"/>
          <table:table-cell table:style-name="ce35" table:formula="of:=[.H47]*[.C47]" office:value-type="float" office:value="0">
            <text:p>0,000р.</text:p>
          </table:table-cell>
          <table:table-cell table:style-name="ce32" table:formula="of:=[.D47]+[.F47]-[.H47]" office:value-type="float" office:value="1">
            <text:p>1,000</text:p>
          </table:table-cell>
          <table:table-cell table:style-name="ce36" table:formula="of:=[.J47]*[.C47]" office:value-type="float" office:value="881.99">
            <text:p>881,99р.</text:p>
          </table:table-cell>
          <table:table-cell table:style-name="ce7" office:value-type="string">
            <text:p>Расходный материал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Клей Зеллура 3500Н (25 кг)</text:p>
          </table:table-cell>
          <table:table-cell table:style-name="ce6" office:value-type="string">
            <text:p>шт.</text:p>
          </table:table-cell>
          <table:table-cell table:style-name="ce11" office:value-type="float" office:value="3643.75">
            <text:p>3 643,750р.</text:p>
          </table:table-cell>
          <table:table-cell table:style-name="ce18" office:value-type="float" office:value="1">
            <text:p>1,000</text:p>
          </table:table-cell>
          <table:table-cell table:style-name="ce24" table:formula="of:=[.C48]*[.D48]" office:value-type="float" office:value="3643.75">
            <text:p><text:s/>3 643,75р. </text:p>
          </table:table-cell>
          <table:table-cell table:style-name="ce32"/>
          <table:table-cell table:style-name="ce32"/>
          <table:table-cell table:style-name="ce6"/>
          <table:table-cell table:style-name="ce35" table:formula="of:=[.H48]*[.C48]" office:value-type="float" office:value="0">
            <text:p>0,000р.</text:p>
          </table:table-cell>
          <table:table-cell table:style-name="ce32" table:formula="of:=[.D48]+[.F48]-[.H48]" office:value-type="float" office:value="1">
            <text:p>1,000</text:p>
          </table:table-cell>
          <table:table-cell table:style-name="ce36" table:formula="of:=[.J48]*[.C48]" office:value-type="float" office:value="3643.75">
            <text:p>3 643,75р.</text:p>
          </table:table-cell>
          <table:table-cell table:style-name="ce7" office:value-type="string">
            <text:p>Расходный материал</text:p>
          </table:table-cell>
          <table:table-cell table:style-name="ce7" office:value-type="string">
            <text:p>Клей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АЛС 2000*90 неокр.</text:p>
          </table:table-cell>
          <table:table-cell table:style-name="ce6" office:value-type="string">
            <text:p>шт.</text:p>
          </table:table-cell>
          <table:table-cell table:style-name="ce11" office:value-type="float" office:value="90.15">
            <text:p>90,150р.</text:p>
          </table:table-cell>
          <table:table-cell table:style-name="ce18" office:value-type="float" office:value="10">
            <text:p>10,000</text:p>
          </table:table-cell>
          <table:table-cell table:style-name="ce24" table:formula="of:=[.C49]*[.D49]" office:value-type="float" office:value="901.5">
            <text:p><text:s/>901,50р. </text:p>
          </table:table-cell>
          <table:table-cell table:style-name="ce32"/>
          <table:table-cell table:style-name="ce32"/>
          <table:table-cell table:style-name="ce6"/>
          <table:table-cell table:style-name="ce35" table:formula="of:=[.H49]*[.C49]" office:value-type="float" office:value="0">
            <text:p>0,000р.</text:p>
          </table:table-cell>
          <table:table-cell table:style-name="ce32" table:formula="of:=[.D49]+[.F49]-[.H49]" office:value-type="float" office:value="10">
            <text:p>10,000</text:p>
          </table:table-cell>
          <table:table-cell table:style-name="ce36" table:formula="of:=[.J49]*[.C49]" office:value-type="float" office:value="901.5">
            <text:p>901,50р.</text:p>
          </table:table-cell>
          <table:table-cell table:style-name="ce7" office:value-type="string">
            <text:p>Расходный материал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АЛС 2000*90 белый</text:p>
          </table:table-cell>
          <table:table-cell table:style-name="ce6" office:value-type="string">
            <text:p>шт.</text:p>
          </table:table-cell>
          <table:table-cell table:style-name="ce11" office:value-type="float" office:value="106.29">
            <text:p>106,290р.</text:p>
          </table:table-cell>
          <table:table-cell table:style-name="ce18" office:value-type="float" office:value="10">
            <text:p>10,000</text:p>
          </table:table-cell>
          <table:table-cell table:style-name="ce24" table:formula="of:=[.C50]*[.D50]" office:value-type="float" office:value="1062.9">
            <text:p><text:s/>1 062,90р. </text:p>
          </table:table-cell>
          <table:table-cell table:style-name="ce32"/>
          <table:table-cell table:style-name="ce32"/>
          <table:table-cell table:style-name="ce6"/>
          <table:table-cell table:style-name="ce35" table:formula="of:=[.H50]*[.C50]" office:value-type="float" office:value="0">
            <text:p>0,000р.</text:p>
          </table:table-cell>
          <table:table-cell table:style-name="ce32" table:formula="of:=[.D50]+[.F50]-[.H50]" office:value-type="float" office:value="10">
            <text:p>10,000</text:p>
          </table:table-cell>
          <table:table-cell table:style-name="ce36" table:formula="of:=[.J50]*[.C50]" office:value-type="float" office:value="1062.9">
            <text:p>1 062,90р.</text:p>
          </table:table-cell>
          <table:table-cell table:style-name="ce7" office:value-type="string">
            <text:p>Расходный материал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АЛС 2000*90 красный</text:p>
          </table:table-cell>
          <table:table-cell table:style-name="ce6" office:value-type="string">
            <text:p>шт.</text:p>
          </table:table-cell>
          <table:table-cell table:style-name="ce11" office:value-type="float" office:value="137.25">
            <text:p>137,250р.</text:p>
          </table:table-cell>
          <table:table-cell table:style-name="ce18" office:value-type="float" office:value="10">
            <text:p>10,000</text:p>
          </table:table-cell>
          <table:table-cell table:style-name="ce24" table:formula="of:=[.C51]*[.D51]" office:value-type="float" office:value="1372.5">
            <text:p><text:s/>1 372,50р. </text:p>
          </table:table-cell>
          <table:table-cell table:style-name="ce32"/>
          <table:table-cell table:style-name="ce32"/>
          <table:table-cell table:style-name="ce6"/>
          <table:table-cell table:style-name="ce35" table:formula="of:=[.H51]*[.C51]" office:value-type="float" office:value="0">
            <text:p>0,000р.</text:p>
          </table:table-cell>
          <table:table-cell table:style-name="ce32" table:formula="of:=[.D51]+[.F51]-[.H51]" office:value-type="float" office:value="10">
            <text:p>10,000</text:p>
          </table:table-cell>
          <table:table-cell table:style-name="ce36" table:formula="of:=[.J51]*[.C51]" office:value-type="float" office:value="1372.5">
            <text:p>1 372,50р.</text:p>
          </table:table-cell>
          <table:table-cell table:style-name="ce7" office:value-type="string">
            <text:p>Расходный материал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АЛС 2000*90 синий</text:p>
          </table:table-cell>
          <table:table-cell table:style-name="ce6" office:value-type="string">
            <text:p>шт.</text:p>
          </table:table-cell>
          <table:table-cell table:style-name="ce11" office:value-type="float" office:value="137.25">
            <text:p>137,250р.</text:p>
          </table:table-cell>
          <table:table-cell table:style-name="ce18" office:value-type="float" office:value="10">
            <text:p>10,000</text:p>
          </table:table-cell>
          <table:table-cell table:style-name="ce24" table:formula="of:=[.C52]*[.D52]" office:value-type="float" office:value="1372.5">
            <text:p><text:s/>1 372,50р. </text:p>
          </table:table-cell>
          <table:table-cell table:style-name="ce32"/>
          <table:table-cell table:style-name="ce32"/>
          <table:table-cell table:style-name="ce6"/>
          <table:table-cell table:style-name="ce35" table:formula="of:=[.H52]*[.C52]" office:value-type="float" office:value="0">
            <text:p>0,000р.</text:p>
          </table:table-cell>
          <table:table-cell table:style-name="ce32" table:formula="of:=[.D52]+[.F52]-[.H52]" office:value-type="float" office:value="10">
            <text:p>10,000</text:p>
          </table:table-cell>
          <table:table-cell table:style-name="ce36" table:formula="of:=[.J52]*[.C52]" office:value-type="float" office:value="1372.5">
            <text:p>1 372,50р.</text:p>
          </table:table-cell>
          <table:table-cell table:style-name="ce7" office:value-type="string">
            <text:p>Расходный материал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F-трим 3мм бронза 4м Элькамет</text:p>
          </table:table-cell>
          <table:table-cell table:style-name="ce6" office:value-type="string">
            <text:p>шт.</text:p>
          </table:table-cell>
          <table:table-cell table:style-name="ce11" office:value-type="float" office:value="221.91">
            <text:p>221,910р.</text:p>
          </table:table-cell>
          <table:table-cell table:style-name="ce18" office:value-type="float" office:value="4">
            <text:p>4,000</text:p>
          </table:table-cell>
          <table:table-cell table:style-name="ce24" table:formula="of:=[.C53]*[.D53]" office:value-type="float" office:value="887.64">
            <text:p><text:s/>887,64р. </text:p>
          </table:table-cell>
          <table:table-cell table:style-name="ce32"/>
          <table:table-cell table:style-name="ce32"/>
          <table:table-cell table:style-name="ce6"/>
          <table:table-cell table:style-name="ce35" table:formula="of:=[.H53]*[.C53]" office:value-type="float" office:value="0">
            <text:p>0,000р.</text:p>
          </table:table-cell>
          <table:table-cell table:style-name="ce32" table:formula="of:=[.D53]+[.F53]-[.H53]" office:value-type="float" office:value="4">
            <text:p>4,000</text:p>
          </table:table-cell>
          <table:table-cell table:style-name="ce36" table:formula="of:=[.J53]*[.C53]" office:value-type="float" office:value="887.64">
            <text:p>887,64р.</text:p>
          </table:table-cell>
          <table:table-cell table:style-name="ce7" office:value-type="string">
            <text:p>Расходный материал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F-трим 3мм серебро 4м Элькамет</text:p>
          </table:table-cell>
          <table:table-cell table:style-name="ce6" office:value-type="string">
            <text:p>шт.</text:p>
          </table:table-cell>
          <table:table-cell table:style-name="ce11" office:value-type="float" office:value="221.91">
            <text:p>221,910р.</text:p>
          </table:table-cell>
          <table:table-cell table:style-name="ce18" office:value-type="float" office:value="7">
            <text:p>7,000</text:p>
          </table:table-cell>
          <table:table-cell table:style-name="ce24" table:formula="of:=[.C54]*[.D54]" office:value-type="float" office:value="1553.37">
            <text:p><text:s/>1 553,37р. </text:p>
          </table:table-cell>
          <table:table-cell table:style-name="ce32"/>
          <table:table-cell table:style-name="ce32"/>
          <table:table-cell table:style-name="ce6"/>
          <table:table-cell table:style-name="ce35" table:formula="of:=[.H54]*[.C54]" office:value-type="float" office:value="0">
            <text:p>0,000р.</text:p>
          </table:table-cell>
          <table:table-cell table:style-name="ce32" table:formula="of:=[.D54]+[.F54]-[.H54]" office:value-type="float" office:value="7">
            <text:p>7,000</text:p>
          </table:table-cell>
          <table:table-cell table:style-name="ce36" table:formula="of:=[.J54]*[.C54]" office:value-type="float" office:value="1553.37">
            <text:p>1 553,37р.</text:p>
          </table:table-cell>
          <table:table-cell table:style-name="ce7" office:value-type="string">
            <text:p>Расходный материал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F-трим 3мм зеленый 4м Элькамет</text:p>
          </table:table-cell>
          <table:table-cell table:style-name="ce6" office:value-type="string">
            <text:p>шт.</text:p>
          </table:table-cell>
          <table:table-cell table:style-name="ce11" office:value-type="float" office:value="221.91">
            <text:p>221,910р.</text:p>
          </table:table-cell>
          <table:table-cell table:style-name="ce18" office:value-type="float" office:value="5">
            <text:p>5,000</text:p>
          </table:table-cell>
          <table:table-cell table:style-name="ce24" table:formula="of:=[.C55]*[.D55]" office:value-type="float" office:value="1109.55">
            <text:p><text:s/>1 109,55р. </text:p>
          </table:table-cell>
          <table:table-cell table:style-name="ce32"/>
          <table:table-cell table:style-name="ce32"/>
          <table:table-cell table:style-name="ce6"/>
          <table:table-cell table:style-name="ce35" table:formula="of:=[.H55]*[.C55]" office:value-type="float" office:value="0">
            <text:p>0,000р.</text:p>
          </table:table-cell>
          <table:table-cell table:style-name="ce32" table:formula="of:=[.D55]+[.F55]-[.H55]" office:value-type="float" office:value="5">
            <text:p>5,000</text:p>
          </table:table-cell>
          <table:table-cell table:style-name="ce36" table:formula="of:=[.J55]*[.C55]" office:value-type="float" office:value="1109.55">
            <text:p>1 109,55р.</text:p>
          </table:table-cell>
          <table:table-cell table:style-name="ce7" office:value-type="string">
            <text:p>Расходный материал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F-трим 3мм синий 4м Элькамет</text:p>
          </table:table-cell>
          <table:table-cell table:style-name="ce6" office:value-type="string">
            <text:p>шт.</text:p>
          </table:table-cell>
          <table:table-cell table:style-name="ce11" office:value-type="float" office:value="274.5">
            <text:p>274,500р.</text:p>
          </table:table-cell>
          <table:table-cell table:style-name="ce18" office:value-type="float" office:value="20">
            <text:p>20,000</text:p>
          </table:table-cell>
          <table:table-cell table:style-name="ce24" table:formula="of:=[.C56]*[.D56]" office:value-type="float" office:value="5490">
            <text:p><text:s/>5 490,00р. </text:p>
          </table:table-cell>
          <table:table-cell table:style-name="ce32"/>
          <table:table-cell table:style-name="ce32"/>
          <table:table-cell table:style-name="ce6" office:value-type="float" office:value="2">
            <text:p>2</text:p>
          </table:table-cell>
          <table:table-cell table:style-name="ce35" table:formula="of:=[.H56]*[.C56]" office:value-type="float" office:value="549">
            <text:p>549,000р.</text:p>
          </table:table-cell>
          <table:table-cell table:style-name="ce32" table:formula="of:=[.D56]+[.F56]-[.H56]" office:value-type="float" office:value="18">
            <text:p>18,000</text:p>
          </table:table-cell>
          <table:table-cell table:style-name="ce36" table:formula="of:=[.J56]*[.C56]" office:value-type="float" office:value="4941">
            <text:p>4 941,00р.</text:p>
          </table:table-cell>
          <table:table-cell table:style-name="ce7" office:value-type="string">
            <text:p>Расходный материал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Профиль П-образный зеленый</text:p>
          </table:table-cell>
          <table:table-cell table:style-name="ce6" office:value-type="string">
            <text:p>шт.</text:p>
          </table:table-cell>
          <table:table-cell table:style-name="ce11" office:value-type="float" office:value="53.29">
            <text:p>53,290р.</text:p>
          </table:table-cell>
          <table:table-cell table:style-name="ce18" office:value-type="float" office:value="14">
            <text:p>14,000</text:p>
          </table:table-cell>
          <table:table-cell table:style-name="ce24" table:formula="of:=[.C57]*[.D57]" office:value-type="float" office:value="746.06">
            <text:p><text:s/>746,06р. </text:p>
          </table:table-cell>
          <table:table-cell table:style-name="ce32"/>
          <table:table-cell table:style-name="ce32"/>
          <table:table-cell table:style-name="ce6"/>
          <table:table-cell table:style-name="ce35" table:formula="of:=[.H57]*[.C57]" office:value-type="float" office:value="0">
            <text:p>0,000р.</text:p>
          </table:table-cell>
          <table:table-cell table:style-name="ce32" table:formula="of:=[.D57]+[.F57]-[.H57]" office:value-type="float" office:value="14">
            <text:p>14,000</text:p>
          </table:table-cell>
          <table:table-cell table:style-name="ce36" table:formula="of:=[.J57]*[.C57]" office:value-type="float" office:value="746.06">
            <text:p>746,06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рофиль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Профиль П-образный белый</text:p>
          </table:table-cell>
          <table:table-cell table:style-name="ce6" office:value-type="string">
            <text:p>м.</text:p>
          </table:table-cell>
          <table:table-cell table:style-name="ce11" office:value-type="float" office:value="51.99">
            <text:p>51,990р.</text:p>
          </table:table-cell>
          <table:table-cell table:style-name="ce18" office:value-type="float" office:value="1">
            <text:p>1,000</text:p>
          </table:table-cell>
          <table:table-cell table:style-name="ce24" table:formula="of:=[.C58]*[.D58]" office:value-type="float" office:value="51.99">
            <text:p><text:s/>51,99р. </text:p>
          </table:table-cell>
          <table:table-cell table:style-name="ce32"/>
          <table:table-cell table:style-name="ce32"/>
          <table:table-cell table:style-name="ce6"/>
          <table:table-cell table:style-name="ce35" table:formula="of:=[.H58]*[.C58]" office:value-type="float" office:value="0">
            <text:p>0,000р.</text:p>
          </table:table-cell>
          <table:table-cell table:style-name="ce32" table:formula="of:=[.D58]+[.F58]-[.H58]" office:value-type="float" office:value="1">
            <text:p>1,000</text:p>
          </table:table-cell>
          <table:table-cell table:style-name="ce36" table:formula="of:=[.J58]*[.C58]" office:value-type="float" office:value="51.99">
            <text:p>51,99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рофиль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Держатель ПВХ 15 мм бел</text:p>
          </table:table-cell>
          <table:table-cell table:style-name="ce6" office:value-type="string">
            <text:p>шт.</text:p>
          </table:table-cell>
          <table:table-cell table:style-name="ce11" office:value-type="float" office:value="4.01">
            <text:p>4,010р.</text:p>
          </table:table-cell>
          <table:table-cell table:style-name="ce18" office:value-type="float" office:value="100">
            <text:p>100,000</text:p>
          </table:table-cell>
          <table:table-cell table:style-name="ce24" table:formula="of:=[.C59]*[.D59]" office:value-type="float" office:value="401">
            <text:p><text:s/>401,00р. </text:p>
          </table:table-cell>
          <table:table-cell table:style-name="ce32"/>
          <table:table-cell table:style-name="ce32"/>
          <table:table-cell table:style-name="ce6"/>
          <table:table-cell table:style-name="ce35" table:formula="of:=[.H59]*[.C59]" office:value-type="float" office:value="0">
            <text:p>0,000р.</text:p>
          </table:table-cell>
          <table:table-cell table:style-name="ce32" table:formula="of:=[.D59]+[.F59]-[.H59]" office:value-type="float" office:value="100">
            <text:p>100,000</text:p>
          </table:table-cell>
          <table:table-cell table:style-name="ce36" table:formula="of:=[.J59]*[.C59]" office:value-type="float" office:value="401">
            <text:p>401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Держатель ПВХ 15 мм черн</text:p>
          </table:table-cell>
          <table:table-cell table:style-name="ce6" office:value-type="string">
            <text:p>шт.</text:p>
          </table:table-cell>
          <table:table-cell table:style-name="ce12" office:value-type="float" office:value="4.01">
            <text:p>4,010р.</text:p>
          </table:table-cell>
          <table:table-cell table:style-name="ce18" office:value-type="float" office:value="100">
            <text:p>100,000</text:p>
          </table:table-cell>
          <table:table-cell table:style-name="ce24" table:formula="of:=[.C60]*[.D60]" office:value-type="float" office:value="401">
            <text:p><text:s/>401,00р. </text:p>
          </table:table-cell>
          <table:table-cell table:style-name="ce32"/>
          <table:table-cell table:style-name="ce32"/>
          <table:table-cell table:style-name="ce6"/>
          <table:table-cell table:style-name="ce35" table:formula="of:=[.H60]*[.C60]" office:value-type="float" office:value="0">
            <text:p>0,000р.</text:p>
          </table:table-cell>
          <table:table-cell table:style-name="ce32" table:formula="of:=[.D60]+[.F60]-[.H60]" office:value-type="float" office:value="100">
            <text:p>100,000</text:p>
          </table:table-cell>
          <table:table-cell table:style-name="ce36" table:formula="of:=[.J60]*[.C60]" office:value-type="float" office:value="401">
            <text:p>401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Держатель ПВХ 20 мм бел</text:p>
          </table:table-cell>
          <table:table-cell table:style-name="ce6" office:value-type="string">
            <text:p>шт.</text:p>
          </table:table-cell>
          <table:table-cell table:style-name="ce12" office:value-type="float" office:value="4.17">
            <text:p>4,170р.</text:p>
          </table:table-cell>
          <table:table-cell table:style-name="ce18" office:value-type="float" office:value="100">
            <text:p>100,000</text:p>
          </table:table-cell>
          <table:table-cell table:style-name="ce24" table:formula="of:=[.C61]*[.D61]" office:value-type="float" office:value="417">
            <text:p><text:s/>417,00р. </text:p>
          </table:table-cell>
          <table:table-cell table:style-name="ce32"/>
          <table:table-cell table:style-name="ce32"/>
          <table:table-cell table:style-name="ce6"/>
          <table:table-cell table:style-name="ce35" table:formula="of:=[.H61]*[.C61]" office:value-type="float" office:value="0">
            <text:p>0,000р.</text:p>
          </table:table-cell>
          <table:table-cell table:style-name="ce32" table:formula="of:=[.D61]+[.F61]-[.H61]" office:value-type="float" office:value="100">
            <text:p>100,000</text:p>
          </table:table-cell>
          <table:table-cell table:style-name="ce36" table:formula="of:=[.J61]*[.C61]" office:value-type="float" office:value="417">
            <text:p>417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Держатель ПВХ 20 мм черн</text:p>
          </table:table-cell>
          <table:table-cell table:style-name="ce6" office:value-type="string">
            <text:p>шт.</text:p>
          </table:table-cell>
          <table:table-cell table:style-name="ce12" office:value-type="float" office:value="4.17">
            <text:p>4,170р.</text:p>
          </table:table-cell>
          <table:table-cell table:style-name="ce18" office:value-type="float" office:value="100">
            <text:p>100,000</text:p>
          </table:table-cell>
          <table:table-cell table:style-name="ce24" table:formula="of:=[.C62]*[.D62]" office:value-type="float" office:value="417">
            <text:p><text:s/>417,00р. </text:p>
          </table:table-cell>
          <table:table-cell table:style-name="ce32"/>
          <table:table-cell table:style-name="ce32"/>
          <table:table-cell table:style-name="ce6"/>
          <table:table-cell table:style-name="ce35" table:formula="of:=[.H62]*[.C62]" office:value-type="float" office:value="0">
            <text:p>0,000р.</text:p>
          </table:table-cell>
          <table:table-cell table:style-name="ce32" table:formula="of:=[.D62]+[.F62]-[.H62]" office:value-type="float" office:value="100">
            <text:p>100,000</text:p>
          </table:table-cell>
          <table:table-cell table:style-name="ce36" table:formula="of:=[.J62]*[.C62]" office:value-type="float" office:value="417">
            <text:p>417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Заглушка для заклепки 13*3*4 мм зел</text:p>
          </table:table-cell>
          <table:table-cell table:style-name="ce6" office:value-type="string">
            <text:p>шт.</text:p>
          </table:table-cell>
          <table:table-cell table:style-name="ce12" office:value-type="float" office:value="1.09">
            <text:p>1,090р.</text:p>
          </table:table-cell>
          <table:table-cell table:style-name="ce18" office:value-type="float" office:value="5000">
            <text:p>5000,000</text:p>
          </table:table-cell>
          <table:table-cell table:style-name="ce24" table:formula="of:=[.C63]*[.D63]" office:value-type="float" office:value="5450">
            <text:p><text:s/>5 450,00р. </text:p>
          </table:table-cell>
          <table:table-cell table:style-name="ce32"/>
          <table:table-cell table:style-name="ce32"/>
          <table:table-cell table:style-name="ce6"/>
          <table:table-cell table:style-name="ce35" table:formula="of:=[.H63]*[.C63]" office:value-type="float" office:value="0">
            <text:p>0,000р.</text:p>
          </table:table-cell>
          <table:table-cell table:style-name="ce32" table:formula="of:=[.D63]+[.F63]-[.H63]" office:value-type="float" office:value="5000">
            <text:p>5000,000</text:p>
          </table:table-cell>
          <table:table-cell table:style-name="ce36" table:formula="of:=[.J63]*[.C63]" office:value-type="float" office:value="5450">
            <text:p>5 45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Заглушка для заклепки 13*3*4 мм серебро</text:p>
          </table:table-cell>
          <table:table-cell table:style-name="ce6" office:value-type="string">
            <text:p>шт.</text:p>
          </table:table-cell>
          <table:table-cell table:style-name="ce12" office:value-type="float" office:value="1.09">
            <text:p>1,090р.</text:p>
          </table:table-cell>
          <table:table-cell table:style-name="ce18" office:value-type="float" office:value="100">
            <text:p>100,000</text:p>
          </table:table-cell>
          <table:table-cell table:style-name="ce24" table:formula="of:=[.C64]*[.D64]" office:value-type="float" office:value="109">
            <text:p><text:s/>109,0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64]*[.C64]" office:value-type="float" office:value="0">
            <text:p>0,000р.</text:p>
          </table:table-cell>
          <table:table-cell table:style-name="ce32" table:formula="of:=[.D64]+[.F64]-[.H64]" office:value-type="float" office:value="100">
            <text:p>100,000</text:p>
          </table:table-cell>
          <table:table-cell table:style-name="ce36" table:formula="of:=[.J64]*[.C64]" office:value-type="float" office:value="109">
            <text:p>109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Заглушка для заклепки 13*3*4 мм красный</text:p>
          </table:table-cell>
          <table:table-cell table:style-name="ce6" office:value-type="string">
            <text:p>шт.</text:p>
          </table:table-cell>
          <table:table-cell table:style-name="ce12" office:value-type="float" office:value="1.09">
            <text:p>1,090р.</text:p>
          </table:table-cell>
          <table:table-cell table:style-name="ce18" office:value-type="float" office:value="3000">
            <text:p>3000,000</text:p>
          </table:table-cell>
          <table:table-cell table:style-name="ce24" table:formula="of:=[.C65]*[.D65]" office:value-type="float" office:value="3270">
            <text:p><text:s/>3 27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65]*[.C65]" office:value-type="float" office:value="0">
            <text:p>0,000р.</text:p>
          </table:table-cell>
          <table:table-cell table:style-name="ce32" table:formula="of:=[.D65]+[.F65]-[.H65]" office:value-type="float" office:value="3000">
            <text:p>3000,000</text:p>
          </table:table-cell>
          <table:table-cell table:style-name="ce36" table:formula="of:=[.J65]*[.C65]" office:value-type="float" office:value="3270">
            <text:p>3 27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Заглушка для заклепки 13*3*4 мм синий</text:p>
          </table:table-cell>
          <table:table-cell table:style-name="ce6" office:value-type="string">
            <text:p>шт.</text:p>
          </table:table-cell>
          <table:table-cell table:style-name="ce12" office:value-type="float" office:value="1.09">
            <text:p>1,090р.</text:p>
          </table:table-cell>
          <table:table-cell table:style-name="ce18" office:value-type="float" office:value="2000">
            <text:p>2000,000</text:p>
          </table:table-cell>
          <table:table-cell table:style-name="ce24" table:formula="of:=[.C66]*[.D66]" office:value-type="float" office:value="2180">
            <text:p><text:s/>2 18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66]*[.C66]" office:value-type="float" office:value="0">
            <text:p>0,000р.</text:p>
          </table:table-cell>
          <table:table-cell table:style-name="ce32" table:formula="of:=[.D66]+[.F66]-[.H66]" office:value-type="float" office:value="2000">
            <text:p>2000,000</text:p>
          </table:table-cell>
          <table:table-cell table:style-name="ce36" table:formula="of:=[.J66]*[.C66]" office:value-type="float" office:value="2180">
            <text:p>2 18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Стекло Акрилон 3050*2050*2 проз.</text:p>
          </table:table-cell>
          <table:table-cell table:style-name="ce6" office:value-type="string">
            <text:p>м.</text:p>
          </table:table-cell>
          <table:table-cell table:style-name="ce12" office:value-type="float" office:value="364.11">
            <text:p>364,110р.</text:p>
          </table:table-cell>
          <table:table-cell table:style-name="ce18" office:value-type="float" office:value="4.8">
            <text:p>4,800</text:p>
          </table:table-cell>
          <table:table-cell table:style-name="ce24" table:formula="of:=[.C67]*[.D67]" office:value-type="float" office:value="1747.728">
            <text:p><text:s/>1 747,73р. </text:p>
          </table:table-cell>
          <table:table-cell table:style-name="ce31"/>
          <table:table-cell table:style-name="ce31"/>
          <table:table-cell table:style-name="ce9"/>
          <table:table-cell table:style-name="ce35" table:formula="of:=[.H67]*[.C67]" office:value-type="float" office:value="0">
            <text:p>0,000р.</text:p>
          </table:table-cell>
          <table:table-cell table:style-name="ce32" table:formula="of:=[.D67]+[.F67]-[.H67]" office:value-type="float" office:value="4.8">
            <text:p>4,800</text:p>
          </table:table-cell>
          <table:table-cell table:style-name="ce36" table:formula="of:=[.J67]*[.C67]" office:value-type="float" office:value="1747.728">
            <text:p>1 747,73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Рейнобонд 33 4050*1500*3 мм бел,гл/бел,мат <text:s/>орг-стекло</text:p>
          </table:table-cell>
          <table:table-cell table:style-name="ce6" office:value-type="string">
            <text:p>шт.</text:p>
          </table:table-cell>
          <table:table-cell table:style-name="ce12" office:value-type="float" office:value="6569.21">
            <text:p>6 569,210р.</text:p>
          </table:table-cell>
          <table:table-cell table:style-name="ce18" office:value-type="float" office:value="1">
            <text:p>1,000</text:p>
          </table:table-cell>
          <table:table-cell table:style-name="ce24" table:formula="of:=[.C68]*[.D68]" office:value-type="float" office:value="6569.21">
            <text:p><text:s/>6 569,21р. </text:p>
          </table:table-cell>
          <table:table-cell table:style-name="ce31"/>
          <table:table-cell table:style-name="ce31"/>
          <table:table-cell table:style-name="ce9"/>
          <table:table-cell table:style-name="ce35" table:formula="of:=[.H68]*[.C68]" office:value-type="float" office:value="0">
            <text:p>0,000р.</text:p>
          </table:table-cell>
          <table:table-cell table:style-name="ce32" table:formula="of:=[.D68]+[.F68]-[.H68]" office:value-type="float" office:value="1">
            <text:p>1,000</text:p>
          </table:table-cell>
          <table:table-cell table:style-name="ce36" table:formula="of:=[.J68]*[.C68]" office:value-type="float" office:value="6569.21">
            <text:p>6 569,21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Рейнобонд 33 4050*1500*3 мм син,гл/син,мат</text:p>
          </table:table-cell>
          <table:table-cell table:style-name="ce6" office:value-type="string">
            <text:p>шт.</text:p>
          </table:table-cell>
          <table:table-cell table:style-name="ce12" office:value-type="float" office:value="6569.21">
            <text:p>6 569,210р.</text:p>
          </table:table-cell>
          <table:table-cell table:style-name="ce18" office:value-type="float" office:value="1">
            <text:p>1,000</text:p>
          </table:table-cell>
          <table:table-cell table:style-name="ce24" table:formula="of:=[.C69]*[.D69]" office:value-type="float" office:value="6569.21">
            <text:p><text:s/>6 569,21р. </text:p>
          </table:table-cell>
          <table:table-cell table:style-name="ce31"/>
          <table:table-cell table:style-name="ce31"/>
          <table:table-cell table:style-name="ce9"/>
          <table:table-cell table:style-name="ce35" table:formula="of:=[.H69]*[.C69]" office:value-type="float" office:value="0">
            <text:p>0,000р.</text:p>
          </table:table-cell>
          <table:table-cell table:style-name="ce32" table:formula="of:=[.D69]+[.F69]-[.H69]" office:value-type="float" office:value="1">
            <text:p>1,000</text:p>
          </table:table-cell>
          <table:table-cell table:style-name="ce36" table:formula="of:=[.J69]*[.C69]" office:value-type="float" office:value="6569.21">
            <text:p>6 569,21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Рейнобонд 33 4050*1500*3 мм черн,гл/черн,мат</text:p>
          </table:table-cell>
          <table:table-cell table:style-name="ce6" office:value-type="string">
            <text:p>шт.</text:p>
          </table:table-cell>
          <table:table-cell table:style-name="ce12" office:value-type="float" office:value="6569.21">
            <text:p>6 569,210р.</text:p>
          </table:table-cell>
          <table:table-cell table:style-name="ce18" office:value-type="float" office:value="1">
            <text:p>1,000</text:p>
          </table:table-cell>
          <table:table-cell table:style-name="ce24" table:formula="of:=[.C70]*[.D70]" office:value-type="float" office:value="6569.21">
            <text:p><text:s/>6 569,21р. </text:p>
          </table:table-cell>
          <table:table-cell table:style-name="ce31"/>
          <table:table-cell table:style-name="ce31"/>
          <table:table-cell table:style-name="ce9"/>
          <table:table-cell table:style-name="ce35" table:formula="of:=[.H70]*[.C70]" office:value-type="float" office:value="0">
            <text:p>0,000р.</text:p>
          </table:table-cell>
          <table:table-cell table:style-name="ce32" table:formula="of:=[.D70]+[.F70]-[.H70]" office:value-type="float" office:value="1">
            <text:p>1,000</text:p>
          </table:table-cell>
          <table:table-cell table:style-name="ce36" table:formula="of:=[.J70]*[.C70]" office:value-type="float" office:value="6569.21">
            <text:p>6 569,21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7">
          <table:table-cell table:style-name="ce1" office:value-type="string">
            <text:p>Шенгвей 1200*600*1,4мм, красн,глянц,прозр, пластик д/гравир</text:p>
          </table:table-cell>
          <table:table-cell table:style-name="ce6" office:value-type="string">
            <text:p>шт.</text:p>
          </table:table-cell>
          <table:table-cell table:style-name="ce12" office:value-type="float" office:value="689">
            <text:p>689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71]*[.D71]" office:value-type="float" office:value="689">
            <text:p><text:s/>689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71]*[.C71]" office:value-type="float" office:value="0">
            <text:p>0,000р.</text:p>
          </table:table-cell>
          <table:table-cell table:style-name="ce32" table:formula="of:=[.D71]+[.F71]-[.H71]" office:value-type="float" office:value="1">
            <text:p>1,000</text:p>
          </table:table-cell>
          <table:table-cell table:style-name="ce36" table:formula="of:=[.J71]*[.C71]" office:value-type="float" office:value="689">
            <text:p>689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Шенгвей-251 1200*600*1,4мм,чер,зол,струк/бел,пластик д/гравир</text:p>
          </table:table-cell>
          <table:table-cell table:style-name="ce6" office:value-type="string">
            <text:p>шт.</text:p>
          </table:table-cell>
          <table:table-cell table:style-name="ce12" office:value-type="float" office:value="492.7">
            <text:p>492,700р.</text:p>
          </table:table-cell>
          <table:table-cell table:style-name="ce18" office:value-type="float" office:value="4">
            <text:p>4,000</text:p>
          </table:table-cell>
          <table:table-cell table:style-name="ce24" table:formula="of:=[.C72]*[.D72]" office:value-type="float" office:value="1970.8">
            <text:p><text:s/>1 970,8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72]*[.C72]" office:value-type="float" office:value="0">
            <text:p>0,000р.</text:p>
          </table:table-cell>
          <table:table-cell table:style-name="ce32" table:formula="of:=[.D72]+[.F72]-[.H72]" office:value-type="float" office:value="4">
            <text:p>4,000</text:p>
          </table:table-cell>
          <table:table-cell table:style-name="ce36" table:formula="of:=[.J72]*[.C72]" office:value-type="float" office:value="1970.8">
            <text:p>1 970,8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Шенгвей-266 1200*600*1,4мм,жел/бел,пластик д/гравир</text:p>
          </table:table-cell>
          <table:table-cell table:style-name="ce6" office:value-type="string">
            <text:p>шт.</text:p>
          </table:table-cell>
          <table:table-cell table:style-name="ce12" office:value-type="float" office:value="313.56">
            <text:p>313,560р.</text:p>
          </table:table-cell>
          <table:table-cell table:style-name="ce18" office:value-type="float" office:value="3">
            <text:p>3,000</text:p>
          </table:table-cell>
          <table:table-cell table:style-name="ce24" table:formula="of:=[.C73]*[.D73]" office:value-type="float" office:value="940.68">
            <text:p><text:s/>940,68р. </text:p>
          </table:table-cell>
          <table:table-cell table:style-name="ce31"/>
          <table:table-cell table:style-name="ce31"/>
          <table:table-cell table:style-name="ce9"/>
          <table:table-cell table:style-name="ce35" table:formula="of:=[.H73]*[.C73]" office:value-type="float" office:value="0">
            <text:p>0,000р.</text:p>
          </table:table-cell>
          <table:table-cell table:style-name="ce32" table:formula="of:=[.D73]+[.F73]-[.H73]" office:value-type="float" office:value="3">
            <text:p>3,000</text:p>
          </table:table-cell>
          <table:table-cell table:style-name="ce36" table:formula="of:=[.J73]*[.C73]" office:value-type="float" office:value="940.68">
            <text:p>940,68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Шенгвей-001 1200*600*1,4мм,красн/бел,пластик д/гравир</text:p>
          </table:table-cell>
          <table:table-cell table:style-name="ce6" office:value-type="string">
            <text:p>шт.</text:p>
          </table:table-cell>
          <table:table-cell table:style-name="ce12" office:value-type="float" office:value="313.56">
            <text:p>313,560р.</text:p>
          </table:table-cell>
          <table:table-cell table:style-name="ce18" office:value-type="float" office:value="5">
            <text:p>5,000</text:p>
          </table:table-cell>
          <table:table-cell table:style-name="ce24" table:formula="of:=[.C74]*[.D74]" office:value-type="float" office:value="1567.8">
            <text:p><text:s/>1 567,8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74]*[.C74]" office:value-type="float" office:value="0">
            <text:p>0,000р.</text:p>
          </table:table-cell>
          <table:table-cell table:style-name="ce32" table:formula="of:=[.D74]+[.F74]-[.H74]" office:value-type="float" office:value="5">
            <text:p>5,000</text:p>
          </table:table-cell>
          <table:table-cell table:style-name="ce36" table:formula="of:=[.J74]*[.C74]" office:value-type="float" office:value="1567.8">
            <text:p>1 567,8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Шенгвей-030 1200*600*1,4мм,чер,сер,струк/чер,пластик д/гравир</text:p>
          </table:table-cell>
          <table:table-cell table:style-name="ce6" office:value-type="string">
            <text:p>шт.</text:p>
          </table:table-cell>
          <table:table-cell table:style-name="ce12" office:value-type="float" office:value="444.86">
            <text:p>444,860р.</text:p>
          </table:table-cell>
          <table:table-cell table:style-name="ce18" office:value-type="float" office:value="4">
            <text:p>4,000</text:p>
          </table:table-cell>
          <table:table-cell table:style-name="ce24" table:formula="of:=[.C75]*[.D75]" office:value-type="float" office:value="1779.44">
            <text:p><text:s/>1 779,44р. </text:p>
          </table:table-cell>
          <table:table-cell table:style-name="ce31"/>
          <table:table-cell table:style-name="ce31"/>
          <table:table-cell table:style-name="ce9"/>
          <table:table-cell table:style-name="ce35" table:formula="of:=[.H75]*[.C75]" office:value-type="float" office:value="0">
            <text:p>0,000р.</text:p>
          </table:table-cell>
          <table:table-cell table:style-name="ce32" table:formula="of:=[.D75]+[.F75]-[.H75]" office:value-type="float" office:value="4">
            <text:p>4,000</text:p>
          </table:table-cell>
          <table:table-cell table:style-name="ce36" table:formula="of:=[.J75]*[.C75]" office:value-type="float" office:value="1779.44">
            <text:p>1 779,44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Шенгвей-041 1200*600*1,4мм,тем,дуб/бел,пластик д/гравир</text:p>
          </table:table-cell>
          <table:table-cell table:style-name="ce6" office:value-type="string">
            <text:p>шт.</text:p>
          </table:table-cell>
          <table:table-cell table:style-name="ce12" office:value-type="float" office:value="444.86">
            <text:p>444,860р.</text:p>
          </table:table-cell>
          <table:table-cell table:style-name="ce18" office:value-type="float" office:value="5">
            <text:p>5,000</text:p>
          </table:table-cell>
          <table:table-cell table:style-name="ce24" table:formula="of:=[.C76]*[.D76]" office:value-type="float" office:value="2224.3">
            <text:p><text:s/>2 224,3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76]*[.C76]" office:value-type="float" office:value="0">
            <text:p>0,000р.</text:p>
          </table:table-cell>
          <table:table-cell table:style-name="ce32" table:formula="of:=[.D76]+[.F76]-[.H76]" office:value-type="float" office:value="5">
            <text:p>5,000</text:p>
          </table:table-cell>
          <table:table-cell table:style-name="ce36" table:formula="of:=[.J76]*[.C76]" office:value-type="float" office:value="2224.3">
            <text:p>2 224,3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Шенгвей-114 1200*600*1,4мм,сер,гл/чер,пластик д/гравир</text:p>
          </table:table-cell>
          <table:table-cell table:style-name="ce6" office:value-type="string">
            <text:p>шт.</text:p>
          </table:table-cell>
          <table:table-cell table:style-name="ce12" office:value-type="float" office:value="374.9">
            <text:p>374,900р.</text:p>
          </table:table-cell>
          <table:table-cell table:style-name="ce18" office:value-type="float" office:value="13">
            <text:p>13,000</text:p>
          </table:table-cell>
          <table:table-cell table:style-name="ce24" table:formula="of:=[.C77]*[.D77]" office:value-type="float" office:value="4873.7">
            <text:p><text:s/>4 873,70р. </text:p>
          </table:table-cell>
          <table:table-cell table:style-name="ce31"/>
          <table:table-cell table:style-name="ce31"/>
          <table:table-cell table:style-name="ce6" office:value-type="float" office:value="0.8">
            <text:p>0,8</text:p>
          </table:table-cell>
          <table:table-cell table:style-name="ce35" table:formula="of:=[.H77]*[.C77]" office:value-type="float" office:value="299.92">
            <text:p>299,920р.</text:p>
          </table:table-cell>
          <table:table-cell table:style-name="ce32" table:formula="of:=[.D77]+[.F77]-[.H77]" office:value-type="float" office:value="12.2">
            <text:p>12,200</text:p>
          </table:table-cell>
          <table:table-cell table:style-name="ce36" table:formula="of:=[.J77]*[.C77]" office:value-type="float" office:value="4573.78">
            <text:p>4 573,78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Шенгвей-266 1200*600*1,4мм,жел/бел,пластик д/гравир</text:p>
          </table:table-cell>
          <table:table-cell table:style-name="ce6" office:value-type="string">
            <text:p>шт.</text:p>
          </table:table-cell>
          <table:table-cell table:style-name="ce12" office:value-type="float" office:value="262.31">
            <text:p>262,310р.</text:p>
          </table:table-cell>
          <table:table-cell table:style-name="ce18" office:value-type="float" office:value="4">
            <text:p>4,000</text:p>
          </table:table-cell>
          <table:table-cell table:style-name="ce24" table:formula="of:=[.C78]*[.D78]" office:value-type="float" office:value="1049.24">
            <text:p><text:s/>1 049,24р. </text:p>
          </table:table-cell>
          <table:table-cell table:style-name="ce31"/>
          <table:table-cell table:style-name="ce31"/>
          <table:table-cell table:style-name="ce9"/>
          <table:table-cell table:style-name="ce35" table:formula="of:=[.H78]*[.C78]" office:value-type="float" office:value="0">
            <text:p>0,000р.</text:p>
          </table:table-cell>
          <table:table-cell table:style-name="ce32" table:formula="of:=[.D78]+[.F78]-[.H78]" office:value-type="float" office:value="4">
            <text:p>4,000</text:p>
          </table:table-cell>
          <table:table-cell table:style-name="ce36" table:formula="of:=[.J78]*[.C78]" office:value-type="float" office:value="1049.24">
            <text:p>1 049,24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Шенгвей-002 1200*600*1,4мм,зел/бел,пластик д/гравир</text:p>
          </table:table-cell>
          <table:table-cell table:style-name="ce6" office:value-type="string">
            <text:p>шт.</text:p>
          </table:table-cell>
          <table:table-cell table:style-name="ce12" office:value-type="float" office:value="262.31">
            <text:p>262,310р.</text:p>
          </table:table-cell>
          <table:table-cell table:style-name="ce18" office:value-type="float" office:value="5">
            <text:p>5,000</text:p>
          </table:table-cell>
          <table:table-cell table:style-name="ce24" table:formula="of:=[.C79]*[.D79]" office:value-type="float" office:value="1311.55">
            <text:p><text:s/>1 311,55р. </text:p>
          </table:table-cell>
          <table:table-cell table:style-name="ce31"/>
          <table:table-cell table:style-name="ce31"/>
          <table:table-cell table:style-name="ce9"/>
          <table:table-cell table:style-name="ce35" table:formula="of:=[.H79]*[.C79]" office:value-type="float" office:value="0">
            <text:p>0,000р.</text:p>
          </table:table-cell>
          <table:table-cell table:style-name="ce32" table:formula="of:=[.D79]+[.F79]-[.H79]" office:value-type="float" office:value="5">
            <text:p>5,000</text:p>
          </table:table-cell>
          <table:table-cell table:style-name="ce36" table:formula="of:=[.J79]*[.C79]" office:value-type="float" office:value="1311.55">
            <text:p>1 311,55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Шенгвей-002 1200*600*3мм,зел/бел,пластик д/гравир</text:p>
          </table:table-cell>
          <table:table-cell table:style-name="ce6" office:value-type="string">
            <text:p>шт.</text:p>
          </table:table-cell>
          <table:table-cell table:style-name="ce12" office:value-type="float" office:value="562.67">
            <text:p>562,670р.</text:p>
          </table:table-cell>
          <table:table-cell table:style-name="ce18" office:value-type="float" office:value="6">
            <text:p>6,000</text:p>
          </table:table-cell>
          <table:table-cell table:style-name="ce24" table:formula="of:=[.C80]*[.D80]" office:value-type="float" office:value="3376.02">
            <text:p><text:s/>3 376,02р. </text:p>
          </table:table-cell>
          <table:table-cell table:style-name="ce31"/>
          <table:table-cell table:style-name="ce31"/>
          <table:table-cell table:style-name="ce9"/>
          <table:table-cell table:style-name="ce35" table:formula="of:=[.H80]*[.C80]" office:value-type="float" office:value="0">
            <text:p>0,000р.</text:p>
          </table:table-cell>
          <table:table-cell table:style-name="ce32" table:formula="of:=[.D80]+[.F80]-[.H80]" office:value-type="float" office:value="6">
            <text:p>6,000</text:p>
          </table:table-cell>
          <table:table-cell table:style-name="ce36" table:formula="of:=[.J80]*[.C80]" office:value-type="float" office:value="3376.02">
            <text:p>3 376,02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Шенгвей-004 1200*600*1,4мм,оранж/бел,пластик д/гравир</text:p>
          </table:table-cell>
          <table:table-cell table:style-name="ce6" office:value-type="string">
            <text:p>шт.</text:p>
          </table:table-cell>
          <table:table-cell table:style-name="ce12" office:value-type="float" office:value="262.31">
            <text:p>262,310р.</text:p>
          </table:table-cell>
          <table:table-cell table:style-name="ce18" office:value-type="float" office:value="4">
            <text:p>4,000</text:p>
          </table:table-cell>
          <table:table-cell table:style-name="ce24" table:formula="of:=[.C81]*[.D81]" office:value-type="float" office:value="1049.24">
            <text:p><text:s/>1 049,24р. </text:p>
          </table:table-cell>
          <table:table-cell table:style-name="ce31"/>
          <table:table-cell table:style-name="ce31"/>
          <table:table-cell table:style-name="ce9"/>
          <table:table-cell table:style-name="ce35" table:formula="of:=[.H81]*[.C81]" office:value-type="float" office:value="0">
            <text:p>0,000р.</text:p>
          </table:table-cell>
          <table:table-cell table:style-name="ce32" table:formula="of:=[.D81]+[.F81]-[.H81]" office:value-type="float" office:value="4">
            <text:p>4,000</text:p>
          </table:table-cell>
          <table:table-cell table:style-name="ce36" table:formula="of:=[.J81]*[.C81]" office:value-type="float" office:value="1049.24">
            <text:p>1 049,24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Шенгвей-007 1200*600*1,4мм,син/бел,пластик д/гравир</text:p>
          </table:table-cell>
          <table:table-cell table:style-name="ce6" office:value-type="string">
            <text:p>шт.</text:p>
          </table:table-cell>
          <table:table-cell table:style-name="ce12" office:value-type="float" office:value="262.31">
            <text:p>262,310р.</text:p>
          </table:table-cell>
          <table:table-cell table:style-name="ce18" office:value-type="float" office:value="4.4">
            <text:p>4,400</text:p>
          </table:table-cell>
          <table:table-cell table:style-name="ce24" table:formula="of:=[.C82]*[.D82]" office:value-type="float" office:value="1154.164">
            <text:p><text:s/>1 154,16р. </text:p>
          </table:table-cell>
          <table:table-cell table:style-name="ce31"/>
          <table:table-cell table:style-name="ce31"/>
          <table:table-cell table:style-name="ce9"/>
          <table:table-cell table:style-name="ce35" table:formula="of:=[.H82]*[.C82]" office:value-type="float" office:value="0">
            <text:p>0,000р.</text:p>
          </table:table-cell>
          <table:table-cell table:style-name="ce32" table:formula="of:=[.D82]+[.F82]-[.H82]" office:value-type="float" office:value="4.4">
            <text:p>4,400</text:p>
          </table:table-cell>
          <table:table-cell table:style-name="ce36" table:formula="of:=[.J82]*[.C82]" office:value-type="float" office:value="1154.164">
            <text:p>1 154,16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Шенгвей-012 1200*600*1,4мм,сер,мат/чер,пластик д/гравир</text:p>
          </table:table-cell>
          <table:table-cell table:style-name="ce6" office:value-type="string">
            <text:p>шт.</text:p>
          </table:table-cell>
          <table:table-cell table:style-name="ce12" office:value-type="float" office:value="262.31">
            <text:p>262,310р.</text:p>
          </table:table-cell>
          <table:table-cell table:style-name="ce18" office:value-type="float" office:value="6">
            <text:p>6,000</text:p>
          </table:table-cell>
          <table:table-cell table:style-name="ce24" table:formula="of:=[.C83]*[.D83]" office:value-type="float" office:value="1573.86">
            <text:p><text:s/>1 573,86р. </text:p>
          </table:table-cell>
          <table:table-cell table:style-name="ce31"/>
          <table:table-cell table:style-name="ce31"/>
          <table:table-cell table:style-name="ce9"/>
          <table:table-cell table:style-name="ce35" table:formula="of:=[.H83]*[.C83]" office:value-type="float" office:value="0">
            <text:p>0,000р.</text:p>
          </table:table-cell>
          <table:table-cell table:style-name="ce32" table:formula="of:=[.D83]+[.F83]-[.H83]" office:value-type="float" office:value="6">
            <text:p>6,000</text:p>
          </table:table-cell>
          <table:table-cell table:style-name="ce36" table:formula="of:=[.J83]*[.C83]" office:value-type="float" office:value="1573.86">
            <text:p>1 573,86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Шенгвей-015 1200*600*1,4мм,зол,цар/чер,пластик д/гравир</text:p>
          </table:table-cell>
          <table:table-cell table:style-name="ce6" office:value-type="string">
            <text:p>шт.</text:p>
          </table:table-cell>
          <table:table-cell table:style-name="ce12" office:value-type="float" office:value="374.94">
            <text:p>374,940р.</text:p>
          </table:table-cell>
          <table:table-cell table:style-name="ce18" office:value-type="float" office:value="8.6">
            <text:p>8,600</text:p>
          </table:table-cell>
          <table:table-cell table:style-name="ce24" table:formula="of:=[.C84]*[.D84]" office:value-type="float" office:value="3224.484">
            <text:p><text:s/>3 224,48р. </text:p>
          </table:table-cell>
          <table:table-cell table:style-name="ce31"/>
          <table:table-cell table:style-name="ce31"/>
          <table:table-cell table:style-name="ce6" office:value-type="float" office:value="0.7">
            <text:p>0,7</text:p>
          </table:table-cell>
          <table:table-cell table:style-name="ce35" table:formula="of:=[.H84]*[.C84]" office:value-type="float" office:value="262.458">
            <text:p>262,458р.</text:p>
          </table:table-cell>
          <table:table-cell table:style-name="ce32" table:formula="of:=[.D84]+[.F84]-[.H84]" office:value-type="float" office:value="7.9">
            <text:p>7,900</text:p>
          </table:table-cell>
          <table:table-cell table:style-name="ce36" table:formula="of:=[.J84]*[.C84]" office:value-type="float" office:value="2962.026">
            <text:p>2 962,03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Шенгвей-0127 1200*600*1,4мм,сер,хамел/чер,пластик д/гравир</text:p>
          </table:table-cell>
          <table:table-cell table:style-name="ce6" office:value-type="string">
            <text:p>шт.</text:p>
          </table:table-cell>
          <table:table-cell table:style-name="ce12" office:value-type="float" office:value="374.94">
            <text:p>374,940р.</text:p>
          </table:table-cell>
          <table:table-cell table:style-name="ce18" office:value-type="float" office:value="6">
            <text:p>6,000</text:p>
          </table:table-cell>
          <table:table-cell table:style-name="ce24" table:formula="of:=[.C85]*[.D85]" office:value-type="float" office:value="2249.64">
            <text:p><text:s/>2 249,64р. </text:p>
          </table:table-cell>
          <table:table-cell table:style-name="ce31"/>
          <table:table-cell table:style-name="ce31"/>
          <table:table-cell table:style-name="ce9"/>
          <table:table-cell table:style-name="ce35" table:formula="of:=[.H85]*[.C85]" office:value-type="float" office:value="0">
            <text:p>0,000р.</text:p>
          </table:table-cell>
          <table:table-cell table:style-name="ce32" table:formula="of:=[.D85]+[.F85]-[.H85]" office:value-type="float" office:value="6">
            <text:p>6,000</text:p>
          </table:table-cell>
          <table:table-cell table:style-name="ce36" table:formula="of:=[.J85]*[.C85]" office:value-type="float" office:value="2249.64">
            <text:p>2 249,64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Шенгвей-017 1200*600*1,4мм,зол,мат/чер,пластик д/гравир</text:p>
          </table:table-cell>
          <table:table-cell table:style-name="ce6" office:value-type="string">
            <text:p>шт.</text:p>
          </table:table-cell>
          <table:table-cell table:style-name="ce12" office:value-type="float" office:value="650.34">
            <text:p>650,340р.</text:p>
          </table:table-cell>
          <table:table-cell table:style-name="ce18" office:value-type="float" office:value="5">
            <text:p>5,000</text:p>
          </table:table-cell>
          <table:table-cell table:style-name="ce24" table:formula="of:=[.C86]*[.D86]" office:value-type="float" office:value="3251.7">
            <text:p><text:s/>3 251,70р. </text:p>
          </table:table-cell>
          <table:table-cell table:style-name="ce31"/>
          <table:table-cell table:style-name="ce31"/>
          <table:table-cell table:style-name="ce6" office:value-type="float" office:value="0.2">
            <text:p>0,2</text:p>
          </table:table-cell>
          <table:table-cell table:style-name="ce35" table:formula="of:=[.H86]*[.C86]" office:value-type="float" office:value="130.068">
            <text:p>130,068р.</text:p>
          </table:table-cell>
          <table:table-cell table:style-name="ce32" table:formula="of:=[.D86]+[.F86]-[.H86]" office:value-type="float" office:value="4.8">
            <text:p>4,800</text:p>
          </table:table-cell>
          <table:table-cell table:style-name="ce36" table:formula="of:=[.J86]*[.C86]" office:value-type="float" office:value="3121.632">
            <text:p>3 121,63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Шенгвей-023 1200*600*1,4мм,гол/бел,пластик д/гравир</text:p>
          </table:table-cell>
          <table:table-cell table:style-name="ce6" office:value-type="string">
            <text:p>шт.</text:p>
          </table:table-cell>
          <table:table-cell table:style-name="ce12" office:value-type="float" office:value="262.31">
            <text:p>262,310р.</text:p>
          </table:table-cell>
          <table:table-cell table:style-name="ce18" office:value-type="float" office:value="2">
            <text:p>2,000</text:p>
          </table:table-cell>
          <table:table-cell table:style-name="ce24" table:formula="of:=[.C87]*[.D87]" office:value-type="float" office:value="524.62">
            <text:p><text:s/>524,62р. </text:p>
          </table:table-cell>
          <table:table-cell table:style-name="ce31"/>
          <table:table-cell table:style-name="ce31"/>
          <table:table-cell table:style-name="ce9"/>
          <table:table-cell table:style-name="ce35" table:formula="of:=[.H87]*[.C87]" office:value-type="float" office:value="0">
            <text:p>0,000р.</text:p>
          </table:table-cell>
          <table:table-cell table:style-name="ce32" table:formula="of:=[.D87]+[.F87]-[.H87]" office:value-type="float" office:value="2">
            <text:p>2,000</text:p>
          </table:table-cell>
          <table:table-cell table:style-name="ce36" table:formula="of:=[.J87]*[.C87]" office:value-type="float" office:value="524.62">
            <text:p>524,62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Шенгвей-043 1200*600*1,4мм,кор,дер/бел,пластик д/гравир</text:p>
          </table:table-cell>
          <table:table-cell table:style-name="ce6" office:value-type="string">
            <text:p>шт.</text:p>
          </table:table-cell>
          <table:table-cell table:style-name="ce12" office:value-type="float" office:value="374.94">
            <text:p>374,940р.</text:p>
          </table:table-cell>
          <table:table-cell table:style-name="ce18" office:value-type="float" office:value="4">
            <text:p>4,000</text:p>
          </table:table-cell>
          <table:table-cell table:style-name="ce24" table:formula="of:=[.C88]*[.D88]" office:value-type="float" office:value="1499.76">
            <text:p><text:s/>1 499,76р. </text:p>
          </table:table-cell>
          <table:table-cell table:style-name="ce31"/>
          <table:table-cell table:style-name="ce31"/>
          <table:table-cell table:style-name="ce9"/>
          <table:table-cell table:style-name="ce35" table:formula="of:=[.H88]*[.C88]" office:value-type="float" office:value="0">
            <text:p>0,000р.</text:p>
          </table:table-cell>
          <table:table-cell table:style-name="ce32" table:formula="of:=[.D88]+[.F88]-[.H88]" office:value-type="float" office:value="4">
            <text:p>4,000</text:p>
          </table:table-cell>
          <table:table-cell table:style-name="ce36" table:formula="of:=[.J88]*[.C88]" office:value-type="float" office:value="1499.76">
            <text:p>1 499,76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Шенгвей-074 1200*600*1,4мм,зол/пр,пластик д/гравир</text:p>
          </table:table-cell>
          <table:table-cell table:style-name="ce6" office:value-type="string">
            <text:p>шт.</text:p>
          </table:table-cell>
          <table:table-cell table:style-name="ce12" office:value-type="float" office:value="675.05">
            <text:p>675,050р.</text:p>
          </table:table-cell>
          <table:table-cell table:style-name="ce18" office:value-type="float" office:value="2">
            <text:p>2,000</text:p>
          </table:table-cell>
          <table:table-cell table:style-name="ce24" table:formula="of:=[.C89]*[.D89]" office:value-type="float" office:value="1350.1">
            <text:p><text:s/>1 350,1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89]*[.C89]" office:value-type="float" office:value="0">
            <text:p>0,000р.</text:p>
          </table:table-cell>
          <table:table-cell table:style-name="ce32" table:formula="of:=[.D89]+[.F89]-[.H89]" office:value-type="float" office:value="2">
            <text:p>2,000</text:p>
          </table:table-cell>
          <table:table-cell table:style-name="ce36" table:formula="of:=[.J89]*[.C89]" office:value-type="float" office:value="1350.1">
            <text:p>1 350,1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Шенгвей-076 1200*600*1,4мм,сер/пр,пластик д/гравир</text:p>
          </table:table-cell>
          <table:table-cell table:style-name="ce6" office:value-type="string">
            <text:p>шт.</text:p>
          </table:table-cell>
          <table:table-cell table:style-name="ce12" office:value-type="float" office:value="675.05">
            <text:p>675,050р.</text:p>
          </table:table-cell>
          <table:table-cell table:style-name="ce18" office:value-type="float" office:value="1">
            <text:p>1,000</text:p>
          </table:table-cell>
          <table:table-cell table:style-name="ce24" table:formula="of:=[.C90]*[.D90]" office:value-type="float" office:value="675.05">
            <text:p><text:s/>675,05р. </text:p>
          </table:table-cell>
          <table:table-cell table:style-name="ce31"/>
          <table:table-cell table:style-name="ce31"/>
          <table:table-cell table:style-name="ce9"/>
          <table:table-cell table:style-name="ce35" table:formula="of:=[.H90]*[.C90]" office:value-type="float" office:value="0">
            <text:p>0,000р.</text:p>
          </table:table-cell>
          <table:table-cell table:style-name="ce32" table:formula="of:=[.D90]+[.F90]-[.H90]" office:value-type="float" office:value="1">
            <text:p>1,000</text:p>
          </table:table-cell>
          <table:table-cell table:style-name="ce36" table:formula="of:=[.J90]*[.C90]" office:value-type="float" office:value="675.05">
            <text:p>675,05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Шенгвей-081 1200*600*1,4мм,цар,сереб/красн,пластик д/гравир</text:p>
          </table:table-cell>
          <table:table-cell table:style-name="ce6" office:value-type="string">
            <text:p>шт.</text:p>
          </table:table-cell>
          <table:table-cell table:style-name="ce12" office:value-type="float" office:value="374.94">
            <text:p>374,940р.</text:p>
          </table:table-cell>
          <table:table-cell table:style-name="ce18" office:value-type="float" office:value="9.4">
            <text:p>9,400</text:p>
          </table:table-cell>
          <table:table-cell table:style-name="ce24" table:formula="of:=[.C91]*[.D91]" office:value-type="float" office:value="3524.436">
            <text:p><text:s/>3 524,44р. </text:p>
          </table:table-cell>
          <table:table-cell table:style-name="ce31"/>
          <table:table-cell table:style-name="ce31"/>
          <table:table-cell table:style-name="ce6"/>
          <table:table-cell table:style-name="ce35" table:formula="of:=[.H91]*[.C91]" office:value-type="float" office:value="0">
            <text:p>0,000р.</text:p>
          </table:table-cell>
          <table:table-cell table:style-name="ce32" table:formula="of:=[.D91]+[.F91]-[.H91]" office:value-type="float" office:value="9.4">
            <text:p>9,400</text:p>
          </table:table-cell>
          <table:table-cell table:style-name="ce36" table:formula="of:=[.J91]*[.C91]" office:value-type="float" office:value="3524.436">
            <text:p>3 524,44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Шенгвей-251 1200*600*1,4мм,чер,зол,струк/бел,пластик д/гравир</text:p>
          </table:table-cell>
          <table:table-cell table:style-name="ce6" office:value-type="string">
            <text:p>шт.</text:p>
          </table:table-cell>
          <table:table-cell table:style-name="ce12" office:value-type="float" office:value="437.93">
            <text:p>437,930р.</text:p>
          </table:table-cell>
          <table:table-cell table:style-name="ce18" office:value-type="float" office:value="10">
            <text:p>10,000</text:p>
          </table:table-cell>
          <table:table-cell table:style-name="ce24" table:formula="of:=[.C92]*[.D92]" office:value-type="float" office:value="4379.3">
            <text:p><text:s/>4 379,3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92]*[.C92]" office:value-type="float" office:value="0">
            <text:p>0,000р.</text:p>
          </table:table-cell>
          <table:table-cell table:style-name="ce32" table:formula="of:=[.D92]+[.F92]-[.H92]" office:value-type="float" office:value="10">
            <text:p>10,000</text:p>
          </table:table-cell>
          <table:table-cell table:style-name="ce36" table:formula="of:=[.J92]*[.C92]" office:value-type="float" office:value="4379.3">
            <text:p>4 379,3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Люверс10мм латун.</text:p>
          </table:table-cell>
          <table:table-cell table:style-name="ce6" office:value-type="string">
            <text:p>шт.</text:p>
          </table:table-cell>
          <table:table-cell table:style-name="ce12" office:value-type="float" office:value="3.45">
            <text:p>3,450р.</text:p>
          </table:table-cell>
          <table:table-cell table:style-name="ce18" office:value-type="float" office:value="450">
            <text:p>450,000</text:p>
          </table:table-cell>
          <table:table-cell table:style-name="ce24" table:formula="of:=[.C93]*[.D93]" office:value-type="float" office:value="1552.5">
            <text:p><text:s/>1 552,5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93]*[.C93]" office:value-type="float" office:value="0">
            <text:p>0,000р.</text:p>
          </table:table-cell>
          <table:table-cell table:style-name="ce32" table:formula="of:=[.D93]+[.F93]-[.H93]" office:value-type="float" office:value="450">
            <text:p>450,000</text:p>
          </table:table-cell>
          <table:table-cell table:style-name="ce36" table:formula="of:=[.J93]*[.C93]" office:value-type="float" office:value="1552.5">
            <text:p>1 552,5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Оракал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Люверс10мм оцинк.</text:p>
          </table:table-cell>
          <table:table-cell table:style-name="ce6" office:value-type="string">
            <text:p>шт.</text:p>
          </table:table-cell>
          <table:table-cell table:style-name="ce12" office:value-type="float" office:value="0.81">
            <text:p>0,810р.</text:p>
          </table:table-cell>
          <table:table-cell table:style-name="ce18" office:value-type="float" office:value="400">
            <text:p>400,000</text:p>
          </table:table-cell>
          <table:table-cell table:style-name="ce24" table:formula="of:=[.C94]*[.D94]" office:value-type="float" office:value="324">
            <text:p><text:s/>324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94]*[.C94]" office:value-type="float" office:value="0">
            <text:p>0,000р.</text:p>
          </table:table-cell>
          <table:table-cell table:style-name="ce32" table:formula="of:=[.D94]+[.F94]-[.H94]" office:value-type="float" office:value="400">
            <text:p>400,000</text:p>
          </table:table-cell>
          <table:table-cell table:style-name="ce36" table:formula="of:=[.J94]*[.C94]" office:value-type="float" office:value="324">
            <text:p>324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Оракал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Пластик Formplast (Россия) 3050*2050*8мм</text:p>
          </table:table-cell>
          <table:table-cell table:style-name="ce6" office:value-type="string">
            <text:p>шт.</text:p>
          </table:table-cell>
          <table:table-cell table:style-name="ce12" office:value-type="float" office:value="2755.28">
            <text:p>2 755,280р.</text:p>
          </table:table-cell>
          <table:table-cell table:style-name="ce18" office:value-type="float" office:value="1">
            <text:p>1,000</text:p>
          </table:table-cell>
          <table:table-cell table:style-name="ce24" table:formula="of:=[.C95]*[.D95]" office:value-type="float" office:value="2755.28">
            <text:p><text:s/>2 755,28р. </text:p>
          </table:table-cell>
          <table:table-cell table:style-name="ce31"/>
          <table:table-cell table:style-name="ce31"/>
          <table:table-cell table:style-name="ce9"/>
          <table:table-cell table:style-name="ce35" table:formula="of:=[.H95]*[.C95]" office:value-type="float" office:value="0">
            <text:p>0,000р.</text:p>
          </table:table-cell>
          <table:table-cell table:style-name="ce32" table:formula="of:=[.D95]+[.F95]-[.H95]" office:value-type="float" office:value="1">
            <text:p>1,000</text:p>
          </table:table-cell>
          <table:table-cell table:style-name="ce36" table:formula="of:=[.J95]*[.C95]" office:value-type="float" office:value="2755.28">
            <text:p>2 755,28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Оракал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ORACAL 641-10 белый 100см*50м</text:p>
          </table:table-cell>
          <table:table-cell table:style-name="ce6" office:value-type="string">
            <text:p>шт.</text:p>
          </table:table-cell>
          <table:table-cell table:style-name="ce12" office:value-type="float" office:value="3207.05">
            <text:p>3 207,050р.</text:p>
          </table:table-cell>
          <table:table-cell table:style-name="ce18" office:value-type="float" office:value="1">
            <text:p>1,000</text:p>
          </table:table-cell>
          <table:table-cell table:style-name="ce24" table:formula="of:=[.C96]*[.D96]" office:value-type="float" office:value="3207.05">
            <text:p><text:s/>3 207,05р. </text:p>
          </table:table-cell>
          <table:table-cell table:style-name="ce31"/>
          <table:table-cell table:style-name="ce31"/>
          <table:table-cell table:style-name="ce9"/>
          <table:table-cell table:style-name="ce35" table:formula="of:=[.H96]*[.C96]" office:value-type="float" office:value="0">
            <text:p>0,000р.</text:p>
          </table:table-cell>
          <table:table-cell table:style-name="ce32" table:formula="of:=[.D96]+[.F96]-[.H96]" office:value-type="float" office:value="1">
            <text:p>1,000</text:p>
          </table:table-cell>
          <table:table-cell table:style-name="ce36" table:formula="of:=[.J96]*[.C96]" office:value-type="float" office:value="3207.05">
            <text:p>3 207,05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Оракал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ORACAL 641-22 светло-желтый самок, пленка 100см*50м</text:p>
          </table:table-cell>
          <table:table-cell table:style-name="ce6" office:value-type="string">
            <text:p>шт.</text:p>
          </table:table-cell>
          <table:table-cell table:style-name="ce12" office:value-type="float" office:value="4115">
            <text:p>4 115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97]*[.D97]" office:value-type="float" office:value="4115">
            <text:p><text:s/>4 11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97]*[.C97]" office:value-type="float" office:value="0">
            <text:p>0,000р.</text:p>
          </table:table-cell>
          <table:table-cell table:style-name="ce32" table:formula="of:=[.D97]+[.F97]-[.H97]" office:value-type="float" office:value="1">
            <text:p>1,000</text:p>
          </table:table-cell>
          <table:table-cell table:style-name="ce36" table:formula="of:=[.J97]*[.C97]" office:value-type="float" office:value="4115">
            <text:p>4 115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Оракал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ORACAL 641-30 тёмно-красный самок, пленка 100см*50м</text:p>
          </table:table-cell>
          <table:table-cell table:style-name="ce6" office:value-type="string">
            <text:p>шт.</text:p>
          </table:table-cell>
          <table:table-cell table:style-name="ce12" office:value-type="float" office:value="4325.5">
            <text:p>4 325,5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98]*[.D98]" office:value-type="float" office:value="4325.5">
            <text:p><text:s/>4 325,5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98]*[.C98]" office:value-type="float" office:value="0">
            <text:p>0,000р.</text:p>
          </table:table-cell>
          <table:table-cell table:style-name="ce32" table:formula="of:=[.D98]+[.F98]-[.H98]" office:value-type="float" office:value="1">
            <text:p>1,000</text:p>
          </table:table-cell>
          <table:table-cell table:style-name="ce36" table:formula="of:=[.J98]*[.C98]" office:value-type="float" office:value="4325.5">
            <text:p>4 325,5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Оракал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ORACAL 641-32 светло-красный самок, пленка 100см*50м</text:p>
          </table:table-cell>
          <table:table-cell table:style-name="ce6" office:value-type="string">
            <text:p>шт.</text:p>
          </table:table-cell>
          <table:table-cell table:style-name="ce12" office:value-type="float" office:value="4325.5">
            <text:p>4 325,5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99]*[.D99]" office:value-type="float" office:value="4325.5">
            <text:p><text:s/>4 325,5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99]*[.C99]" office:value-type="float" office:value="0">
            <text:p>0,000р.</text:p>
          </table:table-cell>
          <table:table-cell table:style-name="ce32" table:formula="of:=[.D99]+[.F99]-[.H99]" office:value-type="float" office:value="1">
            <text:p>1,000</text:p>
          </table:table-cell>
          <table:table-cell table:style-name="ce36" table:formula="of:=[.J99]*[.C99]" office:value-type="float" office:value="4325.5">
            <text:p>4 325,5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Оракал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ORACAL 641-35 пастельно оранжевый самок, пленка 100см*50м</text:p>
          </table:table-cell>
          <table:table-cell table:style-name="ce6" office:value-type="string">
            <text:p>шт.</text:p>
          </table:table-cell>
          <table:table-cell table:style-name="ce12" office:value-type="float" office:value="4325.5">
            <text:p>4 325,5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00]*[.D100]" office:value-type="float" office:value="4325.5">
            <text:p><text:s/>4 325,5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00]*[.C100]" office:value-type="float" office:value="0">
            <text:p>0,000р.</text:p>
          </table:table-cell>
          <table:table-cell table:style-name="ce32" table:formula="of:=[.D100]+[.F100]-[.H100]" office:value-type="float" office:value="1">
            <text:p>1,000</text:p>
          </table:table-cell>
          <table:table-cell table:style-name="ce36" table:formula="of:=[.J100]*[.C100]" office:value-type="float" office:value="4325.5">
            <text:p>4 325,5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Оракал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ORACAL 641-61 зелёный самок, пленка 100см*50м</text:p>
          </table:table-cell>
          <table:table-cell table:style-name="ce6" office:value-type="string">
            <text:p>шт.</text:p>
          </table:table-cell>
          <table:table-cell table:style-name="ce12" office:value-type="float" office:value="4115">
            <text:p>4 115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01]*[.D101]" office:value-type="float" office:value="4115">
            <text:p><text:s/>4 11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01]*[.C101]" office:value-type="float" office:value="0">
            <text:p>0,000р.</text:p>
          </table:table-cell>
          <table:table-cell table:style-name="ce32" table:formula="of:=[.D101]+[.F101]-[.H101]" office:value-type="float" office:value="1">
            <text:p>1,000</text:p>
          </table:table-cell>
          <table:table-cell table:style-name="ce36" table:formula="of:=[.J101]*[.C101]" office:value-type="float" office:value="4115">
            <text:p>4 115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Оракал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ORACAL 641-70 чёрный самок, пленка 100см*50м</text:p>
          </table:table-cell>
          <table:table-cell table:style-name="ce6" office:value-type="string">
            <text:p>шт.</text:p>
          </table:table-cell>
          <table:table-cell table:style-name="ce12" office:value-type="float" office:value="4115">
            <text:p>4 115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02]*[.D102]" office:value-type="float" office:value="4115">
            <text:p><text:s/>4 11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02]*[.C102]" office:value-type="float" office:value="0">
            <text:p>0,000р.</text:p>
          </table:table-cell>
          <table:table-cell table:style-name="ce32" table:formula="of:=[.D102]+[.F102]-[.H102]" office:value-type="float" office:value="1">
            <text:p>1,000</text:p>
          </table:table-cell>
          <table:table-cell table:style-name="ce36" table:formula="of:=[.J102]*[.C102]" office:value-type="float" office:value="4115">
            <text:p>4 115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Оракал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ORACAL 641-86 ярко-синий самок, пленка 100см*50м</text:p>
          </table:table-cell>
          <table:table-cell table:style-name="ce6" office:value-type="string">
            <text:p>шт.</text:p>
          </table:table-cell>
          <table:table-cell table:style-name="ce12" office:value-type="float" office:value="4115">
            <text:p>4 115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03]*[.D103]" office:value-type="float" office:value="4115">
            <text:p><text:s/>4 11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03]*[.C103]" office:value-type="float" office:value="0">
            <text:p>0,000р.</text:p>
          </table:table-cell>
          <table:table-cell table:style-name="ce32" table:formula="of:=[.D103]+[.F103]-[.H103]" office:value-type="float" office:value="1">
            <text:p>1,000</text:p>
          </table:table-cell>
          <table:table-cell table:style-name="ce36" table:formula="of:=[.J103]*[.C103]" office:value-type="float" office:value="4115">
            <text:p>4 115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Оракал</text:p>
          </table:table-cell>
          <table:table-cell table:number-columns-repeated="1011"/>
        </table:table-row>
        <table:table-row table:style-name="ro7">
          <table:table-cell table:style-name="ce1" office:value-type="string">
            <text:p>ORACAL 641-90 серебристо-серый самок, пленка 100см*50м</text:p>
          </table:table-cell>
          <table:table-cell table:style-name="ce6" office:value-type="string">
            <text:p>шт.</text:p>
          </table:table-cell>
          <table:table-cell table:style-name="ce12" table:formula="of:=5151.6/[.D104]" office:value-type="float" office:value="5151.6">
            <text:p>5 151,6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04]*[.D104]" office:value-type="float" office:value="5151.6">
            <text:p><text:s/>5 151,6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04]*[.C104]" office:value-type="float" office:value="0">
            <text:p>0,000р.</text:p>
          </table:table-cell>
          <table:table-cell table:style-name="ce32" table:formula="of:=[.D104]+[.F104]-[.H104]" office:value-type="float" office:value="1">
            <text:p>1,000</text:p>
          </table:table-cell>
          <table:table-cell table:style-name="ce36" table:formula="of:=[.J104]*[.C104]" office:value-type="float" office:value="5151.6">
            <text:p>5 151,6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Оракал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ORACAL 641-91 золотистый самок, пленка 100см*50м</text:p>
          </table:table-cell>
          <table:table-cell table:style-name="ce6" office:value-type="string">
            <text:p>шт.</text:p>
          </table:table-cell>
          <table:table-cell table:style-name="ce12" table:formula="of:=5151.6/[.D105]" office:value-type="float" office:value="5151.6">
            <text:p>5 151,6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05]*[.D105]" office:value-type="float" office:value="5151.6">
            <text:p><text:s/>5 151,6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05]*[.C105]" office:value-type="float" office:value="0">
            <text:p>0,000р.</text:p>
          </table:table-cell>
          <table:table-cell table:style-name="ce32" table:formula="of:=[.D105]+[.F105]-[.H105]" office:value-type="float" office:value="1">
            <text:p>1,000</text:p>
          </table:table-cell>
          <table:table-cell table:style-name="ce36" table:formula="of:=[.J105]*[.C105]" office:value-type="float" office:value="5151.6">
            <text:p>5 151,6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Оракал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Монтажная пленка МТ-80 Р 100см*50м</text:p>
          </table:table-cell>
          <table:table-cell table:style-name="ce6" office:value-type="string">
            <text:p>шт.</text:p>
          </table:table-cell>
          <table:table-cell table:style-name="ce12" office:value-type="float" office:value="3888">
            <text:p>3 888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06]*[.D106]" office:value-type="float" office:value="3888">
            <text:p><text:s/>3 888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06]*[.C106]" office:value-type="float" office:value="0">
            <text:p>0,000р.</text:p>
          </table:table-cell>
          <table:table-cell table:style-name="ce32" table:formula="of:=[.D106]+[.F106]-[.H106]" office:value-type="float" office:value="1">
            <text:p>1,000</text:p>
          </table:table-cell>
          <table:table-cell table:style-name="ce36" table:formula="of:=[.J106]*[.C106]" office:value-type="float" office:value="3888">
            <text:p>3 888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енка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Ракель</text:p>
          </table:table-cell>
          <table:table-cell table:style-name="ce6" office:value-type="string">
            <text:p>шт.</text:p>
          </table:table-cell>
          <table:table-cell table:style-name="ce12" office:value-type="float" office:value="26.57">
            <text:p>26,57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07]*[.D107]" office:value-type="float" office:value="26.57">
            <text:p><text:s/>26,57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07]*[.C107]" office:value-type="float" office:value="0">
            <text:p>0,000р.</text:p>
          </table:table-cell>
          <table:table-cell table:style-name="ce32" table:formula="of:=[.D107]+[.F107]-[.H107]" office:value-type="float" office:value="1">
            <text:p>1,000</text:p>
          </table:table-cell>
          <table:table-cell table:style-name="ce36" table:formula="of:=[.J107]*[.C107]" office:value-type="float" office:value="26.57">
            <text:p>26,57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Ракель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Ракель Х-Film с резин</text:p>
          </table:table-cell>
          <table:table-cell table:style-name="ce6" office:value-type="string">
            <text:p>шт.</text:p>
          </table:table-cell>
          <table:table-cell table:style-name="ce12" office:value-type="float" office:value="123.77">
            <text:p>123,77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08]*[.D108]" office:value-type="float" office:value="123.77">
            <text:p><text:s/>123,77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08]*[.C108]" office:value-type="float" office:value="0">
            <text:p>0,000р.</text:p>
          </table:table-cell>
          <table:table-cell table:style-name="ce32" table:formula="of:=[.D108]+[.F108]-[.H108]" office:value-type="float" office:value="1">
            <text:p>1,000</text:p>
          </table:table-cell>
          <table:table-cell table:style-name="ce36" table:formula="of:=[.J108]*[.C108]" office:value-type="float" office:value="123.77">
            <text:p>123,77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Ракель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веник</text:p>
          </table:table-cell>
          <table:table-cell table:style-name="ce6" office:value-type="string">
            <text:p>шт.</text:p>
          </table:table-cell>
          <table:table-cell table:style-name="ce12" office:value-type="float" office:value="50">
            <text:p>5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09]*[.D109]" office:value-type="float" office:value="50">
            <text:p><text:s/>5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09]*[.C109]" office:value-type="float" office:value="0">
            <text:p>0,000р.</text:p>
          </table:table-cell>
          <table:table-cell table:style-name="ce32" table:formula="of:=[.D109]+[.F109]-[.H109]" office:value-type="float" office:value="1">
            <text:p>1,000</text:p>
          </table:table-cell>
          <table:table-cell table:style-name="ce36" table:formula="of:=[.J109]*[.C109]" office:value-type="float" office:value="50">
            <text:p>50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Набор ключей 1-не родной</text:p>
          </table:table-cell>
          <table:table-cell table:style-name="ce6" office:value-type="string">
            <text:p>шт.</text:p>
          </table:table-cell>
          <table:table-cell table:style-name="ce12" office:value-type="float" office:value="188">
            <text:p>188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10]*[.D110]" office:value-type="float" office:value="188">
            <text:p><text:s/>188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10]*[.C110]" office:value-type="float" office:value="0">
            <text:p>0,000р.</text:p>
          </table:table-cell>
          <table:table-cell table:style-name="ce32" table:formula="of:=[.D110]+[.F110]-[.H110]" office:value-type="float" office:value="1">
            <text:p>1,000</text:p>
          </table:table-cell>
          <table:table-cell table:style-name="ce36" table:formula="of:=[.J110]*[.C110]" office:value-type="float" office:value="188">
            <text:p>188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набор сверл</text:p>
          </table:table-cell>
          <table:table-cell table:style-name="ce6" office:value-type="string">
            <text:p>шт.</text:p>
          </table:table-cell>
          <table:table-cell table:style-name="ce12" office:value-type="float" office:value="154">
            <text:p>154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11]*[.D111]" office:value-type="float" office:value="154">
            <text:p><text:s/>154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11]*[.C111]" office:value-type="float" office:value="0">
            <text:p>0,000р.</text:p>
          </table:table-cell>
          <table:table-cell table:style-name="ce32" table:formula="of:=[.D111]+[.F111]-[.H111]" office:value-type="float" office:value="1">
            <text:p>1,000</text:p>
          </table:table-cell>
          <table:table-cell table:style-name="ce36" table:formula="of:=[.J111]*[.C111]" office:value-type="float" office:value="154">
            <text:p>154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Сверло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Штангенциркуль</text:p>
          </table:table-cell>
          <table:table-cell table:style-name="ce6" office:value-type="string">
            <text:p>шт.</text:p>
          </table:table-cell>
          <table:table-cell table:style-name="ce12" office:value-type="float" office:value="290">
            <text:p>29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12]*[.D112]" office:value-type="float" office:value="290">
            <text:p><text:s/>29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12]*[.C112]" office:value-type="float" office:value="0">
            <text:p>0,000р.</text:p>
          </table:table-cell>
          <table:table-cell table:style-name="ce32" table:formula="of:=[.D112]+[.F112]-[.H112]" office:value-type="float" office:value="1">
            <text:p>1,000</text:p>
          </table:table-cell>
          <table:table-cell table:style-name="ce36" table:formula="of:=[.J112]*[.C112]" office:value-type="float" office:value="290">
            <text:p>29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Ножницы по металлу</text:p>
          </table:table-cell>
          <table:table-cell table:style-name="ce6" office:value-type="string">
            <text:p>шт.</text:p>
          </table:table-cell>
          <table:table-cell table:style-name="ce12" office:value-type="float" office:value="110">
            <text:p>11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13]*[.D113]" office:value-type="float" office:value="110">
            <text:p><text:s/>11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13]*[.C113]" office:value-type="float" office:value="0">
            <text:p>0,000р.</text:p>
          </table:table-cell>
          <table:table-cell table:style-name="ce32" table:formula="of:=[.D113]+[.F113]-[.H113]" office:value-type="float" office:value="1">
            <text:p>1,000</text:p>
          </table:table-cell>
          <table:table-cell table:style-name="ce36" table:formula="of:=[.J113]*[.C113]" office:value-type="float" office:value="110">
            <text:p>11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Уровень</text:p>
          </table:table-cell>
          <table:table-cell table:style-name="ce6" office:value-type="string">
            <text:p>шт.</text:p>
          </table:table-cell>
          <table:table-cell table:style-name="ce12" office:value-type="float" office:value="280">
            <text:p>28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14]*[.D114]" office:value-type="float" office:value="280">
            <text:p><text:s/>28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14]*[.C114]" office:value-type="float" office:value="0">
            <text:p>0,000р.</text:p>
          </table:table-cell>
          <table:table-cell table:style-name="ce32" table:formula="of:=[.D114]+[.F114]-[.H114]" office:value-type="float" office:value="1">
            <text:p>1,000</text:p>
          </table:table-cell>
          <table:table-cell table:style-name="ce36" table:formula="of:=[.J114]*[.C114]" office:value-type="float" office:value="280">
            <text:p>28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совок</text:p>
          </table:table-cell>
          <table:table-cell table:style-name="ce6" office:value-type="string">
            <text:p>шт.</text:p>
          </table:table-cell>
          <table:table-cell table:style-name="ce12" office:value-type="float" office:value="36">
            <text:p>36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15]*[.D115]" office:value-type="float" office:value="36">
            <text:p><text:s/>36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15]*[.C115]" office:value-type="float" office:value="0">
            <text:p>0,000р.</text:p>
          </table:table-cell>
          <table:table-cell table:style-name="ce32" table:formula="of:=[.D115]+[.F115]-[.H115]" office:value-type="float" office:value="1">
            <text:p>1,000</text:p>
          </table:table-cell>
          <table:table-cell table:style-name="ce36" table:formula="of:=[.J115]*[.C115]" office:value-type="float" office:value="36">
            <text:p>36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Ведро 10л</text:p>
          </table:table-cell>
          <table:table-cell table:style-name="ce6" office:value-type="string">
            <text:p>шт.</text:p>
          </table:table-cell>
          <table:table-cell table:style-name="ce12" office:value-type="float" office:value="90">
            <text:p>9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16]*[.D116]" office:value-type="float" office:value="90">
            <text:p><text:s/>9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16]*[.C116]" office:value-type="float" office:value="0">
            <text:p>0,000р.</text:p>
          </table:table-cell>
          <table:table-cell table:style-name="ce32" table:formula="of:=[.D116]+[.F116]-[.H116]" office:value-type="float" office:value="1">
            <text:p>1,000</text:p>
          </table:table-cell>
          <table:table-cell table:style-name="ce36" table:formula="of:=[.J116]*[.C116]" office:value-type="float" office:value="90">
            <text:p>90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Ведро 15л</text:p>
          </table:table-cell>
          <table:table-cell table:style-name="ce6" office:value-type="string">
            <text:p>шт.</text:p>
          </table:table-cell>
          <table:table-cell table:style-name="ce12" office:value-type="float" office:value="94">
            <text:p>94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17]*[.D117]" office:value-type="float" office:value="94">
            <text:p><text:s/>94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17]*[.C117]" office:value-type="float" office:value="0">
            <text:p>0,000р.</text:p>
          </table:table-cell>
          <table:table-cell table:style-name="ce32" table:formula="of:=[.D117]+[.F117]-[.H117]" office:value-type="float" office:value="1">
            <text:p>1,000</text:p>
          </table:table-cell>
          <table:table-cell table:style-name="ce36" table:formula="of:=[.J117]*[.C117]" office:value-type="float" office:value="94">
            <text:p>94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Швабра</text:p>
          </table:table-cell>
          <table:table-cell table:style-name="ce6" office:value-type="string">
            <text:p>шт.</text:p>
          </table:table-cell>
          <table:table-cell table:style-name="ce12" office:value-type="float" office:value="46">
            <text:p>46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18]*[.D118]" office:value-type="float" office:value="46">
            <text:p><text:s/>46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18]*[.C118]" office:value-type="float" office:value="0">
            <text:p>0,000р.</text:p>
          </table:table-cell>
          <table:table-cell table:style-name="ce32" table:formula="of:=[.D118]+[.F118]-[.H118]" office:value-type="float" office:value="1">
            <text:p>1,000</text:p>
          </table:table-cell>
          <table:table-cell table:style-name="ce36" table:formula="of:=[.J118]*[.C118]" office:value-type="float" office:value="46">
            <text:p>46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Набор лекал</text:p>
          </table:table-cell>
          <table:table-cell table:style-name="ce6" office:value-type="string">
            <text:p>шт.</text:p>
          </table:table-cell>
          <table:table-cell table:style-name="ce12" office:value-type="float" office:value="20">
            <text:p>2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19]*[.D119]" office:value-type="float" office:value="20">
            <text:p><text:s/>2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19]*[.C119]" office:value-type="float" office:value="0">
            <text:p>0,000р.</text:p>
          </table:table-cell>
          <table:table-cell table:style-name="ce32" table:formula="of:=[.D119]+[.F119]-[.H119]" office:value-type="float" office:value="1">
            <text:p>1,000</text:p>
          </table:table-cell>
          <table:table-cell table:style-name="ce36" table:formula="of:=[.J119]*[.C119]" office:value-type="float" office:value="20">
            <text:p>2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Отвёртка</text:p>
          </table:table-cell>
          <table:table-cell table:style-name="ce6" office:value-type="string">
            <text:p>шт.</text:p>
          </table:table-cell>
          <table:table-cell table:style-name="ce12" office:value-type="float" office:value="40">
            <text:p>4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20]*[.D120]" office:value-type="float" office:value="40">
            <text:p><text:s/>4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20]*[.C120]" office:value-type="float" office:value="0">
            <text:p>0,000р.</text:p>
          </table:table-cell>
          <table:table-cell table:style-name="ce32" table:formula="of:=[.D120]+[.F120]-[.H120]" office:value-type="float" office:value="1">
            <text:p>1,000</text:p>
          </table:table-cell>
          <table:table-cell table:style-name="ce36" table:formula="of:=[.J120]*[.C120]" office:value-type="float" office:value="40">
            <text:p>4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Отвёртка</text:p>
          </table:table-cell>
          <table:table-cell table:style-name="ce6" office:value-type="string">
            <text:p>шт.</text:p>
          </table:table-cell>
          <table:table-cell table:style-name="ce12" office:value-type="float" office:value="50">
            <text:p>5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21]*[.D121]" office:value-type="float" office:value="50">
            <text:p><text:s/>5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21]*[.C121]" office:value-type="float" office:value="0">
            <text:p>0,000р.</text:p>
          </table:table-cell>
          <table:table-cell table:style-name="ce32" table:formula="of:=[.D121]+[.F121]-[.H121]" office:value-type="float" office:value="1">
            <text:p>1,000</text:p>
          </table:table-cell>
          <table:table-cell table:style-name="ce36" table:formula="of:=[.J121]*[.C121]" office:value-type="float" office:value="50">
            <text:p>5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Струбцина</text:p>
          </table:table-cell>
          <table:table-cell table:style-name="ce6" office:value-type="string">
            <text:p>шт.</text:p>
          </table:table-cell>
          <table:table-cell table:style-name="ce12" office:value-type="float" office:value="20">
            <text:p>20,000р.</text:p>
          </table:table-cell>
          <table:table-cell table:style-name="ce18" office:value-type="float" office:value="4">
            <text:p>4,000</text:p>
          </table:table-cell>
          <table:table-cell table:style-name="ce24" table:formula="of:=[.C122]*[.D122]" office:value-type="float" office:value="80">
            <text:p><text:s/>8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22]*[.C122]" office:value-type="float" office:value="0">
            <text:p>0,000р.</text:p>
          </table:table-cell>
          <table:table-cell table:style-name="ce32" table:formula="of:=[.D122]+[.F122]-[.H122]" office:value-type="float" office:value="4">
            <text:p>4,000</text:p>
          </table:table-cell>
          <table:table-cell table:style-name="ce36" table:formula="of:=[.J122]*[.C122]" office:value-type="float" office:value="80">
            <text:p>8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Сетевой фильтр</text:p>
          </table:table-cell>
          <table:table-cell table:style-name="ce6" office:value-type="string">
            <text:p>шт.</text:p>
          </table:table-cell>
          <table:table-cell table:style-name="ce12" office:value-type="float" office:value="101">
            <text:p>101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23]*[.D123]" office:value-type="float" office:value="101">
            <text:p><text:s/>101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23]*[.C123]" office:value-type="float" office:value="0">
            <text:p>0,000р.</text:p>
          </table:table-cell>
          <table:table-cell table:style-name="ce32" table:formula="of:=[.D123]+[.F123]-[.H123]" office:value-type="float" office:value="1">
            <text:p>1,000</text:p>
          </table:table-cell>
          <table:table-cell table:style-name="ce36" table:formula="of:=[.J123]*[.C123]" office:value-type="float" office:value="101">
            <text:p>101,00р.</text:p>
          </table:table-cell>
          <table:table-cell table:style-name="ce7" office:value-type="string">
            <text:p>Электро-мех. устройств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Мультиметр МАС цифровой</text:p>
          </table:table-cell>
          <table:table-cell table:style-name="ce6" office:value-type="string">
            <text:p>шт.</text:p>
          </table:table-cell>
          <table:table-cell table:style-name="ce12" office:value-type="float" office:value="450">
            <text:p>45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24]*[.D124]" office:value-type="float" office:value="450">
            <text:p><text:s/>45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24]*[.C124]" office:value-type="float" office:value="0">
            <text:p>0,000р.</text:p>
          </table:table-cell>
          <table:table-cell table:style-name="ce32" table:formula="of:=[.D124]+[.F124]-[.H124]" office:value-type="float" office:value="1">
            <text:p>1,000</text:p>
          </table:table-cell>
          <table:table-cell table:style-name="ce36" table:formula="of:=[.J124]*[.C124]" office:value-type="float" office:value="450">
            <text:p>450,00р.</text:p>
          </table:table-cell>
          <table:table-cell table:style-name="ce7" office:value-type="string">
            <text:p>Электро-мех. устройства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Набор пилок</text:p>
          </table:table-cell>
          <table:table-cell table:style-name="ce6" office:value-type="string">
            <text:p>шт.</text:p>
          </table:table-cell>
          <table:table-cell table:style-name="ce12" office:value-type="float" office:value="300">
            <text:p>3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25]*[.D125]" office:value-type="float" office:value="300">
            <text:p><text:s/>3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25]*[.C125]" office:value-type="float" office:value="0">
            <text:p>0,000р.</text:p>
          </table:table-cell>
          <table:table-cell table:style-name="ce32" table:formula="of:=[.D125]+[.F125]-[.H125]" office:value-type="float" office:value="1">
            <text:p>1,000</text:p>
          </table:table-cell>
          <table:table-cell table:style-name="ce36" table:formula="of:=[.J125]*[.C125]" office:value-type="float" office:value="300">
            <text:p>30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Транспортир-поводок для электролобзика</text:p>
          </table:table-cell>
          <table:table-cell table:style-name="ce6" office:value-type="string">
            <text:p>шт.</text:p>
          </table:table-cell>
          <table:table-cell table:style-name="ce12" office:value-type="float" office:value="300">
            <text:p>3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26]*[.D126]" office:value-type="float" office:value="300">
            <text:p><text:s/>3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26]*[.C126]" office:value-type="float" office:value="0">
            <text:p>0,000р.</text:p>
          </table:table-cell>
          <table:table-cell table:style-name="ce32" table:formula="of:=[.D126]+[.F126]-[.H126]" office:value-type="float" office:value="1">
            <text:p>1,000</text:p>
          </table:table-cell>
          <table:table-cell table:style-name="ce36" table:formula="of:=[.J126]*[.C126]" office:value-type="float" office:value="300">
            <text:p>30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Угольник столярный</text:p>
          </table:table-cell>
          <table:table-cell table:style-name="ce6" office:value-type="string">
            <text:p>шт.</text:p>
          </table:table-cell>
          <table:table-cell table:style-name="ce12" office:value-type="float" office:value="160">
            <text:p>16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27]*[.D127]" office:value-type="float" office:value="160">
            <text:p><text:s/>16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27]*[.C127]" office:value-type="float" office:value="0">
            <text:p>0,000р.</text:p>
          </table:table-cell>
          <table:table-cell table:style-name="ce32" table:formula="of:=[.D127]+[.F127]-[.H127]" office:value-type="float" office:value="1">
            <text:p>1,000</text:p>
          </table:table-cell>
          <table:table-cell table:style-name="ce36" table:formula="of:=[.J127]*[.C127]" office:value-type="float" office:value="160">
            <text:p>16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Линейка стальная 50см</text:p>
          </table:table-cell>
          <table:table-cell table:style-name="ce6" office:value-type="string">
            <text:p>шт.</text:p>
          </table:table-cell>
          <table:table-cell table:style-name="ce12" office:value-type="float" office:value="50">
            <text:p>5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28]*[.D128]" office:value-type="float" office:value="50">
            <text:p><text:s/>5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28]*[.C128]" office:value-type="float" office:value="0">
            <text:p>0,000р.</text:p>
          </table:table-cell>
          <table:table-cell table:style-name="ce32" table:formula="of:=[.D128]+[.F128]-[.H128]" office:value-type="float" office:value="1">
            <text:p>1,000</text:p>
          </table:table-cell>
          <table:table-cell table:style-name="ce36" table:formula="of:=[.J128]*[.C128]" office:value-type="float" office:value="50">
            <text:p>5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Линейка стальная 100см</text:p>
          </table:table-cell>
          <table:table-cell table:style-name="ce6" office:value-type="string">
            <text:p>шт.</text:p>
          </table:table-cell>
          <table:table-cell table:style-name="ce12" office:value-type="float" office:value="170">
            <text:p>17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29]*[.D129]" office:value-type="float" office:value="170">
            <text:p><text:s/>17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29]*[.C129]" office:value-type="float" office:value="0">
            <text:p>0,000р.</text:p>
          </table:table-cell>
          <table:table-cell table:style-name="ce32" table:formula="of:=[.D129]+[.F129]-[.H129]" office:value-type="float" office:value="1">
            <text:p>1,000</text:p>
          </table:table-cell>
          <table:table-cell table:style-name="ce36" table:formula="of:=[.J129]*[.C129]" office:value-type="float" office:value="170">
            <text:p>17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Ножовка</text:p>
          </table:table-cell>
          <table:table-cell table:style-name="ce6" office:value-type="string">
            <text:p>шт.</text:p>
          </table:table-cell>
          <table:table-cell table:style-name="ce12" office:value-type="float" office:value="170">
            <text:p>17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30]*[.D130]" office:value-type="float" office:value="170">
            <text:p><text:s/>17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30]*[.C130]" office:value-type="float" office:value="0">
            <text:p>0,000р.</text:p>
          </table:table-cell>
          <table:table-cell table:style-name="ce32" table:formula="of:=[.D130]+[.F130]-[.H130]" office:value-type="float" office:value="1">
            <text:p>1,000</text:p>
          </table:table-cell>
          <table:table-cell table:style-name="ce36" table:formula="of:=[.J130]*[.C130]" office:value-type="float" office:value="170">
            <text:p>17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Плоскогубцы</text:p>
          </table:table-cell>
          <table:table-cell table:style-name="ce6" office:value-type="string">
            <text:p>шт.</text:p>
          </table:table-cell>
          <table:table-cell table:style-name="ce12" office:value-type="float" office:value="130">
            <text:p>13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31]*[.D131]" office:value-type="float" office:value="130">
            <text:p><text:s/>13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31]*[.C131]" office:value-type="float" office:value="0">
            <text:p>0,000р.</text:p>
          </table:table-cell>
          <table:table-cell table:style-name="ce32" table:formula="of:=[.D131]+[.F131]-[.H131]" office:value-type="float" office:value="1">
            <text:p>1,000</text:p>
          </table:table-cell>
          <table:table-cell table:style-name="ce36" table:formula="of:=[.J131]*[.C131]" office:value-type="float" office:value="130">
            <text:p>13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Пинцет</text:p>
          </table:table-cell>
          <table:table-cell table:style-name="ce6" office:value-type="string">
            <text:p>шт.</text:p>
          </table:table-cell>
          <table:table-cell table:style-name="ce12" office:value-type="float" office:value="25">
            <text:p>25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32]*[.D132]" office:value-type="float" office:value="25">
            <text:p><text:s/>2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32]*[.C132]" office:value-type="float" office:value="0">
            <text:p>0,000р.</text:p>
          </table:table-cell>
          <table:table-cell table:style-name="ce32" table:formula="of:=[.D132]+[.F132]-[.H132]" office:value-type="float" office:value="1">
            <text:p>1,000</text:p>
          </table:table-cell>
          <table:table-cell table:style-name="ce36" table:formula="of:=[.J132]*[.C132]" office:value-type="float" office:value="25">
            <text:p>25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Удлинитель 3м</text:p>
          </table:table-cell>
          <table:table-cell table:style-name="ce6" office:value-type="string">
            <text:p>шт.</text:p>
          </table:table-cell>
          <table:table-cell table:style-name="ce12" office:value-type="float" office:value="90">
            <text:p>9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33]*[.D133]" office:value-type="float" office:value="90">
            <text:p><text:s/>9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33]*[.C133]" office:value-type="float" office:value="0">
            <text:p>0,000р.</text:p>
          </table:table-cell>
          <table:table-cell table:style-name="ce32" table:formula="of:=[.D133]+[.F133]-[.H133]" office:value-type="float" office:value="1">
            <text:p>1,000</text:p>
          </table:table-cell>
          <table:table-cell table:style-name="ce36" table:formula="of:=[.J133]*[.C133]" office:value-type="float" office:value="90">
            <text:p>90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Лампа настольная</text:p>
          </table:table-cell>
          <table:table-cell table:style-name="ce6" office:value-type="string">
            <text:p>шт.</text:p>
          </table:table-cell>
          <table:table-cell table:style-name="ce12" office:value-type="float" office:value="250">
            <text:p>25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34]*[.D134]" office:value-type="float" office:value="250">
            <text:p><text:s/>25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34]*[.C134]" office:value-type="float" office:value="0">
            <text:p>0,000р.</text:p>
          </table:table-cell>
          <table:table-cell table:style-name="ce32" table:formula="of:=[.D134]+[.F134]-[.H134]" office:value-type="float" office:value="1">
            <text:p>1,000</text:p>
          </table:table-cell>
          <table:table-cell table:style-name="ce36" table:formula="of:=[.J134]*[.C134]" office:value-type="float" office:value="250">
            <text:p>250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Щетка</text:p>
          </table:table-cell>
          <table:table-cell table:style-name="ce6" office:value-type="string">
            <text:p>шт.</text:p>
          </table:table-cell>
          <table:table-cell table:style-name="ce12" office:value-type="float" office:value="134">
            <text:p>134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35]*[.D135]" office:value-type="float" office:value="134">
            <text:p><text:s/>134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35]*[.C135]" office:value-type="float" office:value="0">
            <text:p>0,000р.</text:p>
          </table:table-cell>
          <table:table-cell table:style-name="ce32" table:formula="of:=[.D135]+[.F135]-[.H135]" office:value-type="float" office:value="1">
            <text:p>1,000</text:p>
          </table:table-cell>
          <table:table-cell table:style-name="ce36" table:formula="of:=[.J135]*[.C135]" office:value-type="float" office:value="134">
            <text:p>134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Щетка сметка</text:p>
          </table:table-cell>
          <table:table-cell table:style-name="ce6" office:value-type="string">
            <text:p>шт.</text:p>
          </table:table-cell>
          <table:table-cell table:style-name="ce12" office:value-type="float" office:value="15">
            <text:p>15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36]*[.D136]" office:value-type="float" office:value="15">
            <text:p><text:s/>1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36]*[.C136]" office:value-type="float" office:value="0">
            <text:p>0,000р.</text:p>
          </table:table-cell>
          <table:table-cell table:style-name="ce32" table:formula="of:=[.D136]+[.F136]-[.H136]" office:value-type="float" office:value="1">
            <text:p>1,000</text:p>
          </table:table-cell>
          <table:table-cell table:style-name="ce36" table:formula="of:=[.J136]*[.C136]" office:value-type="float" office:value="15">
            <text:p>15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Молоток "мастер"</text:p>
          </table:table-cell>
          <table:table-cell table:style-name="ce6" office:value-type="string">
            <text:p>шт.</text:p>
          </table:table-cell>
          <table:table-cell table:style-name="ce12" office:value-type="float" office:value="59">
            <text:p>59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37]*[.D137]" office:value-type="float" office:value="59">
            <text:p><text:s/>59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37]*[.C137]" office:value-type="float" office:value="0">
            <text:p>0,000р.</text:p>
          </table:table-cell>
          <table:table-cell table:style-name="ce32" table:formula="of:=[.D137]+[.F137]-[.H137]" office:value-type="float" office:value="1">
            <text:p>1,000</text:p>
          </table:table-cell>
          <table:table-cell table:style-name="ce36" table:formula="of:=[.J137]*[.C137]" office:value-type="float" office:value="59">
            <text:p>59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Напильник трехгр.</text:p>
          </table:table-cell>
          <table:table-cell table:style-name="ce6" office:value-type="string">
            <text:p>шт.</text:p>
          </table:table-cell>
          <table:table-cell table:style-name="ce12" office:value-type="float" office:value="35">
            <text:p>35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38]*[.D138]" office:value-type="float" office:value="35">
            <text:p><text:s/>3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38]*[.C138]" office:value-type="float" office:value="0">
            <text:p>0,000р.</text:p>
          </table:table-cell>
          <table:table-cell table:style-name="ce32" table:formula="of:=[.D138]+[.F138]-[.H138]" office:value-type="float" office:value="1">
            <text:p>1,000</text:p>
          </table:table-cell>
          <table:table-cell table:style-name="ce36" table:formula="of:=[.J138]*[.C138]" office:value-type="float" office:value="35">
            <text:p>35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Напильник плоск.</text:p>
          </table:table-cell>
          <table:table-cell table:style-name="ce6" office:value-type="string">
            <text:p>шт.</text:p>
          </table:table-cell>
          <table:table-cell table:style-name="ce12" office:value-type="float" office:value="75">
            <text:p>75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39]*[.D139]" office:value-type="float" office:value="75">
            <text:p><text:s/>7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39]*[.C139]" office:value-type="float" office:value="0">
            <text:p>0,000р.</text:p>
          </table:table-cell>
          <table:table-cell table:style-name="ce32" table:formula="of:=[.D139]+[.F139]-[.H139]" office:value-type="float" office:value="1">
            <text:p>1,000</text:p>
          </table:table-cell>
          <table:table-cell table:style-name="ce36" table:formula="of:=[.J139]*[.C139]" office:value-type="float" office:value="75">
            <text:p>75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Лампа ЛУФ 40 Вт</text:p>
          </table:table-cell>
          <table:table-cell table:style-name="ce6" office:value-type="string">
            <text:p>шт.</text:p>
          </table:table-cell>
          <table:table-cell table:style-name="ce12" office:value-type="float" office:value="280">
            <text:p>28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40]*[.D140]" office:value-type="float" office:value="280">
            <text:p><text:s/>28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40]*[.C140]" office:value-type="float" office:value="0">
            <text:p>0,000р.</text:p>
          </table:table-cell>
          <table:table-cell table:style-name="ce32" table:formula="of:=[.D140]+[.F140]-[.H140]" office:value-type="float" office:value="1">
            <text:p>1,000</text:p>
          </table:table-cell>
          <table:table-cell table:style-name="ce36" table:formula="of:=[.J140]*[.C140]" office:value-type="float" office:value="280">
            <text:p>280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Присос тройной</text:p>
          </table:table-cell>
          <table:table-cell table:style-name="ce6" office:value-type="string">
            <text:p>шт.</text:p>
          </table:table-cell>
          <table:table-cell table:style-name="ce12" office:value-type="float" office:value="1250">
            <text:p>1 25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41]*[.D141]" office:value-type="float" office:value="1250">
            <text:p><text:s/>1 25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41]*[.C141]" office:value-type="float" office:value="0">
            <text:p>0,000р.</text:p>
          </table:table-cell>
          <table:table-cell table:style-name="ce32" table:formula="of:=[.D141]+[.F141]-[.H141]" office:value-type="float" office:value="1">
            <text:p>1,000</text:p>
          </table:table-cell>
          <table:table-cell table:style-name="ce36" table:formula="of:=[.J141]*[.C141]" office:value-type="float" office:value="1250">
            <text:p>1 25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Рем-комплект для присосок</text:p>
          </table:table-cell>
          <table:table-cell table:style-name="ce6" office:value-type="string">
            <text:p>шт.</text:p>
          </table:table-cell>
          <table:table-cell table:style-name="ce12" office:value-type="float" office:value="190">
            <text:p>19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42]*[.D142]" office:value-type="float" office:value="190">
            <text:p><text:s/>19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42]*[.C142]" office:value-type="float" office:value="0">
            <text:p>0,000р.</text:p>
          </table:table-cell>
          <table:table-cell table:style-name="ce32" table:formula="of:=[.D142]+[.F142]-[.H142]" office:value-type="float" office:value="1">
            <text:p>1,000</text:p>
          </table:table-cell>
          <table:table-cell table:style-name="ce36" table:formula="of:=[.J142]*[.C142]" office:value-type="float" office:value="190">
            <text:p>19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Стеклорез ТС-600</text:p>
          </table:table-cell>
          <table:table-cell table:style-name="ce6" office:value-type="string">
            <text:p>шт.</text:p>
          </table:table-cell>
          <table:table-cell table:style-name="ce12" office:value-type="float" office:value="1000">
            <text:p>1 0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43]*[.D143]" office:value-type="float" office:value="1000">
            <text:p><text:s/>1 0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43]*[.C143]" office:value-type="float" office:value="0">
            <text:p>0,000р.</text:p>
          </table:table-cell>
          <table:table-cell table:style-name="ce32" table:formula="of:=[.D143]+[.F143]-[.H143]" office:value-type="float" office:value="1">
            <text:p>1,000</text:p>
          </table:table-cell>
          <table:table-cell table:style-name="ce36" table:formula="of:=[.J143]*[.C143]" office:value-type="float" office:value="1000">
            <text:p>1 00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Головка ТС-600 к стеклорезу</text:p>
          </table:table-cell>
          <table:table-cell table:style-name="ce6" office:value-type="string">
            <text:p>шт.</text:p>
          </table:table-cell>
          <table:table-cell table:style-name="ce12" office:value-type="float" office:value="650">
            <text:p>65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44]*[.D144]" office:value-type="float" office:value="650">
            <text:p><text:s/>65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44]*[.C144]" office:value-type="float" office:value="0">
            <text:p>0,000р.</text:p>
          </table:table-cell>
          <table:table-cell table:style-name="ce32" table:formula="of:=[.D144]+[.F144]-[.H144]" office:value-type="float" office:value="1">
            <text:p>1,000</text:p>
          </table:table-cell>
          <table:table-cell table:style-name="ce36" table:formula="of:=[.J144]*[.C144]" office:value-type="float" office:value="650">
            <text:p>65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6">
          <table:table-cell table:style-name="ce1" office:value-type="string">
            <text:p>Щипцы для ломки толстого стекла от 4 до 12 мм</text:p>
          </table:table-cell>
          <table:table-cell table:style-name="ce6" office:value-type="string">
            <text:p>шт.</text:p>
          </table:table-cell>
          <table:table-cell table:style-name="ce12" office:value-type="float" office:value="2300">
            <text:p>2 3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45]*[.D145]" office:value-type="float" office:value="2300">
            <text:p><text:s/>2 3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45]*[.C145]" office:value-type="float" office:value="0">
            <text:p>0,000р.</text:p>
          </table:table-cell>
          <table:table-cell table:style-name="ce32" table:formula="of:=[.D145]+[.F145]-[.H145]" office:value-type="float" office:value="1">
            <text:p>1,000</text:p>
          </table:table-cell>
          <table:table-cell table:style-name="ce36" table:formula="of:=[.J145]*[.C145]" office:value-type="float" office:value="2300">
            <text:p>2 30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Устройство "Эллипсограф"</text:p>
          </table:table-cell>
          <table:table-cell table:style-name="ce6" office:value-type="string">
            <text:p>шт.</text:p>
          </table:table-cell>
          <table:table-cell table:style-name="ce12" office:value-type="float" office:value="9700">
            <text:p>9 7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46]*[.D146]" office:value-type="float" office:value="9700">
            <text:p><text:s/>9 7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46]*[.C146]" office:value-type="float" office:value="0">
            <text:p>0,000р.</text:p>
          </table:table-cell>
          <table:table-cell table:style-name="ce32" table:formula="of:=[.D146]+[.F146]-[.H146]" office:value-type="float" office:value="1">
            <text:p>1,000</text:p>
          </table:table-cell>
          <table:table-cell table:style-name="ce36" table:formula="of:=[.J146]*[.C146]" office:value-type="float" office:value="9700">
            <text:p>9 700,00р.</text:p>
          </table:table-cell>
          <table:table-cell table:style-name="ce7" office:value-type="string">
            <text:p>Электро-мех. устройств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Циркуль стеклорез D-80</text:p>
          </table:table-cell>
          <table:table-cell table:style-name="ce6" office:value-type="string">
            <text:p>шт.</text:p>
          </table:table-cell>
          <table:table-cell table:style-name="ce12" office:value-type="float" office:value="900">
            <text:p>9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47]*[.D147]" office:value-type="float" office:value="900">
            <text:p><text:s/>9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47]*[.C147]" office:value-type="float" office:value="0">
            <text:p>0,000р.</text:p>
          </table:table-cell>
          <table:table-cell table:style-name="ce32" table:formula="of:=[.D147]+[.F147]-[.H147]" office:value-type="float" office:value="1">
            <text:p>1,000</text:p>
          </table:table-cell>
          <table:table-cell table:style-name="ce36" table:formula="of:=[.J147]*[.C147]" office:value-type="float" office:value="900">
            <text:p>90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Вращатель для гравера неисправен</text:p>
          </table:table-cell>
          <table:table-cell table:style-name="ce6" office:value-type="string">
            <text:p>шт.</text:p>
          </table:table-cell>
          <table:table-cell table:style-name="ce12" office:value-type="float" office:value="61000">
            <text:p>61 0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148]*[.D148]" office:value-type="float" office:value="61000">
            <text:p><text:s/>61 0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148]*[.C148]" office:value-type="float" office:value="0">
            <text:p>0,000р.</text:p>
          </table:table-cell>
          <table:table-cell table:style-name="ce32" table:formula="of:=[.D148]+[.F148]-[.H148]" office:value-type="float" office:value="1">
            <text:p>1,000</text:p>
          </table:table-cell>
          <table:table-cell table:style-name="ce36" table:formula="of:=[.J148]*[.C148]" office:value-type="float" office:value="61000">
            <text:p>61 00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инв.№1 Круг алмаз "карандаш" 11-100</text:p>
          </table:table-cell>
          <table:table-cell table:style-name="ce6" office:value-type="string">
            <text:p>шт.</text:p>
          </table:table-cell>
          <table:table-cell table:style-name="ce12" office:value-type="float" office:value="4038.22">
            <text:p>4 038,22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49]*[.D149]" office:value-type="float" office:value="4038.22">
            <text:p>4 038,22р.</text:p>
          </table:table-cell>
          <table:table-cell table:style-name="ce31"/>
          <table:table-cell table:style-name="ce31"/>
          <table:table-cell table:style-name="ce9"/>
          <table:table-cell table:style-name="ce35" table:formula="of:=[.H149]*[.C149]" office:value-type="float" office:value="0">
            <text:p>0,000р.</text:p>
          </table:table-cell>
          <table:table-cell table:style-name="ce32" table:formula="of:=[.D149]+[.F149]-[.H149]" office:value-type="float" office:value="1">
            <text:p>1,000</text:p>
          </table:table-cell>
          <table:table-cell table:style-name="ce36" table:formula="of:=[.J149]*[.C149]" office:value-type="float" office:value="4038.22">
            <text:p>4 038,22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2 Круг алмаз "карандаш" 9-100</text:p>
          </table:table-cell>
          <table:table-cell table:style-name="ce6" office:value-type="string">
            <text:p>шт.</text:p>
          </table:table-cell>
          <table:table-cell table:style-name="ce12" office:value-type="float" office:value="3769.01">
            <text:p>3 769,01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50]*[.D150]" office:value-type="float" office:value="3769.01">
            <text:p>3 769,01р.</text:p>
          </table:table-cell>
          <table:table-cell table:style-name="ce31"/>
          <table:table-cell table:style-name="ce31"/>
          <table:table-cell table:style-name="ce9"/>
          <table:table-cell table:style-name="ce35" table:formula="of:=[.H150]*[.C150]" office:value-type="float" office:value="0">
            <text:p>0,000р.</text:p>
          </table:table-cell>
          <table:table-cell table:style-name="ce32" table:formula="of:=[.D150]+[.F150]-[.H150]" office:value-type="float" office:value="1">
            <text:p>1,000</text:p>
          </table:table-cell>
          <table:table-cell table:style-name="ce36" table:formula="of:=[.J150]*[.C150]" office:value-type="float" office:value="3769.01">
            <text:p>3 769,01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3 Круг алмаз "карандаш" 7-180</text:p>
          </table:table-cell>
          <table:table-cell table:style-name="ce6" office:value-type="string">
            <text:p>шт.</text:p>
          </table:table-cell>
          <table:table-cell table:style-name="ce12" office:value-type="float" office:value="3498.56">
            <text:p>3 498,56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51]*[.D151]" office:value-type="float" office:value="3498.56">
            <text:p>3 498,56р.</text:p>
          </table:table-cell>
          <table:table-cell table:style-name="ce31"/>
          <table:table-cell table:style-name="ce31"/>
          <table:table-cell table:style-name="ce9"/>
          <table:table-cell table:style-name="ce35" table:formula="of:=[.H151]*[.C151]" office:value-type="float" office:value="0">
            <text:p>0,000р.</text:p>
          </table:table-cell>
          <table:table-cell table:style-name="ce32" table:formula="of:=[.D151]+[.F151]-[.H151]" office:value-type="float" office:value="1">
            <text:p>1,000</text:p>
          </table:table-cell>
          <table:table-cell table:style-name="ce36" table:formula="of:=[.J151]*[.C151]" office:value-type="float" office:value="3498.56">
            <text:p>3 498,56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4 Круг алмаз "карандаш" 11-180</text:p>
          </table:table-cell>
          <table:table-cell table:style-name="ce6" office:value-type="string">
            <text:p>шт.</text:p>
          </table:table-cell>
          <table:table-cell table:style-name="ce12" office:value-type="float" office:value="3903.74">
            <text:p>3 903,74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52]*[.D152]" office:value-type="float" office:value="3903.74">
            <text:p>3 903,74р.</text:p>
          </table:table-cell>
          <table:table-cell table:style-name="ce31"/>
          <table:table-cell table:style-name="ce31"/>
          <table:table-cell table:style-name="ce9"/>
          <table:table-cell table:style-name="ce35" table:formula="of:=[.H152]*[.C152]" office:value-type="float" office:value="0">
            <text:p>0,000р.</text:p>
          </table:table-cell>
          <table:table-cell table:style-name="ce32" table:formula="of:=[.D152]+[.F152]-[.H152]" office:value-type="float" office:value="1">
            <text:p>1,000</text:p>
          </table:table-cell>
          <table:table-cell table:style-name="ce36" table:formula="of:=[.J152]*[.C152]" office:value-type="float" office:value="3903.74">
            <text:p>3 903,74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5 Круг алмаз "карандаш" 9-240</text:p>
          </table:table-cell>
          <table:table-cell table:style-name="ce6" office:value-type="string">
            <text:p>шт.</text:p>
          </table:table-cell>
          <table:table-cell table:style-name="ce12" office:value-type="float" office:value="3769.01">
            <text:p>3 769,01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53]*[.D153]" office:value-type="float" office:value="3769.01">
            <text:p>3 769,01р.</text:p>
          </table:table-cell>
          <table:table-cell table:style-name="ce31"/>
          <table:table-cell table:style-name="ce31"/>
          <table:table-cell table:style-name="ce9"/>
          <table:table-cell table:style-name="ce35" table:formula="of:=[.H153]*[.C153]" office:value-type="float" office:value="0">
            <text:p>0,000р.</text:p>
          </table:table-cell>
          <table:table-cell table:style-name="ce32" table:formula="of:=[.D153]+[.F153]-[.H153]" office:value-type="float" office:value="1">
            <text:p>1,000</text:p>
          </table:table-cell>
          <table:table-cell table:style-name="ce36" table:formula="of:=[.J153]*[.C153]" office:value-type="float" office:value="3769.01">
            <text:p>3 769,01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6 Круг алмаз "карандаш" 7-150</text:p>
          </table:table-cell>
          <table:table-cell table:style-name="ce6" office:value-type="string">
            <text:p>шт.</text:p>
          </table:table-cell>
          <table:table-cell table:style-name="ce12" office:value-type="float" office:value="2929.54">
            <text:p>2 929,54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54]*[.D154]" office:value-type="float" office:value="2929.54">
            <text:p>2 929,54р.</text:p>
          </table:table-cell>
          <table:table-cell table:style-name="ce31"/>
          <table:table-cell table:style-name="ce31"/>
          <table:table-cell table:style-name="ce9"/>
          <table:table-cell table:style-name="ce35" table:formula="of:=[.H154]*[.C154]" office:value-type="float" office:value="0">
            <text:p>0,000р.</text:p>
          </table:table-cell>
          <table:table-cell table:style-name="ce32" table:formula="of:=[.D154]+[.F154]-[.H154]" office:value-type="float" office:value="1">
            <text:p>1,000</text:p>
          </table:table-cell>
          <table:table-cell table:style-name="ce36" table:formula="of:=[.J154]*[.C154]" office:value-type="float" office:value="2929.54">
            <text:p>2 929,54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7 Круг алмаз "карандаш" 7-150</text:p>
          </table:table-cell>
          <table:table-cell table:style-name="ce6" office:value-type="string">
            <text:p>шт.</text:p>
          </table:table-cell>
          <table:table-cell table:style-name="ce12" office:value-type="float" office:value="2929.54">
            <text:p>2 929,54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55]*[.D155]" office:value-type="float" office:value="2929.54">
            <text:p>2 929,54р.</text:p>
          </table:table-cell>
          <table:table-cell table:style-name="ce31"/>
          <table:table-cell table:style-name="ce31"/>
          <table:table-cell table:style-name="ce9"/>
          <table:table-cell table:style-name="ce35" table:formula="of:=[.H155]*[.C155]" office:value-type="float" office:value="0">
            <text:p>0,000р.</text:p>
          </table:table-cell>
          <table:table-cell table:style-name="ce32" table:formula="of:=[.D155]+[.F155]-[.H155]" office:value-type="float" office:value="1">
            <text:p>1,000</text:p>
          </table:table-cell>
          <table:table-cell table:style-name="ce36" table:formula="of:=[.J155]*[.C155]" office:value-type="float" office:value="2929.54">
            <text:p>2 929,54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8 Круг алмаз "чашка" полимер вязка SX180</text:p>
          </table:table-cell>
          <table:table-cell table:style-name="ce6" office:value-type="string">
            <text:p>шт.</text:p>
          </table:table-cell>
          <table:table-cell table:style-name="ce12" office:value-type="float" office:value="3417.95">
            <text:p>3 417,95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56]*[.D156]" office:value-type="float" office:value="3417.95">
            <text:p>3 417,95р.</text:p>
          </table:table-cell>
          <table:table-cell table:style-name="ce31"/>
          <table:table-cell table:style-name="ce31"/>
          <table:table-cell table:style-name="ce9"/>
          <table:table-cell table:style-name="ce35" table:formula="of:=[.H156]*[.C156]" office:value-type="float" office:value="0">
            <text:p>0,000р.</text:p>
          </table:table-cell>
          <table:table-cell table:style-name="ce32" table:formula="of:=[.D156]+[.F156]-[.H156]" office:value-type="float" office:value="1">
            <text:p>1,000</text:p>
          </table:table-cell>
          <table:table-cell table:style-name="ce36" table:formula="of:=[.J156]*[.C156]" office:value-type="float" office:value="3417.95">
            <text:p>3 417,95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9 Круг алмаз "чашка" метал. вязка Z100</text:p>
          </table:table-cell>
          <table:table-cell table:style-name="ce6" office:value-type="string">
            <text:p>шт.</text:p>
          </table:table-cell>
          <table:table-cell table:style-name="ce12" office:value-type="float" office:value="4231.56">
            <text:p>4 231,56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57]*[.D157]" office:value-type="float" office:value="4231.56">
            <text:p>4 231,56р.</text:p>
          </table:table-cell>
          <table:table-cell table:style-name="ce31"/>
          <table:table-cell table:style-name="ce31"/>
          <table:table-cell table:style-name="ce9"/>
          <table:table-cell table:style-name="ce35" table:formula="of:=[.H157]*[.C157]" office:value-type="float" office:value="0">
            <text:p>0,000р.</text:p>
          </table:table-cell>
          <table:table-cell table:style-name="ce32" table:formula="of:=[.D157]+[.F157]-[.H157]" office:value-type="float" office:value="1">
            <text:p>1,000</text:p>
          </table:table-cell>
          <table:table-cell table:style-name="ce36" table:formula="of:=[.J157]*[.C157]" office:value-type="float" office:value="4231.56">
            <text:p>4 231,56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10 Круг <text:s/>"чашка" полиров. Dn130 dn60</text:p>
          </table:table-cell>
          <table:table-cell table:style-name="ce6" office:value-type="string">
            <text:p>шт.</text:p>
          </table:table-cell>
          <table:table-cell table:style-name="ce12" office:value-type="float" office:value="1493.43">
            <text:p>1 493,43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58]*[.D158]" office:value-type="float" office:value="1493.43">
            <text:p>1 493,43р.</text:p>
          </table:table-cell>
          <table:table-cell table:style-name="ce31"/>
          <table:table-cell table:style-name="ce31"/>
          <table:table-cell table:style-name="ce9"/>
          <table:table-cell table:style-name="ce35" table:formula="of:=[.H158]*[.C158]" office:value-type="float" office:value="0">
            <text:p>0,000р.</text:p>
          </table:table-cell>
          <table:table-cell table:style-name="ce32" table:formula="of:=[.D158]+[.F158]-[.H158]" office:value-type="float" office:value="1">
            <text:p>1,000</text:p>
          </table:table-cell>
          <table:table-cell table:style-name="ce36" table:formula="of:=[.J158]*[.C158]" office:value-type="float" office:value="1493.43">
            <text:p>1 493,43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11 Круг <text:s/>"чашка" полиров. Dn130 dn60</text:p>
          </table:table-cell>
          <table:table-cell table:style-name="ce6" office:value-type="string">
            <text:p>шт.</text:p>
          </table:table-cell>
          <table:table-cell table:style-name="ce12" office:value-type="float" office:value="1493.43">
            <text:p>1 493,43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59]*[.D159]" office:value-type="float" office:value="1493.43">
            <text:p>1 493,43р.</text:p>
          </table:table-cell>
          <table:table-cell table:style-name="ce31"/>
          <table:table-cell table:style-name="ce31"/>
          <table:table-cell table:style-name="ce9"/>
          <table:table-cell table:style-name="ce35" table:formula="of:=[.H159]*[.C159]" office:value-type="float" office:value="0">
            <text:p>0,000р.</text:p>
          </table:table-cell>
          <table:table-cell table:style-name="ce32" table:formula="of:=[.D159]+[.F159]-[.H159]" office:value-type="float" office:value="1">
            <text:p>1,000</text:p>
          </table:table-cell>
          <table:table-cell table:style-name="ce36" table:formula="of:=[.J159]*[.C159]" office:value-type="float" office:value="1493.43">
            <text:p>1 493,43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12 Круг <text:s/>"чашка" полиров. T40 GR40</text:p>
          </table:table-cell>
          <table:table-cell table:style-name="ce6" office:value-type="string">
            <text:p>шт.</text:p>
          </table:table-cell>
          <table:table-cell table:style-name="ce12" office:value-type="float" office:value="1011.75">
            <text:p>1 011,75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60]*[.D160]" office:value-type="float" office:value="1011.75">
            <text:p>1 011,75р.</text:p>
          </table:table-cell>
          <table:table-cell table:style-name="ce31"/>
          <table:table-cell table:style-name="ce31"/>
          <table:table-cell table:style-name="ce9"/>
          <table:table-cell table:style-name="ce35" table:formula="of:=[.H160]*[.C160]" office:value-type="float" office:value="0">
            <text:p>0,000р.</text:p>
          </table:table-cell>
          <table:table-cell table:style-name="ce32" table:formula="of:=[.D160]+[.F160]-[.H160]" office:value-type="float" office:value="1">
            <text:p>1,000</text:p>
          </table:table-cell>
          <table:table-cell table:style-name="ce36" table:formula="of:=[.J160]*[.C160]" office:value-type="float" office:value="1011.75">
            <text:p>1 011,75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13 Круг <text:s/>"чашка" полиров. T40 GR120</text:p>
          </table:table-cell>
          <table:table-cell table:style-name="ce6" office:value-type="string">
            <text:p>шт.</text:p>
          </table:table-cell>
          <table:table-cell table:style-name="ce12" office:value-type="float" office:value="1011.75">
            <text:p>1 011,75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61]*[.D161]" office:value-type="float" office:value="1011.75">
            <text:p>1 011,75р.</text:p>
          </table:table-cell>
          <table:table-cell table:style-name="ce31"/>
          <table:table-cell table:style-name="ce31"/>
          <table:table-cell table:style-name="ce9"/>
          <table:table-cell table:style-name="ce35" table:formula="of:=[.H161]*[.C161]" office:value-type="float" office:value="0">
            <text:p>0,000р.</text:p>
          </table:table-cell>
          <table:table-cell table:style-name="ce32" table:formula="of:=[.D161]+[.F161]-[.H161]" office:value-type="float" office:value="1">
            <text:p>1,000</text:p>
          </table:table-cell>
          <table:table-cell table:style-name="ce36" table:formula="of:=[.J161]*[.C161]" office:value-type="float" office:value="1011.75">
            <text:p>1 011,75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14 Круг <text:s/>"чашка" полиров. T40 Smart PLUS</text:p>
          </table:table-cell>
          <table:table-cell table:style-name="ce6" office:value-type="string">
            <text:p>шт.</text:p>
          </table:table-cell>
          <table:table-cell table:style-name="ce12" office:value-type="float" office:value="3564.44">
            <text:p>3 564,44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62]*[.D162]" office:value-type="float" office:value="3564.44">
            <text:p>3 564,44р.</text:p>
          </table:table-cell>
          <table:table-cell table:style-name="ce31"/>
          <table:table-cell table:style-name="ce31"/>
          <table:table-cell table:style-name="ce9"/>
          <table:table-cell table:style-name="ce35" table:formula="of:=[.H162]*[.C162]" office:value-type="float" office:value="0">
            <text:p>0,000р.</text:p>
          </table:table-cell>
          <table:table-cell table:style-name="ce32" table:formula="of:=[.D162]+[.F162]-[.H162]" office:value-type="float" office:value="1">
            <text:p>1,000</text:p>
          </table:table-cell>
          <table:table-cell table:style-name="ce36" table:formula="of:=[.J162]*[.C162]" office:value-type="float" office:value="3564.44">
            <text:p>3 564,44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15 Круг алмаз "карандаш" 11-100</text:p>
          </table:table-cell>
          <table:table-cell table:style-name="ce6" office:value-type="string">
            <text:p>шт.</text:p>
          </table:table-cell>
          <table:table-cell table:style-name="ce12" office:value-type="float" office:value="3842.5">
            <text:p>3 842,5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63]*[.D163]" office:value-type="float" office:value="3842.5">
            <text:p>3 842,5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63]*[.C163]" office:value-type="float" office:value="0">
            <text:p>0,000р.</text:p>
          </table:table-cell>
          <table:table-cell table:style-name="ce32" table:formula="of:=[.D163]+[.F163]-[.H163]" office:value-type="float" office:value="1">
            <text:p>1,000</text:p>
          </table:table-cell>
          <table:table-cell table:style-name="ce36" table:formula="of:=[.J163]*[.C163]" office:value-type="float" office:value="3842.5">
            <text:p>3 842,5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16 Круг алмаз "трапеция" 11-240</text:p>
          </table:table-cell>
          <table:table-cell table:style-name="ce6" office:value-type="string">
            <text:p>шт.</text:p>
          </table:table-cell>
          <table:table-cell table:style-name="ce12" office:value-type="float" office:value="3975">
            <text:p>3 975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64]*[.D164]" office:value-type="float" office:value="3975">
            <text:p>3 975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64]*[.C164]" office:value-type="float" office:value="0">
            <text:p>0,000р.</text:p>
          </table:table-cell>
          <table:table-cell table:style-name="ce32" table:formula="of:=[.D164]+[.F164]-[.H164]" office:value-type="float" office:value="1">
            <text:p>1,000</text:p>
          </table:table-cell>
          <table:table-cell table:style-name="ce36" table:formula="of:=[.J164]*[.C164]" office:value-type="float" office:value="3975">
            <text:p>3 975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17 Круг алмаз "карандаш" 9-100</text:p>
          </table:table-cell>
          <table:table-cell table:style-name="ce6" office:value-type="string">
            <text:p>шт.</text:p>
          </table:table-cell>
          <table:table-cell table:style-name="ce12" office:value-type="float" office:value="3180">
            <text:p>3 18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65]*[.D165]" office:value-type="float" office:value="3180">
            <text:p>3 18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65]*[.C165]" office:value-type="float" office:value="0">
            <text:p>0,000р.</text:p>
          </table:table-cell>
          <table:table-cell table:style-name="ce32" table:formula="of:=[.D165]+[.F165]-[.H165]" office:value-type="float" office:value="1">
            <text:p>1,000</text:p>
          </table:table-cell>
          <table:table-cell table:style-name="ce36" table:formula="of:=[.J165]*[.C165]" office:value-type="float" office:value="3180">
            <text:p>3 18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18 Круг алмаз "трапеция" 9-240</text:p>
          </table:table-cell>
          <table:table-cell table:style-name="ce6" office:value-type="string">
            <text:p>шт.</text:p>
          </table:table-cell>
          <table:table-cell table:style-name="ce12" office:value-type="float" office:value="3710">
            <text:p>3 71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66]*[.D166]" office:value-type="float" office:value="3710">
            <text:p>3 71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66]*[.C166]" office:value-type="float" office:value="0">
            <text:p>0,000р.</text:p>
          </table:table-cell>
          <table:table-cell table:style-name="ce32" table:formula="of:=[.D166]+[.F166]-[.H166]" office:value-type="float" office:value="1">
            <text:p>1,000</text:p>
          </table:table-cell>
          <table:table-cell table:style-name="ce36" table:formula="of:=[.J166]*[.C166]" office:value-type="float" office:value="3710">
            <text:p>3 71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19 Круг алмаз "трапеция" 9-100</text:p>
          </table:table-cell>
          <table:table-cell table:style-name="ce6" office:value-type="string">
            <text:p>шт.</text:p>
          </table:table-cell>
          <table:table-cell table:style-name="ce12" office:value-type="float" office:value="3180">
            <text:p>3 18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67]*[.D167]" office:value-type="float" office:value="3180">
            <text:p>3 18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67]*[.C167]" office:value-type="float" office:value="0">
            <text:p>0,000р.</text:p>
          </table:table-cell>
          <table:table-cell table:style-name="ce32" table:formula="of:=[.D167]+[.F167]-[.H167]" office:value-type="float" office:value="1">
            <text:p>1,000</text:p>
          </table:table-cell>
          <table:table-cell table:style-name="ce36" table:formula="of:=[.J167]*[.C167]" office:value-type="float" office:value="3180">
            <text:p>3 18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20 Круг алмаз "трапеция" 9-240</text:p>
          </table:table-cell>
          <table:table-cell table:style-name="ce6" office:value-type="string">
            <text:p>шт.</text:p>
          </table:table-cell>
          <table:table-cell table:style-name="ce12" office:value-type="float" office:value="3710">
            <text:p>3 71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68]*[.D168]" office:value-type="float" office:value="3710">
            <text:p>3 71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68]*[.C168]" office:value-type="float" office:value="0">
            <text:p>0,000р.</text:p>
          </table:table-cell>
          <table:table-cell table:style-name="ce32" table:formula="of:=[.D168]+[.F168]-[.H168]" office:value-type="float" office:value="1">
            <text:p>1,000</text:p>
          </table:table-cell>
          <table:table-cell table:style-name="ce36" table:formula="of:=[.J168]*[.C168]" office:value-type="float" office:value="3710">
            <text:p>3 71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21 Круг алмаз "трапеция" 11-240</text:p>
          </table:table-cell>
          <table:table-cell table:style-name="ce6" office:value-type="string">
            <text:p>шт.</text:p>
          </table:table-cell>
          <table:table-cell table:style-name="ce12" office:value-type="float" office:value="3975">
            <text:p>3 975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69]*[.D169]" office:value-type="float" office:value="3975">
            <text:p>3 975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69]*[.C169]" office:value-type="float" office:value="0">
            <text:p>0,000р.</text:p>
          </table:table-cell>
          <table:table-cell table:style-name="ce32" table:formula="of:=[.D169]+[.F169]-[.H169]" office:value-type="float" office:value="1">
            <text:p>1,000</text:p>
          </table:table-cell>
          <table:table-cell table:style-name="ce36" table:formula="of:=[.J169]*[.C169]" office:value-type="float" office:value="3975">
            <text:p>3 975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22 Круг алмаз "трапеция" 11-100</text:p>
          </table:table-cell>
          <table:table-cell table:style-name="ce6" office:value-type="string">
            <text:p>шт.</text:p>
          </table:table-cell>
          <table:table-cell table:style-name="ce12" office:value-type="float" office:value="3842.5">
            <text:p>3 842,5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70]*[.D169]" office:value-type="float" office:value="3842.5">
            <text:p>3 842,5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70]*[.C170]" office:value-type="float" office:value="0">
            <text:p>0,000р.</text:p>
          </table:table-cell>
          <table:table-cell table:style-name="ce32" table:formula="of:=[.D170]+[.F170]-[.H170]" office:value-type="float" office:value="1">
            <text:p>1,000</text:p>
          </table:table-cell>
          <table:table-cell table:style-name="ce36" table:formula="of:=[.J170]*[.C170]" office:value-type="float" office:value="3842.5">
            <text:p>3 842,5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23 Круг алмаз "трапеция" 15-100</text:p>
          </table:table-cell>
          <table:table-cell table:style-name="ce6" office:value-type="string">
            <text:p>шт.</text:p>
          </table:table-cell>
          <table:table-cell table:style-name="ce12" office:value-type="float" office:value="3476.8">
            <text:p>3 476,8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71]*[.D171]" office:value-type="float" office:value="3476.8">
            <text:p>3 476,8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71]*[.C171]" office:value-type="float" office:value="0">
            <text:p>0,000р.</text:p>
          </table:table-cell>
          <table:table-cell table:style-name="ce32" table:formula="of:=[.D171]+[.F171]-[.H171]" office:value-type="float" office:value="1">
            <text:p>1,000</text:p>
          </table:table-cell>
          <table:table-cell table:style-name="ce36" table:formula="of:=[.J171]*[.C171]" office:value-type="float" office:value="3476.8">
            <text:p>3 476,8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инв.№24 Круг алмаз "трапеция" 200 С6 Dn170 dp60 </text:p>
          </table:table-cell>
          <table:table-cell table:style-name="ce6" office:value-type="string">
            <text:p>шт.</text:p>
          </table:table-cell>
          <table:table-cell table:style-name="ce12" office:value-type="float" office:value="6240">
            <text:p>6 24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72]*[.D172]" office:value-type="float" office:value="6240">
            <text:p>6 24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72]*[.C172]" office:value-type="float" office:value="0">
            <text:p>0,000р.</text:p>
          </table:table-cell>
          <table:table-cell table:style-name="ce32" table:formula="of:=[.D172]+[.F172]-[.H172]" office:value-type="float" office:value="1">
            <text:p>1,000</text:p>
          </table:table-cell>
          <table:table-cell table:style-name="ce36" table:formula="of:=[.J172]*[.C172]" office:value-type="float" office:value="6240">
            <text:p>6 24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инв.№25 Круг алмаз "трапеция" 170 С8 Dn170 dp60</text:p>
          </table:table-cell>
          <table:table-cell table:style-name="ce6" office:value-type="string">
            <text:p>шт.</text:p>
          </table:table-cell>
          <table:table-cell table:style-name="ce12" office:value-type="float" office:value="7160">
            <text:p>7 16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73]*[.D173]" office:value-type="float" office:value="7160">
            <text:p>7 16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73]*[.C173]" office:value-type="float" office:value="0">
            <text:p>0,000р.</text:p>
          </table:table-cell>
          <table:table-cell table:style-name="ce32" table:formula="of:=[.D173]+[.F173]-[.H173]" office:value-type="float" office:value="1">
            <text:p>1,000</text:p>
          </table:table-cell>
          <table:table-cell table:style-name="ce36" table:formula="of:=[.J173]*[.C173]" office:value-type="float" office:value="7160">
            <text:p>7 16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инв.№26 Круг алмаз "трапеция" 230 С4 Dn170 dp60</text:p>
          </table:table-cell>
          <table:table-cell table:style-name="ce6" office:value-type="string">
            <text:p>шт.</text:p>
          </table:table-cell>
          <table:table-cell table:style-name="ce12" office:value-type="float" office:value="3900">
            <text:p>3 90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74]*[.D174]" office:value-type="float" office:value="3900">
            <text:p>3 90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74]*[.C174]" office:value-type="float" office:value="0">
            <text:p>0,000р.</text:p>
          </table:table-cell>
          <table:table-cell table:style-name="ce32" table:formula="of:=[.D174]+[.F174]-[.H174]" office:value-type="float" office:value="1">
            <text:p>1,000</text:p>
          </table:table-cell>
          <table:table-cell table:style-name="ce36" table:formula="of:=[.J174]*[.C174]" office:value-type="float" office:value="3900">
            <text:p>3 9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инв.№27 Круг алмаз "трапеция" 170 С10 Dn170 dp60</text:p>
          </table:table-cell>
          <table:table-cell table:style-name="ce6" office:value-type="string">
            <text:p>шт.</text:p>
          </table:table-cell>
          <table:table-cell table:style-name="ce12" office:value-type="float" office:value="5100">
            <text:p>5 10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75]*[.D175]" office:value-type="float" office:value="5100">
            <text:p>5 10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75]*[.C175]" office:value-type="float" office:value="0">
            <text:p>0,000р.</text:p>
          </table:table-cell>
          <table:table-cell table:style-name="ce32" table:formula="of:=[.D175]+[.F175]-[.H175]" office:value-type="float" office:value="1">
            <text:p>1,000</text:p>
          </table:table-cell>
          <table:table-cell table:style-name="ce36" table:formula="of:=[.J175]*[.C175]" office:value-type="float" office:value="5100">
            <text:p>5 1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инв.№28 Круг алмаз "трапеция" <text:s/>С5 <text:s/>Dn170 dp60</text:p>
          </table:table-cell>
          <table:table-cell table:style-name="ce6" office:value-type="string">
            <text:p>шт.</text:p>
          </table:table-cell>
          <table:table-cell table:style-name="ce12" office:value-type="float" office:value="5510">
            <text:p>5 51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76]*[.D176]" office:value-type="float" office:value="5510">
            <text:p>5 51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76]*[.C176]" office:value-type="float" office:value="0">
            <text:p>0,000р.</text:p>
          </table:table-cell>
          <table:table-cell table:style-name="ce32" table:formula="of:=[.D176]+[.F176]-[.H176]" office:value-type="float" office:value="1">
            <text:p>1,000</text:p>
          </table:table-cell>
          <table:table-cell table:style-name="ce36" table:formula="of:=[.J176]*[.C176]" office:value-type="float" office:value="5510">
            <text:p>5 51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29 Круг полировочный <text:s text:c="4"/>dp90 <text:s text:c="2"/>PUMA</text:p>
          </table:table-cell>
          <table:table-cell table:style-name="ce6" office:value-type="string">
            <text:p>шт.</text:p>
          </table:table-cell>
          <table:table-cell table:style-name="ce12" office:value-type="float" office:value="640.68">
            <text:p>640,68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77]*[.D177]" office:value-type="float" office:value="640.68">
            <text:p>640,68р.</text:p>
          </table:table-cell>
          <table:table-cell table:style-name="ce31"/>
          <table:table-cell table:style-name="ce31"/>
          <table:table-cell table:style-name="ce9"/>
          <table:table-cell table:style-name="ce35" table:formula="of:=[.H177]*[.C177]" office:value-type="float" office:value="0">
            <text:p>0,000р.</text:p>
          </table:table-cell>
          <table:table-cell table:style-name="ce32" table:formula="of:=[.D177]+[.F177]-[.H177]" office:value-type="float" office:value="1">
            <text:p>1,000</text:p>
          </table:table-cell>
          <table:table-cell table:style-name="ce36" table:formula="of:=[.J177]*[.C177]" office:value-type="float" office:value="640.68">
            <text:p>640,68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30 Круг полировочный <text:s text:c="4"/>dp90 <text:s text:c="2"/>PUMA</text:p>
          </table:table-cell>
          <table:table-cell table:style-name="ce6" office:value-type="string">
            <text:p>шт.</text:p>
          </table:table-cell>
          <table:table-cell table:style-name="ce12" office:value-type="float" office:value="640.68">
            <text:p>640,68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78]*[.D178]" office:value-type="float" office:value="640.68">
            <text:p>640,68р.</text:p>
          </table:table-cell>
          <table:table-cell table:style-name="ce31"/>
          <table:table-cell table:style-name="ce31"/>
          <table:table-cell table:style-name="ce9"/>
          <table:table-cell table:style-name="ce35" table:formula="of:=[.H178]*[.C178]" office:value-type="float" office:value="0">
            <text:p>0,000р.</text:p>
          </table:table-cell>
          <table:table-cell table:style-name="ce32" table:formula="of:=[.D178]+[.F178]-[.H178]" office:value-type="float" office:value="1">
            <text:p>1,000</text:p>
          </table:table-cell>
          <table:table-cell table:style-name="ce36" table:formula="of:=[.J178]*[.C178]" office:value-type="float" office:value="640.68">
            <text:p>640,68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31 Круг полировочный <text:s text:c="4"/>dp90 <text:s text:c="2"/>PUMA</text:p>
          </table:table-cell>
          <table:table-cell table:style-name="ce6" office:value-type="string">
            <text:p>шт.</text:p>
          </table:table-cell>
          <table:table-cell table:style-name="ce12" office:value-type="float" office:value="640.68">
            <text:p>640,68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79]*[.D179]" office:value-type="float" office:value="640.68">
            <text:p>640,68р.</text:p>
          </table:table-cell>
          <table:table-cell table:style-name="ce31"/>
          <table:table-cell table:style-name="ce31"/>
          <table:table-cell table:style-name="ce9"/>
          <table:table-cell table:style-name="ce35" table:formula="of:=[.H179]*[.C179]" office:value-type="float" office:value="0">
            <text:p>0,000р.</text:p>
          </table:table-cell>
          <table:table-cell table:style-name="ce32" table:formula="of:=[.D179]+[.F179]-[.H179]" office:value-type="float" office:value="1">
            <text:p>1,000</text:p>
          </table:table-cell>
          <table:table-cell table:style-name="ce36" table:formula="of:=[.J179]*[.C179]" office:value-type="float" office:value="640.68">
            <text:p>640,68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32 Круг полировочный <text:s text:c="4"/>dp90 <text:s text:c="2"/>PUMA</text:p>
          </table:table-cell>
          <table:table-cell table:style-name="ce6" office:value-type="string">
            <text:p>шт.</text:p>
          </table:table-cell>
          <table:table-cell table:style-name="ce12" office:value-type="float" office:value="640.68">
            <text:p>640,68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80]*[.D180]" office:value-type="float" office:value="640.68">
            <text:p>640,68р.</text:p>
          </table:table-cell>
          <table:table-cell table:style-name="ce31"/>
          <table:table-cell table:style-name="ce31"/>
          <table:table-cell table:style-name="ce9"/>
          <table:table-cell table:style-name="ce35" table:formula="of:=[.H180]*[.C180]" office:value-type="float" office:value="0">
            <text:p>0,000р.</text:p>
          </table:table-cell>
          <table:table-cell table:style-name="ce32" table:formula="of:=[.D180]+[.F180]-[.H180]" office:value-type="float" office:value="1">
            <text:p>1,000</text:p>
          </table:table-cell>
          <table:table-cell table:style-name="ce36" table:formula="of:=[.J180]*[.C180]" office:value-type="float" office:value="640.68">
            <text:p>640,68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33 Круг полировочный <text:s text:c="4"/>dp90 <text:s text:c="2"/>PUMA</text:p>
          </table:table-cell>
          <table:table-cell table:style-name="ce6" office:value-type="string">
            <text:p>шт.</text:p>
          </table:table-cell>
          <table:table-cell table:style-name="ce12" office:value-type="float" office:value="640.68">
            <text:p>640,68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81]*[.D181]" office:value-type="float" office:value="640.68">
            <text:p>640,68р.</text:p>
          </table:table-cell>
          <table:table-cell table:style-name="ce31"/>
          <table:table-cell table:style-name="ce31"/>
          <table:table-cell table:style-name="ce9"/>
          <table:table-cell table:style-name="ce35" table:formula="of:=[.H181]*[.C181]" office:value-type="float" office:value="0">
            <text:p>0,000р.</text:p>
          </table:table-cell>
          <table:table-cell table:style-name="ce32" table:formula="of:=[.D181]+[.F181]-[.H181]" office:value-type="float" office:value="1">
            <text:p>1,000</text:p>
          </table:table-cell>
          <table:table-cell table:style-name="ce36" table:formula="of:=[.J181]*[.C181]" office:value-type="float" office:value="640.68">
            <text:p>640,68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34 Круг алмаз "чашка" полимер вязка SX240</text:p>
          </table:table-cell>
          <table:table-cell table:style-name="ce6" office:value-type="string">
            <text:p>шт.</text:p>
          </table:table-cell>
          <table:table-cell table:style-name="ce12" office:value-type="float" office:value="1840">
            <text:p>1 84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82]*[.D182]" office:value-type="float" office:value="1840">
            <text:p>1 84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82]*[.C182]" office:value-type="float" office:value="0">
            <text:p>0,000р.</text:p>
          </table:table-cell>
          <table:table-cell table:style-name="ce32" table:formula="of:=[.D182]+[.F182]-[.H182]" office:value-type="float" office:value="1">
            <text:p>1,000</text:p>
          </table:table-cell>
          <table:table-cell table:style-name="ce36" table:formula="of:=[.J182]*[.C182]" office:value-type="float" office:value="1840">
            <text:p>1 84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инв.№35 Круг алмаз "чашка" метал. вязка pos1. 701247 зер. 240</text:p>
          </table:table-cell>
          <table:table-cell table:style-name="ce6" office:value-type="string">
            <text:p>шт.</text:p>
          </table:table-cell>
          <table:table-cell table:style-name="ce12" office:value-type="float" office:value="2280">
            <text:p>2 28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83]*[.D183]" office:value-type="float" office:value="2280">
            <text:p>2 28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83]*[.C183]" office:value-type="float" office:value="0">
            <text:p>0,000р.</text:p>
          </table:table-cell>
          <table:table-cell table:style-name="ce32" table:formula="of:=[.D183]+[.F183]-[.H183]" office:value-type="float" office:value="1">
            <text:p>1,000</text:p>
          </table:table-cell>
          <table:table-cell table:style-name="ce36" table:formula="of:=[.J183]*[.C183]" office:value-type="float" office:value="2280">
            <text:p>2 28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инв.№36 Круг войлочный "чашка" полировочный</text:p>
          </table:table-cell>
          <table:table-cell table:style-name="ce6" office:value-type="string">
            <text:p>шт.</text:p>
          </table:table-cell>
          <table:table-cell table:style-name="ce12" office:value-type="float" office:value="700">
            <text:p>70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84]*[.D184]" office:value-type="float" office:value="700">
            <text:p>70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84]*[.C184]" office:value-type="float" office:value="0">
            <text:p>0,000р.</text:p>
          </table:table-cell>
          <table:table-cell table:style-name="ce32" table:formula="of:=[.D184]+[.F184]-[.H184]" office:value-type="float" office:value="1">
            <text:p>1,000</text:p>
          </table:table-cell>
          <table:table-cell table:style-name="ce36" table:formula="of:=[.J184]*[.C184]" office:value-type="float" office:value="700">
            <text:p>7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37 Круг <text:s/>"чашка" полировочный</text:p>
          </table:table-cell>
          <table:table-cell table:style-name="ce6" office:value-type="string">
            <text:p>шт.</text:p>
          </table:table-cell>
          <table:table-cell table:style-name="ce12" office:value-type="float" office:value="730">
            <text:p>73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85]*[.D185]" office:value-type="float" office:value="730">
            <text:p>73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85]*[.C185]" office:value-type="float" office:value="0">
            <text:p>0,000р.</text:p>
          </table:table-cell>
          <table:table-cell table:style-name="ce32" table:formula="of:=[.D185]+[.F185]-[.H185]" office:value-type="float" office:value="1">
            <text:p>1,000</text:p>
          </table:table-cell>
          <table:table-cell table:style-name="ce36" table:formula="of:=[.J185]*[.C185]" office:value-type="float" office:value="730">
            <text:p>73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38 Круг <text:s/>"чашка" полировочный</text:p>
          </table:table-cell>
          <table:table-cell table:style-name="ce6" office:value-type="string">
            <text:p>шт.</text:p>
          </table:table-cell>
          <table:table-cell table:style-name="ce12" office:value-type="float" office:value="730">
            <text:p>73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86]*[.D193]" office:value-type="float" office:value="730">
            <text:p>73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86]*[.C186]" office:value-type="float" office:value="0">
            <text:p>0,000р.</text:p>
          </table:table-cell>
          <table:table-cell table:style-name="ce32" table:formula="of:=[.D186]+[.F186]-[.H186]" office:value-type="float" office:value="1">
            <text:p>1,000</text:p>
          </table:table-cell>
          <table:table-cell table:style-name="ce36" table:formula="of:=[.J186]*[.C186]" office:value-type="float" office:value="730">
            <text:p>73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39 Круг <text:s/>"чашка" полировочный</text:p>
          </table:table-cell>
          <table:table-cell table:style-name="ce6" office:value-type="string">
            <text:p>шт.</text:p>
          </table:table-cell>
          <table:table-cell table:style-name="ce12" office:value-type="float" office:value="730">
            <text:p>73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87]*[.D194]" office:value-type="float" office:value="730">
            <text:p>73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87]*[.C187]" office:value-type="float" office:value="0">
            <text:p>0,000р.</text:p>
          </table:table-cell>
          <table:table-cell table:style-name="ce32" table:formula="of:=[.D187]+[.F187]-[.H187]" office:value-type="float" office:value="1">
            <text:p>1,000</text:p>
          </table:table-cell>
          <table:table-cell table:style-name="ce36" table:formula="of:=[.J187]*[.C187]" office:value-type="float" office:value="730">
            <text:p>73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инв.№40 Круг <text:s text:c="2"/>полировочный Х5000</text:p>
          </table:table-cell>
          <table:table-cell table:style-name="ce6" office:value-type="string">
            <text:p>шт.</text:p>
          </table:table-cell>
          <table:table-cell table:style-name="ce12" office:value-type="float" office:value="610">
            <text:p>61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88]*[.D188]" office:value-type="float" office:value="610">
            <text:p>61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88]*[.C188]" office:value-type="float" office:value="0">
            <text:p>0,000р.</text:p>
          </table:table-cell>
          <table:table-cell table:style-name="ce32" table:formula="of:=[.D188]+[.F188]-[.H188]" office:value-type="float" office:value="1">
            <text:p>1,000</text:p>
          </table:table-cell>
          <table:table-cell table:style-name="ce36" table:formula="of:=[.J188]*[.C188]" office:value-type="float" office:value="610">
            <text:p>61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инв.№41 Круг <text:s text:c="2"/>полировочный РК180</text:p>
          </table:table-cell>
          <table:table-cell table:style-name="ce6" office:value-type="string">
            <text:p>шт.</text:p>
          </table:table-cell>
          <table:table-cell table:style-name="ce12" office:value-type="float" office:value="610">
            <text:p>61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89]*[.D189]" office:value-type="float" office:value="610">
            <text:p>61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89]*[.C189]" office:value-type="float" office:value="0">
            <text:p>0,000р.</text:p>
          </table:table-cell>
          <table:table-cell table:style-name="ce32" table:formula="of:=[.D189]+[.F189]-[.H189]" office:value-type="float" office:value="1">
            <text:p>1,000</text:p>
          </table:table-cell>
          <table:table-cell table:style-name="ce36" table:formula="of:=[.J189]*[.C189]" office:value-type="float" office:value="610">
            <text:p>61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инв.№42 Круг <text:s text:c="2"/>полировочный 10S80</text:p>
          </table:table-cell>
          <table:table-cell table:style-name="ce6" office:value-type="string">
            <text:p>шт.</text:p>
          </table:table-cell>
          <table:table-cell table:style-name="ce12" office:value-type="float" office:value="610">
            <text:p>61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90]*[.D190]" office:value-type="float" office:value="610">
            <text:p>61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90]*[.C190]" office:value-type="float" office:value="0">
            <text:p>0,000р.</text:p>
          </table:table-cell>
          <table:table-cell table:style-name="ce32" table:formula="of:=[.D190]+[.F190]-[.H190]" office:value-type="float" office:value="1">
            <text:p>1,000</text:p>
          </table:table-cell>
          <table:table-cell table:style-name="ce36" table:formula="of:=[.J190]*[.C190]" office:value-type="float" office:value="610">
            <text:p>61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инв.№43 Круг <text:s text:c="2"/>полировочный 10S80</text:p>
          </table:table-cell>
          <table:table-cell table:style-name="ce6" office:value-type="string">
            <text:p>шт.</text:p>
          </table:table-cell>
          <table:table-cell table:style-name="ce12" office:value-type="float" office:value="610">
            <text:p>61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91]*[.D191]" office:value-type="float" office:value="610">
            <text:p>61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91]*[.C191]" office:value-type="float" office:value="0">
            <text:p>0,000р.</text:p>
          </table:table-cell>
          <table:table-cell table:style-name="ce32" table:formula="of:=[.D191]+[.F191]-[.H191]" office:value-type="float" office:value="1">
            <text:p>1,000</text:p>
          </table:table-cell>
          <table:table-cell table:style-name="ce36" table:formula="of:=[.J191]*[.C191]" office:value-type="float" office:value="610">
            <text:p>61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инв.№44 Круг <text:s text:c="2"/>полировочный 150/15/22</text:p>
          </table:table-cell>
          <table:table-cell table:style-name="ce6" office:value-type="string">
            <text:p>шт.</text:p>
          </table:table-cell>
          <table:table-cell table:style-name="ce12" office:value-type="float" office:value="700">
            <text:p>70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92]*[.D192]" office:value-type="float" office:value="700">
            <text:p>70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92]*[.C192]" office:value-type="float" office:value="0">
            <text:p>0,000р.</text:p>
          </table:table-cell>
          <table:table-cell table:style-name="ce32" table:formula="of:=[.D192]+[.F192]-[.H192]" office:value-type="float" office:value="1">
            <text:p>1,000</text:p>
          </table:table-cell>
          <table:table-cell table:style-name="ce36" table:formula="of:=[.J192]*[.C192]" office:value-type="float" office:value="700">
            <text:p>7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инв.№45 Круг <text:s text:c="2"/>полировочный PUMA</text:p>
          </table:table-cell>
          <table:table-cell table:style-name="ce6" office:value-type="string">
            <text:p>шт.</text:p>
          </table:table-cell>
          <table:table-cell table:style-name="ce12" office:value-type="float" office:value="3780">
            <text:p>3 78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93]*[.D193]" office:value-type="float" office:value="3780">
            <text:p>3 78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93]*[.C193]" office:value-type="float" office:value="0">
            <text:p>0,000р.</text:p>
          </table:table-cell>
          <table:table-cell table:style-name="ce32" table:formula="of:=[.D193]+[.F193]-[.H193]" office:value-type="float" office:value="1">
            <text:p>1,000</text:p>
          </table:table-cell>
          <table:table-cell table:style-name="ce36" table:formula="of:=[.J193]*[.C193]" office:value-type="float" office:value="3780">
            <text:p>3 78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инв.№46 Круг <text:s text:c="2"/>полировочный PUMA</text:p>
          </table:table-cell>
          <table:table-cell table:style-name="ce6" office:value-type="string">
            <text:p>шт.</text:p>
          </table:table-cell>
          <table:table-cell table:style-name="ce12" office:value-type="float" office:value="1500">
            <text:p>1 50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94]*[.D194]" office:value-type="float" office:value="1500">
            <text:p>1 50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94]*[.C194]" office:value-type="float" office:value="0">
            <text:p>0,000р.</text:p>
          </table:table-cell>
          <table:table-cell table:style-name="ce32" table:formula="of:=[.D194]+[.F194]-[.H194]" office:value-type="float" office:value="1">
            <text:p>1,000</text:p>
          </table:table-cell>
          <table:table-cell table:style-name="ce36" table:formula="of:=[.J194]*[.C194]" office:value-type="float" office:value="1500">
            <text:p>1 5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инв.№47 Круг <text:s text:c="2"/>полировочный PUMA</text:p>
          </table:table-cell>
          <table:table-cell table:style-name="ce6" office:value-type="string">
            <text:p>шт.</text:p>
          </table:table-cell>
          <table:table-cell table:style-name="ce12" office:value-type="float" office:value="1430">
            <text:p>1 43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95]*[.D195]" office:value-type="float" office:value="1430">
            <text:p>1 43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95]*[.C195]" office:value-type="float" office:value="0">
            <text:p>0,000р.</text:p>
          </table:table-cell>
          <table:table-cell table:style-name="ce32" table:formula="of:=[.D195]+[.F195]-[.H195]" office:value-type="float" office:value="1">
            <text:p>1,000</text:p>
          </table:table-cell>
          <table:table-cell table:style-name="ce36" table:formula="of:=[.J195]*[.C195]" office:value-type="float" office:value="1430">
            <text:p>1 43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инв.№48 Круг <text:s text:c="2"/>полировочный PUMA</text:p>
          </table:table-cell>
          <table:table-cell table:style-name="ce6" office:value-type="string">
            <text:p>шт.</text:p>
          </table:table-cell>
          <table:table-cell table:style-name="ce12" office:value-type="float" office:value="1480">
            <text:p>1 48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96]*[.D196]" office:value-type="float" office:value="1480">
            <text:p>1 48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96]*[.C196]" office:value-type="float" office:value="0">
            <text:p>0,000р.</text:p>
          </table:table-cell>
          <table:table-cell table:style-name="ce32" table:formula="of:=[.D196]+[.F196]-[.H196]" office:value-type="float" office:value="1">
            <text:p>1,000</text:p>
          </table:table-cell>
          <table:table-cell table:style-name="ce36" table:formula="of:=[.J196]*[.C196]" office:value-type="float" office:value="1480">
            <text:p>1 48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инв.№49 Круг <text:s text:c="2"/>полировочный PUMA</text:p>
          </table:table-cell>
          <table:table-cell table:style-name="ce6" office:value-type="string">
            <text:p>шт.</text:p>
          </table:table-cell>
          <table:table-cell table:style-name="ce12" office:value-type="float" office:value="1510">
            <text:p>1 51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97]*[.D197]" office:value-type="float" office:value="1510">
            <text:p>1 51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97]*[.C197]" office:value-type="float" office:value="0">
            <text:p>0,000р.</text:p>
          </table:table-cell>
          <table:table-cell table:style-name="ce32" table:formula="of:=[.D197]+[.F197]-[.H197]" office:value-type="float" office:value="1">
            <text:p>1,000</text:p>
          </table:table-cell>
          <table:table-cell table:style-name="ce36" table:formula="of:=[.J197]*[.C197]" office:value-type="float" office:value="1510">
            <text:p>1 51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инв.№50 Круг <text:s text:c="2"/>полировочный PUMA</text:p>
          </table:table-cell>
          <table:table-cell table:style-name="ce6" office:value-type="string">
            <text:p>шт.</text:p>
          </table:table-cell>
          <table:table-cell table:style-name="ce12" office:value-type="float" office:value="1280">
            <text:p>1 28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98]*[.D198]" office:value-type="float" office:value="1280">
            <text:p>1 28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98]*[.C198]" office:value-type="float" office:value="0">
            <text:p>0,000р.</text:p>
          </table:table-cell>
          <table:table-cell table:style-name="ce32" table:formula="of:=[.D198]+[.F198]-[.H198]" office:value-type="float" office:value="1">
            <text:p>1,000</text:p>
          </table:table-cell>
          <table:table-cell table:style-name="ce36" table:formula="of:=[.J198]*[.C198]" office:value-type="float" office:value="1280">
            <text:p>1 28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51 Круг алмаз "карандаш" 6-240</text:p>
          </table:table-cell>
          <table:table-cell table:style-name="ce6" office:value-type="string">
            <text:p>шт.</text:p>
          </table:table-cell>
          <table:table-cell table:style-name="ce12" office:value-type="float" office:value="1300">
            <text:p>1 300,000р.</text:p>
          </table:table-cell>
          <table:table-cell table:style-name="ce18" office:value-type="float" office:value="1">
            <text:p>1,000</text:p>
          </table:table-cell>
          <table:table-cell table:style-name="ce25" table:formula="of:=[.C199]*[.D199]" office:value-type="float" office:value="1300">
            <text:p>1 300,00р.</text:p>
          </table:table-cell>
          <table:table-cell table:style-name="ce31"/>
          <table:table-cell table:style-name="ce31"/>
          <table:table-cell table:style-name="ce9"/>
          <table:table-cell table:style-name="ce35" table:formula="of:=[.H199]*[.C199]" office:value-type="float" office:value="0">
            <text:p>0,000р.</text:p>
          </table:table-cell>
          <table:table-cell table:style-name="ce32" table:formula="of:=[.D199]+[.F199]-[.H199]" office:value-type="float" office:value="1">
            <text:p>1,000</text:p>
          </table:table-cell>
          <table:table-cell table:style-name="ce36" table:formula="of:=[.J199]*[.C199]" office:value-type="float" office:value="1300">
            <text:p>1 3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инв.№52 Круг алмаз "карандаш" 6-180</text:p>
          </table:table-cell>
          <table:table-cell table:style-name="ce6" office:value-type="string">
            <text:p>шт.</text:p>
          </table:table-cell>
          <table:table-cell table:style-name="ce12" office:value-type="float" office:value="1300">
            <text:p>1 3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00]*[.D200]" office:value-type="float" office:value="1300">
            <text:p><text:s/>1 3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00]*[.C200]" office:value-type="float" office:value="0">
            <text:p>0,000р.</text:p>
          </table:table-cell>
          <table:table-cell table:style-name="ce32" table:formula="of:=[.D200]+[.F200]-[.H200]" office:value-type="float" office:value="1">
            <text:p>1,000</text:p>
          </table:table-cell>
          <table:table-cell table:style-name="ce36" table:formula="of:=[.J200]*[.C200]" office:value-type="float" office:value="1300">
            <text:p>1 3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Круги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Шуманит д/стеклокерамики премиум</text:p>
          </table:table-cell>
          <table:table-cell table:style-name="ce6" office:value-type="string">
            <text:p>шт.</text:p>
          </table:table-cell>
          <table:table-cell table:style-name="ce12" office:value-type="float" office:value="135.51">
            <text:p>135,51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01]*[.D201]" office:value-type="float" office:value="135.51">
            <text:p><text:s/>135,51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01]*[.C201]" office:value-type="float" office:value="0">
            <text:p>0,000р.</text:p>
          </table:table-cell>
          <table:table-cell table:style-name="ce32" table:formula="of:=[.D201]+[.F201]-[.H201]" office:value-type="float" office:value="1">
            <text:p>1,000</text:p>
          </table:table-cell>
          <table:table-cell table:style-name="ce36" table:formula="of:=[.J201]*[.C201]" office:value-type="float" office:value="135.51">
            <text:p>135,51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Стамеска Fit</text:p>
          </table:table-cell>
          <table:table-cell table:style-name="ce6" office:value-type="string">
            <text:p>шт.</text:p>
          </table:table-cell>
          <table:table-cell table:style-name="ce12" office:value-type="float" office:value="170">
            <text:p>17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02]*[.D202]" office:value-type="float" office:value="170">
            <text:p><text:s/>17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02]*[.C202]" office:value-type="float" office:value="0">
            <text:p>0,000р.</text:p>
          </table:table-cell>
          <table:table-cell table:style-name="ce32" table:formula="of:=[.D202]+[.F202]-[.H202]" office:value-type="float" office:value="1">
            <text:p>1,000</text:p>
          </table:table-cell>
          <table:table-cell table:style-name="ce36" table:formula="of:=[.J202]*[.C202]" office:value-type="float" office:value="170">
            <text:p>17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Алмазные фрезы 9шт</text:p>
          </table:table-cell>
          <table:table-cell table:style-name="ce6" office:value-type="string">
            <text:p>комп</text:p>
          </table:table-cell>
          <table:table-cell table:style-name="ce12" office:value-type="float" office:value="300">
            <text:p>3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03]*[.D203]" office:value-type="float" office:value="300">
            <text:p><text:s/>3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03]*[.C203]" office:value-type="float" office:value="0">
            <text:p>0,000р.</text:p>
          </table:table-cell>
          <table:table-cell table:style-name="ce32" table:formula="of:=[.D203]+[.F203]-[.H203]" office:value-type="float" office:value="1">
            <text:p>1,000</text:p>
          </table:table-cell>
          <table:table-cell table:style-name="ce36" table:formula="of:=[.J203]*[.C203]" office:value-type="float" office:value="300">
            <text:p>3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Сверло Ø10 победит</text:p>
          </table:table-cell>
          <table:table-cell table:style-name="ce6" office:value-type="string">
            <text:p>шт.</text:p>
          </table:table-cell>
          <table:table-cell table:style-name="ce12" office:value-type="float" office:value="55">
            <text:p>55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04]*[.D204]" office:value-type="float" office:value="55">
            <text:p><text:s/>5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04]*[.C204]" office:value-type="float" office:value="0">
            <text:p>0,000р.</text:p>
          </table:table-cell>
          <table:table-cell table:style-name="ce32" table:formula="of:=[.D204]+[.F204]-[.H204]" office:value-type="float" office:value="1">
            <text:p>1,000</text:p>
          </table:table-cell>
          <table:table-cell table:style-name="ce36" table:formula="of:=[.J204]*[.C204]" office:value-type="float" office:value="55">
            <text:p>55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Сверло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Кеды</text:p>
          </table:table-cell>
          <table:table-cell table:style-name="ce6" office:value-type="string">
            <text:p>шт.</text:p>
          </table:table-cell>
          <table:table-cell table:style-name="ce12" office:value-type="float" office:value="120">
            <text:p>12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05]*[.D205]" office:value-type="float" office:value="120">
            <text:p><text:s/>12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05]*[.C205]" office:value-type="float" office:value="0">
            <text:p>0,000р.</text:p>
          </table:table-cell>
          <table:table-cell table:style-name="ce32" table:formula="of:=[.D205]+[.F205]-[.H205]" office:value-type="float" office:value="1">
            <text:p>1,000</text:p>
          </table:table-cell>
          <table:table-cell table:style-name="ce36" table:formula="of:=[.J205]*[.C205]" office:value-type="float" office:value="120">
            <text:p>120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Куртка</text:p>
          </table:table-cell>
          <table:table-cell table:style-name="ce6" office:value-type="string">
            <text:p>шт.</text:p>
          </table:table-cell>
          <table:table-cell table:style-name="ce12" office:value-type="float" office:value="525">
            <text:p>525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06]*[.D206]" office:value-type="float" office:value="525">
            <text:p><text:s/>52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06]*[.C206]" office:value-type="float" office:value="0">
            <text:p>0,000р.</text:p>
          </table:table-cell>
          <table:table-cell table:style-name="ce32" table:formula="of:=[.D206]+[.F206]-[.H206]" office:value-type="float" office:value="1">
            <text:p>1,000</text:p>
          </table:table-cell>
          <table:table-cell table:style-name="ce36" table:formula="of:=[.J206]*[.C206]" office:value-type="float" office:value="525">
            <text:p>525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Гравер конический J62002</text:p>
          </table:table-cell>
          <table:table-cell table:style-name="ce6" office:value-type="string">
            <text:p>шт.</text:p>
          </table:table-cell>
          <table:table-cell table:style-name="ce12" office:value-type="float" office:value="230">
            <text:p>23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07]*[.D207]" office:value-type="float" office:value="460">
            <text:p><text:s/>46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07]*[.C207]" office:value-type="float" office:value="0">
            <text:p>0,000р.</text:p>
          </table:table-cell>
          <table:table-cell table:style-name="ce32" table:formula="of:=[.D207]+[.F207]-[.H207]" office:value-type="float" office:value="2">
            <text:p>2,000</text:p>
          </table:table-cell>
          <table:table-cell table:style-name="ce36" table:formula="of:=[.J207]*[.C207]" office:value-type="float" office:value="460">
            <text:p>46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J63002</text:p>
          </table:table-cell>
          <table:table-cell table:style-name="ce6" office:value-type="string">
            <text:p>шт.</text:p>
          </table:table-cell>
          <table:table-cell table:style-name="ce12" office:value-type="float" office:value="230">
            <text:p>23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08]*[.D208]" office:value-type="float" office:value="230">
            <text:p><text:s/>23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08]*[.C208]" office:value-type="float" office:value="0">
            <text:p>0,000р.</text:p>
          </table:table-cell>
          <table:table-cell table:style-name="ce32" table:formula="of:=[.D208]+[.F208]-[.H208]" office:value-type="float" office:value="1">
            <text:p>1,000</text:p>
          </table:table-cell>
          <table:table-cell table:style-name="ce36" table:formula="of:=[.J208]*[.C208]" office:value-type="float" office:value="230">
            <text:p>23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J63003</text:p>
          </table:table-cell>
          <table:table-cell table:style-name="ce6" office:value-type="string">
            <text:p>шт.</text:p>
          </table:table-cell>
          <table:table-cell table:style-name="ce12" office:value-type="float" office:value="230">
            <text:p>23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09]*[.D209]" office:value-type="float" office:value="460">
            <text:p><text:s/>46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09]*[.C209]" office:value-type="float" office:value="0">
            <text:p>0,000р.</text:p>
          </table:table-cell>
          <table:table-cell table:style-name="ce32" table:formula="of:=[.D209]+[.F209]-[.H209]" office:value-type="float" office:value="2">
            <text:p>2,000</text:p>
          </table:table-cell>
          <table:table-cell table:style-name="ce36" table:formula="of:=[.J209]*[.C209]" office:value-type="float" office:value="460">
            <text:p>46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J64502</text:p>
          </table:table-cell>
          <table:table-cell table:style-name="ce6" office:value-type="string">
            <text:p>шт.</text:p>
          </table:table-cell>
          <table:table-cell table:style-name="ce12" office:value-type="float" office:value="230">
            <text:p>23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10]*[.D210]" office:value-type="float" office:value="460">
            <text:p><text:s/>46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10]*[.C210]" office:value-type="float" office:value="0">
            <text:p>0,000р.</text:p>
          </table:table-cell>
          <table:table-cell table:style-name="ce32" table:formula="of:=[.D210]+[.F210]-[.H210]" office:value-type="float" office:value="2">
            <text:p>2,000</text:p>
          </table:table-cell>
          <table:table-cell table:style-name="ce36" table:formula="of:=[.J210]*[.C210]" office:value-type="float" office:value="460">
            <text:p>46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J64505</text:p>
          </table:table-cell>
          <table:table-cell table:style-name="ce6" office:value-type="string">
            <text:p>шт.</text:p>
          </table:table-cell>
          <table:table-cell table:style-name="ce12" office:value-type="float" office:value="230">
            <text:p>23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11]*[.D211]" office:value-type="float" office:value="460">
            <text:p><text:s/>46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11]*[.C211]" office:value-type="float" office:value="0">
            <text:p>0,000р.</text:p>
          </table:table-cell>
          <table:table-cell table:style-name="ce32" table:formula="of:=[.D211]+[.F211]-[.H211]" office:value-type="float" office:value="2">
            <text:p>2,000</text:p>
          </table:table-cell>
          <table:table-cell table:style-name="ce36" table:formula="of:=[.J211]*[.C211]" office:value-type="float" office:value="460">
            <text:p>46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J69002</text:p>
          </table:table-cell>
          <table:table-cell table:style-name="ce6" office:value-type="string">
            <text:p>шт.</text:p>
          </table:table-cell>
          <table:table-cell table:style-name="ce12" office:value-type="float" office:value="230">
            <text:p>23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12]*[.D212]" office:value-type="float" office:value="230">
            <text:p><text:s/>23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12]*[.C212]" office:value-type="float" office:value="0">
            <text:p>0,000р.</text:p>
          </table:table-cell>
          <table:table-cell table:style-name="ce32" table:formula="of:=[.D212]+[.F212]-[.H212]" office:value-type="float" office:value="1">
            <text:p>1,000</text:p>
          </table:table-cell>
          <table:table-cell table:style-name="ce36" table:formula="of:=[.J212]*[.C212]" office:value-type="float" office:value="230">
            <text:p>23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AJ33001</text:p>
          </table:table-cell>
          <table:table-cell table:style-name="ce6" office:value-type="string">
            <text:p>шт.</text:p>
          </table:table-cell>
          <table:table-cell table:style-name="ce12" office:value-type="float" office:value="200">
            <text:p>20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13]*[.D213]" office:value-type="float" office:value="400">
            <text:p><text:s/>4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13]*[.C213]" office:value-type="float" office:value="0">
            <text:p>0,000р.</text:p>
          </table:table-cell>
          <table:table-cell table:style-name="ce32" table:formula="of:=[.D213]+[.F213]-[.H213]" office:value-type="float" office:value="2">
            <text:p>2,000</text:p>
          </table:table-cell>
          <table:table-cell table:style-name="ce36" table:formula="of:=[.J213]*[.C213]" office:value-type="float" office:value="400">
            <text:p>4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AJ33002</text:p>
          </table:table-cell>
          <table:table-cell table:style-name="ce6" office:value-type="string">
            <text:p>шт.</text:p>
          </table:table-cell>
          <table:table-cell table:style-name="ce12" office:value-type="float" office:value="200">
            <text:p>20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14]*[.D214]" office:value-type="float" office:value="400">
            <text:p><text:s/>4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14]*[.C214]" office:value-type="float" office:value="0">
            <text:p>0,000р.</text:p>
          </table:table-cell>
          <table:table-cell table:style-name="ce32" table:formula="of:=[.D214]+[.F214]-[.H214]" office:value-type="float" office:value="2">
            <text:p>2,000</text:p>
          </table:table-cell>
          <table:table-cell table:style-name="ce36" table:formula="of:=[.J214]*[.C214]" office:value-type="float" office:value="400">
            <text:p>4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AJ33003</text:p>
          </table:table-cell>
          <table:table-cell table:style-name="ce6" office:value-type="string">
            <text:p>шт.</text:p>
          </table:table-cell>
          <table:table-cell table:style-name="ce12" office:value-type="float" office:value="200">
            <text:p>20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15]*[.D215]" office:value-type="float" office:value="400">
            <text:p><text:s/>4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15]*[.C215]" office:value-type="float" office:value="0">
            <text:p>0,000р.</text:p>
          </table:table-cell>
          <table:table-cell table:style-name="ce32" table:formula="of:=[.D215]+[.F215]-[.H215]" office:value-type="float" office:value="2">
            <text:p>2,000</text:p>
          </table:table-cell>
          <table:table-cell table:style-name="ce36" table:formula="of:=[.J215]*[.C215]" office:value-type="float" office:value="400">
            <text:p>4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AJ34501</text:p>
          </table:table-cell>
          <table:table-cell table:style-name="ce6" office:value-type="string">
            <text:p>шт.</text:p>
          </table:table-cell>
          <table:table-cell table:style-name="ce12" office:value-type="float" office:value="200">
            <text:p>20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16]*[.D216]" office:value-type="float" office:value="400">
            <text:p><text:s/>4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16]*[.C216]" office:value-type="float" office:value="0">
            <text:p>0,000р.</text:p>
          </table:table-cell>
          <table:table-cell table:style-name="ce32" table:formula="of:=[.D216]+[.F216]-[.H216]" office:value-type="float" office:value="2">
            <text:p>2,000</text:p>
          </table:table-cell>
          <table:table-cell table:style-name="ce36" table:formula="of:=[.J216]*[.C216]" office:value-type="float" office:value="400">
            <text:p>4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AJ34502</text:p>
          </table:table-cell>
          <table:table-cell table:style-name="ce6" office:value-type="string">
            <text:p>шт.</text:p>
          </table:table-cell>
          <table:table-cell table:style-name="ce12" office:value-type="float" office:value="200">
            <text:p>20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17]*[.D217]" office:value-type="float" office:value="400">
            <text:p><text:s/>4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17]*[.C217]" office:value-type="float" office:value="0">
            <text:p>0,000р.</text:p>
          </table:table-cell>
          <table:table-cell table:style-name="ce32" table:formula="of:=[.D217]+[.F217]-[.H217]" office:value-type="float" office:value="2">
            <text:p>2,000</text:p>
          </table:table-cell>
          <table:table-cell table:style-name="ce36" table:formula="of:=[.J217]*[.C217]" office:value-type="float" office:value="400">
            <text:p>4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AJ34503</text:p>
          </table:table-cell>
          <table:table-cell table:style-name="ce6" office:value-type="string">
            <text:p>шт.</text:p>
          </table:table-cell>
          <table:table-cell table:style-name="ce12" office:value-type="float" office:value="200">
            <text:p>2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18]*[.D218]" office:value-type="float" office:value="200">
            <text:p><text:s/>2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18]*[.C218]" office:value-type="float" office:value="0">
            <text:p>0,000р.</text:p>
          </table:table-cell>
          <table:table-cell table:style-name="ce32" table:formula="of:=[.D218]+[.F218]-[.H218]" office:value-type="float" office:value="1">
            <text:p>1,000</text:p>
          </table:table-cell>
          <table:table-cell table:style-name="ce36" table:formula="of:=[.J218]*[.C218]" office:value-type="float" office:value="200">
            <text:p>2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AJ43001</text:p>
          </table:table-cell>
          <table:table-cell table:style-name="ce6" office:value-type="string">
            <text:p>шт.</text:p>
          </table:table-cell>
          <table:table-cell table:style-name="ce12" office:value-type="float" office:value="220">
            <text:p>22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19]*[.D219]" office:value-type="float" office:value="440">
            <text:p><text:s/>44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19]*[.C219]" office:value-type="float" office:value="0">
            <text:p>0,000р.</text:p>
          </table:table-cell>
          <table:table-cell table:style-name="ce32" table:formula="of:=[.D219]+[.F219]-[.H219]" office:value-type="float" office:value="2">
            <text:p>2,000</text:p>
          </table:table-cell>
          <table:table-cell table:style-name="ce36" table:formula="of:=[.J219]*[.C219]" office:value-type="float" office:value="440">
            <text:p>44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AJ43002</text:p>
          </table:table-cell>
          <table:table-cell table:style-name="ce6" office:value-type="string">
            <text:p>шт.</text:p>
          </table:table-cell>
          <table:table-cell table:style-name="ce12" office:value-type="float" office:value="220">
            <text:p>22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20]*[.D220]" office:value-type="float" office:value="440">
            <text:p><text:s/>44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20]*[.C220]" office:value-type="float" office:value="0">
            <text:p>0,000р.</text:p>
          </table:table-cell>
          <table:table-cell table:style-name="ce32" table:formula="of:=[.D220]+[.F220]-[.H220]" office:value-type="float" office:value="2">
            <text:p>2,000</text:p>
          </table:table-cell>
          <table:table-cell table:style-name="ce36" table:formula="of:=[.J220]*[.C220]" office:value-type="float" office:value="440">
            <text:p>44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AJ43003</text:p>
          </table:table-cell>
          <table:table-cell table:style-name="ce6" office:value-type="string">
            <text:p>шт.</text:p>
          </table:table-cell>
          <table:table-cell table:style-name="ce12" office:value-type="float" office:value="220">
            <text:p>22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21]*[.D221]" office:value-type="float" office:value="440">
            <text:p><text:s/>44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21]*[.C221]" office:value-type="float" office:value="0">
            <text:p>0,000р.</text:p>
          </table:table-cell>
          <table:table-cell table:style-name="ce32" table:formula="of:=[.D221]+[.F221]-[.H221]" office:value-type="float" office:value="2">
            <text:p>2,000</text:p>
          </table:table-cell>
          <table:table-cell table:style-name="ce36" table:formula="of:=[.J221]*[.C221]" office:value-type="float" office:value="440">
            <text:p>44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AJ44501</text:p>
          </table:table-cell>
          <table:table-cell table:style-name="ce6" office:value-type="string">
            <text:p>шт.</text:p>
          </table:table-cell>
          <table:table-cell table:style-name="ce12" office:value-type="float" office:value="220">
            <text:p>22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22]*[.D222]" office:value-type="float" office:value="440">
            <text:p><text:s/>44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22]*[.C222]" office:value-type="float" office:value="0">
            <text:p>0,000р.</text:p>
          </table:table-cell>
          <table:table-cell table:style-name="ce32" table:formula="of:=[.D222]+[.F222]-[.H222]" office:value-type="float" office:value="2">
            <text:p>2,000</text:p>
          </table:table-cell>
          <table:table-cell table:style-name="ce36" table:formula="of:=[.J222]*[.C222]" office:value-type="float" office:value="440">
            <text:p>44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AJ44502</text:p>
          </table:table-cell>
          <table:table-cell table:style-name="ce6" office:value-type="string">
            <text:p>шт.</text:p>
          </table:table-cell>
          <table:table-cell table:style-name="ce12" office:value-type="float" office:value="220">
            <text:p>22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23]*[.D223]" office:value-type="float" office:value="440">
            <text:p><text:s/>44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23]*[.C223]" office:value-type="float" office:value="0">
            <text:p>0,000р.</text:p>
          </table:table-cell>
          <table:table-cell table:style-name="ce32" table:formula="of:=[.D223]+[.F223]-[.H223]" office:value-type="float" office:value="2">
            <text:p>2,000</text:p>
          </table:table-cell>
          <table:table-cell table:style-name="ce36" table:formula="of:=[.J223]*[.C223]" office:value-type="float" office:value="440">
            <text:p>44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AJ44503</text:p>
          </table:table-cell>
          <table:table-cell table:style-name="ce6" office:value-type="string">
            <text:p>шт.</text:p>
          </table:table-cell>
          <table:table-cell table:style-name="ce12" office:value-type="float" office:value="220">
            <text:p>22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24]*[.D224]" office:value-type="float" office:value="440">
            <text:p><text:s/>44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24]*[.C224]" office:value-type="float" office:value="0">
            <text:p>0,000р.</text:p>
          </table:table-cell>
          <table:table-cell table:style-name="ce32" table:formula="of:=[.D224]+[.F224]-[.H224]" office:value-type="float" office:value="2">
            <text:p>2,000</text:p>
          </table:table-cell>
          <table:table-cell table:style-name="ce36" table:formula="of:=[.J224]*[.C224]" office:value-type="float" office:value="440">
            <text:p>44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AJ63001</text:p>
          </table:table-cell>
          <table:table-cell table:style-name="ce6" office:value-type="string">
            <text:p>шт.</text:p>
          </table:table-cell>
          <table:table-cell table:style-name="ce12" office:value-type="float" office:value="430">
            <text:p>430,000р.</text:p>
          </table:table-cell>
          <table:table-cell table:style-name="ce18" office:value-type="float" office:value="3">
            <text:p>3,000</text:p>
          </table:table-cell>
          <table:table-cell table:style-name="ce24" table:formula="of:=[.C225]*[.D225]" office:value-type="float" office:value="1290">
            <text:p><text:s/>1 29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25]*[.C225]" office:value-type="float" office:value="0">
            <text:p>0,000р.</text:p>
          </table:table-cell>
          <table:table-cell table:style-name="ce32" table:formula="of:=[.D225]+[.F225]-[.H225]" office:value-type="float" office:value="3">
            <text:p>3,000</text:p>
          </table:table-cell>
          <table:table-cell table:style-name="ce36" table:formula="of:=[.J225]*[.C225]" office:value-type="float" office:value="1290">
            <text:p>1 29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AJ63002</text:p>
          </table:table-cell>
          <table:table-cell table:style-name="ce6" office:value-type="string">
            <text:p>шт.</text:p>
          </table:table-cell>
          <table:table-cell table:style-name="ce12" office:value-type="float" office:value="430">
            <text:p>430,000р.</text:p>
          </table:table-cell>
          <table:table-cell table:style-name="ce18" office:value-type="float" office:value="3">
            <text:p>3,000</text:p>
          </table:table-cell>
          <table:table-cell table:style-name="ce24" table:formula="of:=[.C226]*[.D226]" office:value-type="float" office:value="1290">
            <text:p><text:s/>1 29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26]*[.C226]" office:value-type="float" office:value="0">
            <text:p>0,000р.</text:p>
          </table:table-cell>
          <table:table-cell table:style-name="ce32" table:formula="of:=[.D226]+[.F226]-[.H226]" office:value-type="float" office:value="3">
            <text:p>3,000</text:p>
          </table:table-cell>
          <table:table-cell table:style-name="ce36" table:formula="of:=[.J226]*[.C226]" office:value-type="float" office:value="1290">
            <text:p>1 29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AJ63003</text:p>
          </table:table-cell>
          <table:table-cell table:style-name="ce6" office:value-type="string">
            <text:p>шт.</text:p>
          </table:table-cell>
          <table:table-cell table:style-name="ce12" office:value-type="float" office:value="430">
            <text:p>43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27]*[.D227]" office:value-type="float" office:value="860">
            <text:p><text:s/>86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27]*[.C227]" office:value-type="float" office:value="0">
            <text:p>0,000р.</text:p>
          </table:table-cell>
          <table:table-cell table:style-name="ce32" table:formula="of:=[.D227]+[.F227]-[.H227]" office:value-type="float" office:value="2">
            <text:p>2,000</text:p>
          </table:table-cell>
          <table:table-cell table:style-name="ce36" table:formula="of:=[.J227]*[.C227]" office:value-type="float" office:value="860">
            <text:p>86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AJ63004</text:p>
          </table:table-cell>
          <table:table-cell table:style-name="ce6" office:value-type="string">
            <text:p>шт.</text:p>
          </table:table-cell>
          <table:table-cell table:style-name="ce12" office:value-type="float" office:value="430">
            <text:p>430,000р.</text:p>
          </table:table-cell>
          <table:table-cell table:style-name="ce18" office:value-type="float" office:value="3">
            <text:p>3,000</text:p>
          </table:table-cell>
          <table:table-cell table:style-name="ce24" table:formula="of:=[.C228]*[.D228]" office:value-type="float" office:value="1290">
            <text:p><text:s/>1 29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28]*[.C228]" office:value-type="float" office:value="0">
            <text:p>0,000р.</text:p>
          </table:table-cell>
          <table:table-cell table:style-name="ce32" table:formula="of:=[.D228]+[.F228]-[.H228]" office:value-type="float" office:value="3">
            <text:p>3,000</text:p>
          </table:table-cell>
          <table:table-cell table:style-name="ce36" table:formula="of:=[.J228]*[.C228]" office:value-type="float" office:value="1290">
            <text:p>1 29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AJ63005</text:p>
          </table:table-cell>
          <table:table-cell table:style-name="ce6" office:value-type="string">
            <text:p>шт.</text:p>
          </table:table-cell>
          <table:table-cell table:style-name="ce12" office:value-type="float" office:value="430">
            <text:p>43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29]*[.D229]" office:value-type="float" office:value="430">
            <text:p><text:s/>43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29]*[.C229]" office:value-type="float" office:value="0">
            <text:p>0,000р.</text:p>
          </table:table-cell>
          <table:table-cell table:style-name="ce32" table:formula="of:=[.D229]+[.F229]-[.H229]" office:value-type="float" office:value="1">
            <text:p>1,000</text:p>
          </table:table-cell>
          <table:table-cell table:style-name="ce36" table:formula="of:=[.J229]*[.C229]" office:value-type="float" office:value="430">
            <text:p>43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AJ64502</text:p>
          </table:table-cell>
          <table:table-cell table:style-name="ce6" office:value-type="string">
            <text:p>шт.</text:p>
          </table:table-cell>
          <table:table-cell table:style-name="ce12" office:value-type="float" office:value="430">
            <text:p>43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30]*[.D230]" office:value-type="float" office:value="860">
            <text:p><text:s/>86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30]*[.C230]" office:value-type="float" office:value="0">
            <text:p>0,000р.</text:p>
          </table:table-cell>
          <table:table-cell table:style-name="ce32" table:formula="of:=[.D230]+[.F230]-[.H230]" office:value-type="float" office:value="2">
            <text:p>2,000</text:p>
          </table:table-cell>
          <table:table-cell table:style-name="ce36" table:formula="of:=[.J230]*[.C230]" office:value-type="float" office:value="860">
            <text:p>86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AJ64503</text:p>
          </table:table-cell>
          <table:table-cell table:style-name="ce6" office:value-type="string">
            <text:p>шт.</text:p>
          </table:table-cell>
          <table:table-cell table:style-name="ce12" office:value-type="float" office:value="430">
            <text:p>43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31]*[.D231]" office:value-type="float" office:value="860">
            <text:p><text:s/>86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31]*[.C231]" office:value-type="float" office:value="0">
            <text:p>0,000р.</text:p>
          </table:table-cell>
          <table:table-cell table:style-name="ce32" table:formula="of:=[.D231]+[.F231]-[.H231]" office:value-type="float" office:value="2">
            <text:p>2,000</text:p>
          </table:table-cell>
          <table:table-cell table:style-name="ce36" table:formula="of:=[.J231]*[.C231]" office:value-type="float" office:value="860">
            <text:p>86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конический AJ64505</text:p>
          </table:table-cell>
          <table:table-cell table:style-name="ce6" office:value-type="string">
            <text:p>шт.</text:p>
          </table:table-cell>
          <table:table-cell table:style-name="ce12" office:value-type="float" office:value="430">
            <text:p>43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32]*[.D232]" office:value-type="float" office:value="430">
            <text:p><text:s/>43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32]*[.C232]" office:value-type="float" office:value="0">
            <text:p>0,000р.</text:p>
          </table:table-cell>
          <table:table-cell table:style-name="ce32" table:formula="of:=[.D232]+[.F232]-[.H232]" office:value-type="float" office:value="1">
            <text:p>1,000</text:p>
          </table:table-cell>
          <table:table-cell table:style-name="ce36" table:formula="of:=[.J232]*[.C232]" office:value-type="float" office:value="430">
            <text:p>43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радиусный RJ63003</text:p>
          </table:table-cell>
          <table:table-cell table:style-name="ce6" office:value-type="string">
            <text:p>шт.</text:p>
          </table:table-cell>
          <table:table-cell table:style-name="ce12" office:value-type="float" office:value="250">
            <text:p>25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33]*[.D233]" office:value-type="float" office:value="500">
            <text:p><text:s/>5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33]*[.C233]" office:value-type="float" office:value="0">
            <text:p>0,000р.</text:p>
          </table:table-cell>
          <table:table-cell table:style-name="ce32" table:formula="of:=[.D233]+[.F233]-[.H233]" office:value-type="float" office:value="2">
            <text:p>2,000</text:p>
          </table:table-cell>
          <table:table-cell table:style-name="ce36" table:formula="of:=[.J233]*[.C233]" office:value-type="float" office:value="500">
            <text:p>5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радиусный RJ63004</text:p>
          </table:table-cell>
          <table:table-cell table:style-name="ce6" office:value-type="string">
            <text:p>шт.</text:p>
          </table:table-cell>
          <table:table-cell table:style-name="ce12" office:value-type="float" office:value="250">
            <text:p>25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34]*[.D234]" office:value-type="float" office:value="250">
            <text:p><text:s/>25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34]*[.C234]" office:value-type="float" office:value="0">
            <text:p>0,000р.</text:p>
          </table:table-cell>
          <table:table-cell table:style-name="ce32" table:formula="of:=[.D234]+[.F234]-[.H234]" office:value-type="float" office:value="1">
            <text:p>1,000</text:p>
          </table:table-cell>
          <table:table-cell table:style-name="ce36" table:formula="of:=[.J234]*[.C234]" office:value-type="float" office:value="250">
            <text:p>25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пирамидка 3J32001</text:p>
          </table:table-cell>
          <table:table-cell table:style-name="ce6" office:value-type="string">
            <text:p>шт.</text:p>
          </table:table-cell>
          <table:table-cell table:style-name="ce12" office:value-type="float" office:value="110">
            <text:p>11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35]*[.D235]" office:value-type="float" office:value="220">
            <text:p><text:s/>22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35]*[.C235]" office:value-type="float" office:value="0">
            <text:p>0,000р.</text:p>
          </table:table-cell>
          <table:table-cell table:style-name="ce32" table:formula="of:=[.D235]+[.F235]-[.H235]" office:value-type="float" office:value="2">
            <text:p>2,000</text:p>
          </table:table-cell>
          <table:table-cell table:style-name="ce36" table:formula="of:=[.J235]*[.C235]" office:value-type="float" office:value="220">
            <text:p>22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пирамидка 3J63001</text:p>
          </table:table-cell>
          <table:table-cell table:style-name="ce6" office:value-type="string">
            <text:p>шт.</text:p>
          </table:table-cell>
          <table:table-cell table:style-name="ce12" office:value-type="float" office:value="230">
            <text:p>23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36]*[.D236]" office:value-type="float" office:value="230">
            <text:p><text:s/>23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36]*[.C236]" office:value-type="float" office:value="0">
            <text:p>0,000р.</text:p>
          </table:table-cell>
          <table:table-cell table:style-name="ce32" table:formula="of:=[.D236]+[.F236]-[.H236]" office:value-type="float" office:value="1">
            <text:p>1,000</text:p>
          </table:table-cell>
          <table:table-cell table:style-name="ce36" table:formula="of:=[.J236]*[.C236]" office:value-type="float" office:value="230">
            <text:p>23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пирамидка 3J64501</text:p>
          </table:table-cell>
          <table:table-cell table:style-name="ce6" office:value-type="string">
            <text:p>шт.</text:p>
          </table:table-cell>
          <table:table-cell table:style-name="ce12" office:value-type="float" office:value="230">
            <text:p>230,000р.</text:p>
          </table:table-cell>
          <table:table-cell table:style-name="ce18" office:value-type="float" office:value="3">
            <text:p>3,000</text:p>
          </table:table-cell>
          <table:table-cell table:style-name="ce24" table:formula="of:=[.C237]*[.D237]" office:value-type="float" office:value="690">
            <text:p><text:s/>69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37]*[.C237]" office:value-type="float" office:value="0">
            <text:p>0,000р.</text:p>
          </table:table-cell>
          <table:table-cell table:style-name="ce32" table:formula="of:=[.D237]+[.F237]-[.H237]" office:value-type="float" office:value="3">
            <text:p>3,000</text:p>
          </table:table-cell>
          <table:table-cell table:style-name="ce36" table:formula="of:=[.J237]*[.C237]" office:value-type="float" office:value="690">
            <text:p>69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пирамидка A3J43001</text:p>
          </table:table-cell>
          <table:table-cell table:style-name="ce6" office:value-type="string">
            <text:p>шт.</text:p>
          </table:table-cell>
          <table:table-cell table:style-name="ce12" office:value-type="float" office:value="220">
            <text:p>22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38]*[.D238]" office:value-type="float" office:value="440">
            <text:p><text:s/>44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38]*[.C238]" office:value-type="float" office:value="0">
            <text:p>0,000р.</text:p>
          </table:table-cell>
          <table:table-cell table:style-name="ce32" table:formula="of:=[.D238]+[.F238]-[.H238]" office:value-type="float" office:value="2">
            <text:p>2,000</text:p>
          </table:table-cell>
          <table:table-cell table:style-name="ce36" table:formula="of:=[.J238]*[.C238]" office:value-type="float" office:value="440">
            <text:p>44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пирамидка A3J44501</text:p>
          </table:table-cell>
          <table:table-cell table:style-name="ce6" office:value-type="string">
            <text:p>шт.</text:p>
          </table:table-cell>
          <table:table-cell table:style-name="ce12" office:value-type="float" office:value="220">
            <text:p>22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39]*[.D239]" office:value-type="float" office:value="440">
            <text:p><text:s/>44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39]*[.C239]" office:value-type="float" office:value="0">
            <text:p>0,000р.</text:p>
          </table:table-cell>
          <table:table-cell table:style-name="ce32" table:formula="of:=[.D239]+[.F239]-[.H239]" office:value-type="float" office:value="2">
            <text:p>2,000</text:p>
          </table:table-cell>
          <table:table-cell table:style-name="ce36" table:formula="of:=[.J239]*[.C239]" office:value-type="float" office:value="440">
            <text:p>44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пирамидка A3J63001</text:p>
          </table:table-cell>
          <table:table-cell table:style-name="ce6" office:value-type="string">
            <text:p>шт.</text:p>
          </table:table-cell>
          <table:table-cell table:style-name="ce12" office:value-type="float" office:value="430">
            <text:p>43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40]*[.D240]" office:value-type="float" office:value="430">
            <text:p><text:s/>43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40]*[.C240]" office:value-type="float" office:value="0">
            <text:p>0,000р.</text:p>
          </table:table-cell>
          <table:table-cell table:style-name="ce32" table:formula="of:=[.D240]+[.F240]-[.H240]" office:value-type="float" office:value="1">
            <text:p>1,000</text:p>
          </table:table-cell>
          <table:table-cell table:style-name="ce36" table:formula="of:=[.J240]*[.C240]" office:value-type="float" office:value="430">
            <text:p>43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прямой PX31003</text:p>
          </table:table-cell>
          <table:table-cell table:style-name="ce6" office:value-type="string">
            <text:p>шт.</text:p>
          </table:table-cell>
          <table:table-cell table:style-name="ce12" office:value-type="float" office:value="110">
            <text:p>11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41]*[.D241]" office:value-type="float" office:value="110">
            <text:p><text:s/>11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41]*[.C241]" office:value-type="float" office:value="0">
            <text:p>0,000р.</text:p>
          </table:table-cell>
          <table:table-cell table:style-name="ce32" table:formula="of:=[.D241]+[.F241]-[.H241]" office:value-type="float" office:value="1">
            <text:p>1,000</text:p>
          </table:table-cell>
          <table:table-cell table:style-name="ce36" table:formula="of:=[.J241]*[.C241]" office:value-type="float" office:value="110">
            <text:p>11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прямой PX33012</text:p>
          </table:table-cell>
          <table:table-cell table:style-name="ce6" office:value-type="string">
            <text:p>шт.</text:p>
          </table:table-cell>
          <table:table-cell table:style-name="ce12" office:value-type="float" office:value="110">
            <text:p>11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42]*[.D242]" office:value-type="float" office:value="110">
            <text:p><text:s/>11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42]*[.C242]" office:value-type="float" office:value="0">
            <text:p>0,000р.</text:p>
          </table:table-cell>
          <table:table-cell table:style-name="ce32" table:formula="of:=[.D242]+[.F242]-[.H242]" office:value-type="float" office:value="1">
            <text:p>1,000</text:p>
          </table:table-cell>
          <table:table-cell table:style-name="ce36" table:formula="of:=[.J242]*[.C242]" office:value-type="float" office:value="110">
            <text:p>11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Фреза прямая двузаходная ZX31003</text:p>
          </table:table-cell>
          <table:table-cell table:style-name="ce6" office:value-type="string">
            <text:p>шт.</text:p>
          </table:table-cell>
          <table:table-cell table:style-name="ce12" office:value-type="float" office:value="130">
            <text:p>13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43]*[.D243]" office:value-type="float" office:value="130">
            <text:p><text:s/>13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43]*[.C243]" office:value-type="float" office:value="0">
            <text:p>0,000р.</text:p>
          </table:table-cell>
          <table:table-cell table:style-name="ce32" table:formula="of:=[.D243]+[.F243]-[.H243]" office:value-type="float" office:value="1">
            <text:p>1,000</text:p>
          </table:table-cell>
          <table:table-cell table:style-name="ce36" table:formula="of:=[.J243]*[.C243]" office:value-type="float" office:value="130">
            <text:p>13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Фреза прямая двузаходная ZX31505</text:p>
          </table:table-cell>
          <table:table-cell table:style-name="ce6" office:value-type="string">
            <text:p>шт.</text:p>
          </table:table-cell>
          <table:table-cell table:style-name="ce12" office:value-type="float" office:value="130">
            <text:p>13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44]*[.D244]" office:value-type="float" office:value="130">
            <text:p><text:s/>13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44]*[.C244]" office:value-type="float" office:value="0">
            <text:p>0,000р.</text:p>
          </table:table-cell>
          <table:table-cell table:style-name="ce32" table:formula="of:=[.D244]+[.F244]-[.H244]" office:value-type="float" office:value="1">
            <text:p>1,000</text:p>
          </table:table-cell>
          <table:table-cell table:style-name="ce36" table:formula="of:=[.J244]*[.C244]" office:value-type="float" office:value="130">
            <text:p>13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Фреза прямая двузаходная ZX622</text:p>
          </table:table-cell>
          <table:table-cell table:style-name="ce6" office:value-type="string">
            <text:p>шт.</text:p>
          </table:table-cell>
          <table:table-cell table:style-name="ce12" office:value-type="float" office:value="260">
            <text:p>26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45]*[.D245]" office:value-type="float" office:value="260">
            <text:p><text:s/>26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45]*[.C245]" office:value-type="float" office:value="0">
            <text:p>0,000р.</text:p>
          </table:table-cell>
          <table:table-cell table:style-name="ce32" table:formula="of:=[.D245]+[.F245]-[.H245]" office:value-type="float" office:value="1">
            <text:p>1,000</text:p>
          </table:table-cell>
          <table:table-cell table:style-name="ce36" table:formula="of:=[.J245]*[.C245]" office:value-type="float" office:value="260">
            <text:p>26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Фреза спиральная однозаходная 1LX652</text:p>
          </table:table-cell>
          <table:table-cell table:style-name="ce6" office:value-type="string">
            <text:p>шт.</text:p>
          </table:table-cell>
          <table:table-cell table:style-name="ce12" office:value-type="float" office:value="250">
            <text:p>25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46]*[.D246]" office:value-type="float" office:value="250">
            <text:p><text:s/>25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46]*[.C246]" office:value-type="float" office:value="0">
            <text:p>0,000р.</text:p>
          </table:table-cell>
          <table:table-cell table:style-name="ce32" table:formula="of:=[.D246]+[.F246]-[.H246]" office:value-type="float" office:value="1">
            <text:p>1,000</text:p>
          </table:table-cell>
          <table:table-cell table:style-name="ce36" table:formula="of:=[.J246]*[.C246]" office:value-type="float" office:value="250">
            <text:p>25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Фреза спиральная однозаходная A1LX31004</text:p>
          </table:table-cell>
          <table:table-cell table:style-name="ce6" office:value-type="string">
            <text:p>шт.</text:p>
          </table:table-cell>
          <table:table-cell table:style-name="ce12" office:value-type="float" office:value="430">
            <text:p>43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47]*[.D247]" office:value-type="float" office:value="430">
            <text:p><text:s/>43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47]*[.C247]" office:value-type="float" office:value="0">
            <text:p>0,000р.</text:p>
          </table:table-cell>
          <table:table-cell table:style-name="ce32" table:formula="of:=[.D247]+[.F247]-[.H247]" office:value-type="float" office:value="1">
            <text:p>1,000</text:p>
          </table:table-cell>
          <table:table-cell table:style-name="ce36" table:formula="of:=[.J247]*[.C247]" office:value-type="float" office:value="430">
            <text:p>43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Фреза спиральная однозаходная A1LX31506</text:p>
          </table:table-cell>
          <table:table-cell table:style-name="ce6" office:value-type="string">
            <text:p>шт.</text:p>
          </table:table-cell>
          <table:table-cell table:style-name="ce12" office:value-type="float" office:value="435">
            <text:p>435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48]*[.D248]" office:value-type="float" office:value="435">
            <text:p><text:s/>43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48]*[.C248]" office:value-type="float" office:value="0">
            <text:p>0,000р.</text:p>
          </table:table-cell>
          <table:table-cell table:style-name="ce32" table:formula="of:=[.D248]+[.F248]-[.H248]" office:value-type="float" office:value="1">
            <text:p>1,000</text:p>
          </table:table-cell>
          <table:table-cell table:style-name="ce36" table:formula="of:=[.J248]*[.C248]" office:value-type="float" office:value="435">
            <text:p>435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Фреза спиральная однозаходная A1LX652</text:p>
          </table:table-cell>
          <table:table-cell table:style-name="ce6" office:value-type="string">
            <text:p>шт.</text:p>
          </table:table-cell>
          <table:table-cell table:style-name="ce12" office:value-type="float" office:value="1450">
            <text:p>1 45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49]*[.D249]" office:value-type="float" office:value="2900">
            <text:p><text:s/>2 9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49]*[.C249]" office:value-type="float" office:value="0">
            <text:p>0,000р.</text:p>
          </table:table-cell>
          <table:table-cell table:style-name="ce32" table:formula="of:=[.D249]+[.F249]-[.H249]" office:value-type="float" office:value="2">
            <text:p>2,000</text:p>
          </table:table-cell>
          <table:table-cell table:style-name="ce36" table:formula="of:=[.J249]*[.C249]" office:value-type="float" office:value="2900">
            <text:p>2 9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Фреза спиральная двузаходная A2LX41003</text:p>
          </table:table-cell>
          <table:table-cell table:style-name="ce6" office:value-type="string">
            <text:p>шт.</text:p>
          </table:table-cell>
          <table:table-cell table:style-name="ce12" office:value-type="float" office:value="570">
            <text:p>570,000р.</text:p>
          </table:table-cell>
          <table:table-cell table:style-name="ce18" office:value-type="float" office:value="5">
            <text:p>5,000</text:p>
          </table:table-cell>
          <table:table-cell table:style-name="ce24" table:formula="of:=[.C250]*[.D250]" office:value-type="float" office:value="2850">
            <text:p><text:s/>2 85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50]*[.C250]" office:value-type="float" office:value="0">
            <text:p>0,000р.</text:p>
          </table:table-cell>
          <table:table-cell table:style-name="ce32" table:formula="of:=[.D250]+[.F250]-[.H250]" office:value-type="float" office:value="5">
            <text:p>5,000</text:p>
          </table:table-cell>
          <table:table-cell table:style-name="ce36" table:formula="of:=[.J250]*[.C250]" office:value-type="float" office:value="2850">
            <text:p>2 85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Фреза спиральная однозаходная A2LX41504</text:p>
          </table:table-cell>
          <table:table-cell table:style-name="ce6" office:value-type="string">
            <text:p>шт.</text:p>
          </table:table-cell>
          <table:table-cell table:style-name="ce12" office:value-type="float" office:value="570">
            <text:p>57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51]*[.D251]" office:value-type="float" office:value="570">
            <text:p><text:s/>57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51]*[.C251]" office:value-type="float" office:value="0">
            <text:p>0,000р.</text:p>
          </table:table-cell>
          <table:table-cell table:style-name="ce32" table:formula="of:=[.D251]+[.F251]-[.H251]" office:value-type="float" office:value="1">
            <text:p>1,000</text:p>
          </table:table-cell>
          <table:table-cell table:style-name="ce36" table:formula="of:=[.J251]*[.C251]" office:value-type="float" office:value="570">
            <text:p>57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Фреза спиральная однозаходная A2LX42006</text:p>
          </table:table-cell>
          <table:table-cell table:style-name="ce6" office:value-type="string">
            <text:p>шт.</text:p>
          </table:table-cell>
          <table:table-cell table:style-name="ce12" office:value-type="float" office:value="570">
            <text:p>57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52]*[.D252]" office:value-type="float" office:value="570">
            <text:p><text:s/>57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52]*[.C252]" office:value-type="float" office:value="0">
            <text:p>0,000р.</text:p>
          </table:table-cell>
          <table:table-cell table:style-name="ce32" table:formula="of:=[.D252]+[.F252]-[.H252]" office:value-type="float" office:value="1">
            <text:p>1,000</text:p>
          </table:table-cell>
          <table:table-cell table:style-name="ce36" table:formula="of:=[.J252]*[.C252]" office:value-type="float" office:value="570">
            <text:p>57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Фреза спиральная однозаходная A2LX43008</text:p>
          </table:table-cell>
          <table:table-cell table:style-name="ce6" office:value-type="string">
            <text:p>шт.</text:p>
          </table:table-cell>
          <table:table-cell table:style-name="ce12" office:value-type="float" office:value="580">
            <text:p>58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53]*[.D253]" office:value-type="float" office:value="1160">
            <text:p><text:s/>1 16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53]*[.C253]" office:value-type="float" office:value="0">
            <text:p>0,000р.</text:p>
          </table:table-cell>
          <table:table-cell table:style-name="ce32" table:formula="of:=[.D253]+[.F253]-[.H253]" office:value-type="float" office:value="2">
            <text:p>2,000</text:p>
          </table:table-cell>
          <table:table-cell table:style-name="ce36" table:formula="of:=[.J253]*[.C253]" office:value-type="float" office:value="1160">
            <text:p>1 16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Фреза спиральная однозаходная A2LX411</text:p>
          </table:table-cell>
          <table:table-cell table:style-name="ce6" office:value-type="string">
            <text:p>шт.</text:p>
          </table:table-cell>
          <table:table-cell table:style-name="ce12" office:value-type="float" office:value="570">
            <text:p>57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54]*[.D254]" office:value-type="float" office:value="1140">
            <text:p><text:s/>1 14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54]*[.C254]" office:value-type="float" office:value="0">
            <text:p>0,000р.</text:p>
          </table:table-cell>
          <table:table-cell table:style-name="ce32" table:formula="of:=[.D254]+[.F254]-[.H254]" office:value-type="float" office:value="2">
            <text:p>2,000</text:p>
          </table:table-cell>
          <table:table-cell table:style-name="ce36" table:formula="of:=[.J254]*[.C254]" office:value-type="float" office:value="1140">
            <text:p>1 14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Фреза спиральная однозаходная A2LX616</text:p>
          </table:table-cell>
          <table:table-cell table:style-name="ce6" office:value-type="string">
            <text:p>шт.</text:p>
          </table:table-cell>
          <table:table-cell table:style-name="ce12" office:value-type="float" office:value="700">
            <text:p>700,000р.</text:p>
          </table:table-cell>
          <table:table-cell table:style-name="ce18" office:value-type="float" office:value="3">
            <text:p>3,000</text:p>
          </table:table-cell>
          <table:table-cell table:style-name="ce24" table:formula="of:=[.C255]*[.D255]" office:value-type="float" office:value="2100">
            <text:p><text:s/>2 1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55]*[.C255]" office:value-type="float" office:value="0">
            <text:p>0,000р.</text:p>
          </table:table-cell>
          <table:table-cell table:style-name="ce32" table:formula="of:=[.D255]+[.F255]-[.H255]" office:value-type="float" office:value="3">
            <text:p>3,000</text:p>
          </table:table-cell>
          <table:table-cell table:style-name="ce36" table:formula="of:=[.J255]*[.C255]" office:value-type="float" office:value="2100">
            <text:p>2 1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Фреза спиральная однозаходная A2RX620</text:p>
          </table:table-cell>
          <table:table-cell table:style-name="ce6" office:value-type="string">
            <text:p>шт.</text:p>
          </table:table-cell>
          <table:table-cell table:style-name="ce12" office:value-type="float" office:value="740">
            <text:p>74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56]*[.D256]" office:value-type="float" office:value="1480">
            <text:p><text:s/>1 48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56]*[.C256]" office:value-type="float" office:value="0">
            <text:p>0,000р.</text:p>
          </table:table-cell>
          <table:table-cell table:style-name="ce32" table:formula="of:=[.D256]+[.F256]-[.H256]" office:value-type="float" office:value="2">
            <text:p>2,000</text:p>
          </table:table-cell>
          <table:table-cell table:style-name="ce36" table:formula="of:=[.J256]*[.C256]" office:value-type="float" office:value="1480">
            <text:p>1 48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Фреза спиральная круглая A2QX42006</text:p>
          </table:table-cell>
          <table:table-cell table:style-name="ce6" office:value-type="string">
            <text:p>шт.</text:p>
          </table:table-cell>
          <table:table-cell table:style-name="ce12" office:value-type="float" office:value="590">
            <text:p>59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57]*[.D257]" office:value-type="float" office:value="590">
            <text:p><text:s/>59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57]*[.C257]" office:value-type="float" office:value="0">
            <text:p>0,000р.</text:p>
          </table:table-cell>
          <table:table-cell table:style-name="ce32" table:formula="of:=[.D257]+[.F257]-[.H257]" office:value-type="float" office:value="1">
            <text:p>1,000</text:p>
          </table:table-cell>
          <table:table-cell table:style-name="ce36" table:formula="of:=[.J257]*[.C257]" office:value-type="float" office:value="590">
            <text:p>59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Фреза спиральная круглая 2LX622</text:p>
          </table:table-cell>
          <table:table-cell table:style-name="ce6" office:value-type="string">
            <text:p>шт.</text:p>
          </table:table-cell>
          <table:table-cell table:style-name="ce12" office:value-type="float" office:value="720">
            <text:p>72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58]*[.D258]" office:value-type="float" office:value="720">
            <text:p><text:s/>72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58]*[.C258]" office:value-type="float" office:value="0">
            <text:p>0,000р.</text:p>
          </table:table-cell>
          <table:table-cell table:style-name="ce32" table:formula="of:=[.D258]+[.F258]-[.H258]" office:value-type="float" office:value="1">
            <text:p>1,000</text:p>
          </table:table-cell>
          <table:table-cell table:style-name="ce36" table:formula="of:=[.J258]*[.C258]" office:value-type="float" office:value="720">
            <text:p>72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ер V-образный V63290</text:p>
          </table:table-cell>
          <table:table-cell table:style-name="ce6" office:value-type="string">
            <text:p>шт.</text:p>
          </table:table-cell>
          <table:table-cell table:style-name="ce12" office:value-type="float" office:value="250">
            <text:p>25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59]*[.D259]" office:value-type="float" office:value="500">
            <text:p><text:s/>5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59]*[.C259]" office:value-type="float" office:value="0">
            <text:p>0,000р.</text:p>
          </table:table-cell>
          <table:table-cell table:style-name="ce32" table:formula="of:=[.D259]+[.F259]-[.H259]" office:value-type="float" office:value="2">
            <text:p>2,000</text:p>
          </table:table-cell>
          <table:table-cell table:style-name="ce36" table:formula="of:=[.J259]*[.C259]" office:value-type="float" office:value="500">
            <text:p>5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Фреза фасонная QD622</text:p>
          </table:table-cell>
          <table:table-cell table:style-name="ce6" office:value-type="string">
            <text:p>шт.</text:p>
          </table:table-cell>
          <table:table-cell table:style-name="ce12" office:value-type="float" office:value="250">
            <text:p>25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60]*[.D260]" office:value-type="float" office:value="250">
            <text:p><text:s/>25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60]*[.C260]" office:value-type="float" office:value="0">
            <text:p>0,000р.</text:p>
          </table:table-cell>
          <table:table-cell table:style-name="ce32" table:formula="of:=[.D260]+[.F260]-[.H260]" office:value-type="float" office:value="1">
            <text:p>1,000</text:p>
          </table:table-cell>
          <table:table-cell table:style-name="ce36" table:formula="of:=[.J260]*[.C260]" office:value-type="float" office:value="250">
            <text:p>25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Фреза фасонная HBDA26</text:p>
          </table:table-cell>
          <table:table-cell table:style-name="ce6" office:value-type="string">
            <text:p>шт.</text:p>
          </table:table-cell>
          <table:table-cell table:style-name="ce12" office:value-type="float" office:value="250">
            <text:p>25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61]*[.D261]" office:value-type="float" office:value="250">
            <text:p><text:s/>25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61]*[.C261]" office:value-type="float" office:value="0">
            <text:p>0,000р.</text:p>
          </table:table-cell>
          <table:table-cell table:style-name="ce32" table:formula="of:=[.D261]+[.F261]-[.H261]" office:value-type="float" office:value="1">
            <text:p>1,000</text:p>
          </table:table-cell>
          <table:table-cell table:style-name="ce36" table:formula="of:=[.J261]*[.C261]" office:value-type="float" office:value="250">
            <text:p>25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Фреза фасонная HBDB26</text:p>
          </table:table-cell>
          <table:table-cell table:style-name="ce6" office:value-type="string">
            <text:p>шт.</text:p>
          </table:table-cell>
          <table:table-cell table:style-name="ce12" office:value-type="float" office:value="250">
            <text:p>25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62]*[.D262]" office:value-type="float" office:value="250">
            <text:p><text:s/>25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62]*[.C262]" office:value-type="float" office:value="0">
            <text:p>0,000р.</text:p>
          </table:table-cell>
          <table:table-cell table:style-name="ce32" table:formula="of:=[.D262]+[.F262]-[.H262]" office:value-type="float" office:value="1">
            <text:p>1,000</text:p>
          </table:table-cell>
          <table:table-cell table:style-name="ce36" table:formula="of:=[.J262]*[.C262]" office:value-type="float" office:value="250">
            <text:p>25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Фреза фасонная HBDC26</text:p>
          </table:table-cell>
          <table:table-cell table:style-name="ce6" office:value-type="string">
            <text:p>шт.</text:p>
          </table:table-cell>
          <table:table-cell table:style-name="ce12" office:value-type="float" office:value="250">
            <text:p>25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63]*[.D263]" office:value-type="float" office:value="500">
            <text:p><text:s/>5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63]*[.C263]" office:value-type="float" office:value="0">
            <text:p>0,000р.</text:p>
          </table:table-cell>
          <table:table-cell table:style-name="ce32" table:formula="of:=[.D263]+[.F263]-[.H263]" office:value-type="float" office:value="2">
            <text:p>2,000</text:p>
          </table:table-cell>
          <table:table-cell table:style-name="ce36" table:formula="of:=[.J263]*[.C263]" office:value-type="float" office:value="500">
            <text:p>5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Фреза фасонная HBDE616</text:p>
          </table:table-cell>
          <table:table-cell table:style-name="ce6" office:value-type="string">
            <text:p>шт.</text:p>
          </table:table-cell>
          <table:table-cell table:style-name="ce12" office:value-type="float" office:value="270">
            <text:p>27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64]*[.D264]" office:value-type="float" office:value="270">
            <text:p><text:s/>27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64]*[.C264]" office:value-type="float" office:value="0">
            <text:p>0,000р.</text:p>
          </table:table-cell>
          <table:table-cell table:style-name="ce32" table:formula="of:=[.D264]+[.F264]-[.H264]" office:value-type="float" office:value="1">
            <text:p>1,000</text:p>
          </table:table-cell>
          <table:table-cell table:style-name="ce36" table:formula="of:=[.J264]*[.C264]" office:value-type="float" office:value="270">
            <text:p>27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Фреза фасонная HBDF26</text:p>
          </table:table-cell>
          <table:table-cell table:style-name="ce6" office:value-type="string">
            <text:p>шт.</text:p>
          </table:table-cell>
          <table:table-cell table:style-name="ce12" office:value-type="float" office:value="270">
            <text:p>27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65]*[.D265]" office:value-type="float" office:value="270">
            <text:p><text:s/>27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65]*[.C265]" office:value-type="float" office:value="0">
            <text:p>0,000р.</text:p>
          </table:table-cell>
          <table:table-cell table:style-name="ce32" table:formula="of:=[.D265]+[.F265]-[.H265]" office:value-type="float" office:value="1">
            <text:p>1,000</text:p>
          </table:table-cell>
          <table:table-cell table:style-name="ce36" table:formula="of:=[.J265]*[.C265]" office:value-type="float" office:value="270">
            <text:p>27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Фреза фасонная JZD616</text:p>
          </table:table-cell>
          <table:table-cell table:style-name="ce6" office:value-type="string">
            <text:p>шт.</text:p>
          </table:table-cell>
          <table:table-cell table:style-name="ce12" office:value-type="float" office:value="250">
            <text:p>25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66]*[.D266]" office:value-type="float" office:value="500">
            <text:p><text:s/>5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66]*[.C266]" office:value-type="float" office:value="0">
            <text:p>0,000р.</text:p>
          </table:table-cell>
          <table:table-cell table:style-name="ce32" table:formula="of:=[.D266]+[.F266]-[.H266]" office:value-type="float" office:value="2">
            <text:p>2,000</text:p>
          </table:table-cell>
          <table:table-cell table:style-name="ce36" table:formula="of:=[.J266]*[.C266]" office:value-type="float" office:value="500">
            <text:p>5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Фреза фасонная JZD624</text:p>
          </table:table-cell>
          <table:table-cell table:style-name="ce6" office:value-type="string">
            <text:p>шт.</text:p>
          </table:table-cell>
          <table:table-cell table:style-name="ce12" office:value-type="float" office:value="250">
            <text:p>25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67]*[.D267]" office:value-type="float" office:value="500">
            <text:p><text:s/>5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67]*[.C267]" office:value-type="float" office:value="0">
            <text:p>0,000р.</text:p>
          </table:table-cell>
          <table:table-cell table:style-name="ce32" table:formula="of:=[.D267]+[.F267]-[.H267]" office:value-type="float" office:value="2">
            <text:p>2,000</text:p>
          </table:table-cell>
          <table:table-cell table:style-name="ce36" table:formula="of:=[.J267]*[.C267]" office:value-type="float" office:value="500">
            <text:p>5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Фреза фасонная NRD616</text:p>
          </table:table-cell>
          <table:table-cell table:style-name="ce6" office:value-type="string">
            <text:p>шт.</text:p>
          </table:table-cell>
          <table:table-cell table:style-name="ce12" office:value-type="float" office:value="250">
            <text:p>25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68]*[.D268]" office:value-type="float" office:value="500">
            <text:p><text:s/>5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68]*[.C268]" office:value-type="float" office:value="0">
            <text:p>0,000р.</text:p>
          </table:table-cell>
          <table:table-cell table:style-name="ce32" table:formula="of:=[.D268]+[.F268]-[.H268]" office:value-type="float" office:value="2">
            <text:p>2,000</text:p>
          </table:table-cell>
          <table:table-cell table:style-name="ce36" table:formula="of:=[.J268]*[.C268]" office:value-type="float" office:value="500">
            <text:p>5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Фреза фасонная NRD624</text:p>
          </table:table-cell>
          <table:table-cell table:style-name="ce6" office:value-type="string">
            <text:p>шт.</text:p>
          </table:table-cell>
          <table:table-cell table:style-name="ce12" office:value-type="float" office:value="250">
            <text:p>250,000р.</text:p>
          </table:table-cell>
          <table:table-cell table:style-name="ce18" office:value-type="float" office:value="3">
            <text:p>3,000</text:p>
          </table:table-cell>
          <table:table-cell table:style-name="ce24" table:formula="of:=[.C269]*[.D269]" office:value-type="float" office:value="750">
            <text:p><text:s/>75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69]*[.C269]" office:value-type="float" office:value="0">
            <text:p>0,000р.</text:p>
          </table:table-cell>
          <table:table-cell table:style-name="ce32" table:formula="of:=[.D269]+[.F269]-[.H269]" office:value-type="float" office:value="3">
            <text:p>3,000</text:p>
          </table:table-cell>
          <table:table-cell table:style-name="ce36" table:formula="of:=[.J269]*[.C269]" office:value-type="float" office:value="750">
            <text:p>75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Фреза фасонная BYD610</text:p>
          </table:table-cell>
          <table:table-cell table:style-name="ce6" office:value-type="string">
            <text:p>шт.</text:p>
          </table:table-cell>
          <table:table-cell table:style-name="ce12" office:value-type="float" office:value="250">
            <text:p>25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70]*[.D270]" office:value-type="float" office:value="250">
            <text:p><text:s/>25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70]*[.C270]" office:value-type="float" office:value="0">
            <text:p>0,000р.</text:p>
          </table:table-cell>
          <table:table-cell table:style-name="ce32" table:formula="of:=[.D270]+[.F270]-[.H270]" office:value-type="float" office:value="1">
            <text:p>1,000</text:p>
          </table:table-cell>
          <table:table-cell table:style-name="ce36" table:formula="of:=[.J270]*[.C270]" office:value-type="float" office:value="250">
            <text:p>25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Фреза фасонная BYD620</text:p>
          </table:table-cell>
          <table:table-cell table:style-name="ce6" office:value-type="string">
            <text:p>шт.</text:p>
          </table:table-cell>
          <table:table-cell table:style-name="ce12" office:value-type="float" office:value="250">
            <text:p>25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71]*[.D271]" office:value-type="float" office:value="250">
            <text:p><text:s/>25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71]*[.C271]" office:value-type="float" office:value="0">
            <text:p>0,000р.</text:p>
          </table:table-cell>
          <table:table-cell table:style-name="ce32" table:formula="of:=[.D271]+[.F271]-[.H271]" office:value-type="float" office:value="1">
            <text:p>1,000</text:p>
          </table:table-cell>
          <table:table-cell table:style-name="ce36" table:formula="of:=[.J271]*[.C271]" office:value-type="float" office:value="250">
            <text:p>25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Патрон цанговый ЕМ11-6</text:p>
          </table:table-cell>
          <table:table-cell table:style-name="ce6" office:value-type="string">
            <text:p>шт.</text:p>
          </table:table-cell>
          <table:table-cell table:style-name="ce12" office:value-type="float" office:value="520">
            <text:p>520,000р.</text:p>
          </table:table-cell>
          <table:table-cell table:style-name="ce18" office:value-type="float" office:value="4">
            <text:p>4,000</text:p>
          </table:table-cell>
          <table:table-cell table:style-name="ce24" table:formula="of:=[.C272]*[.D272]" office:value-type="float" office:value="2080">
            <text:p><text:s/>2 08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72]*[.C272]" office:value-type="float" office:value="0">
            <text:p>0,000р.</text:p>
          </table:table-cell>
          <table:table-cell table:style-name="ce32" table:formula="of:=[.D272]+[.F272]-[.H272]" office:value-type="float" office:value="4">
            <text:p>4,000</text:p>
          </table:table-cell>
          <table:table-cell table:style-name="ce36" table:formula="of:=[.J272]*[.C272]" office:value-type="float" office:value="2080">
            <text:p>2 08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Патрон цанговый ЕМ11-4 на шпинделя</text:p>
          </table:table-cell>
          <table:table-cell table:style-name="ce6" office:value-type="string">
            <text:p>шт.</text:p>
          </table:table-cell>
          <table:table-cell table:style-name="ce12" office:value-type="float" office:value="520">
            <text:p>52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73]*[.D273]" office:value-type="float" office:value="520">
            <text:p><text:s/>52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73]*[.C273]" office:value-type="float" office:value="0">
            <text:p>0,000р.</text:p>
          </table:table-cell>
          <table:table-cell table:style-name="ce32" table:formula="of:=[.D273]+[.F273]-[.H273]" office:value-type="float" office:value="1">
            <text:p>1,000</text:p>
          </table:table-cell>
          <table:table-cell table:style-name="ce36" table:formula="of:=[.J273]*[.C273]" office:value-type="float" office:value="520">
            <text:p>52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Гайка ЕМ11М14</text:p>
          </table:table-cell>
          <table:table-cell table:style-name="ce6" office:value-type="string">
            <text:p>шт.</text:p>
          </table:table-cell>
          <table:table-cell table:style-name="ce12" office:value-type="float" office:value="800">
            <text:p>8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74]*[.D274]" office:value-type="float" office:value="800">
            <text:p><text:s/>8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74]*[.C274]" office:value-type="float" office:value="0">
            <text:p>0,000р.</text:p>
          </table:table-cell>
          <table:table-cell table:style-name="ce32" table:formula="of:=[.D274]+[.F274]-[.H274]" office:value-type="float" office:value="1">
            <text:p>1,000</text:p>
          </table:table-cell>
          <table:table-cell table:style-name="ce36" table:formula="of:=[.J274]*[.C274]" office:value-type="float" office:value="800">
            <text:p>80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Шпилька DIN975 M10*2000оц</text:p>
          </table:table-cell>
          <table:table-cell table:style-name="ce6" office:value-type="string">
            <text:p>метр</text:p>
          </table:table-cell>
          <table:table-cell table:style-name="ce12" office:value-type="float" office:value="42.86">
            <text:p>42,860р.</text:p>
          </table:table-cell>
          <table:table-cell table:style-name="ce18" office:value-type="float" office:value="8">
            <text:p>8,000</text:p>
          </table:table-cell>
          <table:table-cell table:style-name="ce24" table:formula="of:=[.C275]*[.D275]" office:value-type="float" office:value="342.88">
            <text:p><text:s/>342,88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75]*[.C275]" office:value-type="float" office:value="0">
            <text:p>0,000р.</text:p>
          </table:table-cell>
          <table:table-cell table:style-name="ce32" table:formula="of:=[.D275]+[.F275]-[.H275]" office:value-type="float" office:value="8">
            <text:p>8,000</text:p>
          </table:table-cell>
          <table:table-cell table:style-name="ce36" table:formula="of:=[.J275]*[.C275]" office:value-type="float" office:value="342.88">
            <text:p>342,88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Втулка разрыва D50мм М10</text:p>
          </table:table-cell>
          <table:table-cell table:style-name="ce6" office:value-type="string">
            <text:p>шт.</text:p>
          </table:table-cell>
          <table:table-cell table:style-name="ce12" office:value-type="float" office:value="30">
            <text:p>30,000р.</text:p>
          </table:table-cell>
          <table:table-cell table:style-name="ce18" office:value-type="float" office:value="8">
            <text:p>8,000</text:p>
          </table:table-cell>
          <table:table-cell table:style-name="ce24" table:formula="of:=[.C276]*[.D276]" office:value-type="float" office:value="240">
            <text:p><text:s/>24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76]*[.C276]" office:value-type="float" office:value="0">
            <text:p>0,000р.</text:p>
          </table:table-cell>
          <table:table-cell table:style-name="ce32" table:formula="of:=[.D276]+[.F276]-[.H276]" office:value-type="float" office:value="8">
            <text:p>8,000</text:p>
          </table:table-cell>
          <table:table-cell table:style-name="ce36" table:formula="of:=[.J276]*[.C276]" office:value-type="float" office:value="240">
            <text:p>24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Диск-адаптер (пятак-дюраль D53)</text:p>
          </table:table-cell>
          <table:table-cell table:style-name="ce6" office:value-type="string">
            <text:p>шт.</text:p>
          </table:table-cell>
          <table:table-cell table:style-name="ce12" office:value-type="float" office:value="45">
            <text:p>45,000р.</text:p>
          </table:table-cell>
          <table:table-cell table:style-name="ce18" office:value-type="float" office:value="13">
            <text:p>13,000</text:p>
          </table:table-cell>
          <table:table-cell table:style-name="ce24" table:formula="of:=[.C277]*[.D277]" office:value-type="float" office:value="585">
            <text:p><text:s/>58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77]*[.C277]" office:value-type="float" office:value="0">
            <text:p>0,000р.</text:p>
          </table:table-cell>
          <table:table-cell table:style-name="ce32" table:formula="of:=[.D277]+[.F277]-[.H277]" office:value-type="float" office:value="13">
            <text:p>13,000</text:p>
          </table:table-cell>
          <table:table-cell table:style-name="ce36" table:formula="of:=[.J277]*[.C277]" office:value-type="float" office:value="585">
            <text:p>585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Шайба разрыва D50мм М10</text:p>
          </table:table-cell>
          <table:table-cell table:style-name="ce6" office:value-type="string">
            <text:p>шт.</text:p>
          </table:table-cell>
          <table:table-cell table:style-name="ce12" office:value-type="float" office:value="8">
            <text:p>8,000р.</text:p>
          </table:table-cell>
          <table:table-cell table:style-name="ce18" office:value-type="float" office:value="122">
            <text:p>122,000</text:p>
          </table:table-cell>
          <table:table-cell table:style-name="ce24" table:formula="of:=[.C278]*[.D278]" office:value-type="float" office:value="976">
            <text:p><text:s/>976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78]*[.C278]" office:value-type="float" office:value="0">
            <text:p>0,000р.</text:p>
          </table:table-cell>
          <table:table-cell table:style-name="ce32" table:formula="of:=[.D278]+[.F278]-[.H278]" office:value-type="float" office:value="122">
            <text:p>122,000</text:p>
          </table:table-cell>
          <table:table-cell table:style-name="ce36" table:formula="of:=[.J278]*[.C278]" office:value-type="float" office:value="976">
            <text:p>976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Труба D50мм 3м толщ 1,2мм</text:p>
          </table:table-cell>
          <table:table-cell table:style-name="ce6" office:value-type="string">
            <text:p>шт.</text:p>
          </table:table-cell>
          <table:table-cell table:style-name="ce12" office:value-type="float" office:value="690">
            <text:p>690,000р.</text:p>
          </table:table-cell>
          <table:table-cell table:style-name="ce18" office:value-type="float" office:value="7">
            <text:p>7,000</text:p>
          </table:table-cell>
          <table:table-cell table:style-name="ce24" table:formula="of:=[.C279]*[.D279]" office:value-type="float" office:value="4830">
            <text:p><text:s/>4 830,00р. </text:p>
          </table:table-cell>
          <table:table-cell table:style-name="ce31"/>
          <table:table-cell table:style-name="ce31"/>
          <table:table-cell table:style-name="ce6" office:value-type="float" office:value="1.7">
            <text:p>1,7</text:p>
          </table:table-cell>
          <table:table-cell table:style-name="ce35" table:formula="of:=[.H279]*[.C279]" office:value-type="float" office:value="1173">
            <text:p>1 173,000р.</text:p>
          </table:table-cell>
          <table:table-cell table:style-name="ce32" table:formula="of:=[.D279]+[.F279]-[.H279]" office:value-type="float" office:value="5.3">
            <text:p>5,300</text:p>
          </table:table-cell>
          <table:table-cell table:style-name="ce36" table:formula="of:=[.J279]*[.C279]" office:value-type="float" office:value="3657">
            <text:p>3 657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Брусок для правки инструмента 200*80*20</text:p>
          </table:table-cell>
          <table:table-cell table:style-name="ce6" office:value-type="string">
            <text:p>шт.</text:p>
          </table:table-cell>
          <table:table-cell table:style-name="ce12" office:value-type="float" office:value="520">
            <text:p>52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80]*[.D280]" office:value-type="float" office:value="520">
            <text:p><text:s/>52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80]*[.C280]" office:value-type="float" office:value="0">
            <text:p>0,000р.</text:p>
          </table:table-cell>
          <table:table-cell table:style-name="ce32" table:formula="of:=[.D280]+[.F280]-[.H280]" office:value-type="float" office:value="1">
            <text:p>1,000</text:p>
          </table:table-cell>
          <table:table-cell table:style-name="ce36" table:formula="of:=[.J280]*[.C280]" office:value-type="float" office:value="520">
            <text:p>52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Сверло D10 по стеклу</text:p>
          </table:table-cell>
          <table:table-cell table:style-name="ce6" office:value-type="string">
            <text:p>шт.</text:p>
          </table:table-cell>
          <table:table-cell table:style-name="ce12" office:value-type="float" office:value="950">
            <text:p>95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81]*[.D281]" office:value-type="float" office:value="1900">
            <text:p><text:s/>1 9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81]*[.C281]" office:value-type="float" office:value="0">
            <text:p>0,000р.</text:p>
          </table:table-cell>
          <table:table-cell table:style-name="ce32" table:formula="of:=[.D281]+[.F281]-[.H281]" office:value-type="float" office:value="2">
            <text:p>2,000</text:p>
          </table:table-cell>
          <table:table-cell table:style-name="ce36" table:formula="of:=[.J281]*[.C281]" office:value-type="float" office:value="1900">
            <text:p>1 9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Сверло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Сверло D12 по стеклу</text:p>
          </table:table-cell>
          <table:table-cell table:style-name="ce6" office:value-type="string">
            <text:p>шт.</text:p>
          </table:table-cell>
          <table:table-cell table:style-name="ce12" office:value-type="float" office:value="980">
            <text:p>98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82]*[.D282]" office:value-type="float" office:value="1960">
            <text:p><text:s/>1 96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82]*[.C282]" office:value-type="float" office:value="0">
            <text:p>0,000р.</text:p>
          </table:table-cell>
          <table:table-cell table:style-name="ce32" table:formula="of:=[.D282]+[.F282]-[.H282]" office:value-type="float" office:value="2">
            <text:p>2,000</text:p>
          </table:table-cell>
          <table:table-cell table:style-name="ce36" table:formula="of:=[.J282]*[.C282]" office:value-type="float" office:value="1960">
            <text:p>1 96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Сверло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Сверло D5 по стеклу</text:p>
          </table:table-cell>
          <table:table-cell table:style-name="ce6" office:value-type="string">
            <text:p>шт.</text:p>
          </table:table-cell>
          <table:table-cell table:style-name="ce12" office:value-type="float" office:value="711">
            <text:p>711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83]*[.D283]" office:value-type="float" office:value="1422">
            <text:p><text:s/>1 422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83]*[.C283]" office:value-type="float" office:value="0">
            <text:p>0,000р.</text:p>
          </table:table-cell>
          <table:table-cell table:style-name="ce32" table:formula="of:=[.D283]+[.F283]-[.H283]" office:value-type="float" office:value="2">
            <text:p>2,000</text:p>
          </table:table-cell>
          <table:table-cell table:style-name="ce36" table:formula="of:=[.J283]*[.C283]" office:value-type="float" office:value="1422">
            <text:p>1 422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Сверло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Сверло D6 по стеклу</text:p>
          </table:table-cell>
          <table:table-cell table:style-name="ce6" office:value-type="string">
            <text:p>шт.</text:p>
          </table:table-cell>
          <table:table-cell table:style-name="ce12" office:value-type="float" office:value="711">
            <text:p>711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84]*[.D284]" office:value-type="float" office:value="711">
            <text:p><text:s/>711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84]*[.C284]" office:value-type="float" office:value="0">
            <text:p>0,000р.</text:p>
          </table:table-cell>
          <table:table-cell table:style-name="ce32" table:formula="of:=[.D284]+[.F284]-[.H284]" office:value-type="float" office:value="1">
            <text:p>1,000</text:p>
          </table:table-cell>
          <table:table-cell table:style-name="ce36" table:formula="of:=[.J284]*[.C284]" office:value-type="float" office:value="711">
            <text:p>711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Сверло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Сверло D26 по стеклу</text:p>
          </table:table-cell>
          <table:table-cell table:style-name="ce6" office:value-type="string">
            <text:p>шт.</text:p>
          </table:table-cell>
          <table:table-cell table:style-name="ce12" office:value-type="float" office:value="1305">
            <text:p>1 305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85]*[.D285]" office:value-type="float" office:value="2610">
            <text:p><text:s/>2 61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85]*[.C285]" office:value-type="float" office:value="0">
            <text:p>0,000р.</text:p>
          </table:table-cell>
          <table:table-cell table:style-name="ce32" table:formula="of:=[.D285]+[.F285]-[.H285]" office:value-type="float" office:value="2">
            <text:p>2,000</text:p>
          </table:table-cell>
          <table:table-cell table:style-name="ce36" table:formula="of:=[.J285]*[.C285]" office:value-type="float" office:value="2610">
            <text:p>2 61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Сверло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Защитные очки для УФ-склейки(белые)</text:p>
          </table:table-cell>
          <table:table-cell table:style-name="ce6" office:value-type="string">
            <text:p>шт.</text:p>
          </table:table-cell>
          <table:table-cell table:style-name="ce12" office:value-type="float" office:value="1243.55">
            <text:p>1 243,55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86]*[.D286]" office:value-type="float" office:value="1243.55">
            <text:p><text:s/>1 243,55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86]*[.C286]" office:value-type="float" office:value="0">
            <text:p>0,000р.</text:p>
          </table:table-cell>
          <table:table-cell table:style-name="ce32" table:formula="of:=[.D286]+[.F286]-[.H286]" office:value-type="float" office:value="1">
            <text:p>1,000</text:p>
          </table:table-cell>
          <table:table-cell table:style-name="ce36" table:formula="of:=[.J286]*[.C286]" office:value-type="float" office:value="1243.55">
            <text:p>1 243,55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Фартук для шлифования стекла 115*90 см</text:p>
          </table:table-cell>
          <table:table-cell table:style-name="ce6" office:value-type="string">
            <text:p>шт.</text:p>
          </table:table-cell>
          <table:table-cell table:style-name="ce12" office:value-type="float" office:value="523.6">
            <text:p>523,6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87]*[.D287]" office:value-type="float" office:value="523.6">
            <text:p><text:s/>523,6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87]*[.C287]" office:value-type="float" office:value="0">
            <text:p>0,000р.</text:p>
          </table:table-cell>
          <table:table-cell table:style-name="ce32" table:formula="of:=[.D287]+[.F287]-[.H287]" office:value-type="float" office:value="1">
            <text:p>1,000</text:p>
          </table:table-cell>
          <table:table-cell table:style-name="ce36" table:formula="of:=[.J287]*[.C287]" office:value-type="float" office:value="523.6">
            <text:p>523,6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6">
          <table:table-cell table:style-name="ce1" office:value-type="string">
            <text:p>Присоска для транспортировки стекла 2х-чаш мах вес 100г</text:p>
          </table:table-cell>
          <table:table-cell table:style-name="ce6" office:value-type="string">
            <text:p>шт.</text:p>
          </table:table-cell>
          <table:table-cell table:style-name="ce12" office:value-type="float" office:value="680">
            <text:p>68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88]*[.D288]" office:value-type="float" office:value="1360">
            <text:p><text:s/>1 36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88]*[.C288]" office:value-type="float" office:value="0">
            <text:p>0,000р.</text:p>
          </table:table-cell>
          <table:table-cell table:style-name="ce32" table:formula="of:=[.D288]+[.F288]-[.H288]" office:value-type="float" office:value="2">
            <text:p>2,000</text:p>
          </table:table-cell>
          <table:table-cell table:style-name="ce36" table:formula="of:=[.J288]*[.C288]" office:value-type="float" office:value="1360">
            <text:p>1 36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Масло для резки стекла</text:p>
          </table:table-cell>
          <table:table-cell table:style-name="ce6" office:value-type="string">
            <text:p>литр</text:p>
          </table:table-cell>
          <table:table-cell table:style-name="ce12" office:value-type="float" office:value="343.8">
            <text:p>343,800р.</text:p>
          </table:table-cell>
          <table:table-cell table:style-name="ce18" office:value-type="float" office:value="0.1">
            <text:p>0,100</text:p>
          </table:table-cell>
          <table:table-cell table:style-name="ce24" table:formula="of:=[.C289]*[.D289]" office:value-type="float" office:value="34.38">
            <text:p><text:s/>34,38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89]*[.C289]" office:value-type="float" office:value="0">
            <text:p>0,000р.</text:p>
          </table:table-cell>
          <table:table-cell table:style-name="ce32" table:formula="of:=[.D289]+[.F289]-[.H289]" office:value-type="float" office:value="0.1">
            <text:p>0,100</text:p>
          </table:table-cell>
          <table:table-cell table:style-name="ce36" table:formula="of:=[.J289]*[.C289]" office:value-type="float" office:value="34.38">
            <text:p>34,38р.</text:p>
          </table:table-cell>
          <table:table-cell table:style-name="ce7" office:value-type="string">
            <text:p>Расходный 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Эмульсия ЛММ-14 уп 200г <text:s text:c="37"/>50г.</text:p>
          </table:table-cell>
          <table:table-cell table:style-name="ce6" office:value-type="string">
            <text:p>шт.</text:p>
          </table:table-cell>
          <table:table-cell table:style-name="ce12" office:value-type="float" office:value="6900">
            <text:p>6 9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90]*[.D290]" office:value-type="float" office:value="6900">
            <text:p><text:s/>6 9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90]*[.C290]" office:value-type="float" office:value="0">
            <text:p>0,000р.</text:p>
          </table:table-cell>
          <table:table-cell table:style-name="ce32" table:formula="of:=[.D290]+[.F290]-[.H290]" office:value-type="float" office:value="1">
            <text:p>1,000</text:p>
          </table:table-cell>
          <table:table-cell table:style-name="ce36" table:formula="of:=[.J290]*[.C290]" office:value-type="float" office:value="6900">
            <text:p>6 900,00р.</text:p>
          </table:table-cell>
          <table:table-cell table:style-name="ce7" office:value-type="string">
            <text:p>Расходный материал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урна</text:p>
          </table:table-cell>
          <table:table-cell table:style-name="ce6" office:value-type="string">
            <text:p>шт.</text:p>
          </table:table-cell>
          <table:table-cell table:style-name="ce12" office:value-type="float" office:value="49">
            <text:p>49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91]*[.D291]" office:value-type="float" office:value="98">
            <text:p><text:s/>98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91]*[.C291]" office:value-type="float" office:value="0">
            <text:p>0,000р.</text:p>
          </table:table-cell>
          <table:table-cell table:style-name="ce32" table:formula="of:=[.D291]+[.F291]-[.H291]" office:value-type="float" office:value="2">
            <text:p>2,000</text:p>
          </table:table-cell>
          <table:table-cell table:style-name="ce36" table:formula="of:=[.J291]*[.C291]" office:value-type="float" office:value="98">
            <text:p>98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урна</text:p>
          </table:table-cell>
          <table:table-cell table:style-name="ce6" office:value-type="string">
            <text:p>шт.</text:p>
          </table:table-cell>
          <table:table-cell table:style-name="ce12" office:value-type="float" office:value="43">
            <text:p>43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92]*[.D292]" office:value-type="float" office:value="43">
            <text:p><text:s/>43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92]*[.C292]" office:value-type="float" office:value="0">
            <text:p>0,000р.</text:p>
          </table:table-cell>
          <table:table-cell table:style-name="ce32" table:formula="of:=[.D292]+[.F292]-[.H292]" office:value-type="float" office:value="1">
            <text:p>1,000</text:p>
          </table:table-cell>
          <table:table-cell table:style-name="ce36" table:formula="of:=[.J292]*[.C292]" office:value-type="float" office:value="43">
            <text:p>43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опрыс-ль</text:p>
          </table:table-cell>
          <table:table-cell table:style-name="ce6" office:value-type="string">
            <text:p>шт.</text:p>
          </table:table-cell>
          <table:table-cell table:style-name="ce12" office:value-type="float" office:value="50">
            <text:p>5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93]*[.D293]" office:value-type="float" office:value="50">
            <text:p><text:s/>5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93]*[.C293]" office:value-type="float" office:value="0">
            <text:p>0,000р.</text:p>
          </table:table-cell>
          <table:table-cell table:style-name="ce32" table:formula="of:=[.D293]+[.F293]-[.H293]" office:value-type="float" office:value="1">
            <text:p>1,000</text:p>
          </table:table-cell>
          <table:table-cell table:style-name="ce36" table:formula="of:=[.J293]*[.C293]" office:value-type="float" office:value="50">
            <text:p>5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диск п/мет Макита 355*25,4 (на маките)</text:p>
          </table:table-cell>
          <table:table-cell table:style-name="ce6" office:value-type="string">
            <text:p>шт.</text:p>
          </table:table-cell>
          <table:table-cell table:style-name="ce12" office:value-type="float" office:value="320">
            <text:p>32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94]*[.D294]" office:value-type="float" office:value="320">
            <text:p><text:s/>32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94]*[.C294]" office:value-type="float" office:value="0">
            <text:p>0,000р.</text:p>
          </table:table-cell>
          <table:table-cell table:style-name="ce32" table:formula="of:=[.D294]+[.F294]-[.H294]" office:value-type="float" office:value="1">
            <text:p>1,000</text:p>
          </table:table-cell>
          <table:table-cell table:style-name="ce36" table:formula="of:=[.J294]*[.C294]" office:value-type="float" office:value="320">
            <text:p>32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вентилятор канальный ВЕНТ-125L (в трубе)</text:p>
          </table:table-cell>
          <table:table-cell table:style-name="ce6" office:value-type="string">
            <text:p>шт.</text:p>
          </table:table-cell>
          <table:table-cell table:style-name="ce12" office:value-type="float" office:value="1700">
            <text:p>1 7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95]*[.D295]" office:value-type="float" office:value="1700">
            <text:p><text:s/>1 7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95]*[.C295]" office:value-type="float" office:value="0">
            <text:p>0,000р.</text:p>
          </table:table-cell>
          <table:table-cell table:style-name="ce32" table:formula="of:=[.D295]+[.F295]-[.H295]" office:value-type="float" office:value="1">
            <text:p>1,000</text:p>
          </table:table-cell>
          <table:table-cell table:style-name="ce36" table:formula="of:=[.J295]*[.C295]" office:value-type="float" office:value="1700">
            <text:p>1 70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сверла по стеклу</text:p>
          </table:table-cell>
          <table:table-cell table:style-name="ce6" office:value-type="string">
            <text:p>шт.</text:p>
          </table:table-cell>
          <table:table-cell table:style-name="ce12" office:value-type="float" office:value="109.63">
            <text:p>109,630р.</text:p>
          </table:table-cell>
          <table:table-cell table:style-name="ce18" office:value-type="float" office:value="3">
            <text:p>3,000</text:p>
          </table:table-cell>
          <table:table-cell table:style-name="ce24" table:formula="of:=[.C296]*[.D296]" office:value-type="float" office:value="328.89">
            <text:p><text:s/>328,89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96]*[.C296]" office:value-type="float" office:value="0">
            <text:p>0,000р.</text:p>
          </table:table-cell>
          <table:table-cell table:style-name="ce32" table:formula="of:=[.D296]+[.F296]-[.H296]" office:value-type="float" office:value="3">
            <text:p>3,000</text:p>
          </table:table-cell>
          <table:table-cell table:style-name="ce36" table:formula="of:=[.J296]*[.C296]" office:value-type="float" office:value="328.89">
            <text:p>328,89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Сверло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балеринка по гипсокартону</text:p>
          </table:table-cell>
          <table:table-cell table:style-name="ce6" office:value-type="string">
            <text:p>шт.</text:p>
          </table:table-cell>
          <table:table-cell table:style-name="ce12" office:value-type="float" office:value="115">
            <text:p>115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97]*[.D297]" office:value-type="float" office:value="115">
            <text:p><text:s/>11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97]*[.C297]" office:value-type="float" office:value="0">
            <text:p>0,000р.</text:p>
          </table:table-cell>
          <table:table-cell table:style-name="ce32" table:formula="of:=[.D297]+[.F297]-[.H297]" office:value-type="float" office:value="1">
            <text:p>1,000</text:p>
          </table:table-cell>
          <table:table-cell table:style-name="ce36" table:formula="of:=[.J297]*[.C297]" office:value-type="float" office:value="115">
            <text:p>115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Сверло <text:s/>Стаер по стеклу Ф10мм</text:p>
          </table:table-cell>
          <table:table-cell table:style-name="ce6" office:value-type="string">
            <text:p>шт.</text:p>
          </table:table-cell>
          <table:table-cell table:style-name="ce12" office:value-type="float" office:value="60">
            <text:p>6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298]*[.D298]" office:value-type="float" office:value="120">
            <text:p><text:s/>12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98]*[.C298]" office:value-type="float" office:value="0">
            <text:p>0,000р.</text:p>
          </table:table-cell>
          <table:table-cell table:style-name="ce32" table:formula="of:=[.D298]+[.F298]-[.H298]" office:value-type="float" office:value="2">
            <text:p>2,000</text:p>
          </table:table-cell>
          <table:table-cell table:style-name="ce36" table:formula="of:=[.J298]*[.C298]" office:value-type="float" office:value="120">
            <text:p>12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Сверло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набор коронок по кафелю <text:s text:c="50"/>5шт</text:p>
          </table:table-cell>
          <table:table-cell table:style-name="ce6" office:value-type="string">
            <text:p>шт.</text:p>
          </table:table-cell>
          <table:table-cell table:style-name="ce12" office:value-type="float" office:value="700">
            <text:p>7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299]*[.D299]" office:value-type="float" office:value="700">
            <text:p><text:s/>7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299]*[.C299]" office:value-type="float" office:value="0">
            <text:p>0,000р.</text:p>
          </table:table-cell>
          <table:table-cell table:style-name="ce32" table:formula="of:=[.D299]+[.F299]-[.H299]" office:value-type="float" office:value="1">
            <text:p>1,000</text:p>
          </table:table-cell>
          <table:table-cell table:style-name="ce36" table:formula="of:=[.J299]*[.C299]" office:value-type="float" office:value="700">
            <text:p>7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бор-фрезы стаер металл, набор для дрели</text:p>
          </table:table-cell>
          <table:table-cell table:style-name="ce6" office:value-type="string">
            <text:p>шт.</text:p>
          </table:table-cell>
          <table:table-cell table:style-name="ce12" office:value-type="float" office:value="60.25">
            <text:p>60,25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00]*[.D300]" office:value-type="float" office:value="60.25">
            <text:p><text:s/>60,25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00]*[.C300]" office:value-type="float" office:value="0">
            <text:p>0,000р.</text:p>
          </table:table-cell>
          <table:table-cell table:style-name="ce32" table:formula="of:=[.D300]+[.F300]-[.H300]" office:value-type="float" office:value="1">
            <text:p>1,000</text:p>
          </table:table-cell>
          <table:table-cell table:style-name="ce36" table:formula="of:=[.J300]*[.C300]" office:value-type="float" office:value="60.25">
            <text:p>60,25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шарошки по камню 3 шт</text:p>
          </table:table-cell>
          <table:table-cell table:style-name="ce6" office:value-type="string">
            <text:p>шт.</text:p>
          </table:table-cell>
          <table:table-cell table:style-name="ce12" office:value-type="float" office:value="60.25">
            <text:p>60,25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01]*[.D301]" office:value-type="float" office:value="60.25">
            <text:p><text:s/>60,25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01]*[.C301]" office:value-type="float" office:value="0">
            <text:p>0,000р.</text:p>
          </table:table-cell>
          <table:table-cell table:style-name="ce32" table:formula="of:=[.D301]+[.F301]-[.H301]" office:value-type="float" office:value="1">
            <text:p>1,000</text:p>
          </table:table-cell>
          <table:table-cell table:style-name="ce36" table:formula="of:=[.J301]*[.C301]" office:value-type="float" office:value="60.25">
            <text:p>60,25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6">
          <table:table-cell table:style-name="ce1" office:value-type="string">
            <text:p>бор-фрезы стаер образив, набор для дрели <text:s text:c="2"/>5 шт.</text:p>
          </table:table-cell>
          <table:table-cell table:style-name="ce6" office:value-type="string">
            <text:p>шт.</text:p>
          </table:table-cell>
          <table:table-cell table:style-name="ce12" office:value-type="float" office:value="60.25">
            <text:p>60,25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02]*[.D302]" office:value-type="float" office:value="60.25">
            <text:p><text:s/>60,25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02]*[.C302]" office:value-type="float" office:value="0">
            <text:p>0,000р.</text:p>
          </table:table-cell>
          <table:table-cell table:style-name="ce32" table:formula="of:=[.D302]+[.F302]-[.H302]" office:value-type="float" office:value="1">
            <text:p>1,000</text:p>
          </table:table-cell>
          <table:table-cell table:style-name="ce36" table:formula="of:=[.J302]*[.C302]" office:value-type="float" office:value="60.25">
            <text:p>60,25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наждачная бумага</text:p>
          </table:table-cell>
          <table:table-cell table:style-name="ce6" office:value-type="string">
            <text:p>лист</text:p>
          </table:table-cell>
          <table:table-cell table:style-name="ce12" office:value-type="float" office:value="10">
            <text:p>1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03]*[.D303]" office:value-type="float" office:value="10">
            <text:p><text:s/>1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03]*[.C303]" office:value-type="float" office:value="0">
            <text:p>0,000р.</text:p>
          </table:table-cell>
          <table:table-cell table:style-name="ce32" table:formula="of:=[.D303]+[.F303]-[.H303]" office:value-type="float" office:value="1">
            <text:p>1,000</text:p>
          </table:table-cell>
          <table:table-cell table:style-name="ce36" table:formula="of:=[.J303]*[.C303]" office:value-type="float" office:value="10">
            <text:p>1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пистолет д/ж/гвоздей</text:p>
          </table:table-cell>
          <table:table-cell table:style-name="ce6" office:value-type="string">
            <text:p>шт.</text:p>
          </table:table-cell>
          <table:table-cell table:style-name="ce12" office:value-type="float" office:value="135">
            <text:p>135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04]*[.D304]" office:value-type="float" office:value="135">
            <text:p><text:s/>13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04]*[.C304]" office:value-type="float" office:value="0">
            <text:p>0,000р.</text:p>
          </table:table-cell>
          <table:table-cell table:style-name="ce32" table:formula="of:=[.D304]+[.F304]-[.H304]" office:value-type="float" office:value="1">
            <text:p>1,000</text:p>
          </table:table-cell>
          <table:table-cell table:style-name="ce36" table:formula="of:=[.J304]*[.C304]" office:value-type="float" office:value="135">
            <text:p>135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монтажная пена</text:p>
          </table:table-cell>
          <table:table-cell table:style-name="ce6" office:value-type="string">
            <text:p>шт.</text:p>
          </table:table-cell>
          <table:table-cell table:style-name="ce12" office:value-type="float" office:value="101">
            <text:p>101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05]*[.D305]" office:value-type="float" office:value="101">
            <text:p><text:s/>101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05]*[.C305]" office:value-type="float" office:value="0">
            <text:p>0,000р.</text:p>
          </table:table-cell>
          <table:table-cell table:style-name="ce32" table:formula="of:=[.D305]+[.F305]-[.H305]" office:value-type="float" office:value="1">
            <text:p>1,000</text:p>
          </table:table-cell>
          <table:table-cell table:style-name="ce36" table:formula="of:=[.J305]*[.C305]" office:value-type="float" office:value="101">
            <text:p>101,00р.</text:p>
          </table:table-cell>
          <table:table-cell table:style-name="ce7" office:value-type="string">
            <text:p>Расходный материал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растворитель646</text:p>
          </table:table-cell>
          <table:table-cell table:style-name="ce6" office:value-type="string">
            <text:p>шт.</text:p>
          </table:table-cell>
          <table:table-cell table:style-name="ce12" office:value-type="float" office:value="48">
            <text:p>48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06]*[.D306]" office:value-type="float" office:value="48">
            <text:p><text:s/>48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06]*[.C306]" office:value-type="float" office:value="0">
            <text:p>0,000р.</text:p>
          </table:table-cell>
          <table:table-cell table:style-name="ce32" table:formula="of:=[.D306]+[.F306]-[.H306]" office:value-type="float" office:value="1">
            <text:p>1,000</text:p>
          </table:table-cell>
          <table:table-cell table:style-name="ce36" table:formula="of:=[.J306]*[.C306]" office:value-type="float" office:value="48">
            <text:p>48,00р.</text:p>
          </table:table-cell>
          <table:table-cell table:style-name="ce7" office:value-type="string">
            <text:p>Расходный материал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коврик изолир</text:p>
          </table:table-cell>
          <table:table-cell table:style-name="ce6" office:value-type="string">
            <text:p>шт.</text:p>
          </table:table-cell>
          <table:table-cell table:style-name="ce12" office:value-type="float" office:value="130">
            <text:p>130,000р.</text:p>
          </table:table-cell>
          <table:table-cell table:style-name="ce18" office:value-type="float" office:value="3">
            <text:p>3,000</text:p>
          </table:table-cell>
          <table:table-cell table:style-name="ce24" table:formula="of:=[.C307]*[.D307]" office:value-type="float" office:value="390">
            <text:p><text:s/>39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07]*[.C307]" office:value-type="float" office:value="0">
            <text:p>0,000р.</text:p>
          </table:table-cell>
          <table:table-cell table:style-name="ce32" table:formula="of:=[.D307]+[.F307]-[.H307]" office:value-type="float" office:value="3">
            <text:p>3,000</text:p>
          </table:table-cell>
          <table:table-cell table:style-name="ce36" table:formula="of:=[.J307]*[.C307]" office:value-type="float" office:value="390">
            <text:p>390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сапоги резиновые</text:p>
          </table:table-cell>
          <table:table-cell table:style-name="ce6" office:value-type="string">
            <text:p>шт.</text:p>
          </table:table-cell>
          <table:table-cell table:style-name="ce12" office:value-type="float" office:value="220">
            <text:p>22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08]*[.D308]" office:value-type="float" office:value="220">
            <text:p><text:s/>22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08]*[.C308]" office:value-type="float" office:value="0">
            <text:p>0,000р.</text:p>
          </table:table-cell>
          <table:table-cell table:style-name="ce32" table:formula="of:=[.D308]+[.F308]-[.H308]" office:value-type="float" office:value="1">
            <text:p>1,000</text:p>
          </table:table-cell>
          <table:table-cell table:style-name="ce36" table:formula="of:=[.J308]*[.C308]" office:value-type="float" office:value="220">
            <text:p>220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наушники</text:p>
          </table:table-cell>
          <table:table-cell table:style-name="ce6" office:value-type="string">
            <text:p>шт.</text:p>
          </table:table-cell>
          <table:table-cell table:style-name="ce12" office:value-type="float" office:value="100">
            <text:p>1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09]*[.D309]" office:value-type="float" office:value="100">
            <text:p><text:s/>1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09]*[.C309]" office:value-type="float" office:value="0">
            <text:p>0,000р.</text:p>
          </table:table-cell>
          <table:table-cell table:style-name="ce32" table:formula="of:=[.D309]+[.F309]-[.H309]" office:value-type="float" office:value="1">
            <text:p>1,000</text:p>
          </table:table-cell>
          <table:table-cell table:style-name="ce36" table:formula="of:=[.J309]*[.C309]" office:value-type="float" office:value="100">
            <text:p>100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2" office:value-type="string">
            <text:p>аптечка</text:p>
          </table:table-cell>
          <table:table-cell table:style-name="ce7"/>
          <table:table-cell table:style-name="ce13"/>
          <table:table-cell table:style-name="ce19"/>
          <table:table-cell table:style-name="ce26"/>
          <table:table-cell table:style-name="ce33" table:number-columns-repeated="2"/>
          <table:table-cell table:style-name="ce7" table:number-columns-repeated="3"/>
          <table:table-cell table:style-name="ce37"/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вата</text:p>
          </table:table-cell>
          <table:table-cell table:style-name="ce6" office:value-type="string">
            <text:p>шт.</text:p>
          </table:table-cell>
          <table:table-cell table:style-name="ce12" office:value-type="float" office:value="9.4">
            <text:p>9,4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11]*[.D311]" office:value-type="float" office:value="18.8">
            <text:p><text:s/>18,8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11]*[.C311]" office:value-type="float" office:value="0">
            <text:p>0,000р.</text:p>
          </table:table-cell>
          <table:table-cell table:style-name="ce32" table:formula="of:=[.D311]+[.F311]-[.H311]" office:value-type="float" office:value="2">
            <text:p>2,000</text:p>
          </table:table-cell>
          <table:table-cell table:style-name="ce36" table:formula="of:=[.J311]*[.C311]" office:value-type="float" office:value="18.8">
            <text:p>18,8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перекись 3%</text:p>
          </table:table-cell>
          <table:table-cell table:style-name="ce6" office:value-type="string">
            <text:p>шт.</text:p>
          </table:table-cell>
          <table:table-cell table:style-name="ce12" office:value-type="float" office:value="5.1">
            <text:p>5,1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12]*[.D312]" office:value-type="float" office:value="10.2">
            <text:p><text:s/>10,2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12]*[.C312]" office:value-type="float" office:value="0">
            <text:p>0,000р.</text:p>
          </table:table-cell>
          <table:table-cell table:style-name="ce32" table:formula="of:=[.D312]+[.F312]-[.H312]" office:value-type="float" office:value="2">
            <text:p>2,000</text:p>
          </table:table-cell>
          <table:table-cell table:style-name="ce36" table:formula="of:=[.J312]*[.C312]" office:value-type="float" office:value="10.2">
            <text:p>10,2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аммиак 10%</text:p>
          </table:table-cell>
          <table:table-cell table:style-name="ce6" office:value-type="string">
            <text:p>шт.</text:p>
          </table:table-cell>
          <table:table-cell table:style-name="ce12" office:value-type="float" office:value="9.9">
            <text:p>9,9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13]*[.D313]" office:value-type="float" office:value="19.8">
            <text:p><text:s/>19,8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13]*[.C313]" office:value-type="float" office:value="0">
            <text:p>0,000р.</text:p>
          </table:table-cell>
          <table:table-cell table:style-name="ce32" table:formula="of:=[.D313]+[.F313]-[.H313]" office:value-type="float" office:value="2">
            <text:p>2,000</text:p>
          </table:table-cell>
          <table:table-cell table:style-name="ce36" table:formula="of:=[.J313]*[.C313]" office:value-type="float" office:value="19.8">
            <text:p>19,8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р-р брилиант зел</text:p>
          </table:table-cell>
          <table:table-cell table:style-name="ce6" office:value-type="string">
            <text:p>шт.</text:p>
          </table:table-cell>
          <table:table-cell table:style-name="ce12" office:value-type="float" office:value="5.4">
            <text:p>5,4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14]*[.D314]" office:value-type="float" office:value="10.8">
            <text:p><text:s/>10,8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14]*[.C314]" office:value-type="float" office:value="0">
            <text:p>0,000р.</text:p>
          </table:table-cell>
          <table:table-cell table:style-name="ce32" table:formula="of:=[.D314]+[.F314]-[.H314]" office:value-type="float" office:value="2">
            <text:p>2,000</text:p>
          </table:table-cell>
          <table:table-cell table:style-name="ce36" table:formula="of:=[.J314]*[.C314]" office:value-type="float" office:value="10.8">
            <text:p>10,8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йод</text:p>
          </table:table-cell>
          <table:table-cell table:style-name="ce6" office:value-type="string">
            <text:p>шт.</text:p>
          </table:table-cell>
          <table:table-cell table:style-name="ce12" office:value-type="float" office:value="7.17">
            <text:p>7,17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15]*[.D315]" office:value-type="float" office:value="14.34">
            <text:p><text:s/>14,34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15]*[.C315]" office:value-type="float" office:value="0">
            <text:p>0,000р.</text:p>
          </table:table-cell>
          <table:table-cell table:style-name="ce32" table:formula="of:=[.D315]+[.F315]-[.H315]" office:value-type="float" office:value="2">
            <text:p>2,000</text:p>
          </table:table-cell>
          <table:table-cell table:style-name="ce36" table:formula="of:=[.J315]*[.C315]" office:value-type="float" office:value="14.34">
            <text:p>14,34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бинт7*14</text:p>
          </table:table-cell>
          <table:table-cell table:style-name="ce6" office:value-type="string">
            <text:p>шт.</text:p>
          </table:table-cell>
          <table:table-cell table:style-name="ce12" office:value-type="float" office:value="10.1">
            <text:p>10,1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16]*[.D316]" office:value-type="float" office:value="20.2">
            <text:p><text:s/>20,2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16]*[.C316]" office:value-type="float" office:value="0">
            <text:p>0,000р.</text:p>
          </table:table-cell>
          <table:table-cell table:style-name="ce32" table:formula="of:=[.D316]+[.F316]-[.H316]" office:value-type="float" office:value="2">
            <text:p>2,000</text:p>
          </table:table-cell>
          <table:table-cell table:style-name="ce36" table:formula="of:=[.J316]*[.C316]" office:value-type="float" office:value="20.2">
            <text:p>20,2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бинт5*10</text:p>
          </table:table-cell>
          <table:table-cell table:style-name="ce6" office:value-type="string">
            <text:p>шт.</text:p>
          </table:table-cell>
          <table:table-cell table:style-name="ce12" office:value-type="float" office:value="5.4">
            <text:p>5,400р.</text:p>
          </table:table-cell>
          <table:table-cell table:style-name="ce18" office:value-type="float" office:value="4">
            <text:p>4,000</text:p>
          </table:table-cell>
          <table:table-cell table:style-name="ce24" table:formula="of:=[.C317]*[.D317]" office:value-type="float" office:value="21.6">
            <text:p><text:s/>21,6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17]*[.C317]" office:value-type="float" office:value="0">
            <text:p>0,000р.</text:p>
          </table:table-cell>
          <table:table-cell table:style-name="ce32" table:formula="of:=[.D317]+[.F317]-[.H317]" office:value-type="float" office:value="4">
            <text:p>4,000</text:p>
          </table:table-cell>
          <table:table-cell table:style-name="ce36" table:formula="of:=[.J317]*[.C317]" office:value-type="float" office:value="21.6">
            <text:p>21,6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бинт5*10 н/с</text:p>
          </table:table-cell>
          <table:table-cell table:style-name="ce6" office:value-type="string">
            <text:p>шт.</text:p>
          </table:table-cell>
          <table:table-cell table:style-name="ce12" office:value-type="float" office:value="4.9">
            <text:p>4,9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18]*[.D318]" office:value-type="float" office:value="9.8">
            <text:p><text:s/>9,8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18]*[.C318]" office:value-type="float" office:value="0">
            <text:p>0,000р.</text:p>
          </table:table-cell>
          <table:table-cell table:style-name="ce32" table:formula="of:=[.D318]+[.F318]-[.H318]" office:value-type="float" office:value="2">
            <text:p>2,000</text:p>
          </table:table-cell>
          <table:table-cell table:style-name="ce36" table:formula="of:=[.J318]*[.C318]" office:value-type="float" office:value="9.8">
            <text:p>9,8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калькулятор Citezen</text:p>
          </table:table-cell>
          <table:table-cell table:style-name="ce6" office:value-type="string">
            <text:p>шт.</text:p>
          </table:table-cell>
          <table:table-cell table:style-name="ce12" office:value-type="float" office:value="148">
            <text:p>148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19]*[.D319]" office:value-type="float" office:value="148">
            <text:p><text:s/>148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19]*[.C319]" office:value-type="float" office:value="0">
            <text:p>0,000р.</text:p>
          </table:table-cell>
          <table:table-cell table:style-name="ce32" table:formula="of:=[.D319]+[.F319]-[.H319]" office:value-type="float" office:value="1">
            <text:p>1,000</text:p>
          </table:table-cell>
          <table:table-cell table:style-name="ce36" table:formula="of:=[.J319]*[.C319]" office:value-type="float" office:value="148">
            <text:p>148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ракель серый</text:p>
          </table:table-cell>
          <table:table-cell table:style-name="ce6" office:value-type="string">
            <text:p>шт.</text:p>
          </table:table-cell>
          <table:table-cell table:style-name="ce12" office:value-type="float" office:value="40">
            <text:p>4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20]*[.D320]" office:value-type="float" office:value="40">
            <text:p><text:s/>4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20]*[.C320]" office:value-type="float" office:value="0">
            <text:p>0,000р.</text:p>
          </table:table-cell>
          <table:table-cell table:style-name="ce32" table:formula="of:=[.D320]+[.F320]-[.H320]" office:value-type="float" office:value="1">
            <text:p>1,000</text:p>
          </table:table-cell>
          <table:table-cell table:style-name="ce36" table:formula="of:=[.J320]*[.C320]" office:value-type="float" office:value="40">
            <text:p>4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Ракель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ракель фетровый</text:p>
          </table:table-cell>
          <table:table-cell table:style-name="ce6" office:value-type="string">
            <text:p>шт.</text:p>
          </table:table-cell>
          <table:table-cell table:style-name="ce12" office:value-type="float" office:value="230">
            <text:p>23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21]*[.D321]" office:value-type="float" office:value="230">
            <text:p><text:s/>23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21]*[.C321]" office:value-type="float" office:value="0">
            <text:p>0,000р.</text:p>
          </table:table-cell>
          <table:table-cell table:style-name="ce32" table:formula="of:=[.D321]+[.F321]-[.H321]" office:value-type="float" office:value="1">
            <text:p>1,000</text:p>
          </table:table-cell>
          <table:table-cell table:style-name="ce36" table:formula="of:=[.J321]*[.C321]" office:value-type="float" office:value="230">
            <text:p>23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Ракель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Органайзер настолный</text:p>
          </table:table-cell>
          <table:table-cell table:style-name="ce6" office:value-type="string">
            <text:p>шт.</text:p>
          </table:table-cell>
          <table:table-cell table:style-name="ce12" office:value-type="float" office:value="800">
            <text:p>8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22]*[.D322]" office:value-type="float" office:value="800">
            <text:p><text:s/>8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22]*[.C322]" office:value-type="float" office:value="0">
            <text:p>0,000р.</text:p>
          </table:table-cell>
          <table:table-cell table:style-name="ce32" table:formula="of:=[.D322]+[.F322]-[.H322]" office:value-type="float" office:value="1">
            <text:p>1,000</text:p>
          </table:table-cell>
          <table:table-cell table:style-name="ce36" table:formula="of:=[.J322]*[.C322]" office:value-type="float" office:value="800">
            <text:p>800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папка регистр</text:p>
          </table:table-cell>
          <table:table-cell table:style-name="ce6" office:value-type="string">
            <text:p>шт.</text:p>
          </table:table-cell>
          <table:table-cell table:style-name="ce12" office:value-type="float" office:value="50">
            <text:p>50,000р.</text:p>
          </table:table-cell>
          <table:table-cell table:style-name="ce18" office:value-type="float" office:value="5">
            <text:p>5,000</text:p>
          </table:table-cell>
          <table:table-cell table:style-name="ce24" table:formula="of:=[.C323]*[.D323]" office:value-type="float" office:value="250">
            <text:p><text:s/>25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23]*[.C323]" office:value-type="float" office:value="0">
            <text:p>0,000р.</text:p>
          </table:table-cell>
          <table:table-cell table:style-name="ce32" table:formula="of:=[.D323]+[.F323]-[.H323]" office:value-type="float" office:value="5">
            <text:p>5,000</text:p>
          </table:table-cell>
          <table:table-cell table:style-name="ce36" table:formula="of:=[.J323]*[.C323]" office:value-type="float" office:value="250">
            <text:p>250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папка регистр</text:p>
          </table:table-cell>
          <table:table-cell table:style-name="ce6" office:value-type="string">
            <text:p>шт.</text:p>
          </table:table-cell>
          <table:table-cell table:style-name="ce12" office:value-type="float" office:value="55">
            <text:p>55,000р.</text:p>
          </table:table-cell>
          <table:table-cell table:style-name="ce18" office:value-type="float" office:value="6">
            <text:p>6,000</text:p>
          </table:table-cell>
          <table:table-cell table:style-name="ce24" table:formula="of:=[.C324]*[.D324]" office:value-type="float" office:value="330">
            <text:p><text:s/>33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24]*[.C324]" office:value-type="float" office:value="0">
            <text:p>0,000р.</text:p>
          </table:table-cell>
          <table:table-cell table:style-name="ce32" table:formula="of:=[.D324]+[.F324]-[.H324]" office:value-type="float" office:value="6">
            <text:p>6,000</text:p>
          </table:table-cell>
          <table:table-cell table:style-name="ce36" table:formula="of:=[.J324]*[.C324]" office:value-type="float" office:value="330">
            <text:p>330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Комплект свёрел по бетону <text:s text:c="9"/>два сверла</text:p>
          </table:table-cell>
          <table:table-cell table:style-name="ce6" office:value-type="string">
            <text:p>шт.</text:p>
          </table:table-cell>
          <table:table-cell table:style-name="ce12" office:value-type="float" office:value="205">
            <text:p>205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25]*[.D325]" office:value-type="float" office:value="205">
            <text:p><text:s/>20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25]*[.C325]" office:value-type="float" office:value="0">
            <text:p>0,000р.</text:p>
          </table:table-cell>
          <table:table-cell table:style-name="ce32" table:formula="of:=[.D325]+[.F325]-[.H325]" office:value-type="float" office:value="1">
            <text:p>1,000</text:p>
          </table:table-cell>
          <table:table-cell table:style-name="ce36" table:formula="of:=[.J325]*[.C325]" office:value-type="float" office:value="205">
            <text:p>205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Корзина для бумаг</text:p>
          </table:table-cell>
          <table:table-cell table:style-name="ce6" office:value-type="string">
            <text:p>шт.</text:p>
          </table:table-cell>
          <table:table-cell table:style-name="ce12" office:value-type="float" office:value="44">
            <text:p>44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26]*[.D326]" office:value-type="float" office:value="44">
            <text:p><text:s/>44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26]*[.C326]" office:value-type="float" office:value="0">
            <text:p>0,000р.</text:p>
          </table:table-cell>
          <table:table-cell table:style-name="ce32" table:formula="of:=[.D326]+[.F326]-[.H326]" office:value-type="float" office:value="1">
            <text:p>1,000</text:p>
          </table:table-cell>
          <table:table-cell table:style-name="ce36" table:formula="of:=[.J326]*[.C326]" office:value-type="float" office:value="44">
            <text:p>44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Ножницы HITACHI CN 16SA</text:p>
          </table:table-cell>
          <table:table-cell table:style-name="ce6" office:value-type="string">
            <text:p>шт.</text:p>
          </table:table-cell>
          <table:table-cell table:style-name="ce12" office:value-type="float" office:value="7994">
            <text:p>7 994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27]*[.D327]" office:value-type="float" office:value="7994">
            <text:p><text:s/>7 994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27]*[.C327]" office:value-type="float" office:value="0">
            <text:p>0,000р.</text:p>
          </table:table-cell>
          <table:table-cell table:style-name="ce32" table:formula="of:=[.D327]+[.F327]-[.H327]" office:value-type="float" office:value="1">
            <text:p>1,000</text:p>
          </table:table-cell>
          <table:table-cell table:style-name="ce36" table:formula="of:=[.J327]*[.C327]" office:value-type="float" office:value="7994">
            <text:p>7 994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Матрица ножниц HITACHI</text:p>
          </table:table-cell>
          <table:table-cell table:style-name="ce6" office:value-type="string">
            <text:p>шт.</text:p>
          </table:table-cell>
          <table:table-cell table:style-name="ce12" office:value-type="float" office:value="990">
            <text:p>99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28]*[.D328]" office:value-type="float" office:value="990">
            <text:p><text:s/>99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28]*[.C328]" office:value-type="float" office:value="0">
            <text:p>0,000р.</text:p>
          </table:table-cell>
          <table:table-cell table:style-name="ce32" table:formula="of:=[.D328]+[.F328]-[.H328]" office:value-type="float" office:value="1">
            <text:p>1,000</text:p>
          </table:table-cell>
          <table:table-cell table:style-name="ce36" table:formula="of:=[.J328]*[.C328]" office:value-type="float" office:value="990">
            <text:p>990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Пуансон ножниц HITACHI</text:p>
          </table:table-cell>
          <table:table-cell table:style-name="ce6" office:value-type="string">
            <text:p>шт.</text:p>
          </table:table-cell>
          <table:table-cell table:style-name="ce12" office:value-type="float" office:value="525">
            <text:p>525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29]*[.D329]" office:value-type="float" office:value="525">
            <text:p><text:s/>52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29]*[.C329]" office:value-type="float" office:value="0">
            <text:p>0,000р.</text:p>
          </table:table-cell>
          <table:table-cell table:style-name="ce32" table:formula="of:=[.D329]+[.F329]-[.H329]" office:value-type="float" office:value="1">
            <text:p>1,000</text:p>
          </table:table-cell>
          <table:table-cell table:style-name="ce36" table:formula="of:=[.J329]*[.C329]" office:value-type="float" office:value="525">
            <text:p>525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Лак</text:p>
          </table:table-cell>
          <table:table-cell table:style-name="ce6" office:value-type="string">
            <text:p>шт.</text:p>
          </table:table-cell>
          <table:table-cell table:style-name="ce12" office:value-type="float" office:value="170">
            <text:p>17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30]*[.D330]" office:value-type="float" office:value="170">
            <text:p><text:s/>17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30]*[.C330]" office:value-type="float" office:value="0">
            <text:p>0,000р.</text:p>
          </table:table-cell>
          <table:table-cell table:style-name="ce32" table:formula="of:=[.D330]+[.F330]-[.H330]" office:value-type="float" office:value="1">
            <text:p>1,000</text:p>
          </table:table-cell>
          <table:table-cell table:style-name="ce36" table:formula="of:=[.J330]*[.C330]" office:value-type="float" office:value="170">
            <text:p>17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 office:value-type="string">
            <text:p>Фоторамка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Шпагат</text:p>
          </table:table-cell>
          <table:table-cell table:style-name="ce6" office:value-type="string">
            <text:p>шт.</text:p>
          </table:table-cell>
          <table:table-cell table:style-name="ce12" office:value-type="float" office:value="155">
            <text:p>155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31]*[.D331]" office:value-type="float" office:value="155">
            <text:p><text:s/>15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31]*[.C331]" office:value-type="float" office:value="0">
            <text:p>0,000р.</text:p>
          </table:table-cell>
          <table:table-cell table:style-name="ce32" table:formula="of:=[.D331]+[.F331]-[.H331]" office:value-type="float" office:value="1">
            <text:p>1,000</text:p>
          </table:table-cell>
          <table:table-cell table:style-name="ce36" table:formula="of:=[.J331]*[.C331]" office:value-type="float" office:value="155">
            <text:p>155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 office:value-type="string">
            <text:p>Фоторамка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Кисти набор</text:p>
          </table:table-cell>
          <table:table-cell table:style-name="ce6" office:value-type="string">
            <text:p>шт.</text:p>
          </table:table-cell>
          <table:table-cell table:style-name="ce12" office:value-type="float" office:value="63">
            <text:p>63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32]*[.D332]" office:value-type="float" office:value="63">
            <text:p><text:s/>63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32]*[.C332]" office:value-type="float" office:value="0">
            <text:p>0,000р.</text:p>
          </table:table-cell>
          <table:table-cell table:style-name="ce32" table:formula="of:=[.D332]+[.F332]-[.H332]" office:value-type="float" office:value="1">
            <text:p>1,000</text:p>
          </table:table-cell>
          <table:table-cell table:style-name="ce36" table:formula="of:=[.J332]*[.C332]" office:value-type="float" office:value="63">
            <text:p>63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 office:value-type="string">
            <text:p>Фоторамка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Скобы 12 мм</text:p>
          </table:table-cell>
          <table:table-cell table:style-name="ce6" office:value-type="string">
            <text:p>шт.</text:p>
          </table:table-cell>
          <table:table-cell table:style-name="ce12" office:value-type="float" office:value="26">
            <text:p>26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33]*[.D333]" office:value-type="float" office:value="26">
            <text:p><text:s/>26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33]*[.C333]" office:value-type="float" office:value="0">
            <text:p>0,000р.</text:p>
          </table:table-cell>
          <table:table-cell table:style-name="ce32" table:formula="of:=[.D333]+[.F333]-[.H333]" office:value-type="float" office:value="1">
            <text:p>1,000</text:p>
          </table:table-cell>
          <table:table-cell table:style-name="ce36" table:formula="of:=[.J333]*[.C333]" office:value-type="float" office:value="26">
            <text:p>26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 office:value-type="string">
            <text:p>Фоторамка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Фоторамка 18Х24</text:p>
          </table:table-cell>
          <table:table-cell table:style-name="ce6" office:value-type="string">
            <text:p>шт.</text:p>
          </table:table-cell>
          <table:table-cell table:style-name="ce12" office:value-type="float" office:value="51">
            <text:p>51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34]*[.D334]" office:value-type="float" office:value="51">
            <text:p><text:s/>51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34]*[.C334]" office:value-type="float" office:value="0">
            <text:p>0,000р.</text:p>
          </table:table-cell>
          <table:table-cell table:style-name="ce32" table:formula="of:=[.D334]+[.F334]-[.H334]" office:value-type="float" office:value="1">
            <text:p>1,000</text:p>
          </table:table-cell>
          <table:table-cell table:style-name="ce36" table:formula="of:=[.J334]*[.C334]" office:value-type="float" office:value="51">
            <text:p>51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 office:value-type="string">
            <text:p>Фоторамка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Фоторамка</text:p>
          </table:table-cell>
          <table:table-cell table:style-name="ce6" office:value-type="string">
            <text:p>шт.</text:p>
          </table:table-cell>
          <table:table-cell table:style-name="ce12" office:value-type="float" office:value="35">
            <text:p>35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35]*[.D335]" office:value-type="float" office:value="70">
            <text:p><text:s/>7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35]*[.C335]" office:value-type="float" office:value="0">
            <text:p>0,000р.</text:p>
          </table:table-cell>
          <table:table-cell table:style-name="ce32" table:formula="of:=[.D335]+[.F335]-[.H335]" office:value-type="float" office:value="2">
            <text:p>2,000</text:p>
          </table:table-cell>
          <table:table-cell table:style-name="ce36" table:formula="of:=[.J335]*[.C335]" office:value-type="float" office:value="70">
            <text:p>7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 office:value-type="string">
            <text:p>Фоторамка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Фоторамка 24Х16</text:p>
          </table:table-cell>
          <table:table-cell table:style-name="ce6" office:value-type="string">
            <text:p>шт.</text:p>
          </table:table-cell>
          <table:table-cell table:style-name="ce12" office:value-type="float" office:value="42">
            <text:p>42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36]*[.D336]" office:value-type="float" office:value="42">
            <text:p><text:s/>42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36]*[.C336]" office:value-type="float" office:value="0">
            <text:p>0,000р.</text:p>
          </table:table-cell>
          <table:table-cell table:style-name="ce32" table:formula="of:=[.D336]+[.F336]-[.H336]" office:value-type="float" office:value="1">
            <text:p>1,000</text:p>
          </table:table-cell>
          <table:table-cell table:style-name="ce36" table:formula="of:=[.J336]*[.C336]" office:value-type="float" office:value="42">
            <text:p>42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 office:value-type="string">
            <text:p>Фоторамка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Фоторамка 18Х18</text:p>
          </table:table-cell>
          <table:table-cell table:style-name="ce6" office:value-type="string">
            <text:p>шт.</text:p>
          </table:table-cell>
          <table:table-cell table:style-name="ce12" office:value-type="float" office:value="35">
            <text:p>35,000р.</text:p>
          </table:table-cell>
          <table:table-cell table:style-name="ce18" office:value-type="float" office:value="3">
            <text:p>3,000</text:p>
          </table:table-cell>
          <table:table-cell table:style-name="ce24" table:formula="of:=[.C337]*[.D337]" office:value-type="float" office:value="105">
            <text:p><text:s/>10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37]*[.C337]" office:value-type="float" office:value="0">
            <text:p>0,000р.</text:p>
          </table:table-cell>
          <table:table-cell table:style-name="ce32" table:formula="of:=[.D337]+[.F337]-[.H337]" office:value-type="float" office:value="3">
            <text:p>3,000</text:p>
          </table:table-cell>
          <table:table-cell table:style-name="ce36" table:formula="of:=[.J337]*[.C337]" office:value-type="float" office:value="105">
            <text:p>105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 office:value-type="string">
            <text:p>Фоторамка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Фоторамка 18Х18</text:p>
          </table:table-cell>
          <table:table-cell table:style-name="ce6" office:value-type="string">
            <text:p>шт.</text:p>
          </table:table-cell>
          <table:table-cell table:style-name="ce12" office:value-type="float" office:value="34">
            <text:p>34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38]*[.D338]" office:value-type="float" office:value="34">
            <text:p><text:s/>34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38]*[.C338]" office:value-type="float" office:value="0">
            <text:p>0,000р.</text:p>
          </table:table-cell>
          <table:table-cell table:style-name="ce32" table:formula="of:=[.D338]+[.F338]-[.H338]" office:value-type="float" office:value="1">
            <text:p>1,000</text:p>
          </table:table-cell>
          <table:table-cell table:style-name="ce36" table:formula="of:=[.J338]*[.C338]" office:value-type="float" office:value="34">
            <text:p>34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 office:value-type="string">
            <text:p>Фоторамка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Фоторамка 20Х20</text:p>
          </table:table-cell>
          <table:table-cell table:style-name="ce6" office:value-type="string">
            <text:p>шт.</text:p>
          </table:table-cell>
          <table:table-cell table:style-name="ce12" office:value-type="float" office:value="45">
            <text:p>45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39]*[.D339]" office:value-type="float" office:value="45">
            <text:p><text:s/>4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39]*[.C339]" office:value-type="float" office:value="0">
            <text:p>0,000р.</text:p>
          </table:table-cell>
          <table:table-cell table:style-name="ce32" table:formula="of:=[.D339]+[.F339]-[.H339]" office:value-type="float" office:value="1">
            <text:p>1,000</text:p>
          </table:table-cell>
          <table:table-cell table:style-name="ce36" table:formula="of:=[.J339]*[.C339]" office:value-type="float" office:value="45">
            <text:p>45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 office:value-type="string">
            <text:p>Фоторамка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Фоторамка 15Х21</text:p>
          </table:table-cell>
          <table:table-cell table:style-name="ce8" office:value-type="string">
            <text:p>шт.</text:p>
          </table:table-cell>
          <table:table-cell table:style-name="ce14" office:value-type="float" office:value="35">
            <text:p>35,000р.</text:p>
          </table:table-cell>
          <table:table-cell table:style-name="ce20" office:value-type="float" office:value="6">
            <text:p>6,000</text:p>
          </table:table-cell>
          <table:table-cell table:style-name="ce24" table:formula="of:=[.C340]*[.D340]" office:value-type="float" office:value="210">
            <text:p><text:s/>21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40]*[.C340]" office:value-type="float" office:value="0">
            <text:p>0,000р.</text:p>
          </table:table-cell>
          <table:table-cell table:style-name="ce32" table:formula="of:=[.D340]+[.F340]-[.H340]" office:value-type="float" office:value="6">
            <text:p>6,000</text:p>
          </table:table-cell>
          <table:table-cell table:style-name="ce36" table:formula="of:=[.J340]*[.C340]" office:value-type="float" office:value="210">
            <text:p>21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 office:value-type="string">
            <text:p>Фоторамка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Диск по алюминию, Атака 255*100*30</text:p>
          </table:table-cell>
          <table:table-cell table:style-name="ce6" office:value-type="string">
            <text:p>шт.</text:p>
          </table:table-cell>
          <table:table-cell table:style-name="ce12" office:value-type="float" office:value="713">
            <text:p>713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41]*[.D341]" office:value-type="float" office:value="713">
            <text:p><text:s/>713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41]*[.C341]" office:value-type="float" office:value="0">
            <text:p>0,000р.</text:p>
          </table:table-cell>
          <table:table-cell table:style-name="ce32" table:formula="of:=[.D341]+[.F341]-[.H341]" office:value-type="float" office:value="1">
            <text:p>1,000</text:p>
          </table:table-cell>
          <table:table-cell table:style-name="ce36" table:formula="of:=[.J341]*[.C341]" office:value-type="float" office:value="713">
            <text:p>713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7">
          <table:table-cell table:style-name="ce1" office:value-type="string">
            <text:p>Полкодержатель П-образный для стекла 5-6 мм, шуруп, хром</text:p>
          </table:table-cell>
          <table:table-cell table:style-name="ce6" office:value-type="string">
            <text:p>шт.</text:p>
          </table:table-cell>
          <table:table-cell table:style-name="ce12" office:value-type="float" office:value="37">
            <text:p>37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42]*[.D342]" office:value-type="float" office:value="74">
            <text:p><text:s/>74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42]*[.C342]" office:value-type="float" office:value="0">
            <text:p>0,000р.</text:p>
          </table:table-cell>
          <table:table-cell table:style-name="ce32" table:formula="of:=[.D342]+[.F342]-[.H342]" office:value-type="float" office:value="2">
            <text:p>2,000</text:p>
          </table:table-cell>
          <table:table-cell table:style-name="ce36" table:formula="of:=[.J342]*[.C342]" office:value-type="float" office:value="74">
            <text:p>74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Угловой соединитель F3-03</text:p>
          </table:table-cell>
          <table:table-cell table:style-name="ce6" office:value-type="string">
            <text:p>шт.</text:p>
          </table:table-cell>
          <table:table-cell table:style-name="ce12" office:value-type="float" office:value="25">
            <text:p>25,000р.</text:p>
          </table:table-cell>
          <table:table-cell table:style-name="ce18" office:value-type="float" office:value="4">
            <text:p>4,000</text:p>
          </table:table-cell>
          <table:table-cell table:style-name="ce24" table:formula="of:=[.C343]*[.D343]" office:value-type="float" office:value="100">
            <text:p><text:s/>1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43]*[.C343]" office:value-type="float" office:value="0">
            <text:p>0,000р.</text:p>
          </table:table-cell>
          <table:table-cell table:style-name="ce32" table:formula="of:=[.D343]+[.F343]-[.H343]" office:value-type="float" office:value="4">
            <text:p>4,000</text:p>
          </table:table-cell>
          <table:table-cell table:style-name="ce36" table:formula="of:=[.J343]*[.C343]" office:value-type="float" office:value="100">
            <text:p>10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Угловой соединитель F3-02 (с 2 винтами)</text:p>
          </table:table-cell>
          <table:table-cell table:style-name="ce6" office:value-type="string">
            <text:p>шт.</text:p>
          </table:table-cell>
          <table:table-cell table:style-name="ce12" office:value-type="float" office:value="19">
            <text:p>19,000р.</text:p>
          </table:table-cell>
          <table:table-cell table:style-name="ce18" office:value-type="float" office:value="20">
            <text:p>20,000</text:p>
          </table:table-cell>
          <table:table-cell table:style-name="ce24" table:formula="of:=[.C344]*[.D344]" office:value-type="float" office:value="380">
            <text:p><text:s/>38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44]*[.C344]" office:value-type="float" office:value="0">
            <text:p>0,000р.</text:p>
          </table:table-cell>
          <table:table-cell table:style-name="ce32" table:formula="of:=[.D344]+[.F344]-[.H344]" office:value-type="float" office:value="20">
            <text:p>20,000</text:p>
          </table:table-cell>
          <table:table-cell table:style-name="ce36" table:formula="of:=[.J344]*[.C344]" office:value-type="float" office:value="380">
            <text:p>38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Уплотнитель F2-03</text:p>
          </table:table-cell>
          <table:table-cell table:style-name="ce6" office:value-type="string">
            <text:p>м.</text:p>
          </table:table-cell>
          <table:table-cell table:style-name="ce12" office:value-type="float" office:value="15">
            <text:p>15,000р.</text:p>
          </table:table-cell>
          <table:table-cell table:style-name="ce18" office:value-type="float" office:value="9">
            <text:p>9,000</text:p>
          </table:table-cell>
          <table:table-cell table:style-name="ce24" table:formula="of:=[.C345]*[.D345]" office:value-type="float" office:value="135">
            <text:p><text:s/>13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45]*[.C345]" office:value-type="float" office:value="0">
            <text:p>0,000р.</text:p>
          </table:table-cell>
          <table:table-cell table:style-name="ce32" table:formula="of:=[.D345]+[.F345]-[.H345]" office:value-type="float" office:value="9">
            <text:p>9,000</text:p>
          </table:table-cell>
          <table:table-cell table:style-name="ce36" table:formula="of:=[.J345]*[.C345]" office:value-type="float" office:value="135">
            <text:p>135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Ручка-скоба свет хром матовый</text:p>
          </table:table-cell>
          <table:table-cell table:style-name="ce6" office:value-type="string">
            <text:p>шт.</text:p>
          </table:table-cell>
          <table:table-cell table:style-name="ce12" office:value-type="float" office:value="28">
            <text:p>28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46]*[.D346]" office:value-type="float" office:value="56">
            <text:p><text:s/>56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46]*[.C346]" office:value-type="float" office:value="0">
            <text:p>0,000р.</text:p>
          </table:table-cell>
          <table:table-cell table:style-name="ce32" table:formula="of:=[.D346]+[.F346]-[.H346]" office:value-type="float" office:value="2">
            <text:p>2,000</text:p>
          </table:table-cell>
          <table:table-cell table:style-name="ce36" table:formula="of:=[.J346]*[.C346]" office:value-type="float" office:value="56">
            <text:p>56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6">
          <table:table-cell table:style-name="ce1" office:value-type="string">
            <text:p>РСР ручка скоба матовый хром матовый</text:p>
          </table:table-cell>
          <table:table-cell table:style-name="ce6" office:value-type="string">
            <text:p>шт.</text:p>
          </table:table-cell>
          <table:table-cell table:style-name="ce12" office:value-type="float" office:value="19.5">
            <text:p>19,5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47]*[.D347]" office:value-type="float" office:value="39">
            <text:p><text:s/>39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47]*[.C347]" office:value-type="float" office:value="0">
            <text:p>0,000р.</text:p>
          </table:table-cell>
          <table:table-cell table:style-name="ce32" table:formula="of:=[.D347]+[.F347]-[.H347]" office:value-type="float" office:value="2">
            <text:p>2,000</text:p>
          </table:table-cell>
          <table:table-cell table:style-name="ce36" table:formula="of:=[.J347]*[.C347]" office:value-type="float" office:value="39">
            <text:p>39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Ручка-рейлинг АЛЮМ</text:p>
          </table:table-cell>
          <table:table-cell table:style-name="ce6" office:value-type="string">
            <text:p>шт.</text:p>
          </table:table-cell>
          <table:table-cell table:style-name="ce12" office:value-type="float" office:value="42.5">
            <text:p>42,5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48]*[.D348]" office:value-type="float" office:value="85">
            <text:p><text:s/>8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48]*[.C348]" office:value-type="float" office:value="0">
            <text:p>0,000р.</text:p>
          </table:table-cell>
          <table:table-cell table:style-name="ce32" table:formula="of:=[.D348]+[.F348]-[.H348]" office:value-type="float" office:value="2">
            <text:p>2,000</text:p>
          </table:table-cell>
          <table:table-cell table:style-name="ce36" table:formula="of:=[.J348]*[.C348]" office:value-type="float" office:value="85">
            <text:p>85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Латунир, сталь красн/золото (0,4*305*610)</text:p>
          </table:table-cell>
          <table:table-cell table:style-name="ce6" office:value-type="string">
            <text:p>шт.</text:p>
          </table:table-cell>
          <table:table-cell table:style-name="ce12" office:value-type="float" office:value="330">
            <text:p>330,000р.</text:p>
          </table:table-cell>
          <table:table-cell table:style-name="ce18" office:value-type="float" office:value="0.35">
            <text:p>0,350</text:p>
          </table:table-cell>
          <table:table-cell table:style-name="ce24" table:formula="of:=[.C349]*[.D349]" office:value-type="float" office:value="115.5">
            <text:p><text:s/>115,5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49]*[.C349]" office:value-type="float" office:value="0">
            <text:p>0,000р.</text:p>
          </table:table-cell>
          <table:table-cell table:style-name="ce32" table:formula="of:=[.D349]+[.F349]-[.H349]" office:value-type="float" office:value="0.35">
            <text:p>0,350</text:p>
          </table:table-cell>
          <table:table-cell table:style-name="ce36" table:formula="of:=[.J349]*[.C349]" office:value-type="float" office:value="115.5">
            <text:p>115,5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Латунированая сталь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Латунир, сталь синий/золото (0,4*305*610)</text:p>
          </table:table-cell>
          <table:table-cell table:style-name="ce6" office:value-type="string">
            <text:p>шт.</text:p>
          </table:table-cell>
          <table:table-cell table:style-name="ce12" office:value-type="float" office:value="330">
            <text:p>330,000р.</text:p>
          </table:table-cell>
          <table:table-cell table:style-name="ce18" office:value-type="float" office:value="3">
            <text:p>3,000</text:p>
          </table:table-cell>
          <table:table-cell table:style-name="ce24" table:formula="of:=[.C350]*[.D350]" office:value-type="float" office:value="990">
            <text:p><text:s/>99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50]*[.C350]" office:value-type="float" office:value="0">
            <text:p>0,000р.</text:p>
          </table:table-cell>
          <table:table-cell table:style-name="ce32" table:formula="of:=[.D350]+[.F350]-[.H350]" office:value-type="float" office:value="3">
            <text:p>3,000</text:p>
          </table:table-cell>
          <table:table-cell table:style-name="ce36" table:formula="of:=[.J350]*[.C350]" office:value-type="float" office:value="990">
            <text:p>99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Латунированая сталь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Латунир, сталь зелен/золото (0,4*305*610)</text:p>
          </table:table-cell>
          <table:table-cell table:style-name="ce6" office:value-type="string">
            <text:p>шт.</text:p>
          </table:table-cell>
          <table:table-cell table:style-name="ce12" office:value-type="float" office:value="330">
            <text:p>330,000р.</text:p>
          </table:table-cell>
          <table:table-cell table:style-name="ce18" office:value-type="float" office:value="4">
            <text:p>4,000</text:p>
          </table:table-cell>
          <table:table-cell table:style-name="ce24" table:formula="of:=[.C351]*[.D351]" office:value-type="float" office:value="1320">
            <text:p><text:s/>1 32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51]*[.C351]" office:value-type="float" office:value="0">
            <text:p>0,000р.</text:p>
          </table:table-cell>
          <table:table-cell table:style-name="ce32" table:formula="of:=[.D351]+[.F351]-[.H351]" office:value-type="float" office:value="4">
            <text:p>4,000</text:p>
          </table:table-cell>
          <table:table-cell table:style-name="ce36" table:formula="of:=[.J351]*[.C351]" office:value-type="float" office:value="1320">
            <text:p>1 32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Латунированая сталь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Латунир, сталь мрамор чёрн/золото (0,4*305*610)</text:p>
          </table:table-cell>
          <table:table-cell table:style-name="ce6" office:value-type="string">
            <text:p>шт.</text:p>
          </table:table-cell>
          <table:table-cell table:style-name="ce12" office:value-type="float" office:value="480">
            <text:p>480,000р.</text:p>
          </table:table-cell>
          <table:table-cell table:style-name="ce18" office:value-type="float" office:value="7">
            <text:p>7,000</text:p>
          </table:table-cell>
          <table:table-cell table:style-name="ce24" table:formula="of:=[.C352]*[.D352]" office:value-type="float" office:value="3360">
            <text:p><text:s/>3 36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52]*[.C352]" office:value-type="float" office:value="0">
            <text:p>0,000р.</text:p>
          </table:table-cell>
          <table:table-cell table:style-name="ce32" table:formula="of:=[.D352]+[.F352]-[.H352]" office:value-type="float" office:value="7">
            <text:p>7,000</text:p>
          </table:table-cell>
          <table:table-cell table:style-name="ce36" table:formula="of:=[.J352]*[.C352]" office:value-type="float" office:value="3360">
            <text:p>3 36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Латунированая сталь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Латунир, сталь мрамор зелен/золото (0,4*305*610)</text:p>
          </table:table-cell>
          <table:table-cell table:style-name="ce6" office:value-type="string">
            <text:p>шт.</text:p>
          </table:table-cell>
          <table:table-cell table:style-name="ce12" office:value-type="float" office:value="480">
            <text:p>480,000р.</text:p>
          </table:table-cell>
          <table:table-cell table:style-name="ce18" office:value-type="float" office:value="8">
            <text:p>8,000</text:p>
          </table:table-cell>
          <table:table-cell table:style-name="ce24" table:formula="of:=[.C353]*[.D353]" office:value-type="float" office:value="3840">
            <text:p><text:s/>3 84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53]*[.C353]" office:value-type="float" office:value="0">
            <text:p>0,000р.</text:p>
          </table:table-cell>
          <table:table-cell table:style-name="ce32" table:formula="of:=[.D353]+[.F353]-[.H353]" office:value-type="float" office:value="8">
            <text:p>8,000</text:p>
          </table:table-cell>
          <table:table-cell table:style-name="ce36" table:formula="of:=[.J353]*[.C353]" office:value-type="float" office:value="3840">
            <text:p>3 84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Латунированая сталь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Латунир, сталь мрамор красн/золото (0,4*305*610)</text:p>
          </table:table-cell>
          <table:table-cell table:style-name="ce6" office:value-type="string">
            <text:p>шт.</text:p>
          </table:table-cell>
          <table:table-cell table:style-name="ce12" office:value-type="float" office:value="480">
            <text:p>480,000р.</text:p>
          </table:table-cell>
          <table:table-cell table:style-name="ce18" office:value-type="float" office:value="5">
            <text:p>5,000</text:p>
          </table:table-cell>
          <table:table-cell table:style-name="ce24" table:formula="of:=[.C354]*[.D354]" office:value-type="float" office:value="2400">
            <text:p><text:s/>2 4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54]*[.C354]" office:value-type="float" office:value="0">
            <text:p>0,000р.</text:p>
          </table:table-cell>
          <table:table-cell table:style-name="ce32" table:formula="of:=[.D354]+[.F354]-[.H354]" office:value-type="float" office:value="5">
            <text:p>5,000</text:p>
          </table:table-cell>
          <table:table-cell table:style-name="ce36" table:formula="of:=[.J354]*[.C354]" office:value-type="float" office:value="2400">
            <text:p>2 40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Латунированая сталь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АлюмаМарк латунь п/матовая (0,5*305*508)</text:p>
          </table:table-cell>
          <table:table-cell table:style-name="ce6" office:value-type="string">
            <text:p>шт.</text:p>
          </table:table-cell>
          <table:table-cell table:style-name="ce12" office:value-type="float" office:value="570">
            <text:p>570,000р.</text:p>
          </table:table-cell>
          <table:table-cell table:style-name="ce18" office:value-type="float" office:value="5">
            <text:p>5,000</text:p>
          </table:table-cell>
          <table:table-cell table:style-name="ce24" table:formula="of:=[.C355]*[.D355]" office:value-type="float" office:value="2850">
            <text:p><text:s/>2 85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55]*[.C355]" office:value-type="float" office:value="0">
            <text:p>0,000р.</text:p>
          </table:table-cell>
          <table:table-cell table:style-name="ce32" table:formula="of:=[.D355]+[.F355]-[.H355]" office:value-type="float" office:value="5">
            <text:p>5,000</text:p>
          </table:table-cell>
          <table:table-cell table:style-name="ce36" table:formula="of:=[.J355]*[.C355]" office:value-type="float" office:value="2850">
            <text:p>2 85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Алюминий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АлюмаМарк золото п/матовая (0,5*305*508)</text:p>
          </table:table-cell>
          <table:table-cell table:style-name="ce6" office:value-type="string">
            <text:p>шт.</text:p>
          </table:table-cell>
          <table:table-cell table:style-name="ce12" office:value-type="float" office:value="570">
            <text:p>570,000р.</text:p>
          </table:table-cell>
          <table:table-cell table:style-name="ce18" office:value-type="float" office:value="5">
            <text:p>5,000</text:p>
          </table:table-cell>
          <table:table-cell table:style-name="ce24" table:formula="of:=[.C356]*[.D356]" office:value-type="float" office:value="2850">
            <text:p><text:s/>2 85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56]*[.C356]" office:value-type="float" office:value="0">
            <text:p>0,000р.</text:p>
          </table:table-cell>
          <table:table-cell table:style-name="ce32" table:formula="of:=[.D356]+[.F356]-[.H356]" office:value-type="float" office:value="5">
            <text:p>5,000</text:p>
          </table:table-cell>
          <table:table-cell table:style-name="ce36" table:formula="of:=[.J356]*[.C356]" office:value-type="float" office:value="2850">
            <text:p>2 85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Алюминий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Алюминий металик медь/белый (0,5*305*610)</text:p>
          </table:table-cell>
          <table:table-cell table:style-name="ce6" office:value-type="string">
            <text:p>шт.</text:p>
          </table:table-cell>
          <table:table-cell table:style-name="ce12" office:value-type="float" office:value="300">
            <text:p>300,000р.</text:p>
          </table:table-cell>
          <table:table-cell table:style-name="ce18" office:value-type="float" office:value="5">
            <text:p>5,000</text:p>
          </table:table-cell>
          <table:table-cell table:style-name="ce24" table:formula="of:=[.C357]*[.D357]" office:value-type="float" office:value="1500">
            <text:p><text:s/>1 5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57]*[.C357]" office:value-type="float" office:value="0">
            <text:p>0,000р.</text:p>
          </table:table-cell>
          <table:table-cell table:style-name="ce32" table:formula="of:=[.D357]+[.F357]-[.H357]" office:value-type="float" office:value="5">
            <text:p>5,000</text:p>
          </table:table-cell>
          <table:table-cell table:style-name="ce36" table:formula="of:=[.J357]*[.C357]" office:value-type="float" office:value="1500">
            <text:p>1 50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Алюминий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Алюминий металик золото/белый (0,5*305*610)</text:p>
          </table:table-cell>
          <table:table-cell table:style-name="ce6" office:value-type="string">
            <text:p>шт.</text:p>
          </table:table-cell>
          <table:table-cell table:style-name="ce12" office:value-type="float" office:value="540">
            <text:p>540,000р.</text:p>
          </table:table-cell>
          <table:table-cell table:style-name="ce18" office:value-type="float" office:value="5">
            <text:p>5,000</text:p>
          </table:table-cell>
          <table:table-cell table:style-name="ce24" table:formula="of:=[.C358]*[.D358]" office:value-type="float" office:value="2700">
            <text:p><text:s/>2 7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58]*[.C358]" office:value-type="float" office:value="0">
            <text:p>0,000р.</text:p>
          </table:table-cell>
          <table:table-cell table:style-name="ce32" table:formula="of:=[.D358]+[.F358]-[.H358]" office:value-type="float" office:value="5">
            <text:p>5,000</text:p>
          </table:table-cell>
          <table:table-cell table:style-name="ce36" table:formula="of:=[.J358]*[.C358]" office:value-type="float" office:value="2700">
            <text:p>2 70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Алюминий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Алюминий металик бронза/белый (0,5*305*610)</text:p>
          </table:table-cell>
          <table:table-cell table:style-name="ce6" office:value-type="string">
            <text:p>шт.</text:p>
          </table:table-cell>
          <table:table-cell table:style-name="ce12" office:value-type="float" office:value="540">
            <text:p>540,000р.</text:p>
          </table:table-cell>
          <table:table-cell table:style-name="ce18" office:value-type="float" office:value="5">
            <text:p>5,000</text:p>
          </table:table-cell>
          <table:table-cell table:style-name="ce24" table:formula="of:=[.C359]*[.D359]" office:value-type="float" office:value="2700">
            <text:p><text:s/>2 7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59]*[.C359]" office:value-type="float" office:value="0">
            <text:p>0,000р.</text:p>
          </table:table-cell>
          <table:table-cell table:style-name="ce32" table:formula="of:=[.D359]+[.F359]-[.H359]" office:value-type="float" office:value="5">
            <text:p>5,000</text:p>
          </table:table-cell>
          <table:table-cell table:style-name="ce36" table:formula="of:=[.J359]*[.C359]" office:value-type="float" office:value="2700">
            <text:p>2 70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Алюминий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Алюминий металик хром/белый (0,5*305*610)</text:p>
          </table:table-cell>
          <table:table-cell table:style-name="ce6" office:value-type="string">
            <text:p>шт.</text:p>
          </table:table-cell>
          <table:table-cell table:style-name="ce12" office:value-type="float" office:value="540">
            <text:p>540,000р.</text:p>
          </table:table-cell>
          <table:table-cell table:style-name="ce18" office:value-type="float" office:value="5">
            <text:p>5,000</text:p>
          </table:table-cell>
          <table:table-cell table:style-name="ce24" table:formula="of:=[.C360]*[.D360]" office:value-type="float" office:value="2700">
            <text:p><text:s/>2 7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60]*[.C360]" office:value-type="float" office:value="0">
            <text:p>0,000р.</text:p>
          </table:table-cell>
          <table:table-cell table:style-name="ce32" table:formula="of:=[.D360]+[.F360]-[.H360]" office:value-type="float" office:value="5">
            <text:p>5,000</text:p>
          </table:table-cell>
          <table:table-cell table:style-name="ce36" table:formula="of:=[.J360]*[.C360]" office:value-type="float" office:value="2700">
            <text:p>2 70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Алюминий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Анод, алюминий, золото, царапан</text:p>
          </table:table-cell>
          <table:table-cell table:style-name="ce6" office:value-type="string">
            <text:p>шт.</text:p>
          </table:table-cell>
          <table:table-cell table:style-name="ce12" office:value-type="float" office:value="450">
            <text:p>450,000р.</text:p>
          </table:table-cell>
          <table:table-cell table:style-name="ce18" office:value-type="float" office:value="3">
            <text:p>3,000</text:p>
          </table:table-cell>
          <table:table-cell table:style-name="ce24" table:formula="of:=[.C361]*[.D361]" office:value-type="float" office:value="1350">
            <text:p><text:s/>1 35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61]*[.C361]" office:value-type="float" office:value="0">
            <text:p>0,000р.</text:p>
          </table:table-cell>
          <table:table-cell table:style-name="ce32" table:formula="of:=[.D361]+[.F361]-[.H361]" office:value-type="float" office:value="3">
            <text:p>3,000</text:p>
          </table:table-cell>
          <table:table-cell table:style-name="ce36" table:formula="of:=[.J361]*[.C361]" office:value-type="float" office:value="1350">
            <text:p>1 35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Алюминий</text:p>
          </table:table-cell>
          <table:table-cell table:number-columns-repeated="1011"/>
        </table:table-row>
        <table:table-row table:style-name="ro6">
          <table:table-cell table:style-name="ce4" office:value-type="string">
            <text:p>Fi, Brass (0,5*600*1220мм) глянц. Зелен. Кам./золото</text:p>
          </table:table-cell>
          <table:table-cell table:style-name="ce6" office:value-type="string">
            <text:p>шт.</text:p>
          </table:table-cell>
          <table:table-cell table:style-name="ce12" office:value-type="float" office:value="1573">
            <text:p>1 573,000р.</text:p>
          </table:table-cell>
          <table:table-cell table:style-name="ce18" office:value-type="float" office:value="0.7">
            <text:p>0,700</text:p>
          </table:table-cell>
          <table:table-cell table:style-name="ce24" table:formula="of:=[.C362]*[.D362]" office:value-type="float" office:value="1101.1">
            <text:p><text:s/>1 101,10р. </text:p>
          </table:table-cell>
          <table:table-cell table:style-name="ce31"/>
          <table:table-cell table:style-name="ce31"/>
          <table:table-cell table:style-name="ce6" office:value-type="float" office:value="0.2">
            <text:p>0,2</text:p>
          </table:table-cell>
          <table:table-cell table:style-name="ce35" table:formula="of:=[.H362]*[.C362]" office:value-type="float" office:value="314.6">
            <text:p>314,600р.</text:p>
          </table:table-cell>
          <table:table-cell table:style-name="ce32" table:formula="of:=[.D362]+[.F362]-[.H362]" office:value-type="float" office:value="0.5">
            <text:p>0,500</text:p>
          </table:table-cell>
          <table:table-cell table:style-name="ce36" table:formula="of:=[.J362]*[.C362]" office:value-type="float" office:value="786.5">
            <text:p>786,5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Fi, Brass (0,5*600*1220мм) черн глянц/золото</text:p>
          </table:table-cell>
          <table:table-cell table:style-name="ce6" office:value-type="string">
            <text:p>шт.</text:p>
          </table:table-cell>
          <table:table-cell table:style-name="ce12" office:value-type="float" office:value="1711.2">
            <text:p>1 711,2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63]*[.D363]" office:value-type="float" office:value="1711.2">
            <text:p><text:s/>1 711,2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363]*[.C363]" office:value-type="float" office:value="0">
            <text:p>0,000р.</text:p>
          </table:table-cell>
          <table:table-cell table:style-name="ce32" table:formula="of:=[.D363]+[.F363]-[.H363]" office:value-type="float" office:value="1">
            <text:p>1,000</text:p>
          </table:table-cell>
          <table:table-cell table:style-name="ce36" table:formula="of:=[.J363]*[.C363]" office:value-type="float" office:value="1711.2">
            <text:p>1 711,2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Fi, Brass (0,5*600*1220мм) черн мат/золото</text:p>
          </table:table-cell>
          <table:table-cell table:style-name="ce6" office:value-type="string">
            <text:p>шт.</text:p>
          </table:table-cell>
          <table:table-cell table:style-name="ce12" office:value-type="float" office:value="1711.2">
            <text:p>1 711,2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64]*[.D364]" office:value-type="float" office:value="3422.4">
            <text:p><text:s/>3 422,4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364]*[.C364]" office:value-type="float" office:value="0">
            <text:p>0,000р.</text:p>
          </table:table-cell>
          <table:table-cell table:style-name="ce32" table:formula="of:=[.D364]+[.F364]-[.H364]" office:value-type="float" office:value="2">
            <text:p>2,000</text:p>
          </table:table-cell>
          <table:table-cell table:style-name="ce36" table:formula="of:=[.J364]*[.C364]" office:value-type="float" office:value="3422.4">
            <text:p>3 422,4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6">
          <table:table-cell table:style-name="ce1" office:value-type="string">
            <text:p>Fi, Brass (0,5*600*1220мм) желтый/черный</text:p>
          </table:table-cell>
          <table:table-cell table:style-name="ce6" office:value-type="string">
            <text:p>шт.</text:p>
          </table:table-cell>
          <table:table-cell table:style-name="ce12" office:value-type="float" office:value="1490.4">
            <text:p>1 490,400р.</text:p>
          </table:table-cell>
          <table:table-cell table:style-name="ce18" office:value-type="float" office:value="0.7">
            <text:p>0,700</text:p>
          </table:table-cell>
          <table:table-cell table:style-name="ce24" table:formula="of:=[.C365]*[.D365]" office:value-type="float" office:value="1043.28">
            <text:p><text:s/>1 043,28р. </text:p>
          </table:table-cell>
          <table:table-cell table:style-name="ce31"/>
          <table:table-cell table:style-name="ce31"/>
          <table:table-cell table:style-name="ce6" office:value-type="float" office:value="0.05">
            <text:p>0,05</text:p>
          </table:table-cell>
          <table:table-cell table:style-name="ce35" table:formula="of:=[.H365]*[.C365]" office:value-type="float" office:value="74.52">
            <text:p>74,520р.</text:p>
          </table:table-cell>
          <table:table-cell table:style-name="ce32" table:formula="of:=[.D365]+[.F365]-[.H365]" office:value-type="float" office:value="0.65">
            <text:p>0,650</text:p>
          </table:table-cell>
          <table:table-cell table:style-name="ce36" table:formula="of:=[.J365]*[.C365]" office:value-type="float" office:value="968.76">
            <text:p>968,76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Fi, Brass (0,5*600*1220мм) красн/бел</text:p>
          </table:table-cell>
          <table:table-cell table:style-name="ce6" office:value-type="string">
            <text:p>шт.</text:p>
          </table:table-cell>
          <table:table-cell table:style-name="ce12" office:value-type="float" office:value="1711.2">
            <text:p>1 711,200р.</text:p>
          </table:table-cell>
          <table:table-cell table:style-name="ce18" office:value-type="float" office:value="0.98">
            <text:p>0,980</text:p>
          </table:table-cell>
          <table:table-cell table:style-name="ce24" table:formula="of:=[.C366]*[.D366]" office:value-type="float" office:value="1676.976">
            <text:p><text:s/>1 676,98р. </text:p>
          </table:table-cell>
          <table:table-cell table:style-name="ce31"/>
          <table:table-cell table:style-name="ce31"/>
          <table:table-cell table:style-name="ce6" office:value-type="float" office:value="0.1">
            <text:p>0,1</text:p>
          </table:table-cell>
          <table:table-cell table:style-name="ce35" table:formula="of:=[.H366]*[.C366]" office:value-type="float" office:value="171.12">
            <text:p>171,120р.</text:p>
          </table:table-cell>
          <table:table-cell table:style-name="ce32" table:formula="of:=[.D366]+[.F366]-[.H366]" office:value-type="float" office:value="0.88">
            <text:p>0,880</text:p>
          </table:table-cell>
          <table:table-cell table:style-name="ce36" table:formula="of:=[.J366]*[.C366]" office:value-type="float" office:value="1505.856">
            <text:p>1 505,86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Fi, Brass (0,5*600*1220мм) черный/бел</text:p>
          </table:table-cell>
          <table:table-cell table:style-name="ce6" office:value-type="string">
            <text:p>шт.</text:p>
          </table:table-cell>
          <table:table-cell table:style-name="ce12" office:value-type="float" office:value="1490.4">
            <text:p>1 490,400р.</text:p>
          </table:table-cell>
          <table:table-cell table:style-name="ce18" office:value-type="float" office:value="0.97">
            <text:p>0,970</text:p>
          </table:table-cell>
          <table:table-cell table:style-name="ce24" table:formula="of:=[.C367]*[.D367]" office:value-type="float" office:value="1445.688">
            <text:p><text:s/>1 445,69р. </text:p>
          </table:table-cell>
          <table:table-cell table:style-name="ce31"/>
          <table:table-cell table:style-name="ce31"/>
          <table:table-cell table:style-name="ce6"/>
          <table:table-cell table:style-name="ce35" table:formula="of:=[.H367]*[.C367]" office:value-type="float" office:value="0">
            <text:p>0,000р.</text:p>
          </table:table-cell>
          <table:table-cell table:style-name="ce32" table:formula="of:=[.D367]+[.F367]-[.H367]" office:value-type="float" office:value="0.97">
            <text:p>0,970</text:p>
          </table:table-cell>
          <table:table-cell table:style-name="ce36" table:formula="of:=[.J367]*[.C367]" office:value-type="float" office:value="1445.688">
            <text:p>1 445,69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Textures (1,5*600*1220мм) зел/бел</text:p>
          </table:table-cell>
          <table:table-cell table:style-name="ce6" office:value-type="string">
            <text:p>шт.</text:p>
          </table:table-cell>
          <table:table-cell table:style-name="ce12" office:value-type="float" office:value="1352.4">
            <text:p>1 352,4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68]*[.D368]" office:value-type="float" office:value="2704.8">
            <text:p><text:s/>2 704,8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368]*[.C368]" office:value-type="float" office:value="0">
            <text:p>0,000р.</text:p>
          </table:table-cell>
          <table:table-cell table:style-name="ce32" table:formula="of:=[.D368]+[.F368]-[.H368]" office:value-type="float" office:value="2">
            <text:p>2,000</text:p>
          </table:table-cell>
          <table:table-cell table:style-name="ce36" table:formula="of:=[.J368]*[.C368]" office:value-type="float" office:value="2704.8">
            <text:p>2 704,8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Textures (1,5*600*1220мм) бел/красн</text:p>
          </table:table-cell>
          <table:table-cell table:style-name="ce6" office:value-type="string">
            <text:p>шт.</text:p>
          </table:table-cell>
          <table:table-cell table:style-name="ce12" office:value-type="float" office:value="1228.2">
            <text:p>1 228,2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69]*[.D369]" office:value-type="float" office:value="1228.2">
            <text:p><text:s/>1 228,2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369]*[.C369]" office:value-type="float" office:value="0">
            <text:p>0,000р.</text:p>
          </table:table-cell>
          <table:table-cell table:style-name="ce32" table:formula="of:=[.D369]+[.F369]-[.H369]" office:value-type="float" office:value="1">
            <text:p>1,000</text:p>
          </table:table-cell>
          <table:table-cell table:style-name="ce36" table:formula="of:=[.J369]*[.C369]" office:value-type="float" office:value="1228.2">
            <text:p>1 228,2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Textures (1,5*600*1220мм) песочн/черн</text:p>
          </table:table-cell>
          <table:table-cell table:style-name="ce6" office:value-type="string">
            <text:p>шт.</text:p>
          </table:table-cell>
          <table:table-cell table:style-name="ce12" office:value-type="float" office:value="1352.4">
            <text:p>1 352,4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70]*[.D370]" office:value-type="float" office:value="2704.8">
            <text:p><text:s/>2 704,8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370]*[.C370]" office:value-type="float" office:value="0">
            <text:p>0,000р.</text:p>
          </table:table-cell>
          <table:table-cell table:style-name="ce32" table:formula="of:=[.D370]+[.F370]-[.H370]" office:value-type="float" office:value="2">
            <text:p>2,000</text:p>
          </table:table-cell>
          <table:table-cell table:style-name="ce36" table:formula="of:=[.J370]*[.C370]" office:value-type="float" office:value="2704.8">
            <text:p>2 704,8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Textures (1,5*600*1220мм) пепельно-сер/черн</text:p>
          </table:table-cell>
          <table:table-cell table:style-name="ce6" office:value-type="string">
            <text:p>шт.</text:p>
          </table:table-cell>
          <table:table-cell table:style-name="ce12" office:value-type="float" office:value="1352.4">
            <text:p>1 352,4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71]*[.D371]" office:value-type="float" office:value="2704.8">
            <text:p><text:s/>2 704,8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371]*[.C371]" office:value-type="float" office:value="0">
            <text:p>0,000р.</text:p>
          </table:table-cell>
          <table:table-cell table:style-name="ce32" table:formula="of:=[.D371]+[.F371]-[.H371]" office:value-type="float" office:value="2">
            <text:p>2,000</text:p>
          </table:table-cell>
          <table:table-cell table:style-name="ce36" table:formula="of:=[.J371]*[.C371]" office:value-type="float" office:value="2704.8">
            <text:p>2 704,8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Textures (1,5*600*1220мм) желт/черн</text:p>
          </table:table-cell>
          <table:table-cell table:style-name="ce6" office:value-type="string">
            <text:p>шт.</text:p>
          </table:table-cell>
          <table:table-cell table:style-name="ce12" office:value-type="float" office:value="1228.2">
            <text:p>1 228,2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72]*[.D372]" office:value-type="float" office:value="1228.2">
            <text:p><text:s/>1 228,2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372]*[.C372]" office:value-type="float" office:value="0">
            <text:p>0,000р.</text:p>
          </table:table-cell>
          <table:table-cell table:style-name="ce32" table:formula="of:=[.D372]+[.F372]-[.H372]" office:value-type="float" office:value="1">
            <text:p>1,000</text:p>
          </table:table-cell>
          <table:table-cell table:style-name="ce36" table:formula="of:=[.J372]*[.C372]" office:value-type="float" office:value="1228.2">
            <text:p>1 228,2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Textures (1,5*600*1220мм) желт/черн</text:p>
          </table:table-cell>
          <table:table-cell table:style-name="ce6" office:value-type="string">
            <text:p>шт.</text:p>
          </table:table-cell>
          <table:table-cell table:style-name="ce12" office:value-type="float" office:value="1352.4">
            <text:p>1 352,4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73]*[.D373]" office:value-type="float" office:value="1352.4">
            <text:p><text:s/>1 352,4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373]*[.C373]" office:value-type="float" office:value="0">
            <text:p>0,000р.</text:p>
          </table:table-cell>
          <table:table-cell table:style-name="ce32" table:formula="of:=[.D373]+[.F373]-[.H373]" office:value-type="float" office:value="1">
            <text:p>1,000</text:p>
          </table:table-cell>
          <table:table-cell table:style-name="ce36" table:formula="of:=[.J373]*[.C373]" office:value-type="float" office:value="1352.4">
            <text:p>1 352,4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LaserMark (1,3*600*1220мм) серебро матов/черн</text:p>
          </table:table-cell>
          <table:table-cell table:style-name="ce6" office:value-type="string">
            <text:p>шт.</text:p>
          </table:table-cell>
          <table:table-cell table:style-name="ce12" office:value-type="float" office:value="1173">
            <text:p>1 173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74]*[.D374]" office:value-type="float" office:value="2346">
            <text:p><text:s/>2 346,0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374]*[.C374]" office:value-type="float" office:value="0">
            <text:p>0,000р.</text:p>
          </table:table-cell>
          <table:table-cell table:style-name="ce32" table:formula="of:=[.D374]+[.F374]-[.H374]" office:value-type="float" office:value="2">
            <text:p>2,000</text:p>
          </table:table-cell>
          <table:table-cell table:style-name="ce36" table:formula="of:=[.J374]*[.C374]" office:value-type="float" office:value="2346">
            <text:p>2 346,0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LaserMark (1,3*600*1220мм) черн, мат/золото</text:p>
          </table:table-cell>
          <table:table-cell table:style-name="ce6" office:value-type="string">
            <text:p>шт.</text:p>
          </table:table-cell>
          <table:table-cell table:style-name="ce12" office:value-type="float" office:value="1297">
            <text:p>1 297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75]*[.D375]" office:value-type="float" office:value="2594">
            <text:p><text:s/>2 594,0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375]*[.C375]" office:value-type="float" office:value="0">
            <text:p>0,000р.</text:p>
          </table:table-cell>
          <table:table-cell table:style-name="ce32" table:formula="of:=[.D375]+[.F375]-[.H375]" office:value-type="float" office:value="2">
            <text:p>2,000</text:p>
          </table:table-cell>
          <table:table-cell table:style-name="ce36" table:formula="of:=[.J375]*[.C375]" office:value-type="float" office:value="2594">
            <text:p>2 594,0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LaserMark (1,3*600*1220мм) золото царап/черн</text:p>
          </table:table-cell>
          <table:table-cell table:style-name="ce6" office:value-type="string">
            <text:p>шт.</text:p>
          </table:table-cell>
          <table:table-cell table:style-name="ce12" office:value-type="float" office:value="1380">
            <text:p>1 38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76]*[.D376]" office:value-type="float" office:value="2760">
            <text:p><text:s/>2 760,0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376]*[.C376]" office:value-type="float" office:value="0">
            <text:p>0,000р.</text:p>
          </table:table-cell>
          <table:table-cell table:style-name="ce32" table:formula="of:=[.D376]+[.F376]-[.H376]" office:value-type="float" office:value="2">
            <text:p>2,000</text:p>
          </table:table-cell>
          <table:table-cell table:style-name="ce36" table:formula="of:=[.J376]*[.C376]" office:value-type="float" office:value="2760">
            <text:p>2 760,0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LaserMark (1,3*600*1220мм) серебро царап/черн</text:p>
          </table:table-cell>
          <table:table-cell table:style-name="ce6" office:value-type="string">
            <text:p>шт.</text:p>
          </table:table-cell>
          <table:table-cell table:style-name="ce12" office:value-type="float" office:value="1297.2">
            <text:p>1 297,2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77]*[.D377]" office:value-type="float" office:value="2594.4">
            <text:p><text:s/>2 594,4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377]*[.C377]" office:value-type="float" office:value="0">
            <text:p>0,000р.</text:p>
          </table:table-cell>
          <table:table-cell table:style-name="ce32" table:formula="of:=[.D377]+[.F377]-[.H377]" office:value-type="float" office:value="2">
            <text:p>2,000</text:p>
          </table:table-cell>
          <table:table-cell table:style-name="ce36" table:formula="of:=[.J377]*[.C377]" office:value-type="float" office:value="2594.4">
            <text:p>2 594,4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LaserMark (1,3*600*1220мм) серебро мат/черн</text:p>
          </table:table-cell>
          <table:table-cell table:style-name="ce6" office:value-type="string">
            <text:p>шт.</text:p>
          </table:table-cell>
          <table:table-cell table:style-name="ce12" office:value-type="float" office:value="1297.2">
            <text:p>1 297,2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78]*[.D378]" office:value-type="float" office:value="2594.4">
            <text:p><text:s/>2 594,4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378]*[.C378]" office:value-type="float" office:value="0">
            <text:p>0,000р.</text:p>
          </table:table-cell>
          <table:table-cell table:style-name="ce32" table:formula="of:=[.D378]+[.F378]-[.H378]" office:value-type="float" office:value="2">
            <text:p>2,000</text:p>
          </table:table-cell>
          <table:table-cell table:style-name="ce36" table:formula="of:=[.J378]*[.C378]" office:value-type="float" office:value="2594.4">
            <text:p>2 594,4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6">
          <table:table-cell table:style-name="ce1" office:value-type="string">
            <text:p>LaserMark (1,3*600*1220мм) глянц, сер.камень/черн</text:p>
          </table:table-cell>
          <table:table-cell table:style-name="ce6" office:value-type="string">
            <text:p>шт.</text:p>
          </table:table-cell>
          <table:table-cell table:style-name="ce12" office:value-type="float" office:value="1297.2">
            <text:p>1 297,2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79]*[.D379]" office:value-type="float" office:value="2594.4">
            <text:p><text:s/>2 594,4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379]*[.C379]" office:value-type="float" office:value="0">
            <text:p>0,000р.</text:p>
          </table:table-cell>
          <table:table-cell table:style-name="ce32" table:formula="of:=[.D379]+[.F379]-[.H379]" office:value-type="float" office:value="2">
            <text:p>2,000</text:p>
          </table:table-cell>
          <table:table-cell table:style-name="ce36" table:formula="of:=[.J379]*[.C379]" office:value-type="float" office:value="2594.4">
            <text:p>2 594,4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6">
          <table:table-cell table:style-name="ce1" office:value-type="string">
            <text:p>LaserMark (1,3*600*1220мм) глянц, дерево вишня/белый</text:p>
          </table:table-cell>
          <table:table-cell table:style-name="ce6" office:value-type="string">
            <text:p>шт.</text:p>
          </table:table-cell>
          <table:table-cell table:style-name="ce12" office:value-type="float" office:value="1297.2">
            <text:p>1 297,2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80]*[.D380]" office:value-type="float" office:value="2594.4">
            <text:p><text:s/>2 594,4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80]*[.C380]" office:value-type="float" office:value="0">
            <text:p>0,000р.</text:p>
          </table:table-cell>
          <table:table-cell table:style-name="ce32" table:formula="of:=[.D380]+[.F380]-[.H380]" office:value-type="float" office:value="2">
            <text:p>2,000</text:p>
          </table:table-cell>
          <table:table-cell table:style-name="ce36" table:formula="of:=[.J380]*[.C380]" office:value-type="float" office:value="2594.4">
            <text:p>2 594,4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LaserMark (1,3*600*1220мм) дерево орех/белый</text:p>
          </table:table-cell>
          <table:table-cell table:style-name="ce6" office:value-type="string">
            <text:p>шт.</text:p>
          </table:table-cell>
          <table:table-cell table:style-name="ce12" office:value-type="float" office:value="1297.2">
            <text:p>1 297,2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81]*[.D381]" office:value-type="float" office:value="2594.4">
            <text:p><text:s/>2 594,4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81]*[.C381]" office:value-type="float" office:value="0">
            <text:p>0,000р.</text:p>
          </table:table-cell>
          <table:table-cell table:style-name="ce32" table:formula="of:=[.D381]+[.F381]-[.H381]" office:value-type="float" office:value="2">
            <text:p>2,000</text:p>
          </table:table-cell>
          <table:table-cell table:style-name="ce36" table:formula="of:=[.J381]*[.C381]" office:value-type="float" office:value="2594.4">
            <text:p>2 594,4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LaserMax (1,5*600*1220мм) бордо/бел</text:p>
          </table:table-cell>
          <table:table-cell table:style-name="ce6" office:value-type="string">
            <text:p>шт.</text:p>
          </table:table-cell>
          <table:table-cell table:style-name="ce12" office:value-type="float" office:value="1380">
            <text:p>1 38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82]*[.D382]" office:value-type="float" office:value="2760">
            <text:p><text:s/>2 76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82]*[.C382]" office:value-type="float" office:value="0">
            <text:p>0,000р.</text:p>
          </table:table-cell>
          <table:table-cell table:style-name="ce32" table:formula="of:=[.D382]+[.F382]-[.H382]" office:value-type="float" office:value="2">
            <text:p>2,000</text:p>
          </table:table-cell>
          <table:table-cell table:style-name="ce36" table:formula="of:=[.J382]*[.C382]" office:value-type="float" office:value="2760">
            <text:p>2 760,0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LaserMax (1,5*600*1220мм) оранж/бел</text:p>
          </table:table-cell>
          <table:table-cell table:style-name="ce6" office:value-type="string">
            <text:p>шт.</text:p>
          </table:table-cell>
          <table:table-cell table:style-name="ce12" office:value-type="float" office:value="1380">
            <text:p>1 38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83]*[.D383]" office:value-type="float" office:value="1380">
            <text:p><text:s/>1 38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83]*[.C383]" office:value-type="float" office:value="0">
            <text:p>0,000р.</text:p>
          </table:table-cell>
          <table:table-cell table:style-name="ce32" table:formula="of:=[.D383]+[.F383]-[.H383]" office:value-type="float" office:value="1">
            <text:p>1,000</text:p>
          </table:table-cell>
          <table:table-cell table:style-name="ce36" table:formula="of:=[.J383]*[.C383]" office:value-type="float" office:value="1380">
            <text:p>1 380,0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OutMetals (2,4*600*1220мм) серебро царап/черн</text:p>
          </table:table-cell>
          <table:table-cell table:style-name="ce6" office:value-type="string">
            <text:p>шт.</text:p>
          </table:table-cell>
          <table:table-cell table:style-name="ce12" office:value-type="float" office:value="1656">
            <text:p>1 656,000р.</text:p>
          </table:table-cell>
          <table:table-cell table:style-name="ce18" office:value-type="float" office:value="3">
            <text:p>3,000</text:p>
          </table:table-cell>
          <table:table-cell table:style-name="ce24" table:formula="of:=[.C384]*[.D384]" office:value-type="float" office:value="4968">
            <text:p><text:s/>4 968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84]*[.C384]" office:value-type="float" office:value="0">
            <text:p>0,000р.</text:p>
          </table:table-cell>
          <table:table-cell table:style-name="ce32" table:formula="of:=[.D384]+[.F384]-[.H384]" office:value-type="float" office:value="3">
            <text:p>3,000</text:p>
          </table:table-cell>
          <table:table-cell table:style-name="ce36" table:formula="of:=[.J384]*[.C384]" office:value-type="float" office:value="4968">
            <text:p>4 968,0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Metalgrapf+ (1,6*610*1220мм) золото царап/черн</text:p>
          </table:table-cell>
          <table:table-cell table:style-name="ce6" office:value-type="string">
            <text:p>шт.</text:p>
          </table:table-cell>
          <table:table-cell table:style-name="ce12" office:value-type="float" office:value="1173">
            <text:p>1 173,000р.</text:p>
          </table:table-cell>
          <table:table-cell table:style-name="ce18" office:value-type="float" office:value="4">
            <text:p>4,000</text:p>
          </table:table-cell>
          <table:table-cell table:style-name="ce24" table:formula="of:=[.C385]*[.D385]" office:value-type="float" office:value="4692">
            <text:p><text:s/>4 692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85]*[.C385]" office:value-type="float" office:value="0">
            <text:p>0,000р.</text:p>
          </table:table-cell>
          <table:table-cell table:style-name="ce32" table:formula="of:=[.D385]+[.F385]-[.H385]" office:value-type="float" office:value="4">
            <text:p>4,000</text:p>
          </table:table-cell>
          <table:table-cell table:style-name="ce36" table:formula="of:=[.J385]*[.C385]" office:value-type="float" office:value="4692">
            <text:p>4 692,0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Metalgrapf+ (1,6*610*1220мм) золото царап/красн</text:p>
          </table:table-cell>
          <table:table-cell table:style-name="ce6" office:value-type="string">
            <text:p>шт.</text:p>
          </table:table-cell>
          <table:table-cell table:style-name="ce12" office:value-type="float" office:value="1173">
            <text:p>1 173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86]*[.D386]" office:value-type="float" office:value="1173">
            <text:p><text:s/>1 173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86]*[.C386]" office:value-type="float" office:value="0">
            <text:p>0,000р.</text:p>
          </table:table-cell>
          <table:table-cell table:style-name="ce32" table:formula="of:=[.D386]+[.F386]-[.H386]" office:value-type="float" office:value="1">
            <text:p>1,000</text:p>
          </table:table-cell>
          <table:table-cell table:style-name="ce36" table:formula="of:=[.J386]*[.C386]" office:value-type="float" office:value="1173">
            <text:p>1 173,0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Metalgrapf+ (1,6*610*1220мм) золото царап/синий</text:p>
          </table:table-cell>
          <table:table-cell table:style-name="ce6" office:value-type="string">
            <text:p>шт.</text:p>
          </table:table-cell>
          <table:table-cell table:style-name="ce12" office:value-type="float" office:value="1173">
            <text:p>1 173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87]*[.D387]" office:value-type="float" office:value="1173">
            <text:p><text:s/>1 173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87]*[.C387]" office:value-type="float" office:value="0">
            <text:p>0,000р.</text:p>
          </table:table-cell>
          <table:table-cell table:style-name="ce32" table:formula="of:=[.D387]+[.F387]-[.H387]" office:value-type="float" office:value="1">
            <text:p>1,000</text:p>
          </table:table-cell>
          <table:table-cell table:style-name="ce36" table:formula="of:=[.J387]*[.C387]" office:value-type="float" office:value="1173">
            <text:p>1 173,0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Metalgrapf+ (1,6*610*1220мм) сталь царап/черн</text:p>
          </table:table-cell>
          <table:table-cell table:style-name="ce6" office:value-type="string">
            <text:p>шт.</text:p>
          </table:table-cell>
          <table:table-cell table:style-name="ce12" office:value-type="float" office:value="2208">
            <text:p>2 208,000р.</text:p>
          </table:table-cell>
          <table:table-cell table:style-name="ce18" office:value-type="float" office:value="4">
            <text:p>4,000</text:p>
          </table:table-cell>
          <table:table-cell table:style-name="ce24" table:formula="of:=[.C388]*[.D388]" office:value-type="float" office:value="8832">
            <text:p><text:s/>8 832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88]*[.C388]" office:value-type="float" office:value="0">
            <text:p>0,000р.</text:p>
          </table:table-cell>
          <table:table-cell table:style-name="ce32" table:formula="of:=[.D388]+[.F388]-[.H388]" office:value-type="float" office:value="4">
            <text:p>4,000</text:p>
          </table:table-cell>
          <table:table-cell table:style-name="ce36" table:formula="of:=[.J388]*[.C388]" office:value-type="float" office:value="8832">
            <text:p>8 832,0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Книжная полка</text:p>
          </table:table-cell>
          <table:table-cell table:style-name="ce6" office:value-type="string">
            <text:p>шт.</text:p>
          </table:table-cell>
          <table:table-cell table:style-name="ce12" office:value-type="float" office:value="750">
            <text:p>750,000р.</text:p>
          </table:table-cell>
          <table:table-cell table:style-name="ce18" office:value-type="float" office:value="6">
            <text:p>6,000</text:p>
          </table:table-cell>
          <table:table-cell table:style-name="ce24" table:formula="of:=[.C389]*[.D389]" office:value-type="float" office:value="4500">
            <text:p><text:s/>4 5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89]*[.C389]" office:value-type="float" office:value="0">
            <text:p>0,000р.</text:p>
          </table:table-cell>
          <table:table-cell table:style-name="ce32" table:formula="of:=[.D389]+[.F389]-[.H389]" office:value-type="float" office:value="6">
            <text:p>6,000</text:p>
          </table:table-cell>
          <table:table-cell table:style-name="ce36" table:formula="of:=[.J389]*[.C389]" office:value-type="float" office:value="4500">
            <text:p>4 50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Подвеска зеркала (арт.-001р)</text:p>
          </table:table-cell>
          <table:table-cell table:style-name="ce6" office:value-type="string">
            <text:p>шт.</text:p>
          </table:table-cell>
          <table:table-cell table:style-name="ce12" office:value-type="float" office:value="5">
            <text:p>5,000р.</text:p>
          </table:table-cell>
          <table:table-cell table:style-name="ce18" office:value-type="float" office:value="66">
            <text:p>66,000</text:p>
          </table:table-cell>
          <table:table-cell table:style-name="ce24" table:formula="of:=[.C390]*[.D390]" office:value-type="float" office:value="330">
            <text:p><text:s/>33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90]*[.C390]" office:value-type="float" office:value="0">
            <text:p>0,000р.</text:p>
          </table:table-cell>
          <table:table-cell table:style-name="ce32" table:formula="of:=[.D390]+[.F390]-[.H390]" office:value-type="float" office:value="66">
            <text:p>66,000</text:p>
          </table:table-cell>
          <table:table-cell table:style-name="ce36" table:formula="of:=[.J390]*[.C390]" office:value-type="float" office:value="330">
            <text:p>33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Полкодержатель (арт.-002м)</text:p>
          </table:table-cell>
          <table:table-cell table:style-name="ce6" office:value-type="string">
            <text:p>шт.</text:p>
          </table:table-cell>
          <table:table-cell table:style-name="ce12" office:value-type="float" office:value="16">
            <text:p>16,000р.</text:p>
          </table:table-cell>
          <table:table-cell table:style-name="ce18" office:value-type="float" office:value="25">
            <text:p>25,000</text:p>
          </table:table-cell>
          <table:table-cell table:style-name="ce24" table:formula="of:=[.C391]*[.D391]" office:value-type="float" office:value="400">
            <text:p><text:s/>4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91]*[.C391]" office:value-type="float" office:value="0">
            <text:p>0,000р.</text:p>
          </table:table-cell>
          <table:table-cell table:style-name="ce32" table:formula="of:=[.D391]+[.F391]-[.H391]" office:value-type="float" office:value="25">
            <text:p>25,000</text:p>
          </table:table-cell>
          <table:table-cell table:style-name="ce36" table:formula="of:=[.J391]*[.C391]" office:value-type="float" office:value="400">
            <text:p>40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Шпиндели для фрезерного станка</text:p>
          </table:table-cell>
          <table:table-cell table:style-name="ce6" office:value-type="string">
            <text:p>шт.</text:p>
          </table:table-cell>
          <table:table-cell table:style-name="ce12" office:value-type="float" office:value="22897.58">
            <text:p>22 897,580р.</text:p>
          </table:table-cell>
          <table:table-cell table:style-name="ce18" office:value-type="float" office:value="2">
            <text:p>2,000</text:p>
          </table:table-cell>
          <table:table-cell table:style-name="ce24" table:formula="of:=[.C392]*[.D392]" office:value-type="float" office:value="45795.16">
            <text:p><text:s/>45 795,16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92]*[.C392]" office:value-type="float" office:value="0">
            <text:p>0,000р.</text:p>
          </table:table-cell>
          <table:table-cell table:style-name="ce32" table:formula="of:=[.D392]+[.F392]-[.H392]" office:value-type="float" office:value="2">
            <text:p>2,000</text:p>
          </table:table-cell>
          <table:table-cell table:style-name="ce36" table:formula="of:=[.J392]*[.C392]" office:value-type="float" office:value="45795.16">
            <text:p>45 795,16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Пластина 95*95 арт.-р031 (крашеные)</text:p>
          </table:table-cell>
          <table:table-cell table:style-name="ce6" office:value-type="string">
            <text:p>шт.</text:p>
          </table:table-cell>
          <table:table-cell table:style-name="ce12" office:value-type="float" office:value="6">
            <text:p>6,000р.</text:p>
          </table:table-cell>
          <table:table-cell table:style-name="ce18" office:value-type="float" office:value="82">
            <text:p>82,000</text:p>
          </table:table-cell>
          <table:table-cell table:style-name="ce24" table:formula="of:=[.C393]*[.D393]" office:value-type="float" office:value="492">
            <text:p><text:s/>492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93]*[.C393]" office:value-type="float" office:value="0">
            <text:p>0,000р.</text:p>
          </table:table-cell>
          <table:table-cell table:style-name="ce32" table:formula="of:=[.D393]+[.F393]-[.H393]" office:value-type="float" office:value="82">
            <text:p>82,000</text:p>
          </table:table-cell>
          <table:table-cell table:style-name="ce36" table:formula="of:=[.J393]*[.C393]" office:value-type="float" office:value="492">
            <text:p>492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7">
          <table:table-cell table:style-name="ce1" office:value-type="string">
            <text:p>Креплен.зеркала к стене через отверст "конус" арт.-v-022 хром</text:p>
          </table:table-cell>
          <table:table-cell table:style-name="ce6" office:value-type="string">
            <text:p>шт.</text:p>
          </table:table-cell>
          <table:table-cell table:style-name="ce12" office:value-type="float" office:value="5">
            <text:p>5,000р.</text:p>
          </table:table-cell>
          <table:table-cell table:style-name="ce18" office:value-type="float" office:value="376">
            <text:p>376,000</text:p>
          </table:table-cell>
          <table:table-cell table:style-name="ce24" table:formula="of:=[.C394]*[.D394]" office:value-type="float" office:value="1880">
            <text:p><text:s/>1 88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94]*[.C394]" office:value-type="float" office:value="0">
            <text:p>0,000р.</text:p>
          </table:table-cell>
          <table:table-cell table:style-name="ce32" table:formula="of:=[.D394]+[.F394]-[.H394]" office:value-type="float" office:value="376">
            <text:p>376,000</text:p>
          </table:table-cell>
          <table:table-cell table:style-name="ce36" table:formula="of:=[.J394]*[.C394]" office:value-type="float" office:value="1880">
            <text:p>1 88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Пленка защитная для зеркал 500мм*200мм</text:p>
          </table:table-cell>
          <table:table-cell table:style-name="ce6" office:value-type="string">
            <text:p>шт.</text:p>
          </table:table-cell>
          <table:table-cell table:style-name="ce12" office:value-type="float" office:value="1300">
            <text:p>1 3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395]*[.D395]" office:value-type="float" office:value="1300">
            <text:p><text:s/>1 3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95]*[.C395]" office:value-type="float" office:value="0">
            <text:p>0,000р.</text:p>
          </table:table-cell>
          <table:table-cell table:style-name="ce32" table:formula="of:=[.D395]+[.F395]-[.H395]" office:value-type="float" office:value="1">
            <text:p>1,000</text:p>
          </table:table-cell>
          <table:table-cell table:style-name="ce36" table:formula="of:=[.J395]*[.C395]" office:value-type="float" office:value="1300">
            <text:p>1 30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енка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Борт-форма квадрат П*120 (с метал. Столбиком)</text:p>
          </table:table-cell>
          <table:table-cell table:style-name="ce6" office:value-type="string">
            <text:p>шт.</text:p>
          </table:table-cell>
          <table:table-cell table:style-name="ce12" office:value-type="float" office:value="55">
            <text:p>55,000р.</text:p>
          </table:table-cell>
          <table:table-cell table:style-name="ce18" office:value-type="float" office:value="7">
            <text:p>7,000</text:p>
          </table:table-cell>
          <table:table-cell table:style-name="ce24" table:formula="of:=[.C396]*[.D396]" office:value-type="float" office:value="385">
            <text:p><text:s/>38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96]*[.C396]" office:value-type="float" office:value="0">
            <text:p>0,000р.</text:p>
          </table:table-cell>
          <table:table-cell table:style-name="ce32" table:formula="of:=[.D396]+[.F396]-[.H396]" office:value-type="float" office:value="7">
            <text:p>7,000</text:p>
          </table:table-cell>
          <table:table-cell table:style-name="ce36" table:formula="of:=[.J396]*[.C396]" office:value-type="float" office:value="385">
            <text:p>385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борт-форма "Сектор" х 200мм</text:p>
          </table:table-cell>
          <table:table-cell table:style-name="ce6" office:value-type="string">
            <text:p>шт.</text:p>
          </table:table-cell>
          <table:table-cell table:style-name="ce12" office:value-type="float" office:value="35">
            <text:p>35,000р.</text:p>
          </table:table-cell>
          <table:table-cell table:style-name="ce18" office:value-type="float" office:value="13">
            <text:p>13,000</text:p>
          </table:table-cell>
          <table:table-cell table:style-name="ce24" table:formula="of:=[.C397]*[.D397]" office:value-type="float" office:value="455">
            <text:p><text:s/>45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97]*[.C397]" office:value-type="float" office:value="0">
            <text:p>0,000р.</text:p>
          </table:table-cell>
          <table:table-cell table:style-name="ce32" table:formula="of:=[.D397]+[.F397]-[.H397]" office:value-type="float" office:value="13">
            <text:p>13,000</text:p>
          </table:table-cell>
          <table:table-cell table:style-name="ce36" table:formula="of:=[.J397]*[.C397]" office:value-type="float" office:value="455">
            <text:p>455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Борт-форма П-образная 600мм</text:p>
          </table:table-cell>
          <table:table-cell table:style-name="ce6" office:value-type="string">
            <text:p>шт.</text:p>
          </table:table-cell>
          <table:table-cell table:style-name="ce12" office:value-type="float" office:value="73">
            <text:p>73,000р.</text:p>
          </table:table-cell>
          <table:table-cell table:style-name="ce18" office:value-type="float" office:value="5">
            <text:p>5,000</text:p>
          </table:table-cell>
          <table:table-cell table:style-name="ce24" table:formula="of:=[.C398]*[.D398]" office:value-type="float" office:value="365">
            <text:p><text:s/>36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98]*[.C398]" office:value-type="float" office:value="0">
            <text:p>0,000р.</text:p>
          </table:table-cell>
          <table:table-cell table:style-name="ce32" table:formula="of:=[.D398]+[.F398]-[.H398]" office:value-type="float" office:value="5">
            <text:p>5,000</text:p>
          </table:table-cell>
          <table:table-cell table:style-name="ce36" table:formula="of:=[.J398]*[.C398]" office:value-type="float" office:value="365">
            <text:p>365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Борт-форма П-образная 400мм</text:p>
          </table:table-cell>
          <table:table-cell table:style-name="ce6" office:value-type="string">
            <text:p>шт.</text:p>
          </table:table-cell>
          <table:table-cell table:style-name="ce12" office:value-type="float" office:value="65">
            <text:p>65,000р.</text:p>
          </table:table-cell>
          <table:table-cell table:style-name="ce18" office:value-type="float" office:value="23">
            <text:p>23,000</text:p>
          </table:table-cell>
          <table:table-cell table:style-name="ce24" table:formula="of:=[.C399]*[.D399]" office:value-type="float" office:value="1495">
            <text:p><text:s/>1 49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399]*[.C399]" office:value-type="float" office:value="0">
            <text:p>0,000р.</text:p>
          </table:table-cell>
          <table:table-cell table:style-name="ce32" table:formula="of:=[.D399]+[.F399]-[.H399]" office:value-type="float" office:value="23">
            <text:p>23,000</text:p>
          </table:table-cell>
          <table:table-cell table:style-name="ce36" table:formula="of:=[.J399]*[.C399]" office:value-type="float" office:value="1495">
            <text:p>1 495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борт-форма полукруг 600мм</text:p>
          </table:table-cell>
          <table:table-cell table:style-name="ce6" office:value-type="string">
            <text:p>шт.</text:p>
          </table:table-cell>
          <table:table-cell table:style-name="ce12" office:value-type="float" office:value="75">
            <text:p>75,000р.</text:p>
          </table:table-cell>
          <table:table-cell table:style-name="ce18" office:value-type="float" office:value="7">
            <text:p>7,000</text:p>
          </table:table-cell>
          <table:table-cell table:style-name="ce24" table:formula="of:=[.C400]*[.D400]" office:value-type="float" office:value="525">
            <text:p><text:s/>52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00]*[.C400]" office:value-type="float" office:value="0">
            <text:p>0,000р.</text:p>
          </table:table-cell>
          <table:table-cell table:style-name="ce32" table:formula="of:=[.D400]+[.F400]-[.H400]" office:value-type="float" office:value="7">
            <text:p>7,000</text:p>
          </table:table-cell>
          <table:table-cell table:style-name="ce36" table:formula="of:=[.J400]*[.C400]" office:value-type="float" office:value="525">
            <text:p>525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борт-форма полукруг 500мм</text:p>
          </table:table-cell>
          <table:table-cell table:style-name="ce6" office:value-type="string">
            <text:p>шт.</text:p>
          </table:table-cell>
          <table:table-cell table:style-name="ce12" office:value-type="float" office:value="70">
            <text:p>70,000р.</text:p>
          </table:table-cell>
          <table:table-cell table:style-name="ce18" office:value-type="float" office:value="26">
            <text:p>26,000</text:p>
          </table:table-cell>
          <table:table-cell table:style-name="ce24" table:formula="of:=[.C401]*[.D401]" office:value-type="float" office:value="1820">
            <text:p><text:s/>1 820,0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401]*[.C401]" office:value-type="float" office:value="0">
            <text:p>0,000р.</text:p>
          </table:table-cell>
          <table:table-cell table:style-name="ce32" table:formula="of:=[.D401]+[.F401]-[.H401]" office:value-type="float" office:value="26">
            <text:p>26,000</text:p>
          </table:table-cell>
          <table:table-cell table:style-name="ce36" table:formula="of:=[.J401]*[.C401]" office:value-type="float" office:value="1820">
            <text:p>1 82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Пылесос Makita 440 (ЛКГ-2)</text:p>
          </table:table-cell>
          <table:table-cell table:style-name="ce6" office:value-type="string">
            <text:p>шт.</text:p>
          </table:table-cell>
          <table:table-cell table:style-name="ce12" office:value-type="float" office:value="9699.3">
            <text:p>9 699,3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402]*[.D402]" office:value-type="float" office:value="9699.3">
            <text:p><text:s/>9 699,3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402]*[.C402]" office:value-type="float" office:value="0">
            <text:p>0,000р.</text:p>
          </table:table-cell>
          <table:table-cell table:style-name="ce32" table:formula="of:=[.D402]+[.F402]-[.H402]" office:value-type="float" office:value="1">
            <text:p>1,000</text:p>
          </table:table-cell>
          <table:table-cell table:style-name="ce36" table:formula="of:=[.J402]*[.C402]" office:value-type="float" office:value="9699.3">
            <text:p>9 699,3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Сверло D100 (и) 1/2"</text:p>
          </table:table-cell>
          <table:table-cell table:style-name="ce6" office:value-type="string">
            <text:p>шт.</text:p>
          </table:table-cell>
          <table:table-cell table:style-name="ce11" office:value-type="float" office:value="6250">
            <text:p>6 250,000р.</text:p>
          </table:table-cell>
          <table:table-cell table:style-name="ce18" office:value-type="float" office:value="1">
            <text:p>1,000</text:p>
          </table:table-cell>
          <table:table-cell table:style-name="ce27" table:formula="of:=[.C403]*[.D403]" office:value-type="float" office:value="6250">
            <text:p><text:s/>6 250,0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403]*[.C403]" office:value-type="float" office:value="0">
            <text:p>0,000р.</text:p>
          </table:table-cell>
          <table:table-cell table:style-name="ce32" table:formula="of:=[.D403]+[.F403]-[.H403]" office:value-type="float" office:value="1">
            <text:p>1,000</text:p>
          </table:table-cell>
          <table:table-cell table:style-name="ce36" table:formula="of:=[.J403]*[.C403]" office:value-type="float" office:value="6250">
            <text:p>6 25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Сверло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Станок ALBA 9-325A</text:p>
          </table:table-cell>
          <table:table-cell table:style-name="ce6" office:value-type="string">
            <text:p>шт.</text:p>
          </table:table-cell>
          <table:table-cell table:style-name="ce11" office:value-type="float" office:value="552647.2">
            <text:p>552 647,200р.</text:p>
          </table:table-cell>
          <table:table-cell table:style-name="ce18" office:value-type="float" office:value="1">
            <text:p>1,000</text:p>
          </table:table-cell>
          <table:table-cell table:style-name="ce27" table:formula="of:=[.C404]*[.D404]" office:value-type="float" office:value="552647.2">
            <text:p><text:s/>552 647,2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404]*[.C404]" office:value-type="float" office:value="0">
            <text:p>0,000р.</text:p>
          </table:table-cell>
          <table:table-cell table:style-name="ce32" table:formula="of:=[.D404]+[.F404]-[.H404]" office:value-type="float" office:value="1">
            <text:p>1,000</text:p>
          </table:table-cell>
          <table:table-cell table:style-name="ce36" table:formula="of:=[.J404]*[.C404]" office:value-type="float" office:value="552647.2">
            <text:p>552 647,20р.</text:p>
          </table:table-cell>
          <table:table-cell table:style-name="ce7" office:value-type="string">
            <text:p>Станки</text:p>
          </table:table-cell>
          <table:table-cell table:style-name="ce7"/>
          <table:table-cell table:number-columns-repeated="1011"/>
        </table:table-row>
        <table:table-row table:style-name="ro7">
          <table:table-cell table:style-name="ce1" office:value-type="string">
            <text:p>Полноцветный копир GESTETNER 2706 неработающий</text:p>
          </table:table-cell>
          <table:table-cell table:style-name="ce6" office:value-type="string">
            <text:p>шт.</text:p>
          </table:table-cell>
          <table:table-cell table:style-name="ce15" office:value-type="float" office:value="250000">
            <text:p>250 000,000р.</text:p>
          </table:table-cell>
          <table:table-cell table:style-name="ce18" office:value-type="float" office:value="1">
            <text:p>1,000</text:p>
          </table:table-cell>
          <table:table-cell table:style-name="ce27" table:formula="of:=[.C405]*[.D405]" office:value-type="float" office:value="250000">
            <text:p><text:s/>250 000,0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405]*[.C405]" office:value-type="float" office:value="0">
            <text:p>0,000р.</text:p>
          </table:table-cell>
          <table:table-cell table:style-name="ce32" table:formula="of:=[.D405]+[.F405]-[.H405]" office:value-type="float" office:value="1">
            <text:p>1,000</text:p>
          </table:table-cell>
          <table:table-cell table:style-name="ce36" table:formula="of:=[.J405]*[.C405]" office:value-type="float" office:value="250000">
            <text:p>250 000,00р.</text:p>
          </table:table-cell>
          <table:table-cell table:style-name="ce7" office:value-type="string">
            <text:p>Программно-упр. и ЧПУ устройства</text:p>
          </table:table-cell>
          <table:table-cell table:style-name="ce7"/>
          <table:table-cell table:number-columns-repeated="1011"/>
        </table:table-row>
        <table:table-row table:style-name="ro6">
          <table:table-cell table:style-name="ce1" office:value-type="string">
            <text:p>Кронштейн крепления зеркала к стене (арт.-S014) хром</text:p>
          </table:table-cell>
          <table:table-cell table:style-name="ce6" office:value-type="string">
            <text:p>шт.</text:p>
          </table:table-cell>
          <table:table-cell table:style-name="ce11" office:value-type="float" office:value="11.5">
            <text:p>11,500р.</text:p>
          </table:table-cell>
          <table:table-cell table:style-name="ce18" office:value-type="float" office:value="191">
            <text:p>191,000</text:p>
          </table:table-cell>
          <table:table-cell table:style-name="ce27" table:formula="of:=[.C406]*[.D406]" office:value-type="float" office:value="2196.5">
            <text:p><text:s/>2 196,5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406]*[.C406]" office:value-type="float" office:value="0">
            <text:p>0,000р.</text:p>
          </table:table-cell>
          <table:table-cell table:style-name="ce32" table:formula="of:=[.D406]+[.F406]-[.H406]" office:value-type="float" office:value="191">
            <text:p>191,000</text:p>
          </table:table-cell>
          <table:table-cell table:style-name="ce36" table:formula="of:=[.J406]*[.C406]" office:value-type="float" office:value="2196.5">
            <text:p>2 196,5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6">
          <table:table-cell table:style-name="ce1" office:value-type="string">
            <text:p>Кронштейн крепления полки к стене (арт.-К011) хром</text:p>
          </table:table-cell>
          <table:table-cell table:style-name="ce6" office:value-type="string">
            <text:p>шт.</text:p>
          </table:table-cell>
          <table:table-cell table:style-name="ce11" office:value-type="float" office:value="18">
            <text:p>18,000р.</text:p>
          </table:table-cell>
          <table:table-cell table:style-name="ce18" office:value-type="float" office:value="72">
            <text:p>72,000</text:p>
          </table:table-cell>
          <table:table-cell table:style-name="ce27" table:formula="of:=[.C407]*[.D407]" office:value-type="float" office:value="1296">
            <text:p><text:s/>1 296,00р. </text:p>
          </table:table-cell>
          <table:table-cell table:style-name="ce31"/>
          <table:table-cell table:style-name="ce31"/>
          <table:table-cell table:style-name="ce6" office:value-type="float" office:value="20">
            <text:p>20</text:p>
          </table:table-cell>
          <table:table-cell table:style-name="ce35" table:formula="of:=[.H407]*[.C407]" office:value-type="float" office:value="360">
            <text:p>360,000р.</text:p>
          </table:table-cell>
          <table:table-cell table:style-name="ce32" table:formula="of:=[.D407]+[.F407]-[.H407]" office:value-type="float" office:value="52">
            <text:p>52,000</text:p>
          </table:table-cell>
          <table:table-cell table:style-name="ce36" table:formula="of:=[.J407]*[.C407]" office:value-type="float" office:value="936">
            <text:p>936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Линейка для стекла с присоской</text:p>
          </table:table-cell>
          <table:table-cell table:style-name="ce6" office:value-type="string">
            <text:p>шт.</text:p>
          </table:table-cell>
          <table:table-cell table:style-name="ce11" office:value-type="float" office:value="1100">
            <text:p>1 100,000р.</text:p>
          </table:table-cell>
          <table:table-cell table:style-name="ce18" office:value-type="float" office:value="1">
            <text:p>1,000</text:p>
          </table:table-cell>
          <table:table-cell table:style-name="ce27" table:formula="of:=[.C408]*[.D408]" office:value-type="float" office:value="1100">
            <text:p><text:s/>1 100,0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408]*[.C408]" office:value-type="float" office:value="0">
            <text:p>0,000р.</text:p>
          </table:table-cell>
          <table:table-cell table:style-name="ce32" table:formula="of:=[.D408]+[.F408]-[.H408]" office:value-type="float" office:value="1">
            <text:p>1,000</text:p>
          </table:table-cell>
          <table:table-cell table:style-name="ce36" table:formula="of:=[.J408]*[.C408]" office:value-type="float" office:value="1100">
            <text:p>1 10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Быстрорез с запасной головкой</text:p>
          </table:table-cell>
          <table:table-cell table:style-name="ce6" office:value-type="string">
            <text:p>шт.</text:p>
          </table:table-cell>
          <table:table-cell table:style-name="ce11" office:value-type="float" office:value="6000">
            <text:p>6 000,000р.</text:p>
          </table:table-cell>
          <table:table-cell table:style-name="ce18" office:value-type="float" office:value="1">
            <text:p>1,000</text:p>
          </table:table-cell>
          <table:table-cell table:style-name="ce27" table:formula="of:=[.C409]*[.D409]" office:value-type="float" office:value="6000">
            <text:p><text:s/>6 000,0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409]*[.C409]" office:value-type="float" office:value="0">
            <text:p>0,000р.</text:p>
          </table:table-cell>
          <table:table-cell table:style-name="ce32" table:formula="of:=[.D409]+[.F409]-[.H409]" office:value-type="float" office:value="1">
            <text:p>1,000</text:p>
          </table:table-cell>
          <table:table-cell table:style-name="ce36" table:formula="of:=[.J409]*[.C409]" office:value-type="float" office:value="6000">
            <text:p>6 00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Мастер-плёнка DUPLO 650L A3 DUP90103</text:p>
          </table:table-cell>
          <table:table-cell table:style-name="ce6" office:value-type="string">
            <text:p>шт.</text:p>
          </table:table-cell>
          <table:table-cell table:style-name="ce12" office:value-type="float" office:value="4095">
            <text:p>4 095,000р.</text:p>
          </table:table-cell>
          <table:table-cell table:style-name="ce18" office:value-type="float" office:value="2">
            <text:p>2,000</text:p>
          </table:table-cell>
          <table:table-cell table:style-name="ce27" table:formula="of:=[.C410]*[.D410]" office:value-type="float" office:value="8190">
            <text:p><text:s/>8 190,00р. </text:p>
          </table:table-cell>
          <table:table-cell table:style-name="ce31"/>
          <table:table-cell table:style-name="ce31"/>
          <table:table-cell table:style-name="ce6" office:value-type="float" office:value="1">
            <text:p>1</text:p>
          </table:table-cell>
          <table:table-cell table:style-name="ce35" table:formula="of:=[.H410]*[.C410]" office:value-type="float" office:value="4095">
            <text:p>4 095,000р.</text:p>
          </table:table-cell>
          <table:table-cell table:style-name="ce32" table:formula="of:=[.D410]+[.F410]-[.H410]" office:value-type="float" office:value="1">
            <text:p>1,000</text:p>
          </table:table-cell>
          <table:table-cell table:style-name="ce36" table:formula="of:=[.J410]*[.C410]" office:value-type="float" office:value="4095">
            <text:p>4 095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енка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Комплект ножек (4 штуки)</text:p>
          </table:table-cell>
          <table:table-cell table:style-name="ce6" office:value-type="string">
            <text:p>шт.</text:p>
          </table:table-cell>
          <table:table-cell table:style-name="ce12" office:value-type="float" office:value="2800">
            <text:p>2 800,000р.</text:p>
          </table:table-cell>
          <table:table-cell table:style-name="ce18" office:value-type="float" office:value="1">
            <text:p>1,000</text:p>
          </table:table-cell>
          <table:table-cell table:style-name="ce27" table:formula="of:=[.C411]*[.D411]" office:value-type="float" office:value="2800">
            <text:p><text:s/>2 800,0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411]*[.C411]" office:value-type="float" office:value="0">
            <text:p>0,000р.</text:p>
          </table:table-cell>
          <table:table-cell table:style-name="ce32" table:formula="of:=[.D411]+[.F411]-[.H411]" office:value-type="float" office:value="1">
            <text:p>1,000</text:p>
          </table:table-cell>
          <table:table-cell table:style-name="ce36" table:formula="of:=[.J411]*[.C411]" office:value-type="float" office:value="2800">
            <text:p>2 80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Комплект ножек (4 штуки)</text:p>
          </table:table-cell>
          <table:table-cell table:style-name="ce6" office:value-type="string">
            <text:p>шт.</text:p>
          </table:table-cell>
          <table:table-cell table:style-name="ce12" office:value-type="float" office:value="1400">
            <text:p>1 400,000р.</text:p>
          </table:table-cell>
          <table:table-cell table:style-name="ce18" office:value-type="float" office:value="1">
            <text:p>1,000</text:p>
          </table:table-cell>
          <table:table-cell table:style-name="ce27" table:formula="of:=[.C412]*[.D412]" office:value-type="float" office:value="1400">
            <text:p><text:s/>1 400,0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412]*[.C412]" office:value-type="float" office:value="0">
            <text:p>0,000р.</text:p>
          </table:table-cell>
          <table:table-cell table:style-name="ce32" table:formula="of:=[.D412]+[.F412]-[.H412]" office:value-type="float" office:value="1">
            <text:p>1,000</text:p>
          </table:table-cell>
          <table:table-cell table:style-name="ce36" table:formula="of:=[.J412]*[.C412]" office:value-type="float" office:value="1400">
            <text:p>1 40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Сверло Ф 52</text:p>
          </table:table-cell>
          <table:table-cell table:style-name="ce6" office:value-type="string">
            <text:p>шт.</text:p>
          </table:table-cell>
          <table:table-cell table:style-name="ce11" office:value-type="float" office:value="1640">
            <text:p>1 640,000р.</text:p>
          </table:table-cell>
          <table:table-cell table:style-name="ce18" office:value-type="float" office:value="1">
            <text:p>1,000</text:p>
          </table:table-cell>
          <table:table-cell table:style-name="ce27" table:formula="of:=[.C413]*[.D413]" office:value-type="float" office:value="1640">
            <text:p><text:s/>1 640,00р. </text:p>
          </table:table-cell>
          <table:table-cell table:style-name="ce31"/>
          <table:table-cell table:style-name="ce31"/>
          <table:table-cell table:style-name="ce6"/>
          <table:table-cell table:style-name="ce35" table:formula="of:=[.H413]*[.C413]" office:value-type="float" office:value="0">
            <text:p>0,000р.</text:p>
          </table:table-cell>
          <table:table-cell table:style-name="ce32" table:formula="of:=[.D413]+[.F413]-[.H413]" office:value-type="float" office:value="1">
            <text:p>1,000</text:p>
          </table:table-cell>
          <table:table-cell table:style-name="ce36" table:formula="of:=[.J413]*[.C413]" office:value-type="float" office:value="1640">
            <text:p>1 64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Сверло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TL-Q5MC1 2M датчик индуктивный</text:p>
          </table:table-cell>
          <table:table-cell table:style-name="ce6" office:value-type="string">
            <text:p>шт.</text:p>
          </table:table-cell>
          <table:table-cell table:style-name="ce12" office:value-type="float" office:value="1524">
            <text:p>1 524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414]*[.D414]" office:value-type="float" office:value="1524">
            <text:p><text:s/>1 524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14]*[.C414]" office:value-type="float" office:value="0">
            <text:p>0,000р.</text:p>
          </table:table-cell>
          <table:table-cell table:style-name="ce32" table:formula="of:=[.D414]+[.F414]-[.H414]" office:value-type="float" office:value="1">
            <text:p>1,000</text:p>
          </table:table-cell>
          <table:table-cell table:style-name="ce36" table:formula="of:=[.J414]*[.C414]" office:value-type="float" office:value="1524">
            <text:p>1 524,00р.</text:p>
          </table:table-cell>
          <table:table-cell table:style-name="ce7" office:value-type="string">
            <text:p>Электро-мех. устройств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Мобильный ресепшен Just Counter 2x2</text:p>
          </table:table-cell>
          <table:table-cell table:style-name="ce6" office:value-type="string">
            <text:p>шт.</text:p>
          </table:table-cell>
          <table:table-cell table:style-name="ce12" office:value-type="float" office:value="5245.46">
            <text:p>5 245,460р.</text:p>
          </table:table-cell>
          <table:table-cell table:style-name="ce18" office:value-type="float" office:value="1">
            <text:p>1,000</text:p>
          </table:table-cell>
          <table:table-cell table:style-name="ce24" table:formula="of:=[.C415]*[.D415]" office:value-type="float" office:value="5245.46">
            <text:p><text:s/>5 245,46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15]*[.C415]" office:value-type="float" office:value="0">
            <text:p>0,000р.</text:p>
          </table:table-cell>
          <table:table-cell table:style-name="ce32" table:formula="of:=[.D415]+[.F415]-[.H415]" office:value-type="float" office:value="1">
            <text:p>1,000</text:p>
          </table:table-cell>
          <table:table-cell table:style-name="ce36" table:formula="of:=[.J415]*[.C415]" office:value-type="float" office:value="5245.46">
            <text:p>5 245,46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7">
          <table:table-cell table:style-name="ce4" office:value-type="string">
            <text:p>FLEXIFRAME Кат.No8610 Опора MULTIMASTER, раздвижная высота до 3м.</text:p>
          </table:table-cell>
          <table:table-cell table:style-name="ce6" office:value-type="string">
            <text:p>шт.</text:p>
          </table:table-cell>
          <table:table-cell table:style-name="ce12" office:value-type="float" office:value="3053.79">
            <text:p>3 053,790р.</text:p>
          </table:table-cell>
          <table:table-cell table:style-name="ce18" office:value-type="float" office:value="1">
            <text:p>1,000</text:p>
          </table:table-cell>
          <table:table-cell table:style-name="ce24" table:formula="of:=[.C416]*[.D416]" office:value-type="float" office:value="3053.79">
            <text:p><text:s/>3 053,79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16]*[.C416]" office:value-type="float" office:value="0">
            <text:p>0,000р.</text:p>
          </table:table-cell>
          <table:table-cell table:style-name="ce32" table:formula="of:=[.D416]+[.F416]-[.H416]" office:value-type="float" office:value="1">
            <text:p>1,000</text:p>
          </table:table-cell>
          <table:table-cell table:style-name="ce36" table:formula="of:=[.J416]*[.C416]" office:value-type="float" office:value="3053.79">
            <text:p>3 053,79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6">
          <table:table-cell table:style-name="ce1" office:value-type="string">
            <text:p>ALU-RAIL Заглушка концевая 2шт. Крючок для подвески 2шт.</text:p>
          </table:table-cell>
          <table:table-cell table:style-name="ce6" office:value-type="string">
            <text:p>шт.</text:p>
          </table:table-cell>
          <table:table-cell table:style-name="ce12" office:value-type="float" office:value="15.92">
            <text:p>15,920р.</text:p>
          </table:table-cell>
          <table:table-cell table:style-name="ce18" office:value-type="float" office:value="2">
            <text:p>2,000</text:p>
          </table:table-cell>
          <table:table-cell table:style-name="ce24" table:formula="of:=[.C417]*[.D417]" office:value-type="float" office:value="31.84">
            <text:p><text:s/>31,84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17]*[.C417]" office:value-type="float" office:value="0">
            <text:p>0,000р.</text:p>
          </table:table-cell>
          <table:table-cell table:style-name="ce32" table:formula="of:=[.D417]+[.F417]-[.H417]" office:value-type="float" office:value="2">
            <text:p>2,000</text:p>
          </table:table-cell>
          <table:table-cell table:style-name="ce36" table:formula="of:=[.J417]*[.C417]" office:value-type="float" office:value="31.84">
            <text:p>31,84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6">
          <table:table-cell table:style-name="ce1" office:value-type="string">
            <text:p>Алюминевый профиль ALU-RAIL натуральный анод 1,2м</text:p>
          </table:table-cell>
          <table:table-cell table:style-name="ce6" office:value-type="string">
            <text:p>шт.</text:p>
          </table:table-cell>
          <table:table-cell table:style-name="ce12" office:value-type="float" office:value="890.54">
            <text:p>890,540р.</text:p>
          </table:table-cell>
          <table:table-cell table:style-name="ce18" office:value-type="float" office:value="4">
            <text:p>4,000</text:p>
          </table:table-cell>
          <table:table-cell table:style-name="ce24" table:formula="of:=[.C418]*[.D418]" office:value-type="float" office:value="3562.16">
            <text:p><text:s/>3 562,16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18]*[.C418]" office:value-type="float" office:value="0">
            <text:p>0,000р.</text:p>
          </table:table-cell>
          <table:table-cell table:style-name="ce32" table:formula="of:=[.D418]+[.F418]-[.H418]" office:value-type="float" office:value="4">
            <text:p>4,000</text:p>
          </table:table-cell>
          <table:table-cell table:style-name="ce36" table:formula="of:=[.J418]*[.C418]" office:value-type="float" office:value="3562.16">
            <text:p>3 562,16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рофиль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Лобзик с маятниковым движением 550ВТ DEWALT</text:p>
          </table:table-cell>
          <table:table-cell table:style-name="ce6" office:value-type="string">
            <text:p>шт.</text:p>
          </table:table-cell>
          <table:table-cell table:style-name="ce12" office:value-type="float" office:value="6799.9">
            <text:p>6 799,9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419]*[.D419]" office:value-type="float" office:value="6799.9">
            <text:p><text:s/>6 799,9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19]*[.C419]" office:value-type="float" office:value="0">
            <text:p>0,000р.</text:p>
          </table:table-cell>
          <table:table-cell table:style-name="ce32" table:formula="of:=[.D419]+[.F419]-[.H419]" office:value-type="float" office:value="1">
            <text:p>1,000</text:p>
          </table:table-cell>
          <table:table-cell table:style-name="ce36" table:formula="of:=[.J419]*[.C419]" office:value-type="float" office:value="6799.9">
            <text:p>6 799,90р.</text:p>
          </table:table-cell>
          <table:table-cell table:style-name="ce7" office:value-type="string">
            <text:p>Электро-мех. устройства</text:p>
          </table:table-cell>
          <table:table-cell table:style-name="ce7"/>
          <table:table-cell table:number-columns-repeated="1011"/>
        </table:table-row>
        <table:table-row table:style-name="ro6">
          <table:table-cell table:style-name="ce1" office:value-type="string">
            <text:p>Головка к стеклорезу Bohle 2000 2449.3 (4-8mm)</text:p>
          </table:table-cell>
          <table:table-cell table:style-name="ce6" office:value-type="string">
            <text:p>шт.</text:p>
          </table:table-cell>
          <table:table-cell table:style-name="ce12" office:value-type="float" office:value="890">
            <text:p>89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420]*[.D420]" office:value-type="float" office:value="890">
            <text:p><text:s/>89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20]*[.C420]" office:value-type="float" office:value="0">
            <text:p>0,000р.</text:p>
          </table:table-cell>
          <table:table-cell table:style-name="ce32" table:formula="of:=[.D420]+[.F420]-[.H420]" office:value-type="float" office:value="1">
            <text:p>1,000</text:p>
          </table:table-cell>
          <table:table-cell table:style-name="ce36" table:formula="of:=[.J420]*[.C420]" office:value-type="float" office:value="890">
            <text:p>89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Угольник с гипотенузой 150 см.</text:p>
          </table:table-cell>
          <table:table-cell table:style-name="ce6" office:value-type="string">
            <text:p>шт.</text:p>
          </table:table-cell>
          <table:table-cell table:style-name="ce12" office:value-type="float" office:value="2210">
            <text:p>2 21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421]*[.D421]" office:value-type="float" office:value="2210">
            <text:p><text:s/>2 21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21]*[.C421]" office:value-type="float" office:value="0">
            <text:p>0,000р.</text:p>
          </table:table-cell>
          <table:table-cell table:style-name="ce32" table:formula="of:=[.D421]+[.F421]-[.H421]" office:value-type="float" office:value="1">
            <text:p>1,000</text:p>
          </table:table-cell>
          <table:table-cell table:style-name="ce36" table:formula="of:=[.J421]*[.C421]" office:value-type="float" office:value="2210">
            <text:p>2 21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Линейка с присосками 240 см. ST</text:p>
          </table:table-cell>
          <table:table-cell table:style-name="ce6" office:value-type="string">
            <text:p>шт.</text:p>
          </table:table-cell>
          <table:table-cell table:style-name="ce12" office:value-type="float" office:value="2450">
            <text:p>2 45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422]*[.D422]" office:value-type="float" office:value="2450">
            <text:p><text:s/>2 45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22]*[.C422]" office:value-type="float" office:value="0">
            <text:p>0,000р.</text:p>
          </table:table-cell>
          <table:table-cell table:style-name="ce32" table:formula="of:=[.D422]+[.F422]-[.H422]" office:value-type="float" office:value="1">
            <text:p>1,000</text:p>
          </table:table-cell>
          <table:table-cell table:style-name="ce36" table:formula="of:=[.J422]*[.C422]" office:value-type="float" office:value="2450">
            <text:p>2 45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Очиститель 51.079.11 Bohle 1л.</text:p>
          </table:table-cell>
          <table:table-cell table:style-name="ce6" office:value-type="string">
            <text:p>шт.</text:p>
          </table:table-cell>
          <table:table-cell table:style-name="ce12" office:value-type="float" office:value="1240">
            <text:p>1 24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423]*[.D423]" office:value-type="float" office:value="2480">
            <text:p><text:s/>2 48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23]*[.C423]" office:value-type="float" office:value="0">
            <text:p>0,000р.</text:p>
          </table:table-cell>
          <table:table-cell table:style-name="ce32" table:formula="of:=[.D423]+[.F423]-[.H423]" office:value-type="float" office:value="2">
            <text:p>2,000</text:p>
          </table:table-cell>
          <table:table-cell table:style-name="ce36" table:formula="of:=[.J423]*[.C423]" office:value-type="float" office:value="2480">
            <text:p>2 48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Линза F=1,5" в оправке</text:p>
          </table:table-cell>
          <table:table-cell table:style-name="ce6" office:value-type="string">
            <text:p>шт.</text:p>
          </table:table-cell>
          <table:table-cell table:style-name="ce12" office:value-type="float" office:value="12760">
            <text:p>12 76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424]" office:value-type="float" office:value="12760">
            <text:p><text:s/>12 76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24]*[.C424]" office:value-type="float" office:value="0">
            <text:p>0,000р.</text:p>
          </table:table-cell>
          <table:table-cell table:style-name="ce32" table:formula="of:=[.D424]+[.F424]-[.H424]" office:value-type="float" office:value="1">
            <text:p>1,000</text:p>
          </table:table-cell>
          <table:table-cell table:style-name="ce36" table:formula="of:=[.J424]*[.C424]" office:value-type="float" office:value="12760">
            <text:p>12 76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7">
          <table:table-cell table:style-name="ce1" office:value-type="string">
            <text:p>Woodpecker фрез торц D1=3 D2=3,175 L1=39 L2=22 N=1 San03032201</text:p>
          </table:table-cell>
          <table:table-cell table:style-name="ce6" office:value-type="string">
            <text:p>шт.</text:p>
          </table:table-cell>
          <table:table-cell table:style-name="ce12" office:value-type="float" office:value="420">
            <text:p>420,000р.</text:p>
          </table:table-cell>
          <table:table-cell table:style-name="ce18" office:value-type="float" office:value="4">
            <text:p>4,000</text:p>
          </table:table-cell>
          <table:table-cell table:style-name="ce24" table:formula="of:=[.C425]*[.D425]" office:value-type="float" office:value="1680">
            <text:p><text:s/>1 68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25]*[.C425]" office:value-type="float" office:value="0">
            <text:p>0,000р.</text:p>
          </table:table-cell>
          <table:table-cell table:style-name="ce32" table:formula="of:=[.D425]+[.F425]-[.H425]" office:value-type="float" office:value="4">
            <text:p>4,000</text:p>
          </table:table-cell>
          <table:table-cell table:style-name="ce36" table:formula="of:=[.J425]*[.C425]" office:value-type="float" office:value="1680">
            <text:p>1 68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7">
          <table:table-cell table:style-name="ce1" office:value-type="string">
            <text:p>Woodpecker фрез торц D1=6 D2=6 L1=39 L2=17 N=2 BSan06061702</text:p>
          </table:table-cell>
          <table:table-cell table:style-name="ce6" office:value-type="string">
            <text:p>шт.</text:p>
          </table:table-cell>
          <table:table-cell table:style-name="ce12" office:value-type="float" office:value="420">
            <text:p>420,0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426]*[.D426]" office:value-type="float" office:value="840">
            <text:p><text:s/>84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26]*[.C426]" office:value-type="float" office:value="0">
            <text:p>0,000р.</text:p>
          </table:table-cell>
          <table:table-cell table:style-name="ce32" table:formula="of:=[.D426]+[.F426]-[.H426]" office:value-type="float" office:value="2">
            <text:p>2,000</text:p>
          </table:table-cell>
          <table:table-cell table:style-name="ce36" table:formula="of:=[.J426]*[.C426]" office:value-type="float" office:value="840">
            <text:p>84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Профиль 02002 золото.мат ALU-FRAME #</text:p>
          </table:table-cell>
          <table:table-cell table:style-name="ce6" office:value-type="string">
            <text:p>шт.</text:p>
          </table:table-cell>
          <table:table-cell table:style-name="ce12" office:value-type="float" office:value="404.8">
            <text:p>404,800р.</text:p>
          </table:table-cell>
          <table:table-cell table:style-name="ce18" office:value-type="float" office:value="6">
            <text:p>6,000</text:p>
          </table:table-cell>
          <table:table-cell table:style-name="ce24" table:formula="of:=[.C427]*[.D427]" office:value-type="float" office:value="2428.8">
            <text:p><text:s/>2 428,8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27]*[.C427]" office:value-type="float" office:value="0">
            <text:p>0,000р.</text:p>
          </table:table-cell>
          <table:table-cell table:style-name="ce32" table:formula="of:=[.D427]+[.F427]-[.H427]" office:value-type="float" office:value="6">
            <text:p>6,000</text:p>
          </table:table-cell>
          <table:table-cell table:style-name="ce36" table:formula="of:=[.J427]*[.C427]" office:value-type="float" office:value="2428.8">
            <text:p>2 428,8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рофиль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Профиль 02003 серебро.мат ALU-FRAME #</text:p>
          </table:table-cell>
          <table:table-cell table:style-name="ce6" office:value-type="string">
            <text:p>шт.</text:p>
          </table:table-cell>
          <table:table-cell table:style-name="ce12" office:value-type="float" office:value="404.8">
            <text:p>404,800р.</text:p>
          </table:table-cell>
          <table:table-cell table:style-name="ce18" office:value-type="float" office:value="5">
            <text:p>5,000</text:p>
          </table:table-cell>
          <table:table-cell table:style-name="ce24" table:formula="of:=[.C428]*[.D428]" office:value-type="float" office:value="2024">
            <text:p><text:s/>2 024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28]*[.C428]" office:value-type="float" office:value="0">
            <text:p>0,000р.</text:p>
          </table:table-cell>
          <table:table-cell table:style-name="ce32" table:formula="of:=[.D428]+[.F428]-[.H428]" office:value-type="float" office:value="5">
            <text:p>5,000</text:p>
          </table:table-cell>
          <table:table-cell table:style-name="ce36" table:formula="of:=[.J428]*[.C428]" office:value-type="float" office:value="2024">
            <text:p>2 024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рофиль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Профиль 08001 золотой ALU-FRAME #</text:p>
          </table:table-cell>
          <table:table-cell table:style-name="ce6" office:value-type="string">
            <text:p>шт.</text:p>
          </table:table-cell>
          <table:table-cell table:style-name="ce12" office:value-type="float" office:value="804.54">
            <text:p>804,540р.</text:p>
          </table:table-cell>
          <table:table-cell table:style-name="ce18" office:value-type="float" office:value="4">
            <text:p>4,000</text:p>
          </table:table-cell>
          <table:table-cell table:style-name="ce24" table:formula="of:=[.C429]*[.D429]" office:value-type="float" office:value="3218.16">
            <text:p><text:s/>3 218,16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29]*[.C429]" office:value-type="float" office:value="0">
            <text:p>0,000р.</text:p>
          </table:table-cell>
          <table:table-cell table:style-name="ce32" table:formula="of:=[.D429]+[.F429]-[.H429]" office:value-type="float" office:value="4">
            <text:p>4,000</text:p>
          </table:table-cell>
          <table:table-cell table:style-name="ce36" table:formula="of:=[.J429]*[.C429]" office:value-type="float" office:value="3218.16">
            <text:p>3 218,16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рофиль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Профиль 15001 золотой ALU-FRAME #</text:p>
          </table:table-cell>
          <table:table-cell table:style-name="ce6" office:value-type="string">
            <text:p>шт.</text:p>
          </table:table-cell>
          <table:table-cell table:style-name="ce12" office:value-type="float" office:value="1118.26">
            <text:p>1 118,260р.</text:p>
          </table:table-cell>
          <table:table-cell table:style-name="ce18" office:value-type="float" office:value="2">
            <text:p>2,000</text:p>
          </table:table-cell>
          <table:table-cell table:style-name="ce24" table:formula="of:=[.C430]*[.D430]" office:value-type="float" office:value="2236.52">
            <text:p><text:s/>2 236,52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30]*[.C430]" office:value-type="float" office:value="0">
            <text:p>0,000р.</text:p>
          </table:table-cell>
          <table:table-cell table:style-name="ce32" table:formula="of:=[.D430]+[.F430]-[.H430]" office:value-type="float" office:value="2">
            <text:p>2,000</text:p>
          </table:table-cell>
          <table:table-cell table:style-name="ce36" table:formula="of:=[.J430]*[.C430]" office:value-type="float" office:value="2236.52">
            <text:p>2 236,52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рофиль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Профиль 15007 бронзовый ALU-FRAME #</text:p>
          </table:table-cell>
          <table:table-cell table:style-name="ce6" office:value-type="string">
            <text:p>шт.</text:p>
          </table:table-cell>
          <table:table-cell table:style-name="ce12" office:value-type="float" office:value="1118.26">
            <text:p>1 118,260р.</text:p>
          </table:table-cell>
          <table:table-cell table:style-name="ce18" office:value-type="float" office:value="2">
            <text:p>2,000</text:p>
          </table:table-cell>
          <table:table-cell table:style-name="ce24" table:formula="of:=[.C431]*[.D431]" office:value-type="float" office:value="2236.52">
            <text:p><text:s/>2 236,52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31]*[.C431]" office:value-type="float" office:value="0">
            <text:p>0,000р.</text:p>
          </table:table-cell>
          <table:table-cell table:style-name="ce32" table:formula="of:=[.D431]+[.F431]-[.H431]" office:value-type="float" office:value="2">
            <text:p>2,000</text:p>
          </table:table-cell>
          <table:table-cell table:style-name="ce36" table:formula="of:=[.J431]*[.C431]" office:value-type="float" office:value="2236.52">
            <text:p>2 236,52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рофиль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Шпон Дуб 2,7 АВ</text:p>
          </table:table-cell>
          <table:table-cell table:style-name="ce6" office:value-type="string">
            <text:p>м2.</text:p>
          </table:table-cell>
          <table:table-cell table:style-name="ce12" office:value-type="float" office:value="396">
            <text:p>396,000р.</text:p>
          </table:table-cell>
          <table:table-cell table:style-name="ce18" office:value-type="float" office:value="3.26">
            <text:p>3,260</text:p>
          </table:table-cell>
          <table:table-cell table:style-name="ce24" table:formula="of:=[.C432]*[.D432]" office:value-type="float" office:value="1290.96">
            <text:p><text:s/>1 290,96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32]*[.C432]" office:value-type="float" office:value="0">
            <text:p>0,000р.</text:p>
          </table:table-cell>
          <table:table-cell table:style-name="ce32" table:formula="of:=[.D432]+[.F432]-[.H432]" office:value-type="float" office:value="3.26">
            <text:p>3,260</text:p>
          </table:table-cell>
          <table:table-cell table:style-name="ce36" table:formula="of:=[.J432]*[.C432]" office:value-type="float" office:value="1290.96">
            <text:p>1 290,96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Шпон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Шпон Бук 1,5 АВ</text:p>
          </table:table-cell>
          <table:table-cell table:style-name="ce6" office:value-type="string">
            <text:p>м2.</text:p>
          </table:table-cell>
          <table:table-cell table:style-name="ce12" office:value-type="float" office:value="160.76">
            <text:p>160,760р.</text:p>
          </table:table-cell>
          <table:table-cell table:style-name="ce18" office:value-type="float" office:value="5.58">
            <text:p>5,580</text:p>
          </table:table-cell>
          <table:table-cell table:style-name="ce24" table:formula="of:=[.C433]*[.D433]" office:value-type="float" office:value="897.0408">
            <text:p><text:s/>897,04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33]*[.C433]" office:value-type="float" office:value="0">
            <text:p>0,000р.</text:p>
          </table:table-cell>
          <table:table-cell table:style-name="ce32" table:formula="of:=[.D433]+[.F433]-[.H433]" office:value-type="float" office:value="5.58">
            <text:p>5,580</text:p>
          </table:table-cell>
          <table:table-cell table:style-name="ce36" table:formula="of:=[.J433]*[.C433]" office:value-type="float" office:value="897.0408">
            <text:p>897,04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Шпон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Насос POWER HEAD</text:p>
          </table:table-cell>
          <table:table-cell table:style-name="ce6" office:value-type="string">
            <text:p>шт.</text:p>
          </table:table-cell>
          <table:table-cell table:style-name="ce12" office:value-type="float" office:value="650">
            <text:p>65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434]*[.D434]" office:value-type="float" office:value="650">
            <text:p><text:s/>65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34]*[.C434]" office:value-type="float" office:value="0">
            <text:p>0,000р.</text:p>
          </table:table-cell>
          <table:table-cell table:style-name="ce32" table:formula="of:=[.D434]+[.F434]-[.H434]" office:value-type="float" office:value="1">
            <text:p>1,000</text:p>
          </table:table-cell>
          <table:table-cell table:style-name="ce36" table:formula="of:=[.J434]*[.C434]" office:value-type="float" office:value="650">
            <text:p>650,00р.</text:p>
          </table:table-cell>
          <table:table-cell table:style-name="ce7" office:value-type="string">
            <text:p>Электро-мех. устройства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Нож технический 18мм усиленный</text:p>
          </table:table-cell>
          <table:table-cell table:style-name="ce6" office:value-type="string">
            <text:p>шт.</text:p>
          </table:table-cell>
          <table:table-cell table:style-name="ce12" office:value-type="float" office:value="130">
            <text:p>13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435]*[.D435]" office:value-type="float" office:value="130">
            <text:p><text:s/>13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35]*[.C435]" office:value-type="float" office:value="0">
            <text:p>0,000р.</text:p>
          </table:table-cell>
          <table:table-cell table:style-name="ce32" table:formula="of:=[.D435]+[.F435]-[.H435]" office:value-type="float" office:value="1">
            <text:p>1,000</text:p>
          </table:table-cell>
          <table:table-cell table:style-name="ce36" table:formula="of:=[.J435]*[.C435]" office:value-type="float" office:value="130">
            <text:p>13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Лезвия для ножа 10 шт.</text:p>
          </table:table-cell>
          <table:table-cell table:style-name="ce6" office:value-type="string">
            <text:p>шт.</text:p>
          </table:table-cell>
          <table:table-cell table:style-name="ce12" office:value-type="float" office:value="90">
            <text:p>9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436]*[.D436]" office:value-type="float" office:value="90">
            <text:p><text:s/>9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36]*[.C436]" office:value-type="float" office:value="0">
            <text:p>0,000р.</text:p>
          </table:table-cell>
          <table:table-cell table:style-name="ce32" table:formula="of:=[.D436]+[.F436]-[.H436]" office:value-type="float" office:value="1">
            <text:p>1,000</text:p>
          </table:table-cell>
          <table:table-cell table:style-name="ce36" table:formula="of:=[.J436]*[.C436]" office:value-type="float" office:value="90">
            <text:p>9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Мешки для пылесоса MAKITA 440</text:p>
          </table:table-cell>
          <table:table-cell table:style-name="ce6" office:value-type="string">
            <text:p>шт.</text:p>
          </table:table-cell>
          <table:table-cell table:style-name="ce12" office:value-type="float" office:value="185">
            <text:p>185,000р.</text:p>
          </table:table-cell>
          <table:table-cell table:style-name="ce18" office:value-type="float" office:value="4">
            <text:p>4,000</text:p>
          </table:table-cell>
          <table:table-cell table:style-name="ce24" table:formula="of:=[.C437]*[.D437]" office:value-type="float" office:value="740">
            <text:p><text:s/>74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37]*[.C437]" office:value-type="float" office:value="0">
            <text:p>0,000р.</text:p>
          </table:table-cell>
          <table:table-cell table:style-name="ce32" table:formula="of:=[.D437]+[.F437]-[.H437]" office:value-type="float" office:value="4">
            <text:p>4,000</text:p>
          </table:table-cell>
          <table:table-cell table:style-name="ce36" table:formula="of:=[.J437]*[.C437]" office:value-type="float" office:value="740">
            <text:p>740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Угол-линейка 50/60</text:p>
          </table:table-cell>
          <table:table-cell table:style-name="ce6" office:value-type="string">
            <text:p>шт.</text:p>
          </table:table-cell>
          <table:table-cell table:style-name="ce12" office:value-type="float" office:value="500">
            <text:p>500,000р.</text:p>
          </table:table-cell>
          <table:table-cell table:style-name="ce21" office:value-type="float" office:value="1">
            <text:p>1,000</text:p>
          </table:table-cell>
          <table:table-cell table:style-name="ce24" table:formula="of:=[.C438]*[.D438]" office:value-type="float" office:value="500">
            <text:p><text:s/>5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38]*[.C438]" office:value-type="float" office:value="0">
            <text:p>0,000р.</text:p>
          </table:table-cell>
          <table:table-cell table:style-name="ce32" table:formula="of:=[.D438]+[.F438]-[.H438]" office:value-type="float" office:value="1">
            <text:p>1,000</text:p>
          </table:table-cell>
          <table:table-cell table:style-name="ce36" table:formula="of:=[.J438]*[.C438]" office:value-type="float" office:value="500">
            <text:p>50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Патрон цанговый ЕМ11-3 на шпинделя</text:p>
          </table:table-cell>
          <table:table-cell table:style-name="ce6" office:value-type="string">
            <text:p>шт.</text:p>
          </table:table-cell>
          <table:table-cell table:style-name="ce12" office:value-type="float" office:value="520">
            <text:p>520,000р.</text:p>
          </table:table-cell>
          <table:table-cell table:style-name="ce21" office:value-type="float" office:value="2">
            <text:p>2,000</text:p>
          </table:table-cell>
          <table:table-cell table:style-name="ce24" table:formula="of:=[.C439]*[.D439]" office:value-type="float" office:value="1040">
            <text:p><text:s/>1 04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39]*[.C439]" office:value-type="float" office:value="0">
            <text:p>0,000р.</text:p>
          </table:table-cell>
          <table:table-cell table:style-name="ce32" table:formula="of:=[.D439]+[.F439]-[.H439]" office:value-type="float" office:value="2">
            <text:p>2,000</text:p>
          </table:table-cell>
          <table:table-cell table:style-name="ce36" table:formula="of:=[.J439]*[.C439]" office:value-type="float" office:value="1040">
            <text:p>1 04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Набор комплект фрез по дереву 12 шт.</text:p>
          </table:table-cell>
          <table:table-cell table:style-name="ce6" office:value-type="string">
            <text:p>шт.</text:p>
          </table:table-cell>
          <table:table-cell table:style-name="ce12" office:value-type="float" office:value="400">
            <text:p>400,000р.</text:p>
          </table:table-cell>
          <table:table-cell table:style-name="ce21" office:value-type="float" office:value="1">
            <text:p>1,000</text:p>
          </table:table-cell>
          <table:table-cell table:style-name="ce24" table:formula="of:=[.C440]*[.D440]" office:value-type="float" office:value="400">
            <text:p><text:s/>4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40]*[.C440]" office:value-type="float" office:value="0">
            <text:p>0,000р.</text:p>
          </table:table-cell>
          <table:table-cell table:style-name="ce32" table:formula="of:=[.D440]+[.F440]-[.H440]" office:value-type="float" office:value="1">
            <text:p>1,000</text:p>
          </table:table-cell>
          <table:table-cell table:style-name="ce36" table:formula="of:=[.J440]*[.C440]" office:value-type="float" office:value="400">
            <text:p>4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Гравёр прямой Х3</text:p>
          </table:table-cell>
          <table:table-cell table:style-name="ce6" office:value-type="string">
            <text:p>шт.</text:p>
          </table:table-cell>
          <table:table-cell table:style-name="ce12" office:value-type="float" office:value="110">
            <text:p>110,000р.</text:p>
          </table:table-cell>
          <table:table-cell table:style-name="ce21" office:value-type="float" office:value="1">
            <text:p>1,000</text:p>
          </table:table-cell>
          <table:table-cell table:style-name="ce24" table:formula="of:=[.C441]*[.D441]" office:value-type="float" office:value="110">
            <text:p><text:s/>11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41]*[.C441]" office:value-type="float" office:value="0">
            <text:p>0,000р.</text:p>
          </table:table-cell>
          <table:table-cell table:style-name="ce32" table:formula="of:=[.D441]+[.F441]-[.H441]" office:value-type="float" office:value="1">
            <text:p>1,000</text:p>
          </table:table-cell>
          <table:table-cell table:style-name="ce36" table:formula="of:=[.J441]*[.C441]" office:value-type="float" office:value="110">
            <text:p>11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ёр конический 6300х бу</text:p>
          </table:table-cell>
          <table:table-cell table:style-name="ce6" office:value-type="string">
            <text:p>шт.</text:p>
          </table:table-cell>
          <table:table-cell table:style-name="ce12" office:value-type="float" office:value="200">
            <text:p>200,000р.</text:p>
          </table:table-cell>
          <table:table-cell table:style-name="ce21" office:value-type="float" office:value="2">
            <text:p>2,000</text:p>
          </table:table-cell>
          <table:table-cell table:style-name="ce24" table:formula="of:=[.C442]*[.D442]" office:value-type="float" office:value="400">
            <text:p><text:s/>4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42]*[.C442]" office:value-type="float" office:value="0">
            <text:p>0,000р.</text:p>
          </table:table-cell>
          <table:table-cell table:style-name="ce32" table:formula="of:=[.D442]+[.F442]-[.H442]" office:value-type="float" office:value="2">
            <text:p>2,000</text:p>
          </table:table-cell>
          <table:table-cell table:style-name="ce36" table:formula="of:=[.J442]*[.C442]" office:value-type="float" office:value="400">
            <text:p>4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Гравёр пирамидка А3J64501</text:p>
          </table:table-cell>
          <table:table-cell table:style-name="ce6" office:value-type="string">
            <text:p>шт.</text:p>
          </table:table-cell>
          <table:table-cell table:style-name="ce12" office:value-type="float" office:value="230">
            <text:p>230,000р.</text:p>
          </table:table-cell>
          <table:table-cell table:style-name="ce21" office:value-type="float" office:value="1">
            <text:p>1,000</text:p>
          </table:table-cell>
          <table:table-cell table:style-name="ce24" table:formula="of:=[.C443]*[.D443]" office:value-type="float" office:value="230">
            <text:p><text:s/>23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43]*[.C443]" office:value-type="float" office:value="0">
            <text:p>0,000р.</text:p>
          </table:table-cell>
          <table:table-cell table:style-name="ce32" table:formula="of:=[.D443]+[.F443]-[.H443]" office:value-type="float" office:value="1">
            <text:p>1,000</text:p>
          </table:table-cell>
          <table:table-cell table:style-name="ce36" table:formula="of:=[.J443]*[.C443]" office:value-type="float" office:value="230">
            <text:p>23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ROWMARK br copper penny/blk</text:p>
          </table:table-cell>
          <table:table-cell table:style-name="ce6" office:value-type="string">
            <text:p>шт.</text:p>
          </table:table-cell>
          <table:table-cell table:style-name="ce12" office:value-type="float" office:value="1220">
            <text:p>1 220,000р.</text:p>
          </table:table-cell>
          <table:table-cell table:style-name="ce21" office:value-type="float" office:value="2">
            <text:p>2,000</text:p>
          </table:table-cell>
          <table:table-cell table:style-name="ce24" table:formula="of:=[.C444]*[.D444]" office:value-type="float" office:value="2440">
            <text:p><text:s/>2 44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44]*[.C444]" office:value-type="float" office:value="0">
            <text:p>0,000р.</text:p>
          </table:table-cell>
          <table:table-cell table:style-name="ce32" table:formula="of:=[.D444]+[.F444]-[.H444]" office:value-type="float" office:value="2">
            <text:p>2,000</text:p>
          </table:table-cell>
          <table:table-cell table:style-name="ce36" table:formula="of:=[.J444]*[.C444]" office:value-type="float" office:value="2440">
            <text:p>2 44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ROWMARK br copper/blk</text:p>
          </table:table-cell>
          <table:table-cell table:style-name="ce6" office:value-type="string">
            <text:p>шт.</text:p>
          </table:table-cell>
          <table:table-cell table:style-name="ce12" office:value-type="float" office:value="1100">
            <text:p>1 100,000р.</text:p>
          </table:table-cell>
          <table:table-cell table:style-name="ce21" office:value-type="float" office:value="2">
            <text:p>2,000</text:p>
          </table:table-cell>
          <table:table-cell table:style-name="ce24" table:formula="of:=[.C445]*[.D445]" office:value-type="float" office:value="2200">
            <text:p><text:s/>2 2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45]*[.C445]" office:value-type="float" office:value="0">
            <text:p>0,000р.</text:p>
          </table:table-cell>
          <table:table-cell table:style-name="ce32" table:formula="of:=[.D445]+[.F445]-[.H445]" office:value-type="float" office:value="2">
            <text:p>2,000</text:p>
          </table:table-cell>
          <table:table-cell table:style-name="ce36" table:formula="of:=[.J445]*[.C445]" office:value-type="float" office:value="2200">
            <text:p>2 20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ROWMARK br antiqua gold/blk</text:p>
          </table:table-cell>
          <table:table-cell table:style-name="ce6" office:value-type="string">
            <text:p>шт.</text:p>
          </table:table-cell>
          <table:table-cell table:style-name="ce12" office:value-type="float" office:value="1110">
            <text:p>1 110,000р.</text:p>
          </table:table-cell>
          <table:table-cell table:style-name="ce21" office:value-type="float" office:value="2">
            <text:p>2,000</text:p>
          </table:table-cell>
          <table:table-cell table:style-name="ce24" table:formula="of:=[.C446]*[.D446]" office:value-type="float" office:value="2220">
            <text:p><text:s/>2 22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46]*[.C446]" office:value-type="float" office:value="0">
            <text:p>0,000р.</text:p>
          </table:table-cell>
          <table:table-cell table:style-name="ce32" table:formula="of:=[.D446]+[.F446]-[.H446]" office:value-type="float" office:value="2">
            <text:p>2,000</text:p>
          </table:table-cell>
          <table:table-cell table:style-name="ce36" table:formula="of:=[.J446]*[.C446]" office:value-type="float" office:value="2220">
            <text:p>2 22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ROWMARK cherry/whit</text:p>
          </table:table-cell>
          <table:table-cell table:style-name="ce6" office:value-type="string">
            <text:p>шт.</text:p>
          </table:table-cell>
          <table:table-cell table:style-name="ce12" office:value-type="float" office:value="1300">
            <text:p>1 300,000р.</text:p>
          </table:table-cell>
          <table:table-cell table:style-name="ce21" office:value-type="float" office:value="2">
            <text:p>2,000</text:p>
          </table:table-cell>
          <table:table-cell table:style-name="ce24" table:formula="of:=[.C447]*[.D447]" office:value-type="float" office:value="2600">
            <text:p><text:s/>2 6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47]*[.C447]" office:value-type="float" office:value="0">
            <text:p>0,000р.</text:p>
          </table:table-cell>
          <table:table-cell table:style-name="ce32" table:formula="of:=[.D447]+[.F447]-[.H447]" office:value-type="float" office:value="2">
            <text:p>2,000</text:p>
          </table:table-cell>
          <table:table-cell table:style-name="ce36" table:formula="of:=[.J447]*[.C447]" office:value-type="float" office:value="2600">
            <text:p>2 60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Латунир, сталь чёрный/золото (0,4*305*610)</text:p>
          </table:table-cell>
          <table:table-cell table:style-name="ce6" office:value-type="string">
            <text:p>шт.</text:p>
          </table:table-cell>
          <table:table-cell table:style-name="ce12" office:value-type="float" office:value="1773.72">
            <text:p>1 773,720р.</text:p>
          </table:table-cell>
          <table:table-cell table:style-name="ce21" office:value-type="float" office:value="0.5">
            <text:p>0,500</text:p>
          </table:table-cell>
          <table:table-cell table:style-name="ce24" table:formula="of:=[.C448]*[.D448]" office:value-type="float" office:value="886.86">
            <text:p><text:s/>886,86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48]*[.C448]" office:value-type="float" office:value="0">
            <text:p>0,000р.</text:p>
          </table:table-cell>
          <table:table-cell table:style-name="ce32" table:formula="of:=[.D448]+[.F448]-[.H448]" office:value-type="float" office:value="0.5">
            <text:p>0,500</text:p>
          </table:table-cell>
          <table:table-cell table:style-name="ce36" table:formula="of:=[.J448]*[.C448]" office:value-type="float" office:value="886.86">
            <text:p>886,86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Метал латунир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6мм жёлтый вспененный ПВХ 1,22х2,44 PALIGHT</text:p>
          </table:table-cell>
          <table:table-cell table:style-name="ce6" office:value-type="string">
            <text:p>м2.</text:p>
          </table:table-cell>
          <table:table-cell table:style-name="ce12" office:value-type="float" office:value="648.2">
            <text:p>648,200р.</text:p>
          </table:table-cell>
          <table:table-cell table:style-name="ce18" office:value-type="float" office:value="5.954">
            <text:p>5,954</text:p>
          </table:table-cell>
          <table:table-cell table:style-name="ce24" table:formula="of:=[.C449]*[.D449]" office:value-type="float" office:value="3859.3828">
            <text:p><text:s/>3 859,38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49]*[.C449]" office:value-type="float" office:value="0">
            <text:p>0,000р.</text:p>
          </table:table-cell>
          <table:table-cell table:style-name="ce32" table:formula="of:=[.D449]+[.F449]-[.H449]" office:value-type="float" office:value="5.954">
            <text:p>5,954</text:p>
          </table:table-cell>
          <table:table-cell table:style-name="ce36" table:formula="of:=[.J449]*[.C449]" office:value-type="float" office:value="3859.3828">
            <text:p>3 859,38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6мм зелёный вспененный ПВХ 1,22х2,44 PALIGHT</text:p>
          </table:table-cell>
          <table:table-cell table:style-name="ce6" office:value-type="string">
            <text:p>м2.</text:p>
          </table:table-cell>
          <table:table-cell table:style-name="ce12" office:value-type="float" office:value="648.2">
            <text:p>648,200р.</text:p>
          </table:table-cell>
          <table:table-cell table:style-name="ce18" office:value-type="float" office:value="5.954">
            <text:p>5,954</text:p>
          </table:table-cell>
          <table:table-cell table:style-name="ce24" table:formula="of:=[.C450]*[.D450]" office:value-type="float" office:value="3859.3828">
            <text:p><text:s/>3 859,38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50]*[.C450]" office:value-type="float" office:value="0">
            <text:p>0,000р.</text:p>
          </table:table-cell>
          <table:table-cell table:style-name="ce32" table:formula="of:=[.D450]+[.F450]-[.H450]" office:value-type="float" office:value="5.954">
            <text:p>5,954</text:p>
          </table:table-cell>
          <table:table-cell table:style-name="ce36" table:formula="of:=[.J450]*[.C450]" office:value-type="float" office:value="3859.3828">
            <text:p>3 859,38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6мм красный вспененный ПВХ 1,22х2,44 PALIGHT</text:p>
          </table:table-cell>
          <table:table-cell table:style-name="ce6" office:value-type="string">
            <text:p>м2.</text:p>
          </table:table-cell>
          <table:table-cell table:style-name="ce12" office:value-type="float" office:value="648.2">
            <text:p>648,200р.</text:p>
          </table:table-cell>
          <table:table-cell table:style-name="ce18" office:value-type="float" office:value="5.954">
            <text:p>5,954</text:p>
          </table:table-cell>
          <table:table-cell table:style-name="ce24" table:formula="of:=[.C451]*[.D451]" office:value-type="float" office:value="3859.3828">
            <text:p><text:s/>3 859,38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51]*[.C451]" office:value-type="float" office:value="0">
            <text:p>0,000р.</text:p>
          </table:table-cell>
          <table:table-cell table:style-name="ce32" table:formula="of:=[.D451]+[.F451]-[.H451]" office:value-type="float" office:value="5.954">
            <text:p>5,954</text:p>
          </table:table-cell>
          <table:table-cell table:style-name="ce36" table:formula="of:=[.J451]*[.C451]" office:value-type="float" office:value="3859.3828">
            <text:p>3 859,38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6мм серый вспененный ПВХ 1,22х2,44 PALIGHT</text:p>
          </table:table-cell>
          <table:table-cell table:style-name="ce6" office:value-type="string">
            <text:p>м2.</text:p>
          </table:table-cell>
          <table:table-cell table:style-name="ce12" office:value-type="float" office:value="648.2">
            <text:p>648,200р.</text:p>
          </table:table-cell>
          <table:table-cell table:style-name="ce18" office:value-type="float" office:value="5.954">
            <text:p>5,954</text:p>
          </table:table-cell>
          <table:table-cell table:style-name="ce24" table:formula="of:=[.C452]*[.D452]" office:value-type="float" office:value="3859.3828">
            <text:p><text:s/>3 859,38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52]*[.C452]" office:value-type="float" office:value="0">
            <text:p>0,000р.</text:p>
          </table:table-cell>
          <table:table-cell table:style-name="ce32" table:formula="of:=[.D452]+[.F452]-[.H452]" office:value-type="float" office:value="5.954">
            <text:p>5,954</text:p>
          </table:table-cell>
          <table:table-cell table:style-name="ce36" table:formula="of:=[.J452]*[.C452]" office:value-type="float" office:value="3859.3828">
            <text:p>3 859,38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Стекло Акрилон 3050*2050*2 проз.</text:p>
          </table:table-cell>
          <table:table-cell table:style-name="ce6" office:value-type="string">
            <text:p>м2.</text:p>
          </table:table-cell>
          <table:table-cell table:style-name="ce12" office:value-type="float" office:value="364.11">
            <text:p>364,110р.</text:p>
          </table:table-cell>
          <table:table-cell table:style-name="ce18" office:value-type="float" office:value="4.813">
            <text:p>4,813</text:p>
          </table:table-cell>
          <table:table-cell table:style-name="ce24" table:formula="of:=[.C453]*[.D453]" office:value-type="float" office:value="1752.46143">
            <text:p><text:s/>1 752,46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53]*[.C453]" office:value-type="float" office:value="0">
            <text:p>0,000р.</text:p>
          </table:table-cell>
          <table:table-cell table:style-name="ce32" table:formula="of:=[.D453]+[.F453]-[.H453]" office:value-type="float" office:value="4.813">
            <text:p>4,813</text:p>
          </table:table-cell>
          <table:table-cell table:style-name="ce36" table:formula="of:=[.J453]*[.C453]" office:value-type="float" office:value="1752.46143">
            <text:p>1 752,46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Стекло Акрилон 3050*2050*3 <text:s/>син</text:p>
          </table:table-cell>
          <table:table-cell table:style-name="ce6" office:value-type="string">
            <text:p>м2.</text:p>
          </table:table-cell>
          <table:table-cell table:style-name="ce12" office:value-type="float" office:value="719.71">
            <text:p>719,710р.</text:p>
          </table:table-cell>
          <table:table-cell table:style-name="ce18" office:value-type="float" office:value="3.61">
            <text:p>3,610</text:p>
          </table:table-cell>
          <table:table-cell table:style-name="ce24" table:formula="of:=[.C454]*[.D454]" office:value-type="float" office:value="2598.1531">
            <text:p><text:s/>2 598,15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54]*[.C454]" office:value-type="float" office:value="0">
            <text:p>0,000р.</text:p>
          </table:table-cell>
          <table:table-cell table:style-name="ce32" table:formula="of:=[.D454]+[.F454]-[.H454]" office:value-type="float" office:value="3.61">
            <text:p>3,610</text:p>
          </table:table-cell>
          <table:table-cell table:style-name="ce36" table:formula="of:=[.J454]*[.C454]" office:value-type="float" office:value="2598.1531">
            <text:p>2 598,15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ПВХ 4мм 0,9*2,0</text:p>
          </table:table-cell>
          <table:table-cell table:style-name="ce6" office:value-type="string">
            <text:p>шт.</text:p>
          </table:table-cell>
          <table:table-cell table:style-name="ce12" office:value-type="float" office:value="800">
            <text:p>800,000р.</text:p>
          </table:table-cell>
          <table:table-cell table:style-name="ce21" office:value-type="float" office:value="1">
            <text:p>1,000</text:p>
          </table:table-cell>
          <table:table-cell table:style-name="ce24" table:formula="of:=[.C455]*[.D455]" office:value-type="float" office:value="800">
            <text:p><text:s/>8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55]*[.C455]" office:value-type="float" office:value="0">
            <text:p>0,000р.</text:p>
          </table:table-cell>
          <table:table-cell table:style-name="ce32" table:formula="of:=[.D455]+[.F455]-[.H455]" office:value-type="float" office:value="1">
            <text:p>1,000</text:p>
          </table:table-cell>
          <table:table-cell table:style-name="ce36" table:formula="of:=[.J455]*[.C455]" office:value-type="float" office:value="800">
            <text:p>80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ПВХ 2мм 1,6*1,6</text:p>
          </table:table-cell>
          <table:table-cell table:style-name="ce6" office:value-type="string">
            <text:p>шт.</text:p>
          </table:table-cell>
          <table:table-cell table:style-name="ce12" office:value-type="float" office:value="970">
            <text:p>970,000р.</text:p>
          </table:table-cell>
          <table:table-cell table:style-name="ce21" office:value-type="float" office:value="1">
            <text:p>1,000</text:p>
          </table:table-cell>
          <table:table-cell table:style-name="ce24" table:formula="of:=[.C456]*[.D456]" office:value-type="float" office:value="970">
            <text:p><text:s/>97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56]*[.C456]" office:value-type="float" office:value="0">
            <text:p>0,000р.</text:p>
          </table:table-cell>
          <table:table-cell table:style-name="ce32" table:formula="of:=[.D456]+[.F456]-[.H456]" office:value-type="float" office:value="1">
            <text:p>1,000</text:p>
          </table:table-cell>
          <table:table-cell table:style-name="ce36" table:formula="of:=[.J456]*[.C456]" office:value-type="float" office:value="970">
            <text:p>97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ПВХ 5мм 2*1,6</text:p>
          </table:table-cell>
          <table:table-cell table:style-name="ce6" office:value-type="string">
            <text:p>шт.</text:p>
          </table:table-cell>
          <table:table-cell table:style-name="ce12" office:value-type="float" office:value="1090">
            <text:p>1 090,000р.</text:p>
          </table:table-cell>
          <table:table-cell table:style-name="ce21" office:value-type="float" office:value="1">
            <text:p>1,000</text:p>
          </table:table-cell>
          <table:table-cell table:style-name="ce24" table:formula="of:=[.C457]*[.D457]" office:value-type="float" office:value="1090">
            <text:p><text:s/>1 09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57]*[.C457]" office:value-type="float" office:value="0">
            <text:p>0,000р.</text:p>
          </table:table-cell>
          <table:table-cell table:style-name="ce32" table:formula="of:=[.D457]+[.F457]-[.H457]" office:value-type="float" office:value="1">
            <text:p>1,000</text:p>
          </table:table-cell>
          <table:table-cell table:style-name="ce36" table:formula="of:=[.J457]*[.C457]" office:value-type="float" office:value="1090">
            <text:p>1 09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ПВХ красный 3мм 1,56*3,05 PALIGHT</text:p>
          </table:table-cell>
          <table:table-cell table:style-name="ce6" office:value-type="string">
            <text:p>шт.</text:p>
          </table:table-cell>
          <table:table-cell table:style-name="ce12" office:value-type="float" office:value="1674">
            <text:p>1 674,000р.</text:p>
          </table:table-cell>
          <table:table-cell table:style-name="ce21" office:value-type="float" office:value="2">
            <text:p>2,000</text:p>
          </table:table-cell>
          <table:table-cell table:style-name="ce24" table:formula="of:=[.C458]*[.D458]" office:value-type="float" office:value="3348">
            <text:p><text:s/>3 348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58]*[.C458]" office:value-type="float" office:value="0">
            <text:p>0,000р.</text:p>
          </table:table-cell>
          <table:table-cell table:style-name="ce32" table:formula="of:=[.D458]+[.F458]-[.H458]" office:value-type="float" office:value="2">
            <text:p>2,000</text:p>
          </table:table-cell>
          <table:table-cell table:style-name="ce36" table:formula="of:=[.J458]*[.C458]" office:value-type="float" office:value="3348">
            <text:p>3 348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ПВХ красный 3мм 2000*1000</text:p>
          </table:table-cell>
          <table:table-cell table:style-name="ce6" office:value-type="string">
            <text:p>шт.</text:p>
          </table:table-cell>
          <table:table-cell table:style-name="ce12" office:value-type="float" office:value="900">
            <text:p>900,000р.</text:p>
          </table:table-cell>
          <table:table-cell table:style-name="ce21" office:value-type="float" office:value="2">
            <text:p>2,000</text:p>
          </table:table-cell>
          <table:table-cell table:style-name="ce24" table:formula="of:=[.C459]*[.D459]" office:value-type="float" office:value="1800">
            <text:p><text:s/>1 800,00р. </text:p>
          </table:table-cell>
          <table:table-cell table:style-name="ce31"/>
          <table:table-cell table:style-name="ce31"/>
          <table:table-cell table:style-name="ce6" office:value-type="float" office:value="0.02">
            <text:p>0,02</text:p>
          </table:table-cell>
          <table:table-cell table:style-name="ce35" table:formula="of:=[.H459]*[.C459]" office:value-type="float" office:value="18">
            <text:p>18,000р.</text:p>
          </table:table-cell>
          <table:table-cell table:style-name="ce32" table:formula="of:=[.D459]+[.F459]-[.H459]" office:value-type="float" office:value="1.98">
            <text:p>1,980</text:p>
          </table:table-cell>
          <table:table-cell table:style-name="ce36" table:formula="of:=[.J459]*[.C459]" office:value-type="float" office:value="1782">
            <text:p>1 782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ПВХ красный 3мм 1,56*3,05 PALIGHT</text:p>
          </table:table-cell>
          <table:table-cell table:style-name="ce6" office:value-type="string">
            <text:p>шт.</text:p>
          </table:table-cell>
          <table:table-cell table:style-name="ce12" office:value-type="float" office:value="1674">
            <text:p>1 674,000р.</text:p>
          </table:table-cell>
          <table:table-cell table:style-name="ce21" office:value-type="float" office:value="2">
            <text:p>2,000</text:p>
          </table:table-cell>
          <table:table-cell table:style-name="ce24" table:formula="of:=[.C460]*[.D460]" office:value-type="float" office:value="3348">
            <text:p><text:s/>3 348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60]*[.C460]" office:value-type="float" office:value="0">
            <text:p>0,000р.</text:p>
          </table:table-cell>
          <table:table-cell table:style-name="ce32" table:formula="of:=[.D460]+[.F460]-[.H460]" office:value-type="float" office:value="2">
            <text:p>2,000</text:p>
          </table:table-cell>
          <table:table-cell table:style-name="ce36" table:formula="of:=[.J460]*[.C460]" office:value-type="float" office:value="3348">
            <text:p>3 348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ПВХ зелёный 3мм 1,56*3,05 PALIGHT</text:p>
          </table:table-cell>
          <table:table-cell table:style-name="ce6" office:value-type="string">
            <text:p>шт.</text:p>
          </table:table-cell>
          <table:table-cell table:style-name="ce12" office:value-type="float" office:value="1679">
            <text:p>1 679,000р.</text:p>
          </table:table-cell>
          <table:table-cell table:style-name="ce21" office:value-type="float" office:value="2">
            <text:p>2,000</text:p>
          </table:table-cell>
          <table:table-cell table:style-name="ce24" table:formula="of:=[.C461]*[.D461]" office:value-type="float" office:value="3358">
            <text:p><text:s/>3 358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61]*[.C461]" office:value-type="float" office:value="0">
            <text:p>0,000р.</text:p>
          </table:table-cell>
          <table:table-cell table:style-name="ce32" table:formula="of:=[.D461]+[.F461]-[.H461]" office:value-type="float" office:value="2">
            <text:p>2,000</text:p>
          </table:table-cell>
          <table:table-cell table:style-name="ce36" table:formula="of:=[.J461]*[.C461]" office:value-type="float" office:value="3358">
            <text:p>3 358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ПВХ синий 3мм 1,56*3,05 PALIGHT</text:p>
          </table:table-cell>
          <table:table-cell table:style-name="ce6" office:value-type="string">
            <text:p>шт.</text:p>
          </table:table-cell>
          <table:table-cell table:style-name="ce12" office:value-type="float" office:value="1170">
            <text:p>1 170,000р.</text:p>
          </table:table-cell>
          <table:table-cell table:style-name="ce21" office:value-type="float" office:value="1">
            <text:p>1,000</text:p>
          </table:table-cell>
          <table:table-cell table:style-name="ce24" table:formula="of:=[.C462]*[.D462]" office:value-type="float" office:value="1170">
            <text:p><text:s/>1 17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62]*[.C462]" office:value-type="float" office:value="0">
            <text:p>0,000р.</text:p>
          </table:table-cell>
          <table:table-cell table:style-name="ce32" table:formula="of:=[.D462]+[.F462]-[.H462]" office:value-type="float" office:value="1">
            <text:p>1,000</text:p>
          </table:table-cell>
          <table:table-cell table:style-name="ce36" table:formula="of:=[.J462]*[.C462]" office:value-type="float" office:value="1170">
            <text:p>1 17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ПВХ синий 3мм 1,56*3,05 PALIGHT</text:p>
          </table:table-cell>
          <table:table-cell table:style-name="ce6" office:value-type="string">
            <text:p>шт.</text:p>
          </table:table-cell>
          <table:table-cell table:style-name="ce12" office:value-type="float" office:value="1170">
            <text:p>1 170,000р.</text:p>
          </table:table-cell>
          <table:table-cell table:style-name="ce21" office:value-type="float" office:value="1">
            <text:p>1,000</text:p>
          </table:table-cell>
          <table:table-cell table:style-name="ce24" table:formula="of:=[.C463]*[.D463]" office:value-type="float" office:value="1170">
            <text:p><text:s/>1 17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63]*[.C463]" office:value-type="float" office:value="0">
            <text:p>0,000р.</text:p>
          </table:table-cell>
          <table:table-cell table:style-name="ce32" table:formula="of:=[.D463]+[.F463]-[.H463]" office:value-type="float" office:value="1">
            <text:p>1,000</text:p>
          </table:table-cell>
          <table:table-cell table:style-name="ce36" table:formula="of:=[.J463]*[.C463]" office:value-type="float" office:value="1170">
            <text:p>1 17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ПВХ белый 5мм 3050*2030</text:p>
          </table:table-cell>
          <table:table-cell table:style-name="ce6" office:value-type="string">
            <text:p>шт.</text:p>
          </table:table-cell>
          <table:table-cell table:style-name="ce12" office:value-type="float" office:value="2205.59">
            <text:p>2 205,590р.</text:p>
          </table:table-cell>
          <table:table-cell table:style-name="ce21" office:value-type="float" office:value="1">
            <text:p>1,000</text:p>
          </table:table-cell>
          <table:table-cell table:style-name="ce24" table:formula="of:=[.C464]*[.D464]" office:value-type="float" office:value="2205.59">
            <text:p><text:s/>2 205,59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64]*[.C464]" office:value-type="float" office:value="0">
            <text:p>0,000р.</text:p>
          </table:table-cell>
          <table:table-cell table:style-name="ce32" table:formula="of:=[.D464]+[.F464]-[.H464]" office:value-type="float" office:value="1">
            <text:p>1,000</text:p>
          </table:table-cell>
          <table:table-cell table:style-name="ce36" table:formula="of:=[.J464]*[.C464]" office:value-type="float" office:value="2205.59">
            <text:p>2 205,59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ПВХ белый 2мм 3050*2030</text:p>
          </table:table-cell>
          <table:table-cell table:style-name="ce6" office:value-type="string">
            <text:p>шт.</text:p>
          </table:table-cell>
          <table:table-cell table:style-name="ce12" office:value-type="float" office:value="1099.99">
            <text:p>1 099,990р.</text:p>
          </table:table-cell>
          <table:table-cell table:style-name="ce21" office:value-type="float" office:value="1">
            <text:p>1,000</text:p>
          </table:table-cell>
          <table:table-cell table:style-name="ce24" table:formula="of:=[.C465]*[.D465]" office:value-type="float" office:value="1099.99">
            <text:p><text:s/>1 099,99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65]*[.C465]" office:value-type="float" office:value="0">
            <text:p>0,000р.</text:p>
          </table:table-cell>
          <table:table-cell table:style-name="ce32" table:formula="of:=[.D465]+[.F465]-[.H465]" office:value-type="float" office:value="1">
            <text:p>1,000</text:p>
          </table:table-cell>
          <table:table-cell table:style-name="ce36" table:formula="of:=[.J465]*[.C465]" office:value-type="float" office:value="1099.99">
            <text:p>1 099,99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ПВХ белый 8мм 3050*2030</text:p>
          </table:table-cell>
          <table:table-cell table:style-name="ce6" office:value-type="string">
            <text:p>шт.</text:p>
          </table:table-cell>
          <table:table-cell table:style-name="ce12" office:value-type="float" office:value="2119">
            <text:p>2 119,000р.</text:p>
          </table:table-cell>
          <table:table-cell table:style-name="ce21" office:value-type="float" office:value="1">
            <text:p>1,000</text:p>
          </table:table-cell>
          <table:table-cell table:style-name="ce24" table:formula="of:=[.C466]*[.D466]" office:value-type="float" office:value="2119">
            <text:p><text:s/>2 119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66]*[.C466]" office:value-type="float" office:value="0">
            <text:p>0,000р.</text:p>
          </table:table-cell>
          <table:table-cell table:style-name="ce32" table:formula="of:=[.D466]+[.F466]-[.H466]" office:value-type="float" office:value="1">
            <text:p>1,000</text:p>
          </table:table-cell>
          <table:table-cell table:style-name="ce36" table:formula="of:=[.J466]*[.C466]" office:value-type="float" office:value="2119">
            <text:p>2 119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Акрима 10мм 3050*2050 проз.</text:p>
          </table:table-cell>
          <table:table-cell table:style-name="ce6" office:value-type="string">
            <text:p>шт.</text:p>
          </table:table-cell>
          <table:table-cell table:style-name="ce12" office:value-type="float" office:value="10218.58">
            <text:p>10 218,580р.</text:p>
          </table:table-cell>
          <table:table-cell table:style-name="ce21" office:value-type="float" office:value="1">
            <text:p>1,000</text:p>
          </table:table-cell>
          <table:table-cell table:style-name="ce24" table:formula="of:=[.C467]*[.D467]" office:value-type="float" office:value="10218.58">
            <text:p><text:s/>10 218,58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67]*[.C467]" office:value-type="float" office:value="0">
            <text:p>0,000р.</text:p>
          </table:table-cell>
          <table:table-cell table:style-name="ce32" table:formula="of:=[.D467]+[.F467]-[.H467]" office:value-type="float" office:value="1">
            <text:p>1,000</text:p>
          </table:table-cell>
          <table:table-cell table:style-name="ce36" table:formula="of:=[.J467]*[.C467]" office:value-type="float" office:value="10218.58">
            <text:p>10 218,58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Акрима 8мм 3050*2050 проз.</text:p>
          </table:table-cell>
          <table:table-cell table:style-name="ce6" office:value-type="string">
            <text:p>шт.</text:p>
          </table:table-cell>
          <table:table-cell table:style-name="ce12" office:value-type="float" office:value="8174.84">
            <text:p>8 174,840р.</text:p>
          </table:table-cell>
          <table:table-cell table:style-name="ce21" office:value-type="float" office:value="1">
            <text:p>1,000</text:p>
          </table:table-cell>
          <table:table-cell table:style-name="ce24" table:formula="of:=[.C468]*[.D468]" office:value-type="float" office:value="8174.84">
            <text:p><text:s/>8 174,84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68]*[.C468]" office:value-type="float" office:value="0">
            <text:p>0,000р.</text:p>
          </table:table-cell>
          <table:table-cell table:style-name="ce32" table:formula="of:=[.D468]+[.F468]-[.H468]" office:value-type="float" office:value="1">
            <text:p>1,000</text:p>
          </table:table-cell>
          <table:table-cell table:style-name="ce36" table:formula="of:=[.J468]*[.C468]" office:value-type="float" office:value="8174.84">
            <text:p>8 174,84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Акрима 6мм 3050*2050 проз.</text:p>
          </table:table-cell>
          <table:table-cell table:style-name="ce6" office:value-type="string">
            <text:p>шт.</text:p>
          </table:table-cell>
          <table:table-cell table:style-name="ce12" office:value-type="float" office:value="6131.09">
            <text:p>6 131,090р.</text:p>
          </table:table-cell>
          <table:table-cell table:style-name="ce21" office:value-type="float" office:value="1">
            <text:p>1,000</text:p>
          </table:table-cell>
          <table:table-cell table:style-name="ce24" table:formula="of:=[.C469]*[.D469]" office:value-type="float" office:value="6131.09">
            <text:p><text:s/>6 131,09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69]*[.C469]" office:value-type="float" office:value="0">
            <text:p>0,000р.</text:p>
          </table:table-cell>
          <table:table-cell table:style-name="ce32" table:formula="of:=[.D469]+[.F469]-[.H469]" office:value-type="float" office:value="1">
            <text:p>1,000</text:p>
          </table:table-cell>
          <table:table-cell table:style-name="ce36" table:formula="of:=[.J469]*[.C469]" office:value-type="float" office:value="6131.09">
            <text:p>6 131,09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Акрима 3мм 3050*2050 красный.</text:p>
          </table:table-cell>
          <table:table-cell table:style-name="ce6" office:value-type="string">
            <text:p>шт.</text:p>
          </table:table-cell>
          <table:table-cell table:style-name="ce12" office:value-type="float" office:value="4500">
            <text:p>4 500,000р.</text:p>
          </table:table-cell>
          <table:table-cell table:style-name="ce21" office:value-type="float" office:value="1">
            <text:p>1,000</text:p>
          </table:table-cell>
          <table:table-cell table:style-name="ce24" table:formula="of:=[.C470]*[.D470]" office:value-type="float" office:value="4500">
            <text:p><text:s/>4 5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70]*[.C470]" office:value-type="float" office:value="0">
            <text:p>0,000р.</text:p>
          </table:table-cell>
          <table:table-cell table:style-name="ce32" table:formula="of:=[.D470]+[.F470]-[.H470]" office:value-type="float" office:value="1">
            <text:p>1,000</text:p>
          </table:table-cell>
          <table:table-cell table:style-name="ce36" table:formula="of:=[.J470]*[.C470]" office:value-type="float" office:value="4500">
            <text:p>4 50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Акрима 3мм 3050*2050 синий.</text:p>
          </table:table-cell>
          <table:table-cell table:style-name="ce6" office:value-type="string">
            <text:p>шт.</text:p>
          </table:table-cell>
          <table:table-cell table:style-name="ce12" office:value-type="float" office:value="4500">
            <text:p>4 500,000р.</text:p>
          </table:table-cell>
          <table:table-cell table:style-name="ce21" office:value-type="float" office:value="1">
            <text:p>1,000</text:p>
          </table:table-cell>
          <table:table-cell table:style-name="ce24" table:formula="of:=[.C471]*[.D471]" office:value-type="float" office:value="4500">
            <text:p><text:s/>4 5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71]*[.C471]" office:value-type="float" office:value="0">
            <text:p>0,000р.</text:p>
          </table:table-cell>
          <table:table-cell table:style-name="ce32" table:formula="of:=[.D471]+[.F471]-[.H471]" office:value-type="float" office:value="1">
            <text:p>1,000</text:p>
          </table:table-cell>
          <table:table-cell table:style-name="ce36" table:formula="of:=[.J471]*[.C471]" office:value-type="float" office:value="4500">
            <text:p>4 50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Алюминевый профиль ALU-BOX 60T натур. Анод длина 6 м.</text:p>
          </table:table-cell>
          <table:table-cell table:style-name="ce6" office:value-type="string">
            <text:p>шт.</text:p>
          </table:table-cell>
          <table:table-cell table:style-name="ce12" office:value-type="float" office:value="760.2">
            <text:p>760,200р.</text:p>
          </table:table-cell>
          <table:table-cell table:style-name="ce18" office:value-type="float" office:value="2">
            <text:p>2,000</text:p>
          </table:table-cell>
          <table:table-cell table:style-name="ce24" table:formula="of:=[.C472]*[.D472]" office:value-type="float" office:value="1520.4">
            <text:p><text:s/>1 520,4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72]*[.C472]" office:value-type="float" office:value="0">
            <text:p>0,000р.</text:p>
          </table:table-cell>
          <table:table-cell table:style-name="ce32" table:formula="of:=[.D472]+[.F472]-[.H472]" office:value-type="float" office:value="2">
            <text:p>2,000</text:p>
          </table:table-cell>
          <table:table-cell table:style-name="ce36" table:formula="of:=[.J472]*[.C472]" office:value-type="float" office:value="1520.4">
            <text:p>1 520,4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рофиль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Угловой коннектор ALU-BOX 60С серый</text:p>
          </table:table-cell>
          <table:table-cell table:style-name="ce6" office:value-type="string">
            <text:p>шт.</text:p>
          </table:table-cell>
          <table:table-cell table:style-name="ce12" office:value-type="float" office:value="39.49">
            <text:p>39,490р.</text:p>
          </table:table-cell>
          <table:table-cell table:style-name="ce18" office:value-type="float" office:value="8">
            <text:p>8,000</text:p>
          </table:table-cell>
          <table:table-cell table:style-name="ce24" table:formula="of:=[.C473]*[.D473]" office:value-type="float" office:value="315.92">
            <text:p><text:s/>315,92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73]*[.C473]" office:value-type="float" office:value="0">
            <text:p>0,000р.</text:p>
          </table:table-cell>
          <table:table-cell table:style-name="ce32" table:formula="of:=[.D473]+[.F473]-[.H473]" office:value-type="float" office:value="8">
            <text:p>8,000</text:p>
          </table:table-cell>
          <table:table-cell table:style-name="ce36" table:formula="of:=[.J473]*[.C473]" office:value-type="float" office:value="315.92">
            <text:p>315,92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6">
          <table:table-cell table:style-name="ce1" office:value-type="string">
            <text:p>Алюминевый профиль ALU-FRAME №86а натур. анод длина 3 м.</text:p>
          </table:table-cell>
          <table:table-cell table:style-name="ce6" office:value-type="string">
            <text:p>шт.</text:p>
          </table:table-cell>
          <table:table-cell table:style-name="ce12" office:value-type="float" office:value="674.53">
            <text:p>674,530р.</text:p>
          </table:table-cell>
          <table:table-cell table:style-name="ce18" office:value-type="float" office:value="4">
            <text:p>4,000</text:p>
          </table:table-cell>
          <table:table-cell table:style-name="ce24" table:formula="of:=[.C474]*[.D474]" office:value-type="float" office:value="2698.12">
            <text:p><text:s/>2 698,12р. </text:p>
          </table:table-cell>
          <table:table-cell table:style-name="ce31"/>
          <table:table-cell table:style-name="ce31"/>
          <table:table-cell table:style-name="ce6" office:value-type="float" office:value="2.3">
            <text:p>2,3</text:p>
          </table:table-cell>
          <table:table-cell table:style-name="ce35" table:formula="of:=[.H474]*[.C474]" office:value-type="float" office:value="1551.419">
            <text:p>1 551,419р.</text:p>
          </table:table-cell>
          <table:table-cell table:style-name="ce32" table:formula="of:=[.D474]+[.F474]-[.H474]" office:value-type="float" office:value="1.7">
            <text:p>1,700</text:p>
          </table:table-cell>
          <table:table-cell table:style-name="ce36" table:formula="of:=[.J474]*[.C474]" office:value-type="float" office:value="1146.701">
            <text:p>1 146,7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рофиль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Алюминевый профиль ALU-FRAME №86g золот. анод длина 3 м.</text:p>
          </table:table-cell>
          <table:table-cell table:style-name="ce6" office:value-type="string">
            <text:p>шт.</text:p>
          </table:table-cell>
          <table:table-cell table:style-name="ce12" office:value-type="float" office:value="674.53">
            <text:p>674,530р.</text:p>
          </table:table-cell>
          <table:table-cell table:style-name="ce18" office:value-type="float" office:value="3">
            <text:p>3,000</text:p>
          </table:table-cell>
          <table:table-cell table:style-name="ce24" table:formula="of:=[.C475]*[.D475]" office:value-type="float" office:value="2023.59">
            <text:p><text:s/>2 023,59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75]*[.C475]" office:value-type="float" office:value="0">
            <text:p>0,000р.</text:p>
          </table:table-cell>
          <table:table-cell table:style-name="ce32" table:formula="of:=[.D475]+[.F475]-[.H475]" office:value-type="float" office:value="3">
            <text:p>3,000</text:p>
          </table:table-cell>
          <table:table-cell table:style-name="ce36" table:formula="of:=[.J475]*[.C475]" office:value-type="float" office:value="2023.59">
            <text:p>2 023,59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рофиль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ALU-MAKER Угол L, 90</text:p>
          </table:table-cell>
          <table:table-cell table:style-name="ce6" office:value-type="string">
            <text:p>шт.</text:p>
          </table:table-cell>
          <table:table-cell table:style-name="ce12" office:value-type="float" office:value="9.2">
            <text:p>9,200р.</text:p>
          </table:table-cell>
          <table:table-cell table:style-name="ce18" office:value-type="float" office:value="105">
            <text:p>105,000</text:p>
          </table:table-cell>
          <table:table-cell table:style-name="ce24" table:formula="of:=[.C476]*[.D476]" office:value-type="float" office:value="966">
            <text:p><text:s/>966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76]*[.C476]" office:value-type="float" office:value="0">
            <text:p>0,000р.</text:p>
          </table:table-cell>
          <table:table-cell table:style-name="ce32" table:formula="of:=[.D476]+[.F476]-[.H476]" office:value-type="float" office:value="105">
            <text:p>105,000</text:p>
          </table:table-cell>
          <table:table-cell table:style-name="ce36" table:formula="of:=[.J476]*[.C476]" office:value-type="float" office:value="966">
            <text:p>966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ALU-MAKER Пружина прижимная</text:p>
          </table:table-cell>
          <table:table-cell table:style-name="ce6" office:value-type="string">
            <text:p>шт.</text:p>
          </table:table-cell>
          <table:table-cell table:style-name="ce12" office:value-type="float" office:value="2.15">
            <text:p>2,150р.</text:p>
          </table:table-cell>
          <table:table-cell table:style-name="ce18" office:value-type="float" office:value="20">
            <text:p>20,000</text:p>
          </table:table-cell>
          <table:table-cell table:style-name="ce24" table:formula="of:=[.C477]*[.D477]" office:value-type="float" office:value="43">
            <text:p><text:s/>43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77]*[.C477]" office:value-type="float" office:value="0">
            <text:p>0,000р.</text:p>
          </table:table-cell>
          <table:table-cell table:style-name="ce32" table:formula="of:=[.D477]+[.F477]-[.H477]" office:value-type="float" office:value="20">
            <text:p>20,000</text:p>
          </table:table-cell>
          <table:table-cell table:style-name="ce36" table:formula="of:=[.J477]*[.C477]" office:value-type="float" office:value="43">
            <text:p>43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ALU-MAKER Подвеска большая Н35</text:p>
          </table:table-cell>
          <table:table-cell table:style-name="ce6" office:value-type="string">
            <text:p>шт.</text:p>
          </table:table-cell>
          <table:table-cell table:style-name="ce12" office:value-type="float" office:value="7.13">
            <text:p>7,130р.</text:p>
          </table:table-cell>
          <table:table-cell table:style-name="ce18" office:value-type="float" office:value="4">
            <text:p>4,000</text:p>
          </table:table-cell>
          <table:table-cell table:style-name="ce24" table:formula="of:=[.C478]*[.D478]" office:value-type="float" office:value="28.52">
            <text:p><text:s/>28,52р. </text:p>
          </table:table-cell>
          <table:table-cell table:style-name="ce31"/>
          <table:table-cell table:style-name="ce31"/>
          <table:table-cell table:style-name="ce9" office:value-type="float" office:value="4">
            <text:p>4</text:p>
          </table:table-cell>
          <table:table-cell table:style-name="ce35" table:formula="of:=[.H478]*[.C478]" office:value-type="float" office:value="28.52">
            <text:p>28,520р.</text:p>
          </table:table-cell>
          <table:table-cell table:style-name="ce32" table:formula="of:=[.D478]+[.F478]-[.H478]" office:value-type="float" office:value="0">
            <text:p>0,000</text:p>
          </table:table-cell>
          <table:table-cell table:style-name="ce36" table:formula="of:=[.J478]*[.C478]" office:value-type="float" office:value="0">
            <text:p>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6">
          <table:table-cell table:style-name="ce1" office:value-type="string">
            <text:p>Алюминевый профиль ALU-TECH24 неанод длина 5 м.</text:p>
          </table:table-cell>
          <table:table-cell table:style-name="ce6" office:value-type="string">
            <text:p>шт.</text:p>
          </table:table-cell>
          <table:table-cell table:style-name="ce12" office:value-type="float" office:value="491.4">
            <text:p>491,400р.</text:p>
          </table:table-cell>
          <table:table-cell table:style-name="ce18" office:value-type="float" office:value="3">
            <text:p>3,000</text:p>
          </table:table-cell>
          <table:table-cell table:style-name="ce24" table:formula="of:=[.C479]*[.D479]" office:value-type="float" office:value="1474.2">
            <text:p><text:s/>1 474,2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79]*[.C479]" office:value-type="float" office:value="0">
            <text:p>0,000р.</text:p>
          </table:table-cell>
          <table:table-cell table:style-name="ce32" table:formula="of:=[.D479]+[.F479]-[.H479]" office:value-type="float" office:value="3">
            <text:p>3,000</text:p>
          </table:table-cell>
          <table:table-cell table:style-name="ce36" table:formula="of:=[.J479]*[.C479]" office:value-type="float" office:value="1474.2">
            <text:p>1 474,2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рофиль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Компрессор ABAK Pole Position 241</text:p>
          </table:table-cell>
          <table:table-cell table:style-name="ce6" office:value-type="string">
            <text:p>шт.</text:p>
          </table:table-cell>
          <table:table-cell table:style-name="ce12" office:value-type="float" office:value="8995">
            <text:p>8 995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480]*[.D480]" office:value-type="float" office:value="8995">
            <text:p><text:s/>8 995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80]*[.C480]" office:value-type="float" office:value="0">
            <text:p>0,000р.</text:p>
          </table:table-cell>
          <table:table-cell table:style-name="ce32" table:formula="of:=[.D480]+[.F480]-[.H480]" office:value-type="float" office:value="1">
            <text:p>1,000</text:p>
          </table:table-cell>
          <table:table-cell table:style-name="ce36" table:formula="of:=[.J480]*[.C480]" office:value-type="float" office:value="8995">
            <text:p>8 995,00р.</text:p>
          </table:table-cell>
          <table:table-cell table:style-name="ce7" office:value-type="string">
            <text:p>Электро-мех. устройства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линейка</text:p>
          </table:table-cell>
          <table:table-cell table:style-name="ce6" office:value-type="string">
            <text:p>шт.</text:p>
          </table:table-cell>
          <table:table-cell table:style-name="ce12" office:value-type="float" office:value="100">
            <text:p>10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481]*[.D481]" office:value-type="float" office:value="100">
            <text:p><text:s/>100,00р. </text:p>
          </table:table-cell>
          <table:table-cell table:style-name="ce31"/>
          <table:table-cell table:style-name="ce31"/>
          <table:table-cell table:style-name="ce9"/>
          <table:table-cell table:style-name="ce35" table:formula="of:=[.H481]*[.C481]" office:value-type="float" office:value="0">
            <text:p>0,000р.</text:p>
          </table:table-cell>
          <table:table-cell table:style-name="ce32" table:formula="of:=[.D481]+[.F481]-[.H481]" office:value-type="float" office:value="1">
            <text:p>1,000</text:p>
          </table:table-cell>
          <table:table-cell table:style-name="ce36" table:formula="of:=[.J481]*[.C481]" office:value-type="float" office:value="100">
            <text:p>10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Скотч вспененный ST311 6x66 мм</text:p>
          </table:table-cell>
          <table:table-cell table:style-name="ce6" office:value-type="string">
            <text:p>рул.</text:p>
          </table:table-cell>
          <table:table-cell table:style-name="ce16" office:value-type="float" office:value="54.1808">
            <text:p>54,181р.</text:p>
          </table:table-cell>
          <table:table-cell table:style-name="ce21" office:value-type="float" office:value="2">
            <text:p>2,000</text:p>
          </table:table-cell>
          <table:table-cell table:style-name="ce28" table:formula="of:=[.D482]*[.C482]" office:value-type="float" office:value="108.3616">
            <text:p>108,362</text:p>
          </table:table-cell>
          <table:table-cell table:style-name="ce34"/>
          <table:table-cell table:style-name="ce34"/>
          <table:table-cell table:style-name="ce22" office:value-type="float" office:value="2">
            <text:p>2</text:p>
          </table:table-cell>
          <table:table-cell table:style-name="ce35" table:formula="of:=[.H482]*[.C482]" office:value-type="float" office:value="108.3616">
            <text:p>108,362р.</text:p>
          </table:table-cell>
          <table:table-cell table:style-name="ce34" table:formula="of:=[.D482]+[.F482]-[.H482]" office:value-type="float" office:value="0">
            <text:p>0,000</text:p>
          </table:table-cell>
          <table:table-cell table:style-name="ce36" table:formula="of:=[.J482]*[.C482]" office:value-type="float" office:value="0">
            <text:p>0,00р.</text:p>
          </table:table-cell>
          <table:table-cell table:style-name="ce7" office:value-type="string">
            <text:p>Расходный 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Полиэфир ПЭТ А 2050х0,5 мм прозрачный</text:p>
          </table:table-cell>
          <table:table-cell table:style-name="ce6" office:value-type="string">
            <text:p>шт.</text:p>
          </table:table-cell>
          <table:table-cell table:style-name="ce16" office:value-type="float" office:value="53.605">
            <text:p>53,605р.</text:p>
          </table:table-cell>
          <table:table-cell table:style-name="ce21" office:value-type="float" office:value="1">
            <text:p>1,000</text:p>
          </table:table-cell>
          <table:table-cell table:style-name="ce22" table:formula="of:=[.D483]*[.C483]" office:value-type="float" office:value="53.605">
            <text:p>53,61</text:p>
          </table:table-cell>
          <table:table-cell table:style-name="ce34"/>
          <table:table-cell table:style-name="ce34"/>
          <table:table-cell table:style-name="ce22" office:value-type="float" office:value="1">
            <text:p>1</text:p>
          </table:table-cell>
          <table:table-cell table:style-name="ce35" table:formula="of:=[.H483]*[.C483]" office:value-type="float" office:value="53.605">
            <text:p>53,605р.</text:p>
          </table:table-cell>
          <table:table-cell table:style-name="ce34" table:formula="of:=[.D483]+[.F483]-[.H483]" office:value-type="float" office:value="0">
            <text:p>0,000</text:p>
          </table:table-cell>
          <table:table-cell table:style-name="ce36" table:formula="of:=[.J483]*[.C483]" office:value-type="float" office:value="0">
            <text:p>0,00р.</text:p>
          </table:table-cell>
          <table:table-cell table:style-name="ce7" office:value-type="string">
            <text:p>Расходный 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Пластик Юнекет 3050х2030х4 мм белый</text:p>
          </table:table-cell>
          <table:table-cell table:style-name="ce6" office:value-type="string">
            <text:p>лист</text:p>
          </table:table-cell>
          <table:table-cell table:style-name="ce16" office:value-type="float" office:value="974.9975">
            <text:p>974,998р.</text:p>
          </table:table-cell>
          <table:table-cell table:style-name="ce21" office:value-type="float" office:value="2">
            <text:p>2,000</text:p>
          </table:table-cell>
          <table:table-cell table:style-name="ce28" table:formula="of:=[.D484]*[.C484]" office:value-type="float" office:value="1949.995">
            <text:p>1949,995</text:p>
          </table:table-cell>
          <table:table-cell table:style-name="ce34"/>
          <table:table-cell table:style-name="ce34"/>
          <table:table-cell table:style-name="ce22"/>
          <table:table-cell table:style-name="ce35" table:formula="of:=[.H484]*[.C484]" office:value-type="float" office:value="0">
            <text:p>0,000р.</text:p>
          </table:table-cell>
          <table:table-cell table:style-name="ce34" table:formula="of:=[.D484]+[.F484]-[.H484]" office:value-type="float" office:value="2">
            <text:p>2,000</text:p>
          </table:table-cell>
          <table:table-cell table:style-name="ce36" table:formula="of:=[.J484]*[.C484]" office:value-type="float" office:value="1949.995">
            <text:p>1 95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Клей Cosmofen CH-12 (50т.)</text:p>
          </table:table-cell>
          <table:table-cell table:style-name="ce6" office:value-type="string">
            <text:p>шт.</text:p>
          </table:table-cell>
          <table:table-cell table:style-name="ce16" office:value-type="float" office:value="70.75">
            <text:p>70,750р.</text:p>
          </table:table-cell>
          <table:table-cell table:style-name="ce21" office:value-type="float" office:value="2">
            <text:p>2,000</text:p>
          </table:table-cell>
          <table:table-cell table:style-name="ce28" table:formula="of:=[.D485]*[.C485]" office:value-type="float" office:value="141.5">
            <text:p>141,500</text:p>
          </table:table-cell>
          <table:table-cell table:style-name="ce34"/>
          <table:table-cell table:style-name="ce34"/>
          <table:table-cell table:style-name="ce22"/>
          <table:table-cell table:style-name="ce35" table:formula="of:=[.H485]*[.C485]" office:value-type="float" office:value="0">
            <text:p>0,000р.</text:p>
          </table:table-cell>
          <table:table-cell table:style-name="ce34" table:formula="of:=[.D485]+[.F485]-[.H485]" office:value-type="float" office:value="2">
            <text:p>2,000</text:p>
          </table:table-cell>
          <table:table-cell table:style-name="ce36" table:formula="of:=[.J485]*[.C485]" office:value-type="float" office:value="141.5">
            <text:p>141,50р.</text:p>
          </table:table-cell>
          <table:table-cell table:style-name="ce7" office:value-type="string">
            <text:p>Расходный материал</text:p>
          </table:table-cell>
          <table:table-cell table:style-name="ce7" office:value-type="string">
            <text:p>Клей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Ракель серый</text:p>
          </table:table-cell>
          <table:table-cell table:style-name="ce6" office:value-type="string">
            <text:p>шт.</text:p>
          </table:table-cell>
          <table:table-cell table:style-name="ce16" office:value-type="float" office:value="37.41">
            <text:p>37,410р.</text:p>
          </table:table-cell>
          <table:table-cell table:style-name="ce21" office:value-type="float" office:value="1">
            <text:p>1,000</text:p>
          </table:table-cell>
          <table:table-cell table:style-name="ce27" table:formula="of:=[.D486]*[.C486]" office:value-type="float" office:value="37.41">
            <text:p><text:s/>37,41р. </text:p>
          </table:table-cell>
          <table:table-cell table:style-name="ce34"/>
          <table:table-cell table:style-name="ce34"/>
          <table:table-cell table:style-name="ce22"/>
          <table:table-cell table:style-name="ce35" table:formula="of:=[.H486]*[.C486]" office:value-type="float" office:value="0">
            <text:p>0,000р.</text:p>
          </table:table-cell>
          <table:table-cell table:style-name="ce34" table:formula="of:=[.D486]+[.F486]-[.H486]" office:value-type="float" office:value="1">
            <text:p>1,000</text:p>
          </table:table-cell>
          <table:table-cell table:style-name="ce36" table:formula="of:=[.E486]+[.G486]-[.I486]" office:value-type="float" office:value="37.41">
            <text:p>37,41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Ракель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Ракель фетровый ОРАКАЛ (Германия)</text:p>
          </table:table-cell>
          <table:table-cell table:style-name="ce6" office:value-type="string">
            <text:p>шт.</text:p>
          </table:table-cell>
          <table:table-cell table:style-name="ce16" office:value-type="float" office:value="180.06">
            <text:p>180,060р.</text:p>
          </table:table-cell>
          <table:table-cell table:style-name="ce21" office:value-type="float" office:value="1">
            <text:p>1,000</text:p>
          </table:table-cell>
          <table:table-cell table:style-name="ce28" table:formula="of:=[.D487]*[.C487]" office:value-type="float" office:value="180.06">
            <text:p>180,060</text:p>
          </table:table-cell>
          <table:table-cell table:style-name="ce34"/>
          <table:table-cell table:style-name="ce34"/>
          <table:table-cell table:style-name="ce22"/>
          <table:table-cell table:style-name="ce35" table:formula="of:=[.H487]*[.C487]" office:value-type="float" office:value="0">
            <text:p>0,000р.</text:p>
          </table:table-cell>
          <table:table-cell table:style-name="ce34" table:formula="of:=[.D487]+[.F487]-[.H487]" office:value-type="float" office:value="1">
            <text:p>1,000</text:p>
          </table:table-cell>
          <table:table-cell table:style-name="ce36" table:formula="of:=[.J487]*[.C487]" office:value-type="float" office:value="180.06">
            <text:p>180,06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Ракель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Ракель красный с резиновой кромкой</text:p>
          </table:table-cell>
          <table:table-cell table:style-name="ce6" office:value-type="string">
            <text:p>шт.</text:p>
          </table:table-cell>
          <table:table-cell table:style-name="ce16" office:value-type="float" office:value="176.68">
            <text:p>176,680р.</text:p>
          </table:table-cell>
          <table:table-cell table:style-name="ce21" office:value-type="float" office:value="1">
            <text:p>1,000</text:p>
          </table:table-cell>
          <table:table-cell table:style-name="ce28" table:formula="of:=[.D488]*[.C488]" office:value-type="float" office:value="176.68">
            <text:p>176,680</text:p>
          </table:table-cell>
          <table:table-cell table:style-name="ce34"/>
          <table:table-cell table:style-name="ce34"/>
          <table:table-cell table:style-name="ce22"/>
          <table:table-cell table:style-name="ce35" table:formula="of:=[.H488]*[.C488]" office:value-type="float" office:value="0">
            <text:p>0,000р.</text:p>
          </table:table-cell>
          <table:table-cell table:style-name="ce34" table:formula="of:=[.D488]+[.F488]-[.H488]" office:value-type="float" office:value="1">
            <text:p>1,000</text:p>
          </table:table-cell>
          <table:table-cell table:style-name="ce36" table:formula="of:=[.J488]*[.C488]" office:value-type="float" office:value="176.68">
            <text:p>176,68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Ракель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Сверло алмазное ø20 мм L общ.75 крепл. 1/2' бронза</text:p>
          </table:table-cell>
          <table:table-cell table:style-name="ce6" office:value-type="string">
            <text:p>шт.</text:p>
          </table:table-cell>
          <table:table-cell table:style-name="ce16" office:value-type="float" office:value="1391.02">
            <text:p>1 391,020р.</text:p>
          </table:table-cell>
          <table:table-cell table:style-name="ce21" office:value-type="float" office:value="1">
            <text:p>1,000</text:p>
          </table:table-cell>
          <table:table-cell table:style-name="ce28" table:formula="of:=[.D489]*[.C489]" office:value-type="float" office:value="1391.02">
            <text:p>1391,020</text:p>
          </table:table-cell>
          <table:table-cell table:style-name="ce34"/>
          <table:table-cell table:style-name="ce34"/>
          <table:table-cell table:style-name="ce22"/>
          <table:table-cell table:style-name="ce35" table:formula="of:=[.H489]*[.C489]" office:value-type="float" office:value="0">
            <text:p>0,000р.</text:p>
          </table:table-cell>
          <table:table-cell table:style-name="ce34" table:formula="of:=[.D489]+[.F489]-[.H489]" office:value-type="float" office:value="1">
            <text:p>1,000</text:p>
          </table:table-cell>
          <table:table-cell table:style-name="ce36" table:formula="of:=[.J489]*[.C489]" office:value-type="float" office:value="1391.02">
            <text:p>1 391,02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Сверло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Пылесос "Корвет-61"</text:p>
          </table:table-cell>
          <table:table-cell table:style-name="ce6" office:value-type="string">
            <text:p>шт.</text:p>
          </table:table-cell>
          <table:table-cell table:style-name="ce16" office:value-type="float" office:value="8000">
            <text:p>8 000,000р.</text:p>
          </table:table-cell>
          <table:table-cell table:style-name="ce21" office:value-type="float" office:value="1">
            <text:p>1,000</text:p>
          </table:table-cell>
          <table:table-cell table:style-name="ce28" table:formula="of:=[.D490]*[.C490]" office:value-type="float" office:value="8000">
            <text:p>8000,000</text:p>
          </table:table-cell>
          <table:table-cell table:style-name="ce34"/>
          <table:table-cell table:style-name="ce34"/>
          <table:table-cell table:style-name="ce22"/>
          <table:table-cell table:style-name="ce35" table:formula="of:=[.H490]*[.C490]" office:value-type="float" office:value="0">
            <text:p>0,000р.</text:p>
          </table:table-cell>
          <table:table-cell table:style-name="ce34" table:formula="of:=[.D490]+[.F490]-[.H490]" office:value-type="float" office:value="1">
            <text:p>1,000</text:p>
          </table:table-cell>
          <table:table-cell table:style-name="ce36" table:formula="of:=[.J490]*[.C490]" office:value-type="float" office:value="8000">
            <text:p>8 000,00р.</text:p>
          </table:table-cell>
          <table:table-cell table:style-name="ce7" office:value-type="string">
            <text:p>Электро-мех. устройств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Труба вытяжная гофра ø100</text:p>
          </table:table-cell>
          <table:table-cell table:style-name="ce6" office:value-type="string">
            <text:p>шт.</text:p>
          </table:table-cell>
          <table:table-cell table:style-name="ce16" office:value-type="float" office:value="200">
            <text:p>200,000р.</text:p>
          </table:table-cell>
          <table:table-cell table:style-name="ce21" office:value-type="float" office:value="1">
            <text:p>1,000</text:p>
          </table:table-cell>
          <table:table-cell table:style-name="ce28" table:formula="of:=[.D491]*[.C491]" office:value-type="float" office:value="200">
            <text:p>200,000</text:p>
          </table:table-cell>
          <table:table-cell table:style-name="ce34"/>
          <table:table-cell table:style-name="ce34"/>
          <table:table-cell table:style-name="ce22"/>
          <table:table-cell table:style-name="ce35" table:formula="of:=[.H491]*[.C491]" office:value-type="float" office:value="0">
            <text:p>0,000р.</text:p>
          </table:table-cell>
          <table:table-cell table:style-name="ce34" table:formula="of:=[.D491]+[.F491]-[.H491]" office:value-type="float" office:value="1">
            <text:p>1,000</text:p>
          </table:table-cell>
          <table:table-cell table:style-name="ce36" table:formula="of:=[.J491]*[.C491]" office:value-type="float" office:value="200">
            <text:p>200,00р.</text:p>
          </table:table-cell>
          <table:table-cell table:style-name="ce7" office:value-type="string">
            <text:p>Расходный материал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Соединитель Вентс 151 пласт. Ø100</text:p>
          </table:table-cell>
          <table:table-cell table:style-name="ce6" office:value-type="string">
            <text:p>шт.</text:p>
          </table:table-cell>
          <table:table-cell table:style-name="ce16" office:value-type="float" office:value="125">
            <text:p>125,000р.</text:p>
          </table:table-cell>
          <table:table-cell table:style-name="ce21" office:value-type="float" office:value="1">
            <text:p>1,000</text:p>
          </table:table-cell>
          <table:table-cell table:style-name="ce28" table:formula="of:=[.D492]*[.C492]" office:value-type="float" office:value="125">
            <text:p>125,000</text:p>
          </table:table-cell>
          <table:table-cell table:style-name="ce34"/>
          <table:table-cell table:style-name="ce34"/>
          <table:table-cell table:style-name="ce22"/>
          <table:table-cell table:style-name="ce35" table:formula="of:=[.H492]*[.C492]" office:value-type="float" office:value="0">
            <text:p>0,000р.</text:p>
          </table:table-cell>
          <table:table-cell table:style-name="ce34" table:formula="of:=[.D492]+[.F492]-[.H492]" office:value-type="float" office:value="1">
            <text:p>1,000</text:p>
          </table:table-cell>
          <table:table-cell table:style-name="ce36" table:formula="of:=[.J492]*[.C492]" office:value-type="float" office:value="125">
            <text:p>125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8">
          <table:table-cell table:style-name="ce1" office:value-type="string">
            <text:p>FSTN(SB) 004 Сверло алмазное ø4 мм L общ.75 крепл.1/2' Бронза (возм установ зенкер) DD (Италия)</text:p>
          </table:table-cell>
          <table:table-cell table:style-name="ce6" office:value-type="string">
            <text:p>шт.</text:p>
          </table:table-cell>
          <table:table-cell table:style-name="ce16" office:value-type="float" office:value="1206.31">
            <text:p>1 206,310р.</text:p>
          </table:table-cell>
          <table:table-cell table:style-name="ce21" office:value-type="float" office:value="1">
            <text:p>1,000</text:p>
          </table:table-cell>
          <table:table-cell table:style-name="ce22" table:formula="of:=[.D493]*[.C493]" office:value-type="float" office:value="1206.31">
            <text:p>1206,31</text:p>
          </table:table-cell>
          <table:table-cell table:style-name="ce34"/>
          <table:table-cell table:style-name="ce34"/>
          <table:table-cell table:style-name="ce22"/>
          <table:table-cell table:style-name="ce35" table:formula="of:=[.H493]*[.C493]" office:value-type="float" office:value="0">
            <text:p>0,000р.</text:p>
          </table:table-cell>
          <table:table-cell table:style-name="ce34" table:formula="of:=[.D493]+[.F493]-[.H493]" office:value-type="float" office:value="1">
            <text:p>1,000</text:p>
          </table:table-cell>
          <table:table-cell table:style-name="ce36" table:formula="of:=[.J493]*[.C493]" office:value-type="float" office:value="1206.31">
            <text:p>1 206,31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Сверло</text:p>
          </table:table-cell>
          <table:table-cell table:number-columns-repeated="1011"/>
        </table:table-row>
        <table:table-row table:style-name="ro9">
          <table:table-cell table:style-name="ce1" office:value-type="string">
            <text:p>FSTN(SB) 006 Сверло алмазное ø6 мм L общ.75 крепл.1/2' Бронза (возм установ зенкер) DD</text:p>
          </table:table-cell>
          <table:table-cell table:style-name="ce6" office:value-type="string">
            <text:p>шт.</text:p>
          </table:table-cell>
          <table:table-cell table:style-name="ce16" office:value-type="float" office:value="824.22">
            <text:p>824,220р.</text:p>
          </table:table-cell>
          <table:table-cell table:style-name="ce21" office:value-type="float" office:value="1">
            <text:p>1,000</text:p>
          </table:table-cell>
          <table:table-cell table:style-name="ce22" table:formula="of:=[.D494]*[.C494]" office:value-type="float" office:value="824.22">
            <text:p>824,22</text:p>
          </table:table-cell>
          <table:table-cell table:style-name="ce34"/>
          <table:table-cell table:style-name="ce34"/>
          <table:table-cell table:style-name="ce22"/>
          <table:table-cell table:style-name="ce35" table:formula="of:=[.H494]*[.C494]" office:value-type="float" office:value="0">
            <text:p>0,000р.</text:p>
          </table:table-cell>
          <table:table-cell table:style-name="ce34" table:formula="of:=[.D494]+[.F494]-[.H494]" office:value-type="float" office:value="1">
            <text:p>1,000</text:p>
          </table:table-cell>
          <table:table-cell table:style-name="ce36" table:formula="of:=[.J494]*[.C494]" office:value-type="float" office:value="824.22">
            <text:p>824,22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Сверло</text:p>
          </table:table-cell>
          <table:table-cell table:number-columns-repeated="1011"/>
        </table:table-row>
        <table:table-row table:style-name="ro9">
          <table:table-cell table:style-name="ce1" office:value-type="string">
            <text:p>FSTN(SB) 008 Сверло алмазное ø8 мм L общ.75 крепл.1/2' Бронза (возм установ зенкер) DD</text:p>
          </table:table-cell>
          <table:table-cell table:style-name="ce6" office:value-type="string">
            <text:p>шт.</text:p>
          </table:table-cell>
          <table:table-cell table:style-name="ce16" office:value-type="float" office:value="925.02">
            <text:p>925,020р.</text:p>
          </table:table-cell>
          <table:table-cell table:style-name="ce21" office:value-type="float" office:value="1">
            <text:p>1,000</text:p>
          </table:table-cell>
          <table:table-cell table:style-name="ce22" table:formula="of:=[.D495]*[.C495]" office:value-type="float" office:value="925.02">
            <text:p>925,02</text:p>
          </table:table-cell>
          <table:table-cell table:style-name="ce34"/>
          <table:table-cell table:style-name="ce34"/>
          <table:table-cell table:style-name="ce22"/>
          <table:table-cell table:style-name="ce35" table:formula="of:=[.H495]*[.C495]" office:value-type="float" office:value="0">
            <text:p>0,000р.</text:p>
          </table:table-cell>
          <table:table-cell table:style-name="ce34" table:formula="of:=[.D495]+[.F495]-[.H495]" office:value-type="float" office:value="1">
            <text:p>1,000</text:p>
          </table:table-cell>
          <table:table-cell table:style-name="ce36" table:formula="of:=[.J495]*[.C495]" office:value-type="float" office:value="925.02">
            <text:p>925,02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Сверло</text:p>
          </table:table-cell>
          <table:table-cell table:number-columns-repeated="1011"/>
        </table:table-row>
        <table:table-row table:style-name="ro10">
          <table:table-cell table:style-name="ce1" office:value-type="string">
            <text:p>AJS3.3002 Конический гравер из микрогранулированного супертвердого сплава</text:p>
          </table:table-cell>
          <table:table-cell table:style-name="ce6" office:value-type="string">
            <text:p>шт.</text:p>
          </table:table-cell>
          <table:table-cell table:style-name="ce16" office:value-type="float" office:value="310">
            <text:p>310,000р.</text:p>
          </table:table-cell>
          <table:table-cell table:style-name="ce22" office:value-type="float" office:value="2">
            <text:p>2</text:p>
          </table:table-cell>
          <table:table-cell table:style-name="ce22" table:formula="of:=[.D496]*[.C496]" office:value-type="float" office:value="620">
            <text:p>620</text:p>
          </table:table-cell>
          <table:table-cell table:style-name="ce34"/>
          <table:table-cell table:style-name="ce34"/>
          <table:table-cell table:style-name="ce22"/>
          <table:table-cell table:style-name="ce35" table:formula="of:=[.H496]*[.C496]" office:value-type="float" office:value="0">
            <text:p>0,000р.</text:p>
          </table:table-cell>
          <table:table-cell table:style-name="ce34" table:formula="of:=[.D496]+[.F496]-[.H496]" office:value-type="float" office:value="2">
            <text:p>2,000</text:p>
          </table:table-cell>
          <table:table-cell table:style-name="ce36" table:formula="of:=[.J496]*[.C496]" office:value-type="float" office:value="620">
            <text:p>62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10">
          <table:table-cell table:style-name="ce1" office:value-type="string">
            <text:p>AJS64502 Конический гравер из микрогранулированн супертверд сплава</text:p>
          </table:table-cell>
          <table:table-cell table:style-name="ce6" office:value-type="string">
            <text:p>шт.</text:p>
          </table:table-cell>
          <table:table-cell table:style-name="ce16" office:value-type="float" office:value="360">
            <text:p>360,000р.</text:p>
          </table:table-cell>
          <table:table-cell table:style-name="ce22" office:value-type="float" office:value="2">
            <text:p>2</text:p>
          </table:table-cell>
          <table:table-cell table:style-name="ce22" table:formula="of:=[.D497]*[.C497]" office:value-type="float" office:value="720">
            <text:p>720</text:p>
          </table:table-cell>
          <table:table-cell table:style-name="ce34"/>
          <table:table-cell table:style-name="ce34"/>
          <table:table-cell table:style-name="ce22"/>
          <table:table-cell table:style-name="ce35" table:formula="of:=[.H497]*[.C497]" office:value-type="float" office:value="0">
            <text:p>0,000р.</text:p>
          </table:table-cell>
          <table:table-cell table:style-name="ce34" table:formula="of:=[.D497]+[.F497]-[.H497]" office:value-type="float" office:value="2">
            <text:p>2,000</text:p>
          </table:table-cell>
          <table:table-cell table:style-name="ce36" table:formula="of:=[.J497]*[.C497]" office:value-type="float" office:value="720">
            <text:p>72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10">
          <table:table-cell table:style-name="ce1" office:value-type="string">
            <text:p>AJS64504 Конический гравер из микрогранулированн супертверд сплава</text:p>
          </table:table-cell>
          <table:table-cell table:style-name="ce6" office:value-type="string">
            <text:p>шт.</text:p>
          </table:table-cell>
          <table:table-cell table:style-name="ce16" office:value-type="float" office:value="360">
            <text:p>360,000р.</text:p>
          </table:table-cell>
          <table:table-cell table:style-name="ce22" office:value-type="float" office:value="2">
            <text:p>2</text:p>
          </table:table-cell>
          <table:table-cell table:style-name="ce22" table:formula="of:=[.D498]*[.C498]" office:value-type="float" office:value="720">
            <text:p>720</text:p>
          </table:table-cell>
          <table:table-cell table:style-name="ce34"/>
          <table:table-cell table:style-name="ce34"/>
          <table:table-cell table:style-name="ce22"/>
          <table:table-cell table:style-name="ce35" table:formula="of:=[.H498]*[.C498]" office:value-type="float" office:value="0">
            <text:p>0,000р.</text:p>
          </table:table-cell>
          <table:table-cell table:style-name="ce34" table:formula="of:=[.D498]+[.F498]-[.H498]" office:value-type="float" office:value="2">
            <text:p>2,000</text:p>
          </table:table-cell>
          <table:table-cell table:style-name="ce36" table:formula="of:=[.J498]*[.C498]" office:value-type="float" office:value="720">
            <text:p>72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9">
          <table:table-cell table:style-name="ce1" office:value-type="string">
            <text:p>AA3J43001 Пирамамидальный гравер из микрогранулированн супертверд сплава</text:p>
          </table:table-cell>
          <table:table-cell table:style-name="ce6" office:value-type="string">
            <text:p>шт.</text:p>
          </table:table-cell>
          <table:table-cell table:style-name="ce16" office:value-type="float" office:value="365">
            <text:p>365,000р.</text:p>
          </table:table-cell>
          <table:table-cell table:style-name="ce21" office:value-type="float" office:value="2">
            <text:p>2,000</text:p>
          </table:table-cell>
          <table:table-cell table:style-name="ce22" table:formula="of:=[.D499]*[.C499]" office:value-type="float" office:value="730">
            <text:p>730</text:p>
          </table:table-cell>
          <table:table-cell table:style-name="ce34"/>
          <table:table-cell table:style-name="ce34"/>
          <table:table-cell table:style-name="ce22"/>
          <table:table-cell table:style-name="ce35" table:formula="of:=[.H499]*[.C499]" office:value-type="float" office:value="0">
            <text:p>0,000р.</text:p>
          </table:table-cell>
          <table:table-cell table:style-name="ce34" table:formula="of:=[.D499]+[.F499]-[.H499]" office:value-type="float" office:value="2">
            <text:p>2,000</text:p>
          </table:table-cell>
          <table:table-cell table:style-name="ce36" table:formula="of:=[.J499]*[.C499]" office:value-type="float" office:value="730">
            <text:p>73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9">
          <table:table-cell table:style-name="ce1" office:value-type="string">
            <text:p>AA3J44501 Пирамамидальный гравер из микрогранулированн супертверд сплава</text:p>
          </table:table-cell>
          <table:table-cell table:style-name="ce6" office:value-type="string">
            <text:p>шт.</text:p>
          </table:table-cell>
          <table:table-cell table:style-name="ce16" office:value-type="float" office:value="365">
            <text:p>365,000р.</text:p>
          </table:table-cell>
          <table:table-cell table:style-name="ce21" office:value-type="float" office:value="2">
            <text:p>2,000</text:p>
          </table:table-cell>
          <table:table-cell table:style-name="ce28" table:formula="of:=[.D500]*[.C500]" office:value-type="float" office:value="730">
            <text:p>730,000</text:p>
          </table:table-cell>
          <table:table-cell table:style-name="ce34"/>
          <table:table-cell table:style-name="ce34"/>
          <table:table-cell table:style-name="ce22"/>
          <table:table-cell table:style-name="ce35" table:formula="of:=[.H500]*[.C500]" office:value-type="float" office:value="0">
            <text:p>0,000р.</text:p>
          </table:table-cell>
          <table:table-cell table:style-name="ce34" table:formula="of:=[.D500]+[.F500]-[.H500]" office:value-type="float" office:value="2">
            <text:p>2,000</text:p>
          </table:table-cell>
          <table:table-cell table:style-name="ce36" table:formula="of:=[.J500]*[.C500]" office:value-type="float" office:value="730">
            <text:p>73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9">
          <table:table-cell table:style-name="ce1" office:value-type="string">
            <text:p>AAYDJ41505 Конический гравер для 3D гравировки с округленным концом из супертверд сплава</text:p>
          </table:table-cell>
          <table:table-cell table:style-name="ce6" office:value-type="string">
            <text:p>шт.</text:p>
          </table:table-cell>
          <table:table-cell table:style-name="ce16" office:value-type="float" office:value="400">
            <text:p>400,000р.</text:p>
          </table:table-cell>
          <table:table-cell table:style-name="ce21" office:value-type="float" office:value="2">
            <text:p>2,000</text:p>
          </table:table-cell>
          <table:table-cell table:style-name="ce28" table:formula="of:=[.D501]*[.C501]" office:value-type="float" office:value="800">
            <text:p>800,000</text:p>
          </table:table-cell>
          <table:table-cell table:style-name="ce34"/>
          <table:table-cell table:style-name="ce34"/>
          <table:table-cell table:style-name="ce22"/>
          <table:table-cell table:style-name="ce35" table:formula="of:=[.H501]*[.C501]" office:value-type="float" office:value="0">
            <text:p>0,000р.</text:p>
          </table:table-cell>
          <table:table-cell table:style-name="ce34" table:formula="of:=[.D501]+[.F501]-[.H501]" office:value-type="float" office:value="2">
            <text:p>2,000</text:p>
          </table:table-cell>
          <table:table-cell table:style-name="ce36" table:formula="of:=[.J501]*[.C501]" office:value-type="float" office:value="800">
            <text:p>8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10">
          <table:table-cell table:style-name="ce1" office:value-type="string">
            <text:p>YDJ61505 Конический гравер для 3D гравировки с округленным концом из тверд сплава</text:p>
          </table:table-cell>
          <table:table-cell table:style-name="ce6" office:value-type="string">
            <text:p>шт.</text:p>
          </table:table-cell>
          <table:table-cell table:style-name="ce16" office:value-type="float" office:value="275">
            <text:p>275,000р.</text:p>
          </table:table-cell>
          <table:table-cell table:style-name="ce21" office:value-type="float" office:value="2">
            <text:p>2,000</text:p>
          </table:table-cell>
          <table:table-cell table:style-name="ce28" table:formula="of:=[.D502]*[.C502]" office:value-type="float" office:value="550">
            <text:p>550,000</text:p>
          </table:table-cell>
          <table:table-cell table:style-name="ce34"/>
          <table:table-cell table:style-name="ce34"/>
          <table:table-cell table:style-name="ce22"/>
          <table:table-cell table:style-name="ce35" table:formula="of:=[.H502]*[.C502]" office:value-type="float" office:value="0">
            <text:p>0,000р.</text:p>
          </table:table-cell>
          <table:table-cell table:style-name="ce34" table:formula="of:=[.D502]+[.F502]-[.H502]" office:value-type="float" office:value="2">
            <text:p>2,000</text:p>
          </table:table-cell>
          <table:table-cell table:style-name="ce36" table:formula="of:=[.J502]*[.C502]" office:value-type="float" office:value="550">
            <text:p>55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9">
          <table:table-cell table:style-name="ce1" office:value-type="string">
            <text:p>AA1ZJ44005 Конический гравер по металлу из микрограннулированного супертвердого сплава</text:p>
          </table:table-cell>
          <table:table-cell table:style-name="ce6" office:value-type="string">
            <text:p>шт.</text:p>
          </table:table-cell>
          <table:table-cell table:style-name="ce16" office:value-type="float" office:value="400">
            <text:p>400,000р.</text:p>
          </table:table-cell>
          <table:table-cell table:style-name="ce21" office:value-type="float" office:value="2">
            <text:p>2,000</text:p>
          </table:table-cell>
          <table:table-cell table:style-name="ce28" table:formula="of:=[.D503]*[.C503]" office:value-type="float" office:value="800">
            <text:p>800,000</text:p>
          </table:table-cell>
          <table:table-cell table:style-name="ce34"/>
          <table:table-cell table:style-name="ce34"/>
          <table:table-cell table:style-name="ce22"/>
          <table:table-cell table:style-name="ce35" table:formula="of:=[.H503]*[.C503]" office:value-type="float" office:value="0">
            <text:p>0,000р.</text:p>
          </table:table-cell>
          <table:table-cell table:style-name="ce34" table:formula="of:=[.D503]+[.F503]-[.H503]" office:value-type="float" office:value="2">
            <text:p>2,000</text:p>
          </table:table-cell>
          <table:table-cell table:style-name="ce36" table:formula="of:=[.J503]*[.C503]" office:value-type="float" office:value="800">
            <text:p>8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9">
          <table:table-cell table:style-name="ce1" office:value-type="string">
            <text:p>AA1ZJ45002 Конический гравер по металлу из микрограннулированного супертвердого сплава</text:p>
          </table:table-cell>
          <table:table-cell table:style-name="ce6" office:value-type="string">
            <text:p>шт.</text:p>
          </table:table-cell>
          <table:table-cell table:style-name="ce16" office:value-type="float" office:value="400">
            <text:p>400,000р.</text:p>
          </table:table-cell>
          <table:table-cell table:style-name="ce21" office:value-type="float" office:value="2">
            <text:p>2,000</text:p>
          </table:table-cell>
          <table:table-cell table:style-name="ce28" table:formula="of:=[.D504]*[.C504]" office:value-type="float" office:value="800">
            <text:p>800,000</text:p>
          </table:table-cell>
          <table:table-cell table:style-name="ce34"/>
          <table:table-cell table:style-name="ce34"/>
          <table:table-cell table:style-name="ce22"/>
          <table:table-cell table:style-name="ce35" table:formula="of:=[.H504]*[.C504]" office:value-type="float" office:value="0">
            <text:p>0,000р.</text:p>
          </table:table-cell>
          <table:table-cell table:style-name="ce34" table:formula="of:=[.D504]+[.F504]-[.H504]" office:value-type="float" office:value="2">
            <text:p>2,000</text:p>
          </table:table-cell>
          <table:table-cell table:style-name="ce36" table:formula="of:=[.J504]*[.C504]" office:value-type="float" office:value="800">
            <text:p>8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Гравер</text:p>
          </table:table-cell>
          <table:table-cell table:number-columns-repeated="1011"/>
        </table:table-row>
        <table:table-row table:style-name="ro8">
          <table:table-cell table:style-name="ce1" office:value-type="string">
            <text:p>AA2ZJ64505 Коническая фреза для 3D гравировки <text:s/>из микрограннулированного супертвердого сплава</text:p>
          </table:table-cell>
          <table:table-cell table:style-name="ce6" office:value-type="string">
            <text:p>шт.</text:p>
          </table:table-cell>
          <table:table-cell table:style-name="ce16" office:value-type="float" office:value="440">
            <text:p>440,000р.</text:p>
          </table:table-cell>
          <table:table-cell table:style-name="ce21" office:value-type="float" office:value="2">
            <text:p>2,000</text:p>
          </table:table-cell>
          <table:table-cell table:style-name="ce28" table:formula="of:=[.D505]*[.C505]" office:value-type="float" office:value="880">
            <text:p>880,000</text:p>
          </table:table-cell>
          <table:table-cell table:style-name="ce34"/>
          <table:table-cell table:style-name="ce34"/>
          <table:table-cell table:style-name="ce22"/>
          <table:table-cell table:style-name="ce35" table:formula="of:=[.H505]*[.C505]" office:value-type="float" office:value="0">
            <text:p>0,000р.</text:p>
          </table:table-cell>
          <table:table-cell table:style-name="ce34" table:formula="of:=[.D505]+[.F505]-[.H505]" office:value-type="float" office:value="2">
            <text:p>2,000</text:p>
          </table:table-cell>
          <table:table-cell table:style-name="ce36" table:formula="of:=[.J505]*[.C505]" office:value-type="float" office:value="880">
            <text:p>88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8">
          <table:table-cell table:style-name="ce1" office:value-type="string">
            <text:p>AA2ZJ64510 Коническая фреза для 3D гравировки <text:s/>из микрограннулированного супертвердого сплава</text:p>
          </table:table-cell>
          <table:table-cell table:style-name="ce6" office:value-type="string">
            <text:p>шт.</text:p>
          </table:table-cell>
          <table:table-cell table:style-name="ce16" office:value-type="float" office:value="440">
            <text:p>440,000р.</text:p>
          </table:table-cell>
          <table:table-cell table:style-name="ce21" office:value-type="float" office:value="2">
            <text:p>2,000</text:p>
          </table:table-cell>
          <table:table-cell table:style-name="ce28" table:formula="of:=[.D506]*[.C506]" office:value-type="float" office:value="880">
            <text:p>880,000</text:p>
          </table:table-cell>
          <table:table-cell table:style-name="ce34"/>
          <table:table-cell table:style-name="ce34"/>
          <table:table-cell table:style-name="ce22"/>
          <table:table-cell table:style-name="ce35" table:formula="of:=[.H506]*[.C506]" office:value-type="float" office:value="0">
            <text:p>0,000р.</text:p>
          </table:table-cell>
          <table:table-cell table:style-name="ce34" table:formula="of:=[.D506]+[.F506]-[.H506]" office:value-type="float" office:value="2">
            <text:p>2,000</text:p>
          </table:table-cell>
          <table:table-cell table:style-name="ce36" table:formula="of:=[.J506]*[.C506]" office:value-type="float" office:value="880">
            <text:p>88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11">
          <table:table-cell table:style-name="ce1" office:value-type="string">
            <text:p>AA2QX4206 Спиральная двух кромочная фреза для 3D фрезеровки со скругленным концом из супертвердого сплава</text:p>
          </table:table-cell>
          <table:table-cell table:style-name="ce6" office:value-type="string">
            <text:p>шт.</text:p>
          </table:table-cell>
          <table:table-cell table:style-name="ce16" office:value-type="float" office:value="850">
            <text:p>850,000р.</text:p>
          </table:table-cell>
          <table:table-cell table:style-name="ce21" office:value-type="float" office:value="1">
            <text:p>1,000</text:p>
          </table:table-cell>
          <table:table-cell table:style-name="ce28" table:formula="of:=[.D507]*[.C507]" office:value-type="float" office:value="850">
            <text:p>850,000</text:p>
          </table:table-cell>
          <table:table-cell table:style-name="ce34"/>
          <table:table-cell table:style-name="ce34"/>
          <table:table-cell table:style-name="ce22"/>
          <table:table-cell table:style-name="ce35" table:formula="of:=[.H507]*[.C507]" office:value-type="float" office:value="0">
            <text:p>0,000р.</text:p>
          </table:table-cell>
          <table:table-cell table:style-name="ce34" table:formula="of:=[.D507]+[.F507]-[.H507]" office:value-type="float" office:value="1">
            <text:p>1,000</text:p>
          </table:table-cell>
          <table:table-cell table:style-name="ce36" table:formula="of:=[.J507]*[.C507]" office:value-type="float" office:value="850">
            <text:p>85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8">
          <table:table-cell table:style-name="ce1" office:value-type="string">
            <text:p>AA2ZQX3.1.506 Прамая двух кромочная фреза со скругленным концом из супертвердого сплава</text:p>
          </table:table-cell>
          <table:table-cell table:style-name="ce6" office:value-type="string">
            <text:p>шт.</text:p>
          </table:table-cell>
          <table:table-cell table:style-name="ce16" office:value-type="float" office:value="425">
            <text:p>425,000р.</text:p>
          </table:table-cell>
          <table:table-cell table:style-name="ce21" office:value-type="float" office:value="2">
            <text:p>2,000</text:p>
          </table:table-cell>
          <table:table-cell table:style-name="ce28" table:formula="of:=[.D508]*[.C508]" office:value-type="float" office:value="850">
            <text:p>850,000</text:p>
          </table:table-cell>
          <table:table-cell table:style-name="ce34"/>
          <table:table-cell table:style-name="ce34"/>
          <table:table-cell table:style-name="ce22"/>
          <table:table-cell table:style-name="ce35" table:formula="of:=[.H508]*[.C508]" office:value-type="float" office:value="0">
            <text:p>0,000р.</text:p>
          </table:table-cell>
          <table:table-cell table:style-name="ce34" table:formula="of:=[.D508]+[.F508]-[.H508]" office:value-type="float" office:value="2">
            <text:p>2,000</text:p>
          </table:table-cell>
          <table:table-cell table:style-name="ce36" table:formula="of:=[.J508]*[.C508]" office:value-type="float" office:value="850">
            <text:p>85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8">
          <table:table-cell table:style-name="ce1" office:value-type="string">
            <text:p>2LX452 Спиральная двух кромочная специальная удлиненная фреза из твердого сплава</text:p>
          </table:table-cell>
          <table:table-cell table:style-name="ce6" office:value-type="string">
            <text:p>шт.</text:p>
          </table:table-cell>
          <table:table-cell table:style-name="ce16" office:value-type="float" office:value="500">
            <text:p>500,000р.</text:p>
          </table:table-cell>
          <table:table-cell table:style-name="ce21" office:value-type="float" office:value="1">
            <text:p>1,000</text:p>
          </table:table-cell>
          <table:table-cell table:style-name="ce28" table:formula="of:=[.D509]*[.C509]" office:value-type="float" office:value="500">
            <text:p>500,000</text:p>
          </table:table-cell>
          <table:table-cell table:style-name="ce34"/>
          <table:table-cell table:style-name="ce34"/>
          <table:table-cell table:style-name="ce22"/>
          <table:table-cell table:style-name="ce35" table:formula="of:=[.H509]*[.C509]" office:value-type="float" office:value="0">
            <text:p>0,000р.</text:p>
          </table:table-cell>
          <table:table-cell table:style-name="ce34" table:formula="of:=[.D509]+[.F509]-[.H509]" office:value-type="float" office:value="1">
            <text:p>1,000</text:p>
          </table:table-cell>
          <table:table-cell table:style-name="ce36" table:formula="of:=[.J509]*[.C509]" office:value-type="float" office:value="500">
            <text:p>50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5">
          <table:table-cell table:style-name="ce1" office:value-type="string">
            <text:p>A1LX.3.1.506 Спиральная однокромочная фреза из микрогранулированного твердого сплава с "0" режущей кромкой</text:p>
          </table:table-cell>
          <table:table-cell table:style-name="ce6" office:value-type="string">
            <text:p>шт.</text:p>
          </table:table-cell>
          <table:table-cell table:style-name="ce16" office:value-type="float" office:value="183.3333333">
            <text:p>183,333р.</text:p>
          </table:table-cell>
          <table:table-cell table:style-name="ce21" office:value-type="float" office:value="3">
            <text:p>3,000</text:p>
          </table:table-cell>
          <table:table-cell table:style-name="ce28" table:formula="of:=[.D510]*[.C510]" office:value-type="float" office:value="549.9999999">
            <text:p>550,000</text:p>
          </table:table-cell>
          <table:table-cell table:style-name="ce34"/>
          <table:table-cell table:style-name="ce34"/>
          <table:table-cell table:style-name="ce22"/>
          <table:table-cell table:style-name="ce35" table:formula="of:=[.H510]*[.C510]" office:value-type="float" office:value="0">
            <text:p>0,000р.</text:p>
          </table:table-cell>
          <table:table-cell table:style-name="ce34" table:formula="of:=[.D510]+[.F510]-[.H510]" office:value-type="float" office:value="3">
            <text:p>3,000</text:p>
          </table:table-cell>
          <table:table-cell table:style-name="ce36" table:formula="of:=[.J510]*[.C510]" office:value-type="float" office:value="549.9999999">
            <text:p>55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5">
          <table:table-cell table:style-name="ce1" office:value-type="string">
            <text:p>A1LX.3.210 Спиральная однокромочная фреза из микрогранулированного твердого сплава с "0" режущей кромкой</text:p>
          </table:table-cell>
          <table:table-cell table:style-name="ce6" office:value-type="string">
            <text:p>шт.</text:p>
          </table:table-cell>
          <table:table-cell table:style-name="ce16" office:value-type="float" office:value="550">
            <text:p>550,000р.</text:p>
          </table:table-cell>
          <table:table-cell table:style-name="ce21" office:value-type="float" office:value="1">
            <text:p>1,000</text:p>
          </table:table-cell>
          <table:table-cell table:style-name="ce28" table:formula="of:=[.D511]*[.C511]" office:value-type="float" office:value="550">
            <text:p>550,000</text:p>
          </table:table-cell>
          <table:table-cell table:style-name="ce34"/>
          <table:table-cell table:style-name="ce34"/>
          <table:table-cell table:style-name="ce22"/>
          <table:table-cell table:style-name="ce35" table:formula="of:=[.H511]*[.C511]" office:value-type="float" office:value="0">
            <text:p>0,000р.</text:p>
          </table:table-cell>
          <table:table-cell table:style-name="ce34" table:formula="of:=[.D511]+[.F511]-[.H511]" office:value-type="float" office:value="1">
            <text:p>1,000</text:p>
          </table:table-cell>
          <table:table-cell table:style-name="ce36" table:formula="of:=[.J511]*[.C511]" office:value-type="float" office:value="550">
            <text:p>550,00р.</text:p>
          </table:table-cell>
          <table:table-cell table:style-name="ce7" office:value-type="string">
            <text:p>Мелкий инструмент</text:p>
          </table:table-cell>
          <table:table-cell table:style-name="ce7" office:value-type="string">
            <text:p>Фреза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Ремкомплект уплотнительный фасочного шпинделя для ALBA 9-325</text:p>
          </table:table-cell>
          <table:table-cell table:style-name="ce6" office:value-type="string">
            <text:p>шт.</text:p>
          </table:table-cell>
          <table:table-cell table:style-name="ce16" office:value-type="float" office:value="85.94">
            <text:p>85,940р.</text:p>
          </table:table-cell>
          <table:table-cell table:style-name="ce21" office:value-type="float" office:value="4">
            <text:p>4,000</text:p>
          </table:table-cell>
          <table:table-cell table:style-name="ce28" table:formula="of:=[.D512]*[.C512]" office:value-type="float" office:value="343.76">
            <text:p>343,760</text:p>
          </table:table-cell>
          <table:table-cell table:style-name="ce34"/>
          <table:table-cell table:style-name="ce34"/>
          <table:table-cell table:style-name="ce22"/>
          <table:table-cell table:style-name="ce35" table:formula="of:=[.H512]*[.C512]" office:value-type="float" office:value="0">
            <text:p>0,000р.</text:p>
          </table:table-cell>
          <table:table-cell table:style-name="ce34" table:formula="of:=[.D512]+[.F512]-[.H512]" office:value-type="float" office:value="4">
            <text:p>4,000</text:p>
          </table:table-cell>
          <table:table-cell table:style-name="ce36" table:formula="of:=[.J512]*[.C512]" office:value-type="float" office:value="343.76">
            <text:p>343,76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6">
          <table:table-cell table:style-name="ce1" office:value-type="string">
            <text:p>Ремкомплект уплотнительный фасочного шпинделя для ALBA 9-325</text:p>
          </table:table-cell>
          <table:table-cell table:style-name="ce6" office:value-type="string">
            <text:p>шт.</text:p>
          </table:table-cell>
          <table:table-cell table:style-name="ce16" office:value-type="float" office:value="68.752">
            <text:p>68,752р.</text:p>
          </table:table-cell>
          <table:table-cell table:style-name="ce21" office:value-type="float" office:value="5">
            <text:p>5,000</text:p>
          </table:table-cell>
          <table:table-cell table:style-name="ce28" table:formula="of:=[.D513]*[.C513]" office:value-type="float" office:value="343.76">
            <text:p>343,760</text:p>
          </table:table-cell>
          <table:table-cell table:style-name="ce34"/>
          <table:table-cell table:style-name="ce34"/>
          <table:table-cell table:style-name="ce22"/>
          <table:table-cell table:style-name="ce35" table:formula="of:=[.H513]*[.C513]" office:value-type="float" office:value="0">
            <text:p>0,000р.</text:p>
          </table:table-cell>
          <table:table-cell table:style-name="ce34" table:formula="of:=[.D513]+[.F513]-[.H513]" office:value-type="float" office:value="5">
            <text:p>5,000</text:p>
          </table:table-cell>
          <table:table-cell table:style-name="ce36" table:formula="of:=[.J513]*[.C513]" office:value-type="float" office:value="343.76">
            <text:p>343,76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сис/блок инв 2-14-02</text:p>
          </table:table-cell>
          <table:table-cell table:style-name="ce6" office:value-type="string">
            <text:p>шт.</text:p>
          </table:table-cell>
          <table:table-cell table:style-name="ce16" office:value-type="float" office:value="8565.2">
            <text:p>8 565,200р.</text:p>
          </table:table-cell>
          <table:table-cell table:style-name="ce21" office:value-type="float" office:value="1">
            <text:p>1,000</text:p>
          </table:table-cell>
          <table:table-cell table:style-name="ce29" table:formula="of:=[.C514]*[.D514]" office:value-type="float" office:value="8565.2">
            <text:p>8 565,2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14]*[.C514]" office:value-type="float" office:value="0">
            <text:p>0,000р.</text:p>
          </table:table-cell>
          <table:table-cell table:style-name="ce34" table:formula="of:=[.D514]+[.F514]-[.H514]" office:value-type="float" office:value="1">
            <text:p>1,000</text:p>
          </table:table-cell>
          <table:table-cell table:style-name="ce36" table:formula="of:=[.J514]*[.C514]" office:value-type="float" office:value="8565.2">
            <text:p>8 565,20р.</text:p>
          </table:table-cell>
          <table:table-cell table:style-name="ce7" office:value-type="string">
            <text:p>Программно-упр. и ЧПУ устройства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монитор инв mon 10D</text:p>
          </table:table-cell>
          <table:table-cell table:style-name="ce6" office:value-type="string">
            <text:p>шт.</text:p>
          </table:table-cell>
          <table:table-cell table:style-name="ce16" office:value-type="float" office:value="2713.53">
            <text:p>2 713,530р.</text:p>
          </table:table-cell>
          <table:table-cell table:style-name="ce21" office:value-type="float" office:value="1">
            <text:p>1,000</text:p>
          </table:table-cell>
          <table:table-cell table:style-name="ce29" table:formula="of:=[.C515]*[.D515]" office:value-type="float" office:value="2713.53">
            <text:p>2 713,53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15]*[.C515]" office:value-type="float" office:value="0">
            <text:p>0,000р.</text:p>
          </table:table-cell>
          <table:table-cell table:style-name="ce34" table:formula="of:=[.D515]+[.F515]-[.H515]" office:value-type="float" office:value="1">
            <text:p>1,000</text:p>
          </table:table-cell>
          <table:table-cell table:style-name="ce36" table:formula="of:=[.J515]*[.C515]" office:value-type="float" office:value="2713.53">
            <text:p>2 713,53р.</text:p>
          </table:table-cell>
          <table:table-cell table:style-name="ce7" office:value-type="string">
            <text:p>Программно-упр. и ЧПУ устройства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клавиатура PS/2</text:p>
          </table:table-cell>
          <table:table-cell table:style-name="ce6" office:value-type="string">
            <text:p>шт.</text:p>
          </table:table-cell>
          <table:table-cell table:style-name="ce16" office:value-type="float" office:value="165">
            <text:p>165,000р.</text:p>
          </table:table-cell>
          <table:table-cell table:style-name="ce21" office:value-type="float" office:value="1">
            <text:p>1,000</text:p>
          </table:table-cell>
          <table:table-cell table:style-name="ce29" table:formula="of:=[.C516]*[.D516]" office:value-type="float" office:value="165">
            <text:p>165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16]*[.C516]" office:value-type="float" office:value="0">
            <text:p>0,000р.</text:p>
          </table:table-cell>
          <table:table-cell table:style-name="ce34" table:formula="of:=[.D516]+[.F516]-[.H516]" office:value-type="float" office:value="1">
            <text:p>1,000</text:p>
          </table:table-cell>
          <table:table-cell table:style-name="ce36" table:formula="of:=[.J516]*[.C516]" office:value-type="float" office:value="165">
            <text:p>165,00р.</text:p>
          </table:table-cell>
          <table:table-cell table:style-name="ce7" office:value-type="string">
            <text:p>Программно-упр. и ЧПУ устройства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мышь PS/2</text:p>
          </table:table-cell>
          <table:table-cell table:style-name="ce6" office:value-type="string">
            <text:p>шт.</text:p>
          </table:table-cell>
          <table:table-cell table:style-name="ce16" office:value-type="float" office:value="114">
            <text:p>114,000р.</text:p>
          </table:table-cell>
          <table:table-cell table:style-name="ce21" office:value-type="float" office:value="1">
            <text:p>1,000</text:p>
          </table:table-cell>
          <table:table-cell table:style-name="ce29" table:formula="of:=[.C517]*[.D517]" office:value-type="float" office:value="114">
            <text:p>114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17]*[.C517]" office:value-type="float" office:value="0">
            <text:p>0,000р.</text:p>
          </table:table-cell>
          <table:table-cell table:style-name="ce34" table:formula="of:=[.D517]+[.F517]-[.H517]" office:value-type="float" office:value="1">
            <text:p>1,000</text:p>
          </table:table-cell>
          <table:table-cell table:style-name="ce36" table:formula="of:=[.J517]*[.C517]" office:value-type="float" office:value="114">
            <text:p>114,00р.</text:p>
          </table:table-cell>
          <table:table-cell table:style-name="ce7" office:value-type="string">
            <text:p>Программно-упр. и ЧПУ устройства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сетевой шнур</text:p>
          </table:table-cell>
          <table:table-cell table:style-name="ce6" office:value-type="string">
            <text:p>шт.</text:p>
          </table:table-cell>
          <table:table-cell table:style-name="ce16"/>
          <table:table-cell table:style-name="ce21" office:value-type="float" office:value="2">
            <text:p>2,000</text:p>
          </table:table-cell>
          <table:table-cell table:style-name="ce29" table:formula="of:=[.C518]*[.D518]" office:value-type="float" office:value="0">
            <text:p>0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18]*[.C518]" office:value-type="float" office:value="0">
            <text:p>0,000р.</text:p>
          </table:table-cell>
          <table:table-cell table:style-name="ce34" table:formula="of:=[.D518]+[.F518]-[.H518]" office:value-type="float" office:value="2">
            <text:p>2,000</text:p>
          </table:table-cell>
          <table:table-cell table:style-name="ce36" table:formula="of:=[.J518]*[.C518]" office:value-type="float" office:value="0">
            <text:p>0,00р.</text:p>
          </table:table-cell>
          <table:table-cell table:style-name="ce7" office:value-type="string">
            <text:p>Программно-упр. и ЧПУ устройства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Кодоскоп</text:p>
          </table:table-cell>
          <table:table-cell table:style-name="ce6" office:value-type="string">
            <text:p>шт.</text:p>
          </table:table-cell>
          <table:table-cell table:style-name="ce16" office:value-type="float" office:value="10820">
            <text:p>10 820,000р.</text:p>
          </table:table-cell>
          <table:table-cell table:style-name="ce21" office:value-type="float" office:value="1">
            <text:p>1,000</text:p>
          </table:table-cell>
          <table:table-cell table:style-name="ce29" table:formula="of:=[.C519]*[.D519]" office:value-type="float" office:value="10820">
            <text:p>10 820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19]*[.C519]" office:value-type="float" office:value="0">
            <text:p>0,000р.</text:p>
          </table:table-cell>
          <table:table-cell table:style-name="ce34" table:formula="of:=[.D519]+[.F519]-[.H519]" office:value-type="float" office:value="1">
            <text:p>1,000</text:p>
          </table:table-cell>
          <table:table-cell table:style-name="ce36" table:formula="of:=[.J519]*[.C519]" office:value-type="float" office:value="10820">
            <text:p>10 820,00р.</text:p>
          </table:table-cell>
          <table:table-cell table:style-name="ce7" office:value-type="string">
            <text:p>Электро-мех. устройств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Копировальный аппарат "CANON" 6412</text:p>
          </table:table-cell>
          <table:table-cell table:style-name="ce6" office:value-type="string">
            <text:p>шт.</text:p>
          </table:table-cell>
          <table:table-cell table:style-name="ce16" office:value-type="float" office:value="35000">
            <text:p>35 000,000р.</text:p>
          </table:table-cell>
          <table:table-cell table:style-name="ce21" office:value-type="float" office:value="1">
            <text:p>1,000</text:p>
          </table:table-cell>
          <table:table-cell table:style-name="ce29" table:formula="of:=[.C520]*[.D520]" office:value-type="float" office:value="35000">
            <text:p>35 000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20]*[.C520]" office:value-type="float" office:value="0">
            <text:p>0,000р.</text:p>
          </table:table-cell>
          <table:table-cell table:style-name="ce34" table:formula="of:=[.D520]+[.F520]-[.H520]" office:value-type="float" office:value="1">
            <text:p>1,000</text:p>
          </table:table-cell>
          <table:table-cell table:style-name="ce36" table:formula="of:=[.J520]*[.C520]" office:value-type="float" office:value="35000">
            <text:p>35 000,00р.</text:p>
          </table:table-cell>
          <table:table-cell table:style-name="ce7" office:value-type="string">
            <text:p>Программно-упр. и ЧПУ устройства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5" office:value-type="string">
            <text:p>Респиратор РПГ-67</text:p>
          </table:table-cell>
          <table:table-cell table:style-name="ce9" office:value-type="string">
            <text:p>шт.</text:p>
          </table:table-cell>
          <table:table-cell table:style-name="ce16" office:value-type="float" office:value="240">
            <text:p>240,000р.</text:p>
          </table:table-cell>
          <table:table-cell table:style-name="ce21"/>
          <table:table-cell table:style-name="ce29" table:formula="of:=[.C521]*[.D521]" office:value-type="float" office:value="0">
            <text:p>0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21]*[.C521]" office:value-type="float" office:value="0">
            <text:p>0,000р.</text:p>
          </table:table-cell>
          <table:table-cell table:style-name="ce34" table:formula="of:=[.D521]+[.F521]-[.H521]" office:value-type="float" office:value="0">
            <text:p>0,000</text:p>
          </table:table-cell>
          <table:table-cell table:style-name="ce36" table:formula="of:=[.J521]*[.C521]" office:value-type="float" office:value="0">
            <text:p>0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5" office:value-type="string">
            <text:p>Патрон к РПГ-67</text:p>
          </table:table-cell>
          <table:table-cell table:style-name="ce9" office:value-type="string">
            <text:p>шт.</text:p>
          </table:table-cell>
          <table:table-cell table:style-name="ce16" office:value-type="float" office:value="80">
            <text:p>80,000р.</text:p>
          </table:table-cell>
          <table:table-cell table:style-name="ce21"/>
          <table:table-cell table:style-name="ce29" table:formula="of:=[.C522]*[.D522]" office:value-type="float" office:value="0">
            <text:p>0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22]*[.C522]" office:value-type="float" office:value="0">
            <text:p>0,000р.</text:p>
          </table:table-cell>
          <table:table-cell table:style-name="ce34" table:formula="of:=[.D522]+[.F522]-[.H522]" office:value-type="float" office:value="0">
            <text:p>0,000</text:p>
          </table:table-cell>
          <table:table-cell table:style-name="ce36" table:formula="of:=[.J522]*[.C522]" office:value-type="float" office:value="0">
            <text:p>0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5" office:value-type="string">
            <text:p>Перчатки х/б</text:p>
          </table:table-cell>
          <table:table-cell table:style-name="ce9" office:value-type="string">
            <text:p>пар.</text:p>
          </table:table-cell>
          <table:table-cell table:style-name="ce16" office:value-type="float" office:value="13">
            <text:p>13,000р.</text:p>
          </table:table-cell>
          <table:table-cell table:style-name="ce21" office:value-type="float" office:value="5">
            <text:p>5,000</text:p>
          </table:table-cell>
          <table:table-cell table:style-name="ce29" table:formula="of:=[.C523]*[.D523]" office:value-type="float" office:value="65">
            <text:p>65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23]*[.C523]" office:value-type="float" office:value="0">
            <text:p>0,000р.</text:p>
          </table:table-cell>
          <table:table-cell table:style-name="ce34" table:formula="of:=[.D523]+[.F523]-[.H523]" office:value-type="float" office:value="5">
            <text:p>5,000</text:p>
          </table:table-cell>
          <table:table-cell table:style-name="ce36" table:formula="of:=[.J523]*[.C523]" office:value-type="float" office:value="65">
            <text:p>65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5" office:value-type="string">
            <text:p>Клей "Дракон" 0,5л</text:p>
          </table:table-cell>
          <table:table-cell table:style-name="ce9" office:value-type="string">
            <text:p>шт.</text:p>
          </table:table-cell>
          <table:table-cell table:style-name="ce16" office:value-type="float" office:value="80">
            <text:p>80,000р.</text:p>
          </table:table-cell>
          <table:table-cell table:style-name="ce21" office:value-type="float" office:value="1">
            <text:p>1,000</text:p>
          </table:table-cell>
          <table:table-cell table:style-name="ce29" table:formula="of:=[.C524]*[.D524]" office:value-type="float" office:value="80">
            <text:p>80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24]*[.C524]" office:value-type="float" office:value="0">
            <text:p>0,000р.</text:p>
          </table:table-cell>
          <table:table-cell table:style-name="ce34" table:formula="of:=[.D524]+[.F524]-[.H524]" office:value-type="float" office:value="1">
            <text:p>1,000</text:p>
          </table:table-cell>
          <table:table-cell table:style-name="ce36" table:formula="of:=[.J524]*[.C524]" office:value-type="float" office:value="80">
            <text:p>80,00р.</text:p>
          </table:table-cell>
          <table:table-cell table:style-name="ce7" office:value-type="string">
            <text:p>Расходный материал</text:p>
          </table:table-cell>
          <table:table-cell table:style-name="ce7" office:value-type="string">
            <text:p>Клей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Жидкие гвозди</text:p>
          </table:table-cell>
          <table:table-cell table:style-name="ce9" office:value-type="string">
            <text:p>шт.</text:p>
          </table:table-cell>
          <table:table-cell table:style-name="ce16" office:value-type="float" office:value="129">
            <text:p>129,000р.</text:p>
          </table:table-cell>
          <table:table-cell table:style-name="ce21" office:value-type="float" office:value="3">
            <text:p>3,000</text:p>
          </table:table-cell>
          <table:table-cell table:style-name="ce29" table:formula="of:=[.C525]*[.D525]" office:value-type="float" office:value="387">
            <text:p>387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25]*[.C525]" office:value-type="float" office:value="0">
            <text:p>0,000р.</text:p>
          </table:table-cell>
          <table:table-cell table:style-name="ce34" table:formula="of:=[.D525]+[.F525]-[.H525]" office:value-type="float" office:value="3">
            <text:p>3,000</text:p>
          </table:table-cell>
          <table:table-cell table:style-name="ce36" table:formula="of:=[.J525]*[.C525]" office:value-type="float" office:value="387">
            <text:p>387,00р.</text:p>
          </table:table-cell>
          <table:table-cell table:style-name="ce7" office:value-type="string">
            <text:p>Расходный материал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5" office:value-type="string">
            <text:p>растворитель646</text:p>
          </table:table-cell>
          <table:table-cell table:style-name="ce9" office:value-type="string">
            <text:p>шт.</text:p>
          </table:table-cell>
          <table:table-cell table:style-name="ce16" office:value-type="float" office:value="75">
            <text:p>75,000р.</text:p>
          </table:table-cell>
          <table:table-cell table:style-name="ce21" office:value-type="float" office:value="2">
            <text:p>2,000</text:p>
          </table:table-cell>
          <table:table-cell table:style-name="ce29" table:formula="of:=[.C526]*[.D526]" office:value-type="float" office:value="150">
            <text:p>150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26]*[.C526]" office:value-type="float" office:value="0">
            <text:p>0,000р.</text:p>
          </table:table-cell>
          <table:table-cell table:style-name="ce34" table:formula="of:=[.D526]+[.F526]-[.H526]" office:value-type="float" office:value="2">
            <text:p>2,000</text:p>
          </table:table-cell>
          <table:table-cell table:style-name="ce36" table:formula="of:=[.J526]*[.C526]" office:value-type="float" office:value="150">
            <text:p>15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5" office:value-type="string">
            <text:p>Клей "момент" супер</text:p>
          </table:table-cell>
          <table:table-cell table:style-name="ce6" office:value-type="string">
            <text:p>шт.</text:p>
          </table:table-cell>
          <table:table-cell table:style-name="ce15" office:value-type="float" office:value="37">
            <text:p>37,000р.</text:p>
          </table:table-cell>
          <table:table-cell table:style-name="ce21" office:value-type="float" office:value="5">
            <text:p>5,000</text:p>
          </table:table-cell>
          <table:table-cell table:style-name="ce29" table:formula="of:=[.C527]*[.D527]" office:value-type="float" office:value="185">
            <text:p>185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27]*[.C527]" office:value-type="float" office:value="0">
            <text:p>0,000р.</text:p>
          </table:table-cell>
          <table:table-cell table:style-name="ce34" table:formula="of:=[.D527]+[.F527]-[.H527]" office:value-type="float" office:value="5">
            <text:p>5,000</text:p>
          </table:table-cell>
          <table:table-cell table:style-name="ce36" table:formula="of:=[.J527]*[.C527]" office:value-type="float" office:value="185">
            <text:p>185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5" office:value-type="string">
            <text:p>Скотч 48х50</text:p>
          </table:table-cell>
          <table:table-cell table:style-name="ce9" office:value-type="string">
            <text:p>шт.</text:p>
          </table:table-cell>
          <table:table-cell table:style-name="ce16" office:value-type="float" office:value="28">
            <text:p>28,000р.</text:p>
          </table:table-cell>
          <table:table-cell table:style-name="ce21" office:value-type="float" office:value="5">
            <text:p>5,000</text:p>
          </table:table-cell>
          <table:table-cell table:style-name="ce29" table:formula="of:=[.C528]*[.D528]" office:value-type="float" office:value="140">
            <text:p>140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28]*[.C528]" office:value-type="float" office:value="0">
            <text:p>0,000р.</text:p>
          </table:table-cell>
          <table:table-cell table:style-name="ce34" table:formula="of:=[.D528]+[.F528]-[.H528]" office:value-type="float" office:value="5">
            <text:p>5,000</text:p>
          </table:table-cell>
          <table:table-cell table:style-name="ce36" table:formula="of:=[.J528]*[.C528]" office:value-type="float" office:value="140">
            <text:p>14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5" office:value-type="string">
            <text:p>Скотч 48х45маляр</text:p>
          </table:table-cell>
          <table:table-cell table:style-name="ce9" office:value-type="string">
            <text:p>шт.</text:p>
          </table:table-cell>
          <table:table-cell table:style-name="ce16" office:value-type="float" office:value="72">
            <text:p>72,000р.</text:p>
          </table:table-cell>
          <table:table-cell table:style-name="ce21" office:value-type="float" office:value="2">
            <text:p>2,000</text:p>
          </table:table-cell>
          <table:table-cell table:style-name="ce29" table:formula="of:=[.C529]*[.D529]" office:value-type="float" office:value="144">
            <text:p>144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29]*[.C529]" office:value-type="float" office:value="0">
            <text:p>0,000р.</text:p>
          </table:table-cell>
          <table:table-cell table:style-name="ce34" table:formula="of:=[.D529]+[.F529]-[.H529]" office:value-type="float" office:value="2">
            <text:p>2,000</text:p>
          </table:table-cell>
          <table:table-cell table:style-name="ce36" table:formula="of:=[.J529]*[.C529]" office:value-type="float" office:value="144">
            <text:p>144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5" office:value-type="string">
            <text:p>Скобы 10мм</text:p>
          </table:table-cell>
          <table:table-cell table:style-name="ce9" office:value-type="string">
            <text:p>шт.</text:p>
          </table:table-cell>
          <table:table-cell table:style-name="ce16" office:value-type="float" office:value="33">
            <text:p>33,000р.</text:p>
          </table:table-cell>
          <table:table-cell table:style-name="ce21" office:value-type="float" office:value="8">
            <text:p>8,000</text:p>
          </table:table-cell>
          <table:table-cell table:style-name="ce29" table:formula="of:=[.C530]*[.D530]" office:value-type="float" office:value="264">
            <text:p>264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30]*[.C530]" office:value-type="float" office:value="0">
            <text:p>0,000р.</text:p>
          </table:table-cell>
          <table:table-cell table:style-name="ce34" table:formula="of:=[.D530]+[.F530]-[.H530]" office:value-type="float" office:value="8">
            <text:p>8,000</text:p>
          </table:table-cell>
          <table:table-cell table:style-name="ce36" table:formula="of:=[.J530]*[.C530]" office:value-type="float" office:value="264">
            <text:p>264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5" office:value-type="string">
            <text:p>Лезвия для ножа OLFK</text:p>
          </table:table-cell>
          <table:table-cell table:style-name="ce9" office:value-type="string">
            <text:p>шт.</text:p>
          </table:table-cell>
          <table:table-cell table:style-name="ce16" office:value-type="float" office:value="165">
            <text:p>165,000р.</text:p>
          </table:table-cell>
          <table:table-cell table:style-name="ce21" office:value-type="float" office:value="2">
            <text:p>2,000</text:p>
          </table:table-cell>
          <table:table-cell table:style-name="ce29" table:formula="of:=[.C531]*[.D531]" office:value-type="float" office:value="330">
            <text:p>330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31]*[.C531]" office:value-type="float" office:value="0">
            <text:p>0,000р.</text:p>
          </table:table-cell>
          <table:table-cell table:style-name="ce34" table:formula="of:=[.D531]+[.F531]-[.H531]" office:value-type="float" office:value="2">
            <text:p>2,000</text:p>
          </table:table-cell>
          <table:table-cell table:style-name="ce36" table:formula="of:=[.J531]*[.C531]" office:value-type="float" office:value="330">
            <text:p>33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5" office:value-type="string">
            <text:p>Ручка шариковая</text:p>
          </table:table-cell>
          <table:table-cell table:style-name="ce9" office:value-type="string">
            <text:p>шт.</text:p>
          </table:table-cell>
          <table:table-cell table:style-name="ce16" office:value-type="float" office:value="4">
            <text:p>4,000р.</text:p>
          </table:table-cell>
          <table:table-cell table:style-name="ce21" office:value-type="float" office:value="3">
            <text:p>3,000</text:p>
          </table:table-cell>
          <table:table-cell table:style-name="ce29" table:formula="of:=[.C532]*[.D532]" office:value-type="float" office:value="12">
            <text:p>12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32]*[.C532]" office:value-type="float" office:value="0">
            <text:p>0,000р.</text:p>
          </table:table-cell>
          <table:table-cell table:style-name="ce34" table:formula="of:=[.D532]+[.F532]-[.H532]" office:value-type="float" office:value="3">
            <text:p>3,000</text:p>
          </table:table-cell>
          <table:table-cell table:style-name="ce36" table:formula="of:=[.J532]*[.C532]" office:value-type="float" office:value="12">
            <text:p>12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Р-р перекиси</text:p>
          </table:table-cell>
          <table:table-cell table:style-name="ce9" office:value-type="string">
            <text:p>шт.</text:p>
          </table:table-cell>
          <table:table-cell table:style-name="ce16" office:value-type="float" office:value="8.7">
            <text:p>8,700р.</text:p>
          </table:table-cell>
          <table:table-cell table:style-name="ce21" office:value-type="float" office:value="2">
            <text:p>2,000</text:p>
          </table:table-cell>
          <table:table-cell table:style-name="ce29" table:formula="of:=[.C533]*[.D533]" office:value-type="float" office:value="17.4">
            <text:p>17,4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33]*[.C533]" office:value-type="float" office:value="0">
            <text:p>0,000р.</text:p>
          </table:table-cell>
          <table:table-cell table:style-name="ce34" table:formula="of:=[.D533]+[.F533]-[.H533]" office:value-type="float" office:value="2">
            <text:p>2,000</text:p>
          </table:table-cell>
          <table:table-cell table:style-name="ce36" table:formula="of:=[.J533]*[.C533]" office:value-type="float" office:value="17.4">
            <text:p>17,4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Медикаменты</text:p>
          </table:table-cell>
          <table:table-cell table:style-name="ce9" office:value-type="string">
            <text:p>шт.</text:p>
          </table:table-cell>
          <table:table-cell table:style-name="ce16" office:value-type="float" office:value="66.8">
            <text:p>66,800р.</text:p>
          </table:table-cell>
          <table:table-cell table:style-name="ce21" office:value-type="float" office:value="1">
            <text:p>1,000</text:p>
          </table:table-cell>
          <table:table-cell table:style-name="ce29" table:formula="of:=[.C534]*[.D534]" office:value-type="float" office:value="66.8">
            <text:p>66,8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34]*[.C534]" office:value-type="float" office:value="0">
            <text:p>0,000р.</text:p>
          </table:table-cell>
          <table:table-cell table:style-name="ce34" table:formula="of:=[.D534]+[.F534]-[.H534]" office:value-type="float" office:value="1">
            <text:p>1,000</text:p>
          </table:table-cell>
          <table:table-cell table:style-name="ce36" table:formula="of:=[.J534]*[.C534]" office:value-type="float" office:value="66.8">
            <text:p>66,8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Лист оцинкованный 0,5х1000х2000</text:p>
          </table:table-cell>
          <table:table-cell table:style-name="ce9" office:value-type="string">
            <text:p>шт.</text:p>
          </table:table-cell>
          <table:table-cell table:style-name="ce16" office:value-type="float" office:value="395">
            <text:p>395,000р.</text:p>
          </table:table-cell>
          <table:table-cell table:style-name="ce21" office:value-type="float" office:value="3">
            <text:p>3,000</text:p>
          </table:table-cell>
          <table:table-cell table:style-name="ce29" table:formula="of:=[.C535]*[.D535]" office:value-type="float" office:value="1185">
            <text:p>1 185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35]*[.C535]" office:value-type="float" office:value="0">
            <text:p>0,000р.</text:p>
          </table:table-cell>
          <table:table-cell table:style-name="ce34" table:formula="of:=[.D535]+[.F535]-[.H535]" office:value-type="float" office:value="3">
            <text:p>3,000</text:p>
          </table:table-cell>
          <table:table-cell table:style-name="ce36" table:formula="of:=[.J535]*[.C535]" office:value-type="float" office:value="1185">
            <text:p>1 185,0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Лента-скотч 45ммх10м</text:p>
          </table:table-cell>
          <table:table-cell table:style-name="ce9" office:value-type="string">
            <text:p>шт.</text:p>
          </table:table-cell>
          <table:table-cell table:style-name="ce16" office:value-type="float" office:value="50">
            <text:p>50,000р.</text:p>
          </table:table-cell>
          <table:table-cell table:style-name="ce21" office:value-type="float" office:value="16">
            <text:p>16,000</text:p>
          </table:table-cell>
          <table:table-cell table:style-name="ce29" table:formula="of:=[.C536]*[.D536]" office:value-type="float" office:value="800">
            <text:p>800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36]*[.C536]" office:value-type="float" office:value="0">
            <text:p>0,000р.</text:p>
          </table:table-cell>
          <table:table-cell table:style-name="ce34" table:formula="of:=[.D536]+[.F536]-[.H536]" office:value-type="float" office:value="16">
            <text:p>16,000</text:p>
          </table:table-cell>
          <table:table-cell table:style-name="ce36" table:formula="of:=[.J536]*[.C536]" office:value-type="float" office:value="800">
            <text:p>80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Пластик уголок L</text:p>
          </table:table-cell>
          <table:table-cell table:style-name="ce9" office:value-type="string">
            <text:p>шт.</text:p>
          </table:table-cell>
          <table:table-cell table:style-name="ce16" office:value-type="float" office:value="25">
            <text:p>25,000р.</text:p>
          </table:table-cell>
          <table:table-cell table:style-name="ce21" office:value-type="float" office:value="5">
            <text:p>5,000</text:p>
          </table:table-cell>
          <table:table-cell table:style-name="ce29" table:formula="of:=[.C537]*[.D537]" office:value-type="float" office:value="125">
            <text:p>125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37]*[.C537]" office:value-type="float" office:value="0">
            <text:p>0,000р.</text:p>
          </table:table-cell>
          <table:table-cell table:style-name="ce34" table:formula="of:=[.D537]+[.F537]-[.H537]" office:value-type="float" office:value="5">
            <text:p>5,000</text:p>
          </table:table-cell>
          <table:table-cell table:style-name="ce36" table:formula="of:=[.J537]*[.C537]" office:value-type="float" office:value="125">
            <text:p>125,00р.</text:p>
          </table:table-cell>
          <table:table-cell table:style-name="ce7" office:value-type="string">
            <text:p>Расходный материал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Реле тепловое РТЛ-1010 3,8-6А</text:p>
          </table:table-cell>
          <table:table-cell table:style-name="ce9" office:value-type="string">
            <text:p>шт.</text:p>
          </table:table-cell>
          <table:table-cell table:style-name="ce16" office:value-type="float" office:value="270">
            <text:p>270,000р.</text:p>
          </table:table-cell>
          <table:table-cell table:style-name="ce21" office:value-type="float" office:value="2">
            <text:p>2,000</text:p>
          </table:table-cell>
          <table:table-cell table:style-name="ce29" table:formula="of:=[.C538]*[.D538]" office:value-type="float" office:value="540">
            <text:p>540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38]*[.C538]" office:value-type="float" office:value="0">
            <text:p>0,000р.</text:p>
          </table:table-cell>
          <table:table-cell table:style-name="ce34" table:formula="of:=[.D538]+[.F538]-[.H538]" office:value-type="float" office:value="2">
            <text:p>2,000</text:p>
          </table:table-cell>
          <table:table-cell table:style-name="ce36" table:formula="of:=[.J538]*[.C538]" office:value-type="float" office:value="540">
            <text:p>540,00р.</text:p>
          </table:table-cell>
          <table:table-cell table:style-name="ce7" office:value-type="string">
            <text:p>Электро-мех. устройств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Реле тепловое РТЛ-1022 18-25А</text:p>
          </table:table-cell>
          <table:table-cell table:style-name="ce9" office:value-type="string">
            <text:p>шт.</text:p>
          </table:table-cell>
          <table:table-cell table:style-name="ce16" office:value-type="float" office:value="280">
            <text:p>280,000р.</text:p>
          </table:table-cell>
          <table:table-cell table:style-name="ce21" office:value-type="float" office:value="1">
            <text:p>1,000</text:p>
          </table:table-cell>
          <table:table-cell table:style-name="ce29" table:formula="of:=[.C539]*[.D539]" office:value-type="float" office:value="280">
            <text:p>280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39]*[.C539]" office:value-type="float" office:value="0">
            <text:p>0,000р.</text:p>
          </table:table-cell>
          <table:table-cell table:style-name="ce34" table:formula="of:=[.D539]+[.F539]-[.H539]" office:value-type="float" office:value="1">
            <text:p>1,000</text:p>
          </table:table-cell>
          <table:table-cell table:style-name="ce36" table:formula="of:=[.J539]*[.C539]" office:value-type="float" office:value="280">
            <text:p>280,00р.</text:p>
          </table:table-cell>
          <table:table-cell table:style-name="ce7" office:value-type="string">
            <text:p>Электро-мех. устройств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F-ТРИМ ELKAMET бел 4м</text:p>
          </table:table-cell>
          <table:table-cell table:style-name="ce9" office:value-type="string">
            <text:p>шт.</text:p>
          </table:table-cell>
          <table:table-cell table:style-name="ce16" office:value-type="float" office:value="440.112">
            <text:p>440,112р.</text:p>
          </table:table-cell>
          <table:table-cell table:style-name="ce21" office:value-type="float" office:value="5">
            <text:p>5,000</text:p>
          </table:table-cell>
          <table:table-cell table:style-name="ce29" table:formula="of:=[.C540]*[.D540]" office:value-type="float" office:value="2200.56">
            <text:p>2 200,56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40]*[.C540]" office:value-type="float" office:value="0">
            <text:p>0,000р.</text:p>
          </table:table-cell>
          <table:table-cell table:style-name="ce34" table:formula="of:=[.D540]+[.F540]-[.H540]" office:value-type="float" office:value="5">
            <text:p>5,000</text:p>
          </table:table-cell>
          <table:table-cell table:style-name="ce36" table:formula="of:=[.J540]*[.C540]" office:value-type="float" office:value="2200.56">
            <text:p>2 200,56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Акрилов.стекло 2мм прозрачн</text:p>
          </table:table-cell>
          <table:table-cell table:style-name="ce9" office:value-type="string">
            <text:p>шт.</text:p>
          </table:table-cell>
          <table:table-cell table:style-name="ce16" office:value-type="float" office:value="2628.68">
            <text:p>2 628,680р.</text:p>
          </table:table-cell>
          <table:table-cell table:style-name="ce21" office:value-type="float" office:value="0.5">
            <text:p>0,500</text:p>
          </table:table-cell>
          <table:table-cell table:style-name="ce29" table:formula="of:=[.C541]*[.D541]" office:value-type="float" office:value="1314.34">
            <text:p>1 314,34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41]*[.C541]" office:value-type="float" office:value="0">
            <text:p>0,000р.</text:p>
          </table:table-cell>
          <table:table-cell table:style-name="ce34" table:formula="of:=[.D541]+[.F541]-[.H541]" office:value-type="float" office:value="0.5">
            <text:p>0,500</text:p>
          </table:table-cell>
          <table:table-cell table:style-name="ce36" table:formula="of:=[.J541]*[.C541]" office:value-type="float" office:value="1314.34">
            <text:p>1 314,34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Вспен. ПВХ 3мм бел 2030х3050</text:p>
          </table:table-cell>
          <table:table-cell table:style-name="ce9" office:value-type="string">
            <text:p>шт.</text:p>
          </table:table-cell>
          <table:table-cell table:style-name="ce16" office:value-type="float" office:value="1507.12">
            <text:p>1 507,120р.</text:p>
          </table:table-cell>
          <table:table-cell table:style-name="ce21" office:value-type="float" office:value="0.5">
            <text:p>0,500</text:p>
          </table:table-cell>
          <table:table-cell table:style-name="ce29" table:formula="of:=[.C542]*[.D542]" office:value-type="float" office:value="753.56">
            <text:p>753,56р.</text:p>
          </table:table-cell>
          <table:table-cell table:style-name="ce34"/>
          <table:table-cell table:style-name="ce34"/>
          <table:table-cell table:style-name="ce22" office:value-type="float" office:value="0.1">
            <text:p>0,1</text:p>
          </table:table-cell>
          <table:table-cell table:style-name="ce35" table:formula="of:=[.H542]*[.C542]" office:value-type="float" office:value="150.712">
            <text:p>150,712р.</text:p>
          </table:table-cell>
          <table:table-cell table:style-name="ce34" table:formula="of:=[.D542]+[.F542]-[.H542]" office:value-type="float" office:value="0.4">
            <text:p>0,400</text:p>
          </table:table-cell>
          <table:table-cell table:style-name="ce36" table:formula="of:=[.J542]*[.C542]" office:value-type="float" office:value="602.848">
            <text:p>602,85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Вспен. ПВХ 8мм бел 2030х3050</text:p>
          </table:table-cell>
          <table:table-cell table:style-name="ce9" office:value-type="string">
            <text:p>шт.</text:p>
          </table:table-cell>
          <table:table-cell table:style-name="ce16" office:value-type="float" office:value="3448.4">
            <text:p>3 448,400р.</text:p>
          </table:table-cell>
          <table:table-cell table:style-name="ce21" office:value-type="float" office:value="1">
            <text:p>1,000</text:p>
          </table:table-cell>
          <table:table-cell table:style-name="ce29" table:formula="of:=[.C543]*[.D543]" office:value-type="float" office:value="3448.4">
            <text:p>3 448,4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43]*[.C543]" office:value-type="float" office:value="0">
            <text:p>0,000р.</text:p>
          </table:table-cell>
          <table:table-cell table:style-name="ce34" table:formula="of:=[.D543]+[.F543]-[.H543]" office:value-type="float" office:value="1">
            <text:p>1,000</text:p>
          </table:table-cell>
          <table:table-cell table:style-name="ce36" table:formula="of:=[.J543]*[.C543]" office:value-type="float" office:value="3448.4">
            <text:p>3 448,4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Вспен. ПВХ 10мм бел 2030х3050</text:p>
          </table:table-cell>
          <table:table-cell table:style-name="ce9" office:value-type="string">
            <text:p>шт.</text:p>
          </table:table-cell>
          <table:table-cell table:style-name="ce16" office:value-type="float" office:value="4042.27">
            <text:p>4 042,270р.</text:p>
          </table:table-cell>
          <table:table-cell table:style-name="ce21" office:value-type="float" office:value="0.5">
            <text:p>0,500</text:p>
          </table:table-cell>
          <table:table-cell table:style-name="ce29" table:formula="of:=[.C544]*[.D544]" office:value-type="float" office:value="2021.135">
            <text:p>2 021,14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44]*[.C544]" office:value-type="float" office:value="0">
            <text:p>0,000р.</text:p>
          </table:table-cell>
          <table:table-cell table:style-name="ce34" table:formula="of:=[.D544]+[.F544]-[.H544]" office:value-type="float" office:value="0.5">
            <text:p>0,500</text:p>
          </table:table-cell>
          <table:table-cell table:style-name="ce36" table:formula="of:=[.J544]*[.C544]" office:value-type="float" office:value="2021.135">
            <text:p>2 021,14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DVD-диск "Автошкола"</text:p>
          </table:table-cell>
          <table:table-cell table:style-name="ce9" office:value-type="string">
            <text:p>шт.</text:p>
          </table:table-cell>
          <table:table-cell table:style-name="ce16" office:value-type="float" office:value="150">
            <text:p>150,000р.</text:p>
          </table:table-cell>
          <table:table-cell table:style-name="ce21" office:value-type="float" office:value="1">
            <text:p>1,000</text:p>
          </table:table-cell>
          <table:table-cell table:style-name="ce29" table:formula="of:=[.C545]*[.D545]" office:value-type="float" office:value="150">
            <text:p>150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45]*[.C545]" office:value-type="float" office:value="0">
            <text:p>0,000р.</text:p>
          </table:table-cell>
          <table:table-cell table:style-name="ce34" table:formula="of:=[.D545]+[.F545]-[.H545]" office:value-type="float" office:value="1">
            <text:p>1,000</text:p>
          </table:table-cell>
          <table:table-cell table:style-name="ce36" table:formula="of:=[.J545]*[.C545]" office:value-type="float" office:value="150">
            <text:p>150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Фанера 4мм</text:p>
          </table:table-cell>
          <table:table-cell table:style-name="ce9" office:value-type="string">
            <text:p>шт.</text:p>
          </table:table-cell>
          <table:table-cell table:style-name="ce16" office:value-type="float" office:value="250">
            <text:p>250,000р.</text:p>
          </table:table-cell>
          <table:table-cell table:style-name="ce21" office:value-type="float" office:value="0.7">
            <text:p>0,700</text:p>
          </table:table-cell>
          <table:table-cell table:style-name="ce29" table:formula="of:=[.C546]*[.D546]" office:value-type="float" office:value="175">
            <text:p>175,00р.</text:p>
          </table:table-cell>
          <table:table-cell table:style-name="ce34"/>
          <table:table-cell table:style-name="ce34"/>
          <table:table-cell table:style-name="ce22"/>
          <table:table-cell table:style-name="ce35" table:formula="of:=[.H546]*[.C546]" office:value-type="float" office:value="0">
            <text:p>0,000р.</text:p>
          </table:table-cell>
          <table:table-cell table:style-name="ce34" table:formula="of:=[.D546]+[.F546]-[.H546]" office:value-type="float" office:value="0.7">
            <text:p>0,700</text:p>
          </table:table-cell>
          <table:table-cell table:style-name="ce36" table:formula="of:=[.J546]*[.C546]" office:value-type="float" office:value="175">
            <text:p>175,00р.</text:p>
          </table:table-cell>
          <table:table-cell table:style-name="ce7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Коврик диэлектрич.</text:p>
          </table:table-cell>
          <table:table-cell table:style-name="ce9" office:value-type="string">
            <text:p>шт.</text:p>
          </table:table-cell>
          <table:table-cell table:style-name="ce11" office:value-type="float" office:value="320">
            <text:p>320,000р.</text:p>
          </table:table-cell>
          <table:table-cell table:style-name="ce18" office:value-type="float" office:value="5">
            <text:p>5,000</text:p>
          </table:table-cell>
          <table:table-cell table:style-name="ce24" table:formula="of:=[.C547]*[.D547]" office:value-type="float" office:value="1600">
            <text:p><text:s/>1 600,00р. </text:p>
          </table:table-cell>
          <table:table-cell table:style-name="ce18"/>
          <table:table-cell table:style-name="ce32"/>
          <table:table-cell table:style-name="ce6"/>
          <table:table-cell table:style-name="ce35" table:formula="of:=[.H547]*[.C547]" office:value-type="float" office:value="0">
            <text:p>0,000р.</text:p>
          </table:table-cell>
          <table:table-cell table:style-name="ce34" table:formula="of:=[.D547]+[.F547]-[.H547]" office:value-type="float" office:value="5">
            <text:p>5,000</text:p>
          </table:table-cell>
          <table:table-cell table:style-name="ce36" table:formula="of:=[.J547]*[.C547]" office:value-type="float" office:value="1600">
            <text:p>1 600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Масло И-40А</text:p>
          </table:table-cell>
          <table:table-cell table:style-name="ce9" office:value-type="string">
            <text:p>литр</text:p>
          </table:table-cell>
          <table:table-cell table:style-name="ce11" office:value-type="float" office:value="40">
            <text:p>40,000р.</text:p>
          </table:table-cell>
          <table:table-cell table:style-name="ce18" office:value-type="float" office:value="10">
            <text:p>10,000</text:p>
          </table:table-cell>
          <table:table-cell table:style-name="ce24" table:formula="of:=[.C548]*[.D548]" office:value-type="float" office:value="400">
            <text:p><text:s/>400,00р. </text:p>
          </table:table-cell>
          <table:table-cell table:style-name="ce18"/>
          <table:table-cell table:style-name="ce32"/>
          <table:table-cell table:style-name="ce6"/>
          <table:table-cell table:style-name="ce35" table:formula="of:=[.H548]*[.C548]" office:value-type="float" office:value="0">
            <text:p>0,000р.</text:p>
          </table:table-cell>
          <table:table-cell table:style-name="ce34" table:formula="of:=[.D548]+[.F548]-[.H548]" office:value-type="float" office:value="10">
            <text:p>10,000</text:p>
          </table:table-cell>
          <table:table-cell table:style-name="ce36" table:formula="of:=[.J548]*[.C548]" office:value-type="float" office:value="400">
            <text:p>400,00р.</text:p>
          </table:table-cell>
          <table:table-cell table:style-name="ce7" office:value-type="string">
            <text:p>Расходный материал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Удлинитель</text:p>
          </table:table-cell>
          <table:table-cell table:style-name="ce9" office:value-type="string">
            <text:p>шт.</text:p>
          </table:table-cell>
          <table:table-cell table:style-name="ce16" office:value-type="float" office:value="265">
            <text:p>265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549]*[.D549]" office:value-type="float" office:value="265">
            <text:p><text:s/>265,00р. </text:p>
          </table:table-cell>
          <table:table-cell table:style-name="ce21"/>
          <table:table-cell table:style-name="ce34"/>
          <table:table-cell table:style-name="ce22"/>
          <table:table-cell table:style-name="ce35" table:formula="of:=[.H549]*[.C549]" office:value-type="float" office:value="0">
            <text:p>0,000р.</text:p>
          </table:table-cell>
          <table:table-cell table:style-name="ce34" table:formula="of:=[.D549]+[.F549]-[.H549]" office:value-type="float" office:value="1">
            <text:p>1,000</text:p>
          </table:table-cell>
          <table:table-cell table:style-name="ce36" table:formula="of:=[.J549]*[.C549]" office:value-type="float" office:value="265">
            <text:p>265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Диск по дереву</text:p>
          </table:table-cell>
          <table:table-cell table:style-name="ce9" office:value-type="string">
            <text:p>шт.</text:p>
          </table:table-cell>
          <table:table-cell table:style-name="ce16" office:value-type="float" office:value="530">
            <text:p>53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550]*[.D550]" office:value-type="float" office:value="530">
            <text:p><text:s/>530,00р. </text:p>
          </table:table-cell>
          <table:table-cell table:style-name="ce21"/>
          <table:table-cell table:style-name="ce34"/>
          <table:table-cell table:style-name="ce22"/>
          <table:table-cell table:style-name="ce35" table:formula="of:=[.H550]*[.C550]" office:value-type="float" office:value="0">
            <text:p>0,000р.</text:p>
          </table:table-cell>
          <table:table-cell table:style-name="ce34" table:formula="of:=[.D550]+[.F550]-[.H550]" office:value-type="float" office:value="1">
            <text:p>1,000</text:p>
          </table:table-cell>
          <table:table-cell table:style-name="ce36" table:formula="of:=[.J550]*[.C550]" office:value-type="float" office:value="530">
            <text:p>53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Гвозди</text:p>
          </table:table-cell>
          <table:table-cell table:style-name="ce9" office:value-type="string">
            <text:p>гр.</text:p>
          </table:table-cell>
          <table:table-cell table:style-name="ce16" office:value-type="float" office:value="0.07">
            <text:p>0,070р.</text:p>
          </table:table-cell>
          <table:table-cell table:style-name="ce18" office:value-type="float" office:value="75">
            <text:p>75,000</text:p>
          </table:table-cell>
          <table:table-cell table:style-name="ce24" table:formula="of:=[.C551]*[.D551]" office:value-type="float" office:value="5.25">
            <text:p><text:s/>5,25р. </text:p>
          </table:table-cell>
          <table:table-cell table:style-name="ce21"/>
          <table:table-cell table:style-name="ce34"/>
          <table:table-cell table:style-name="ce22"/>
          <table:table-cell table:style-name="ce35" table:formula="of:=[.H551]*[.C551]" office:value-type="float" office:value="0">
            <text:p>0,000р.</text:p>
          </table:table-cell>
          <table:table-cell table:style-name="ce34" table:formula="of:=[.D551]+[.F551]-[.H551]" office:value-type="float" office:value="75">
            <text:p>75,000</text:p>
          </table:table-cell>
          <table:table-cell table:style-name="ce36" table:formula="of:=[.J551]*[.C551]" office:value-type="float" office:value="5.25">
            <text:p>5,25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Шприц масленка</text:p>
          </table:table-cell>
          <table:table-cell table:style-name="ce9" office:value-type="string">
            <text:p>шт.</text:p>
          </table:table-cell>
          <table:table-cell table:style-name="ce11" office:value-type="float" office:value="220">
            <text:p>220,000р.</text:p>
          </table:table-cell>
          <table:table-cell table:style-name="ce18" office:value-type="float" office:value="1">
            <text:p>1,000</text:p>
          </table:table-cell>
          <table:table-cell table:style-name="ce24" table:formula="of:=[.C552]*[.D552]" office:value-type="float" office:value="220">
            <text:p><text:s/>220,00р. </text:p>
          </table:table-cell>
          <table:table-cell table:style-name="ce18"/>
          <table:table-cell table:style-name="ce32"/>
          <table:table-cell table:style-name="ce6"/>
          <table:table-cell table:style-name="ce35" table:formula="of:=[.H552]*[.C552]" office:value-type="float" office:value="0">
            <text:p>0,000р.</text:p>
          </table:table-cell>
          <table:table-cell table:style-name="ce34" table:formula="of:=[.D552]+[.F552]-[.H552]" office:value-type="float" office:value="1">
            <text:p>1,000</text:p>
          </table:table-cell>
          <table:table-cell table:style-name="ce36" table:formula="of:=[.J552]*[.C552]" office:value-type="float" office:value="220">
            <text:p>22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Рейка 10х30 (дерев)</text:p>
          </table:table-cell>
          <table:table-cell table:style-name="ce9" office:value-type="string">
            <text:p>м/п</text:p>
          </table:table-cell>
          <table:table-cell table:style-name="ce11" office:value-type="float" office:value="8">
            <text:p>8,000р.</text:p>
          </table:table-cell>
          <table:table-cell table:style-name="ce18" office:value-type="float" office:value="8">
            <text:p>8,000</text:p>
          </table:table-cell>
          <table:table-cell table:style-name="ce24" table:formula="of:=[.C553]*[.D553]" office:value-type="float" office:value="64">
            <text:p><text:s/>64,00р. </text:p>
          </table:table-cell>
          <table:table-cell table:style-name="ce18"/>
          <table:table-cell table:style-name="ce32"/>
          <table:table-cell table:style-name="ce6" office:value-type="float" office:value="3">
            <text:p>3</text:p>
          </table:table-cell>
          <table:table-cell table:style-name="ce35" table:formula="of:=[.H553]*[.C553]" office:value-type="float" office:value="24">
            <text:p>24,000р.</text:p>
          </table:table-cell>
          <table:table-cell table:style-name="ce34" table:formula="of:=[.D553]+[.F553]-[.H553]" office:value-type="float" office:value="5">
            <text:p>5,000</text:p>
          </table:table-cell>
          <table:table-cell table:style-name="ce36" table:formula="of:=[.J553]*[.C553]" office:value-type="float" office:value="40">
            <text:p>40,00р.</text:p>
          </table:table-cell>
          <table:table-cell table:style-name="ce38" office:value-type="string">
            <text:p>Основной <text:s/>материал</text:p>
          </table:table-cell>
          <table:table-cell table:style-name="ce7" office:value-type="string">
            <text:p>Рейка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ДВП 3,2мм 2750х1750</text:p>
          </table:table-cell>
          <table:table-cell table:style-name="ce9" office:value-type="string">
            <text:p>лист</text:p>
          </table:table-cell>
          <table:table-cell table:style-name="ce16" office:value-type="float" office:value="278">
            <text:p>278,000р.</text:p>
          </table:table-cell>
          <table:table-cell table:style-name="ce18" office:value-type="float" office:value="5">
            <text:p>5,000</text:p>
          </table:table-cell>
          <table:table-cell table:style-name="ce24" table:formula="of:=[.C554]*[.D554]" office:value-type="float" office:value="1390">
            <text:p><text:s/>1 390,00р. </text:p>
          </table:table-cell>
          <table:table-cell table:style-name="ce21"/>
          <table:table-cell table:style-name="ce34"/>
          <table:table-cell table:style-name="ce22"/>
          <table:table-cell table:style-name="ce35" table:formula="of:=[.H554]*[.C554]" office:value-type="float" office:value="0">
            <text:p>0,000р.</text:p>
          </table:table-cell>
          <table:table-cell table:style-name="ce34" table:formula="of:=[.D554]+[.F554]-[.H554]" office:value-type="float" office:value="5">
            <text:p>5,000</text:p>
          </table:table-cell>
          <table:table-cell table:style-name="ce36" table:formula="of:=[.J554]*[.C554]" office:value-type="float" office:value="1390">
            <text:p>1 390,00р.</text:p>
          </table:table-cell>
          <table:table-cell table:style-name="ce38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4">
          <table:table-cell table:style-name="ce1" office:value-type="string">
            <text:p>Книга "Готовимся к экзаменам в ГИБДД"</text:p>
          </table:table-cell>
          <table:table-cell table:style-name="ce6" office:value-type="string">
            <text:p>шт.</text:p>
          </table:table-cell>
          <table:table-cell table:style-name="ce11" office:value-type="float" office:value="253">
            <text:p>253,000р.</text:p>
          </table:table-cell>
          <table:table-cell table:style-name="ce18"/>
          <table:table-cell table:style-name="ce24"/>
          <table:table-cell table:style-name="ce32" office:value-type="float" office:value="1">
            <text:p>1,000</text:p>
          </table:table-cell>
          <table:table-cell table:style-name="ce32" table:formula="of:=[.F555]*[.C555]" office:value-type="float" office:value="253">
            <text:p>253,000</text:p>
          </table:table-cell>
          <table:table-cell table:style-name="ce6"/>
          <table:table-cell table:style-name="ce35" table:formula="of:=[.H555]*[.C555]" office:value-type="float" office:value="0">
            <text:p>0,000р.</text:p>
          </table:table-cell>
          <table:table-cell table:style-name="ce32" table:formula="of:=[.D555]+[.F555]-[.H555]" office:value-type="float" office:value="1">
            <text:p>1,000</text:p>
          </table:table-cell>
          <table:table-cell table:style-name="ce36" table:formula="of:=[.J555]*[.C555]" office:value-type="float" office:value="253">
            <text:p>253,00р.</text:p>
          </table:table-cell>
          <table:table-cell table:style-name="ce7" office:value-type="string">
            <text:p>Инвентарь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Багет</text:p>
          </table:table-cell>
          <table:table-cell table:style-name="ce6" office:value-type="string">
            <text:p>шт.</text:p>
          </table:table-cell>
          <table:table-cell table:style-name="ce11" office:value-type="float" office:value="280">
            <text:p>280,000р.</text:p>
          </table:table-cell>
          <table:table-cell table:style-name="ce18"/>
          <table:table-cell table:style-name="ce24"/>
          <table:table-cell table:style-name="ce32" office:value-type="float" office:value="3">
            <text:p>3,000</text:p>
          </table:table-cell>
          <table:table-cell table:style-name="ce32" table:formula="of:=[.F556]*[.C556]" office:value-type="float" office:value="840">
            <text:p>840,000</text:p>
          </table:table-cell>
          <table:table-cell table:style-name="ce6" office:value-type="float" office:value="3">
            <text:p>3</text:p>
          </table:table-cell>
          <table:table-cell table:style-name="ce35" table:formula="of:=[.H556]*[.C556]" office:value-type="float" office:value="840">
            <text:p>840,000р.</text:p>
          </table:table-cell>
          <table:table-cell table:style-name="ce32" table:formula="of:=[.D556]+[.F556]-[.H556]" office:value-type="float" office:value="0">
            <text:p>0,000</text:p>
          </table:table-cell>
          <table:table-cell table:style-name="ce36" table:formula="of:=[.J556]*[.C556]" office:value-type="float" office:value="0">
            <text:p>0,00р.</text:p>
          </table:table-cell>
          <table:table-cell table:style-name="ce38" office:value-type="string">
            <text:p>Основной <text:s/>материал</text:p>
          </table:table-cell>
          <table:table-cell table:style-name="ce7" office:value-type="string">
            <text:p>Багет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Брус 30х30</text:p>
          </table:table-cell>
          <table:table-cell table:style-name="ce6" office:value-type="string">
            <text:p>м/п</text:p>
          </table:table-cell>
          <table:table-cell table:style-name="ce16" office:value-type="float" office:value="63.572">
            <text:p>63,572р.</text:p>
          </table:table-cell>
          <table:table-cell table:style-name="ce18"/>
          <table:table-cell table:style-name="ce24"/>
          <table:table-cell table:style-name="ce21" office:value-type="float" office:value="14">
            <text:p>14,000</text:p>
          </table:table-cell>
          <table:table-cell table:style-name="ce34" table:formula="of:=[.F557]*[.C557]" office:value-type="float" office:value="890.008">
            <text:p>890,008</text:p>
          </table:table-cell>
          <table:table-cell table:style-name="ce22" office:value-type="float" office:value="14">
            <text:p>14</text:p>
          </table:table-cell>
          <table:table-cell table:style-name="ce35" table:formula="of:=[.H557]*[.C557]" office:value-type="float" office:value="890.008">
            <text:p>890,008р.</text:p>
          </table:table-cell>
          <table:table-cell table:style-name="ce32" table:formula="of:=[.D557]+[.F557]-[.H557]" office:value-type="float" office:value="0">
            <text:p>0,000</text:p>
          </table:table-cell>
          <table:table-cell table:style-name="ce36" table:formula="of:=[.J557]*[.C557]" office:value-type="float" office:value="0">
            <text:p>0,00р.</text:p>
          </table:table-cell>
          <table:table-cell table:style-name="ce38" office:value-type="string">
            <text:p>Основной <text:s/>материал</text:p>
          </table:table-cell>
          <table:table-cell table:style-name="ce7"/>
          <table:table-cell table:number-columns-repeated="1011"/>
        </table:table-row>
        <table:table-row table:style-name="ro6">
          <table:table-cell table:style-name="ce1" office:value-type="string">
            <text:p>ПВХ профиль, П-НОРМ, 4мм, белый, глянцевый, длина 3м</text:p>
          </table:table-cell>
          <table:table-cell table:style-name="ce6" office:value-type="string">
            <text:p>шт.</text:p>
          </table:table-cell>
          <table:table-cell table:style-name="ce11" office:value-type="float" office:value="64.48">
            <text:p>64,480р.</text:p>
          </table:table-cell>
          <table:table-cell table:style-name="ce18"/>
          <table:table-cell table:style-name="ce24"/>
          <table:table-cell table:style-name="ce18" office:value-type="float" office:value="10">
            <text:p>10,000</text:p>
          </table:table-cell>
          <table:table-cell table:style-name="ce32" table:formula="of:=[.F558]*[.C558]" office:value-type="float" office:value="644.8">
            <text:p>644,800</text:p>
          </table:table-cell>
          <table:table-cell table:style-name="ce6"/>
          <table:table-cell table:style-name="ce35" table:formula="of:=[.H558]*[.C558]" office:value-type="float" office:value="0">
            <text:p>0,000р.</text:p>
          </table:table-cell>
          <table:table-cell table:style-name="ce32" table:formula="of:=[.D558]+[.F558]-[.H558]" office:value-type="float" office:value="10">
            <text:p>10,000</text:p>
          </table:table-cell>
          <table:table-cell table:style-name="ce36" table:formula="of:=[.J558]*[.C558]" office:value-type="float" office:value="644.8">
            <text:p>644,80р.</text:p>
          </table:table-cell>
          <table:table-cell table:style-name="ce7" office:value-type="string">
            <text:p>Основной <text:s/>материал</text:p>
          </table:table-cell>
          <table:table-cell table:style-name="ce41" office:value-type="string">
            <text:p>Пластик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ПВХ профиль, П-НОРМ, 4мм, красный, глянцевый, длина 3м</text:p>
          </table:table-cell>
          <table:table-cell table:style-name="ce6" office:value-type="string">
            <text:p>шт.</text:p>
          </table:table-cell>
          <table:table-cell table:style-name="ce11" office:value-type="float" office:value="64.48">
            <text:p>64,480р.</text:p>
          </table:table-cell>
          <table:table-cell table:style-name="ce18"/>
          <table:table-cell table:style-name="ce24"/>
          <table:table-cell table:style-name="ce18" office:value-type="float" office:value="10">
            <text:p>10,000</text:p>
          </table:table-cell>
          <table:table-cell table:style-name="ce32" table:formula="of:=[.F559]*[.C559]" office:value-type="float" office:value="644.8">
            <text:p>644,800</text:p>
          </table:table-cell>
          <table:table-cell table:style-name="ce6"/>
          <table:table-cell table:style-name="ce35" table:formula="of:=[.H559]*[.C559]" office:value-type="float" office:value="0">
            <text:p>0,000р.</text:p>
          </table:table-cell>
          <table:table-cell table:style-name="ce32" table:formula="of:=[.D559]+[.F559]-[.H559]" office:value-type="float" office:value="10">
            <text:p>10,000</text:p>
          </table:table-cell>
          <table:table-cell table:style-name="ce36" table:formula="of:=[.J559]*[.C559]" office:value-type="float" office:value="644.8">
            <text:p>644,80р.</text:p>
          </table:table-cell>
          <table:table-cell table:style-name="ce7" office:value-type="string">
            <text:p>Основной <text:s/>материал</text:p>
          </table:table-cell>
          <table:table-cell table:style-name="ce41" office:value-type="string">
            <text:p>Пластик</text:p>
          </table:table-cell>
          <table:table-cell table:number-columns-repeated="1011"/>
        </table:table-row>
        <table:table-row table:style-name="ro7">
          <table:table-cell table:style-name="ce1" office:value-type="string">
            <text:p>А-ПЭТ ZENOPET 0,4мм, прозрачный, глянцевый, 960х1400мм</text:p>
          </table:table-cell>
          <table:table-cell table:style-name="ce6" office:value-type="string">
            <text:p>шт.</text:p>
          </table:table-cell>
          <table:table-cell table:style-name="ce11" office:value-type="float" office:value="162.8">
            <text:p>162,800р.</text:p>
          </table:table-cell>
          <table:table-cell table:style-name="ce18"/>
          <table:table-cell table:style-name="ce24"/>
          <table:table-cell table:style-name="ce18" office:value-type="float" office:value="3">
            <text:p>3,000</text:p>
          </table:table-cell>
          <table:table-cell table:style-name="ce32" table:formula="of:=[.F560]*[.C560]" office:value-type="float" office:value="488.4">
            <text:p>488,400</text:p>
          </table:table-cell>
          <table:table-cell table:style-name="ce6"/>
          <table:table-cell table:style-name="ce35" table:formula="of:=[.H560]*[.C560]" office:value-type="float" office:value="0">
            <text:p>0,000р.</text:p>
          </table:table-cell>
          <table:table-cell table:style-name="ce32" table:formula="of:=[.D560]+[.F560]-[.H560]" office:value-type="float" office:value="3">
            <text:p>3,000</text:p>
          </table:table-cell>
          <table:table-cell table:style-name="ce36" table:formula="of:=[.J560]*[.C560]" office:value-type="float" office:value="488.4">
            <text:p>488,40р.</text:p>
          </table:table-cell>
          <table:table-cell table:style-name="ce7" office:value-type="string">
            <text:p>Основной <text:s/>материал</text:p>
          </table:table-cell>
          <table:table-cell table:style-name="ce41" office:value-type="string">
            <text:p>Пластик</text:p>
          </table:table-cell>
          <table:table-cell table:number-columns-repeated="1011"/>
        </table:table-row>
        <table:table-row table:style-name="ro7">
          <table:table-cell table:style-name="ce1" office:value-type="string">
            <text:p>А-ПЭТ ZENOPET 0,6мм, прозрачный, глянцевый, 960х1400мм</text:p>
          </table:table-cell>
          <table:table-cell table:style-name="ce6" office:value-type="string">
            <text:p>шт.</text:p>
          </table:table-cell>
          <table:table-cell table:style-name="ce11" office:value-type="float" office:value="248.9">
            <text:p>248,900р.</text:p>
          </table:table-cell>
          <table:table-cell table:style-name="ce18"/>
          <table:table-cell table:style-name="ce24"/>
          <table:table-cell table:style-name="ce32" office:value-type="float" office:value="3">
            <text:p>3,000</text:p>
          </table:table-cell>
          <table:table-cell table:style-name="ce32" table:formula="of:=[.F561]*[.C561]" office:value-type="float" office:value="746.7">
            <text:p>746,700</text:p>
          </table:table-cell>
          <table:table-cell table:style-name="ce6"/>
          <table:table-cell table:style-name="ce35" table:formula="of:=[.H561]*[.C561]" office:value-type="float" office:value="0">
            <text:p>0,000р.</text:p>
          </table:table-cell>
          <table:table-cell table:style-name="ce32" table:formula="of:=[.D561]+[.F561]-[.H561]" office:value-type="float" office:value="3">
            <text:p>3,000</text:p>
          </table:table-cell>
          <table:table-cell table:style-name="ce36" table:formula="of:=[.J561]*[.C561]" office:value-type="float" office:value="746.7">
            <text:p>746,70р.</text:p>
          </table:table-cell>
          <table:table-cell table:style-name="ce7" office:value-type="string">
            <text:p>Основной <text:s/>материал</text:p>
          </table:table-cell>
          <table:table-cell table:style-name="ce41" office:value-type="string">
            <text:p>Пластик</text:p>
          </table:table-cell>
          <table:table-cell table:number-columns-repeated="1011"/>
        </table:table-row>
        <table:table-row table:style-name="ro9">
          <table:table-cell table:style-name="ce1" office:value-type="string">
            <text:p>Двухсторонняя клеевая лента 3М 9528, белый, вспененный полиэтилен, 0.8 мм, 6мм х 66м</text:p>
          </table:table-cell>
          <table:table-cell table:style-name="ce6" office:value-type="string">
            <text:p>рул.</text:p>
          </table:table-cell>
          <table:table-cell table:style-name="ce11" office:value-type="float" office:value="331.15">
            <text:p>331,150р.</text:p>
          </table:table-cell>
          <table:table-cell table:style-name="ce18"/>
          <table:table-cell table:style-name="ce24"/>
          <table:table-cell table:style-name="ce32" office:value-type="float" office:value="5">
            <text:p>5,000</text:p>
          </table:table-cell>
          <table:table-cell table:style-name="ce32" table:formula="of:=[.F562]*[.C562]" office:value-type="float" office:value="1655.75">
            <text:p>1655,750</text:p>
          </table:table-cell>
          <table:table-cell table:style-name="ce6"/>
          <table:table-cell table:style-name="ce35" table:formula="of:=[.H562]*[.C562]" office:value-type="float" office:value="0">
            <text:p>0,000р.</text:p>
          </table:table-cell>
          <table:table-cell table:style-name="ce32" table:formula="of:=[.D562]+[.F562]-[.H562]" office:value-type="float" office:value="5">
            <text:p>5,000</text:p>
          </table:table-cell>
          <table:table-cell table:style-name="ce36" table:formula="of:=[.J562]*[.C562]" office:value-type="float" office:value="1655.75">
            <text:p>1 655,75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41"/>
          <table:table-cell table:number-columns-repeated="1011"/>
        </table:table-row>
        <table:table-row table:style-name="ro7">
          <table:table-cell table:style-name="ce1" office:value-type="string">
            <text:p>Вспененный ПВХ-пластик VEKAPLAN SF, 4мм, белый, 2030х3050мм</text:p>
          </table:table-cell>
          <table:table-cell table:style-name="ce10" office:value-type="string">
            <text:p>шт.</text:p>
          </table:table-cell>
          <table:table-cell table:style-name="ce17" office:value-type="float" office:value="2319.38">
            <text:p>2 319,380р.</text:p>
          </table:table-cell>
          <table:table-cell table:style-name="ce23"/>
          <table:table-cell table:style-name="ce30"/>
          <table:table-cell table:style-name="ce23" office:value-type="float" office:value="1">
            <text:p>1,000</text:p>
          </table:table-cell>
          <table:table-cell table:style-name="ce32" table:formula="of:=[.F563]*[.C563]" office:value-type="float" office:value="2319.38">
            <text:p>2319,380</text:p>
          </table:table-cell>
          <table:table-cell table:style-name="ce10"/>
          <table:table-cell table:style-name="ce35" table:formula="of:=[.H563]*[.C563]" office:value-type="float" office:value="0">
            <text:p>0,000р.</text:p>
          </table:table-cell>
          <table:table-cell table:style-name="ce32" table:formula="of:=[.D563]+[.F563]-[.H563]" office:value-type="float" office:value="1">
            <text:p>1,000</text:p>
          </table:table-cell>
          <table:table-cell table:style-name="ce36" table:formula="of:=[.J563]*[.C563]" office:value-type="float" office:value="2319.38">
            <text:p>2 319,38р.</text:p>
          </table:table-cell>
          <table:table-cell table:style-name="ce7" office:value-type="string">
            <text:p>Основной <text:s/>материал</text:p>
          </table:table-cell>
          <table:table-cell table:style-name="ce41" office:value-type="string">
            <text:p>Пластик</text:p>
          </table:table-cell>
          <table:table-cell table:number-columns-repeated="1011"/>
        </table:table-row>
        <table:table-row table:style-name="ro7">
          <table:table-cell table:style-name="ce1" office:value-type="string">
            <text:p>Акрилов.стекло PLEXIGLAS, экструзионное, 4мм, молочный, 2050х3050мм</text:p>
          </table:table-cell>
          <table:table-cell table:style-name="ce6" office:value-type="string">
            <text:p>шт.</text:p>
          </table:table-cell>
          <table:table-cell table:style-name="ce11" office:value-type="float" office:value="5257.35">
            <text:p>5 257,350р.</text:p>
          </table:table-cell>
          <table:table-cell table:style-name="ce18"/>
          <table:table-cell table:style-name="ce24"/>
          <table:table-cell table:style-name="ce32" office:value-type="float" office:value="1">
            <text:p>1,000</text:p>
          </table:table-cell>
          <table:table-cell table:style-name="ce32" table:formula="of:=[.F564]*[.C564]" office:value-type="float" office:value="5257.35">
            <text:p>5257,350</text:p>
          </table:table-cell>
          <table:table-cell table:style-name="ce6"/>
          <table:table-cell table:style-name="ce35" table:formula="of:=[.H564]*[.C564]" office:value-type="float" office:value="0">
            <text:p>0,000р.</text:p>
          </table:table-cell>
          <table:table-cell table:style-name="ce32" table:formula="of:=[.D564]+[.F564]-[.H564]" office:value-type="float" office:value="1">
            <text:p>1,000</text:p>
          </table:table-cell>
          <table:table-cell table:style-name="ce36" table:formula="of:=[.J564]*[.C564]" office:value-type="float" office:value="5257.35">
            <text:p>5 257,35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Пластик</text:p>
          </table:table-cell>
          <table:table-cell table:number-columns-repeated="1011"/>
        </table:table-row>
        <table:table-row table:style-name="ro7">
          <table:table-cell table:style-name="ce1" office:value-type="string">
            <text:p>монтажная пленка POLI-TAPE 190, тисненная, без подложки, 0.5х25м</text:p>
          </table:table-cell>
          <table:table-cell table:style-name="ce6" office:value-type="string">
            <text:p>рул.</text:p>
          </table:table-cell>
          <table:table-cell table:style-name="ce11" office:value-type="float" office:value="834.75">
            <text:p>834,750р.</text:p>
          </table:table-cell>
          <table:table-cell table:style-name="ce18"/>
          <table:table-cell table:style-name="ce24"/>
          <table:table-cell table:style-name="ce32" office:value-type="float" office:value="1">
            <text:p>1,000</text:p>
          </table:table-cell>
          <table:table-cell table:style-name="ce32" table:formula="of:=[.F565]*[.C565]" office:value-type="float" office:value="834.75">
            <text:p>834,750</text:p>
          </table:table-cell>
          <table:table-cell table:style-name="ce6"/>
          <table:table-cell table:style-name="ce35" table:formula="of:=[.H565]*[.C565]" office:value-type="float" office:value="0">
            <text:p>0,000р.</text:p>
          </table:table-cell>
          <table:table-cell table:style-name="ce32" table:formula="of:=[.D565]+[.F565]-[.H565]" office:value-type="float" office:value="1">
            <text:p>1,000</text:p>
          </table:table-cell>
          <table:table-cell table:style-name="ce36" table:formula="of:=[.J565]*[.C565]" office:value-type="float" office:value="834.75">
            <text:p>834,75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Ключ динамометрический</text:p>
          </table:table-cell>
          <table:table-cell table:style-name="ce6" office:value-type="string">
            <text:p>шт.</text:p>
          </table:table-cell>
          <table:table-cell table:style-name="ce11" office:value-type="float" office:value="1300">
            <text:p>1 300,000р.</text:p>
          </table:table-cell>
          <table:table-cell table:style-name="ce18"/>
          <table:table-cell table:style-name="ce24"/>
          <table:table-cell table:style-name="ce32" office:value-type="float" office:value="1">
            <text:p>1,000</text:p>
          </table:table-cell>
          <table:table-cell table:style-name="ce32" table:formula="of:=[.F566]*[.C566]" office:value-type="float" office:value="1300">
            <text:p>1300,000</text:p>
          </table:table-cell>
          <table:table-cell table:style-name="ce6"/>
          <table:table-cell table:style-name="ce35" table:formula="of:=[.H566]*[.C566]" office:value-type="float" office:value="0">
            <text:p>0,000р.</text:p>
          </table:table-cell>
          <table:table-cell table:style-name="ce32" table:formula="of:=[.D566]+[.F566]-[.H566]" office:value-type="float" office:value="1">
            <text:p>1,000</text:p>
          </table:table-cell>
          <table:table-cell table:style-name="ce36" table:formula="of:=[.J566]*[.C566]" office:value-type="float" office:value="1300">
            <text:p>1 30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3">
          <table:table-cell table:style-name="ce1" office:value-type="string">
            <text:p>Воздуховод алюм <text:span text:style-name="T1">ø</text:span><text:span text:style-name="T2">100мм</text:span></text:p>
          </table:table-cell>
          <table:table-cell table:style-name="ce6" office:value-type="string">
            <text:p>шт.</text:p>
          </table:table-cell>
          <table:table-cell table:style-name="ce11" office:value-type="float" office:value="162">
            <text:p>162,000р.</text:p>
          </table:table-cell>
          <table:table-cell table:style-name="ce18"/>
          <table:table-cell table:style-name="ce24"/>
          <table:table-cell table:style-name="ce32" office:value-type="float" office:value="1">
            <text:p>1,000</text:p>
          </table:table-cell>
          <table:table-cell table:style-name="ce32" table:formula="of:=[.F567]*[.C567]" office:value-type="float" office:value="162">
            <text:p>162,000</text:p>
          </table:table-cell>
          <table:table-cell table:style-name="ce6"/>
          <table:table-cell table:style-name="ce35" table:formula="of:=[.H567]*[.C567]" office:value-type="float" office:value="0">
            <text:p>0,000р.</text:p>
          </table:table-cell>
          <table:table-cell table:style-name="ce32" table:formula="of:=[.D567]+[.F567]-[.H567]" office:value-type="float" office:value="1">
            <text:p>1,000</text:p>
          </table:table-cell>
          <table:table-cell table:style-name="ce36" table:formula="of:=[.J567]*[.C567]" office:value-type="float" office:value="162">
            <text:p>162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1" office:value-type="string">
            <text:p>Редукция 90х90/100 белая</text:p>
          </table:table-cell>
          <table:table-cell table:style-name="ce6" office:value-type="string">
            <text:p>шт.</text:p>
          </table:table-cell>
          <table:table-cell table:style-name="ce11" office:value-type="float" office:value="54">
            <text:p>54,000р.</text:p>
          </table:table-cell>
          <table:table-cell table:style-name="ce18"/>
          <table:table-cell table:style-name="ce24"/>
          <table:table-cell table:style-name="ce32" office:value-type="float" office:value="2">
            <text:p>2,000</text:p>
          </table:table-cell>
          <table:table-cell table:style-name="ce32" table:formula="of:=[.F568]*[.C568]" office:value-type="float" office:value="108">
            <text:p>108,000</text:p>
          </table:table-cell>
          <table:table-cell table:style-name="ce6"/>
          <table:table-cell table:style-name="ce35" table:formula="of:=[.H568]*[.C568]" office:value-type="float" office:value="0">
            <text:p>0,000р.</text:p>
          </table:table-cell>
          <table:table-cell table:style-name="ce32" table:formula="of:=[.D568]+[.F568]-[.H568]" office:value-type="float" office:value="2">
            <text:p>2,000</text:p>
          </table:table-cell>
          <table:table-cell table:style-name="ce36" table:formula="of:=[.J568]*[.C568]" office:value-type="float" office:value="108">
            <text:p>108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Щуп</text:p>
          </table:table-cell>
          <table:table-cell table:style-name="ce6" office:value-type="string">
            <text:p>шт.</text:p>
          </table:table-cell>
          <table:table-cell table:style-name="ce11" office:value-type="float" office:value="15">
            <text:p>15,000р.</text:p>
          </table:table-cell>
          <table:table-cell table:style-name="ce18"/>
          <table:table-cell table:style-name="ce24"/>
          <table:table-cell table:style-name="ce32" office:value-type="float" office:value="1">
            <text:p>1,000</text:p>
          </table:table-cell>
          <table:table-cell table:style-name="ce32" table:formula="of:=[.F569]*[.C569]" office:value-type="float" office:value="15">
            <text:p>15,000</text:p>
          </table:table-cell>
          <table:table-cell table:style-name="ce6"/>
          <table:table-cell table:style-name="ce35" table:formula="of:=[.H569]*[.C569]" office:value-type="float" office:value="0">
            <text:p>0,000р.</text:p>
          </table:table-cell>
          <table:table-cell table:style-name="ce32" table:formula="of:=[.D569]+[.F569]-[.H569]" office:value-type="float" office:value="1">
            <text:p>1,000</text:p>
          </table:table-cell>
          <table:table-cell table:style-name="ce36" table:formula="of:=[.J569]*[.C569]" office:value-type="float" office:value="15">
            <text:p>15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Зажимы</text:p>
          </table:table-cell>
          <table:table-cell table:style-name="ce6" office:value-type="string">
            <text:p>комп</text:p>
          </table:table-cell>
          <table:table-cell table:style-name="ce11" office:value-type="float" office:value="50">
            <text:p>50,000р.</text:p>
          </table:table-cell>
          <table:table-cell table:style-name="ce18"/>
          <table:table-cell table:style-name="ce24"/>
          <table:table-cell table:style-name="ce32" office:value-type="float" office:value="1">
            <text:p>1,000</text:p>
          </table:table-cell>
          <table:table-cell table:style-name="ce32" table:formula="of:=[.F570]*[.C570]" office:value-type="float" office:value="50">
            <text:p>50,000</text:p>
          </table:table-cell>
          <table:table-cell table:style-name="ce6"/>
          <table:table-cell table:style-name="ce35" table:formula="of:=[.H570]*[.C570]" office:value-type="float" office:value="0">
            <text:p>0,000р.</text:p>
          </table:table-cell>
          <table:table-cell table:style-name="ce32" table:formula="of:=[.D570]+[.F570]-[.H570]" office:value-type="float" office:value="1">
            <text:p>1,000</text:p>
          </table:table-cell>
          <table:table-cell table:style-name="ce36" table:formula="of:=[.J570]*[.C570]" office:value-type="float" office:value="50">
            <text:p>50,0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Шлиф.шкурка</text:p>
          </table:table-cell>
          <table:table-cell table:style-name="ce6" office:value-type="string">
            <text:p>м.кв</text:p>
          </table:table-cell>
          <table:table-cell table:style-name="ce11" office:value-type="float" office:value="170">
            <text:p>170,000р.</text:p>
          </table:table-cell>
          <table:table-cell table:style-name="ce18"/>
          <table:table-cell table:style-name="ce24"/>
          <table:table-cell table:style-name="ce32" office:value-type="float" office:value="0.5">
            <text:p>0,500</text:p>
          </table:table-cell>
          <table:table-cell table:style-name="ce32" table:formula="of:=[.F571]*[.C571]" office:value-type="float" office:value="85">
            <text:p>85,000</text:p>
          </table:table-cell>
          <table:table-cell table:style-name="ce6" office:value-type="float" office:value="0.25">
            <text:p>0,25</text:p>
          </table:table-cell>
          <table:table-cell table:style-name="ce35" table:formula="of:=[.H571]*[.C571]" office:value-type="float" office:value="42.5">
            <text:p>42,500р.</text:p>
          </table:table-cell>
          <table:table-cell table:style-name="ce34" table:formula="of:=[.D571]+[.F571]-[.H571]" office:value-type="float" office:value="0.25">
            <text:p>0,250</text:p>
          </table:table-cell>
          <table:table-cell table:style-name="ce36" table:formula="of:=[.J571]*[.C571]" office:value-type="float" office:value="42.5">
            <text:p>42,50р.</text:p>
          </table:table-cell>
          <table:table-cell table:style-name="ce7" office:value-type="string">
            <text:p>Мелкий инструмент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" office:value-type="string">
            <text:p>Растворитель</text:p>
          </table:table-cell>
          <table:table-cell table:style-name="ce6" office:value-type="string">
            <text:p>шт.</text:p>
          </table:table-cell>
          <table:table-cell table:style-name="ce16" office:value-type="float" office:value="35">
            <text:p>35,000р.</text:p>
          </table:table-cell>
          <table:table-cell table:style-name="ce21"/>
          <table:table-cell table:style-name="ce27"/>
          <table:table-cell table:style-name="ce34" office:value-type="float" office:value="1">
            <text:p>1,000</text:p>
          </table:table-cell>
          <table:table-cell table:style-name="ce34" table:formula="of:=[.F572]*[.C572]" office:value-type="float" office:value="35">
            <text:p>35,000</text:p>
          </table:table-cell>
          <table:table-cell table:style-name="ce22" office:value-type="float" office:value="1">
            <text:p>1</text:p>
          </table:table-cell>
          <table:table-cell table:style-name="ce35" table:formula="of:=[.H572]*[.C572]" office:value-type="float" office:value="35">
            <text:p>35,000р.</text:p>
          </table:table-cell>
          <table:table-cell table:style-name="ce34" table:formula="of:=[.D572]+[.F572]-[.H572]" office:value-type="float" office:value="0">
            <text:p>0,000</text:p>
          </table:table-cell>
          <table:table-cell table:style-name="ce36" table:formula="of:=[.J572]*[.C572]" office:value-type="float" office:value="0">
            <text:p>0,00р.</text:p>
          </table:table-cell>
          <table:table-cell table:style-name="ce7" office:value-type="string">
            <text:p>Малогабаритный расходный материал, фурнитура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4" office:value-type="string">
            <text:p>Рейка</text:p>
          </table:table-cell>
          <table:table-cell table:style-name="ce6" office:value-type="string">
            <text:p>м/п</text:p>
          </table:table-cell>
          <table:table-cell table:style-name="ce16" office:value-type="float" office:value="16">
            <text:p>16,000р.</text:p>
          </table:table-cell>
          <table:table-cell table:style-name="ce21"/>
          <table:table-cell table:style-name="ce27"/>
          <table:table-cell table:style-name="ce34" office:value-type="float" office:value="21.65">
            <text:p>21,650</text:p>
          </table:table-cell>
          <table:table-cell table:style-name="ce34" table:formula="of:=[.F573]*[.C573]" office:value-type="float" office:value="346.4">
            <text:p>346,400</text:p>
          </table:table-cell>
          <table:table-cell table:style-name="ce22" office:value-type="float" office:value="6.65">
            <text:p>6,65</text:p>
          </table:table-cell>
          <table:table-cell table:style-name="ce35" table:formula="of:=[.H573]*[.C573]" office:value-type="float" office:value="106.4">
            <text:p>106,400р.</text:p>
          </table:table-cell>
          <table:table-cell table:style-name="ce34" table:formula="of:=[.D573]+[.F573]-[.H573]" office:value-type="float" office:value="15">
            <text:p>15,000</text:p>
          </table:table-cell>
          <table:table-cell table:style-name="ce36" table:formula="of:=[.J573]*[.C573]" office:value-type="float" office:value="240">
            <text:p>24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Рейка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Багет</text:p>
          </table:table-cell>
          <table:table-cell table:style-name="ce6" office:value-type="string">
            <text:p>шт.</text:p>
          </table:table-cell>
          <table:table-cell table:style-name="ce16" office:value-type="float" office:value="200">
            <text:p>200,000р.</text:p>
          </table:table-cell>
          <table:table-cell table:style-name="ce21"/>
          <table:table-cell table:style-name="ce27"/>
          <table:table-cell table:style-name="ce34" office:value-type="float" office:value="3">
            <text:p>3,000</text:p>
          </table:table-cell>
          <table:table-cell table:style-name="ce34" table:formula="of:=[.F574]*[.C574]" office:value-type="float" office:value="600">
            <text:p>600,000</text:p>
          </table:table-cell>
          <table:table-cell table:style-name="ce22"/>
          <table:table-cell table:style-name="ce35" table:formula="of:=[.H574]*[.C574]" office:value-type="float" office:value="0">
            <text:p>0,000р.</text:p>
          </table:table-cell>
          <table:table-cell table:style-name="ce34" table:formula="of:=[.D574]+[.F574]-[.H574]" office:value-type="float" office:value="3">
            <text:p>3,000</text:p>
          </table:table-cell>
          <table:table-cell table:style-name="ce36" table:formula="of:=[.J574]*[.C574]" office:value-type="float" office:value="600">
            <text:p>600,00р.</text:p>
          </table:table-cell>
          <table:table-cell table:style-name="ce7" office:value-type="string">
            <text:p>Основной <text:s/>материал</text:p>
          </table:table-cell>
          <table:table-cell table:style-name="ce7" office:value-type="string">
            <text:p>Багет</text:p>
          </table:table-cell>
          <table:table-cell table:number-columns-repeated="1011"/>
        </table:table-row>
        <table:table-row table:style-name="ro1" table:number-rows-repeated="10480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 Cyr" svg:font-family="'Arial Cyr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р. </number:text>
    </number:number-style>
    <number:number-style style:name="N116P1" style:volatile="true">
      <number:text>-</number:text>
      <number:number number:decimal-places="0" number:min-integer-digits="1" number:grouping="true"/>
      <number:text>р. </number:text>
    </number:number-style>
    <number:number-style style:name="N116P2" style:volatile="true">
      <number:text> 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р. </number:text>
    </number:number-style>
    <number:number-style style:name="N118P1" style:volatile="true">
      <number:text>-</number:text>
      <number:number number:decimal-places="2" number:min-integer-digits="1" number:grouping="true"/>
      <number:text>р. </number:text>
    </number:number-style>
    <number:number-style style:name="N118P2" style:volatile="true">
      <number:text> -</number:text>
      <number:number number: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">
      <number:number number:decimal-places="3" number:min-integer-digits="1" number:grouping="true"/>
      <number:text>р.</number:text>
    </number:number-style>
    <number:number-style style:name="N124">
      <number:number number:decimal-places="3" number:min-integer-digits="1"/>
    </number:number-style>
    <number:number-style style:name="N125P0" style:volatile="true">
      <number:text> </number:text>
      <number:number number:decimal-places="2" number:min-integer-digits="1" number:grouping="true"/>
      <number:text>р. </number:text>
    </number:number-style>
    <number:number-style style:name="N125P1" style:volatile="true">
      <number:text>-</number:text>
      <number:number number:decimal-places="2" number:min-integer-digits="1" number:grouping="true"/>
      <number:text>р. </number:text>
    </number:number-style>
    <number:number-style style:name="N125P2" style:volatile="true">
      <number:text> -</number:text>
      <number:number number:decimal-places="0" number:min-integer-digits="0"/>
      <number:text>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3" number:min-integer-digits="1" number:grouping="true"/>
      <number:text>р.</number:text>
    </number:number-style>
    <number:number-style style:name="N126">
      <style:text-properties fo:color="#ff0000"/>
      <number:number number:decimal-places="3" number:min-integer-digits="1" number:grouping="true"/>
      <number:text>р.</number:text>
      <style:map style:condition="value()&gt;=0" style:apply-style-name="N126P0"/>
    </number:number-style>
    <number:number-style style:name="N127">
      <number:number number:decimal-places="2" number:min-integer-digits="1" number:grouping="true"/>
      <number:text>р.</number:text>
    </number:number-style>
    <number:number-style style:name="N128P0" style:volatile="true">
      <number:number number:decimal-places="2" number:min-integer-digits="1" number:grouping="true"/>
      <number:text>р.</number:text>
    </number:number-style>
    <number:number-style style:name="N128">
      <style:text-properties fo:color="#ff0000"/>
      <number:number number:decimal-places="2" number:min-integer-digits="1" number:grouping="true"/>
      <number:text>р.</number:text>
      <style:map style:condition="value()&gt;=0" style:apply-style-name="N128P0"/>
    </number:number-style>
    <number:number-style style:name="N129P0" style:volatile="true">
      <number:number number:decimal-places="3" number:min-integer-digits="1"/>
    </number:number-style>
    <number:number-style style:name="N129">
      <style:text-properties fo:color="#ff0000"/>
      <number:number number:decimal-places="3" number:min-integer-digits="1"/>
      <style:map style:condition="value()&gt;=0" style:apply-style-name="N129P0"/>
    </number:number-style>
    <number:number-style style:name="N130">
      <number:number number:decimal-places="5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2">22.06.2010</text:date>, <text:time>13:35:5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2" style:display-name="PageStyle_Лист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3" style:display-name="PageStyle_Лист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6-22T13:35:52.23</dc:date>
    <meta:generator>OpenOffice.org/3.1$Win32 OpenOffice.org_project/310m19$Build-9420</meta:generator>
    <meta:editing-duration>PT00H06M47S</meta:editing-duration>
    <meta:editing-cycles>1</meta:editing-cycles>
    <meta:document-statistic meta:table-count="3" meta:cell-count="6599" meta:object-count="0"/>
  </office:meta>
</office:document-meta>
</file>